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25.5mm" svg:height="118.99mm" svg:x="72.96mm" svg:y="7.97mm">
            <draw:object draw:notify-on-update-of-ranges="Hoja1.B850:Hoja1.B9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00721" calcext:value-type="float">
            <text:p>1000721</text:p>
          </table:table-cell>
          <table:table-cell table:formula="of:=([.A1] ^0.5) / (9.8 * 100)" office:value-type="float" office:value="1.02077595412581" calcext:value-type="float">
            <text:p>1,02077595412581</text:p>
          </table:table-cell>
        </table:table-row>
        <table:table-row table:style-name="ro1">
          <table:table-cell office:value-type="float" office:value="989834" calcext:value-type="float">
            <text:p>989834</text:p>
          </table:table-cell>
          <table:table-cell table:formula="of:=([.A2] ^0.5) / (9.8 * 100)" office:value-type="float" office:value="1.01520817905188" calcext:value-type="float">
            <text:p>1,01520817905188</text:p>
          </table:table-cell>
        </table:table-row>
        <table:table-row table:style-name="ro1">
          <table:table-cell office:value-type="float" office:value="1019051" calcext:value-type="float">
            <text:p>1019051</text:p>
          </table:table-cell>
          <table:table-cell table:formula="of:=([.A3] ^0.5) / (9.8 * 100)" office:value-type="float" office:value="1.03008220356717" calcext:value-type="float">
            <text:p>1,03008220356717</text:p>
          </table:table-cell>
        </table:table-row>
        <table:table-row table:style-name="ro1">
          <table:table-cell office:value-type="float" office:value="1006514" calcext:value-type="float">
            <text:p>1006514</text:p>
          </table:table-cell>
          <table:table-cell table:formula="of:=([.A4] ^0.5) / (9.8 * 100)" office:value-type="float" office:value="1.02372623793948" calcext:value-type="float">
            <text:p>1,02372623793948</text:p>
          </table:table-cell>
        </table:table-row>
        <table:table-row table:style-name="ro1">
          <table:table-cell office:value-type="float" office:value="998702" calcext:value-type="float">
            <text:p>998702</text:p>
          </table:table-cell>
          <table:table-cell table:formula="of:=([.A5] ^0.5) / (9.8 * 100)" office:value-type="float" office:value="1.0197457033293" calcext:value-type="float">
            <text:p>1,0197457033293</text:p>
          </table:table-cell>
        </table:table-row>
        <table:table-row table:style-name="ro1">
          <table:table-cell office:value-type="float" office:value="1028802" calcext:value-type="float">
            <text:p>1028802</text:p>
          </table:table-cell>
          <table:table-cell table:formula="of:=([.A6] ^0.5) / (9.8 * 100)" office:value-type="float" office:value="1.03499874750179" calcext:value-type="float">
            <text:p>1,03499874750179</text:p>
          </table:table-cell>
        </table:table-row>
        <table:table-row table:style-name="ro1">
          <table:table-cell office:value-type="float" office:value="1013755" calcext:value-type="float">
            <text:p>1013755</text:p>
          </table:table-cell>
          <table:table-cell table:formula="of:=([.A7] ^0.5) / (9.8 * 100)" office:value-type="float" office:value="1.02740205231101" calcext:value-type="float">
            <text:p>1,02740205231101</text:p>
          </table:table-cell>
        </table:table-row>
        <table:table-row table:style-name="ro1">
          <table:table-cell office:value-type="float" office:value="1024710" calcext:value-type="float">
            <text:p>1024710</text:p>
          </table:table-cell>
          <table:table-cell table:formula="of:=([.A8] ^0.5) / (9.8 * 100)" office:value-type="float" office:value="1.03293837310473" calcext:value-type="float">
            <text:p>1,03293837310473</text:p>
          </table:table-cell>
        </table:table-row>
        <table:table-row table:style-name="ro1">
          <table:table-cell office:value-type="float" office:value="996977" calcext:value-type="float">
            <text:p>996977</text:p>
          </table:table-cell>
          <table:table-cell table:formula="of:=([.A9] ^0.5) / (9.8 * 100)" office:value-type="float" office:value="1.01886464893265" calcext:value-type="float">
            <text:p>1,01886464893265</text:p>
          </table:table-cell>
        </table:table-row>
        <table:table-row table:style-name="ro1">
          <table:table-cell office:value-type="float" office:value="996466" calcext:value-type="float">
            <text:p>996466</text:p>
          </table:table-cell>
          <table:table-cell table:formula="of:=([.A10] ^0.5) / (9.8 * 100)" office:value-type="float" office:value="1.01860350621515" calcext:value-type="float">
            <text:p>1,01860350621515</text:p>
          </table:table-cell>
        </table:table-row>
        <table:table-row table:style-name="ro1">
          <table:table-cell office:value-type="float" office:value="1018398" calcext:value-type="float">
            <text:p>1018398</text:p>
          </table:table-cell>
          <table:table-cell table:formula="of:=([.A11] ^0.5) / (9.8 * 100)" office:value-type="float" office:value="1.02975211632439" calcext:value-type="float">
            <text:p>1,02975211632439</text:p>
          </table:table-cell>
        </table:table-row>
        <table:table-row table:style-name="ro1">
          <table:table-cell office:value-type="float" office:value="1030914" calcext:value-type="float">
            <text:p>1030914</text:p>
          </table:table-cell>
          <table:table-cell table:formula="of:=([.A12] ^0.5) / (9.8 * 100)" office:value-type="float" office:value="1.03606056340612" calcext:value-type="float">
            <text:p>1,03606056340612</text:p>
          </table:table-cell>
        </table:table-row>
        <table:table-row table:style-name="ro1">
          <table:table-cell office:value-type="float" office:value="1004537" calcext:value-type="float">
            <text:p>1004537</text:p>
          </table:table-cell>
          <table:table-cell table:formula="of:=([.A13] ^0.5) / (9.8 * 100)" office:value-type="float" office:value="1.02272033956564" calcext:value-type="float">
            <text:p>1,02272033956564</text:p>
          </table:table-cell>
        </table:table-row>
        <table:table-row table:style-name="ro1">
          <table:table-cell office:value-type="float" office:value="1028378" calcext:value-type="float">
            <text:p>1028378</text:p>
          </table:table-cell>
          <table:table-cell table:formula="of:=([.A14] ^0.5) / (9.8 * 100)" office:value-type="float" office:value="1.03478544859055" calcext:value-type="float">
            <text:p>1,03478544859055</text:p>
          </table:table-cell>
        </table:table-row>
        <table:table-row table:style-name="ro1">
          <table:table-cell office:value-type="float" office:value="1015649" calcext:value-type="float">
            <text:p>1015649</text:p>
          </table:table-cell>
          <table:table-cell table:formula="of:=([.A15] ^0.5) / (9.8 * 100)" office:value-type="float" office:value="1.02836135285867" calcext:value-type="float">
            <text:p>1,02836135285867</text:p>
          </table:table-cell>
        </table:table-row>
        <table:table-row table:style-name="ro1">
          <table:table-cell office:value-type="float" office:value="1012298" calcext:value-type="float">
            <text:p>1012298</text:p>
          </table:table-cell>
          <table:table-cell table:formula="of:=([.A16] ^0.5) / (9.8 * 100)" office:value-type="float" office:value="1.02666347985824" calcext:value-type="float">
            <text:p>1,02666347985824</text:p>
          </table:table-cell>
        </table:table-row>
        <table:table-row table:style-name="ro1">
          <table:table-cell office:value-type="float" office:value="1018131" calcext:value-type="float">
            <text:p>1018131</text:p>
          </table:table-cell>
          <table:table-cell table:formula="of:=([.A17] ^0.5) / (9.8 * 100)" office:value-type="float" office:value="1.02961711908442" calcext:value-type="float">
            <text:p>1,02961711908442</text:p>
          </table:table-cell>
        </table:table-row>
        <table:table-row table:style-name="ro1">
          <table:table-cell office:value-type="float" office:value="1022507" calcext:value-type="float">
            <text:p>1022507</text:p>
          </table:table-cell>
          <table:table-cell table:formula="of:=([.A18] ^0.5) / (9.8 * 100)" office:value-type="float" office:value="1.03182743069301" calcext:value-type="float">
            <text:p>1,03182743069301</text:p>
          </table:table-cell>
        </table:table-row>
        <table:table-row table:style-name="ro1">
          <table:table-cell office:value-type="float" office:value="1045117" calcext:value-type="float">
            <text:p>1045117</text:p>
          </table:table-cell>
          <table:table-cell table:formula="of:=([.A19] ^0.5) / (9.8 * 100)" office:value-type="float" office:value="1.04317310202239" calcext:value-type="float">
            <text:p>1,04317310202239</text:p>
          </table:table-cell>
        </table:table-row>
        <table:table-row table:style-name="ro1">
          <table:table-cell office:value-type="float" office:value="1022149" calcext:value-type="float">
            <text:p>1022149</text:p>
          </table:table-cell>
          <table:table-cell table:formula="of:=([.A20] ^0.5) / (9.8 * 100)" office:value-type="float" office:value="1.03164678324565" calcext:value-type="float">
            <text:p>1,03164678324565</text:p>
          </table:table-cell>
        </table:table-row>
        <table:table-row table:style-name="ro1">
          <table:table-cell office:value-type="float" office:value="1010067" calcext:value-type="float">
            <text:p>1010067</text:p>
          </table:table-cell>
          <table:table-cell table:formula="of:=([.A21] ^0.5) / (9.8 * 100)" office:value-type="float" office:value="1.0255315258216" calcext:value-type="float">
            <text:p>1,0255315258216</text:p>
          </table:table-cell>
        </table:table-row>
        <table:table-row table:style-name="ro1">
          <table:table-cell office:value-type="float" office:value="1024536" calcext:value-type="float">
            <text:p>1024536</text:p>
          </table:table-cell>
          <table:table-cell table:formula="of:=([.A22] ^0.5) / (9.8 * 100)" office:value-type="float" office:value="1.0328506707756" calcext:value-type="float">
            <text:p>1,0328506707756</text:p>
          </table:table-cell>
        </table:table-row>
        <table:table-row table:style-name="ro1">
          <table:table-cell office:value-type="float" office:value="995027" calcext:value-type="float">
            <text:p>995027</text:p>
          </table:table-cell>
          <table:table-cell table:formula="of:=([.A23] ^0.5) / (9.8 * 100)" office:value-type="float" office:value="1.01786775606967" calcext:value-type="float">
            <text:p>1,01786775606967</text:p>
          </table:table-cell>
        </table:table-row>
        <table:table-row table:style-name="ro1">
          <table:table-cell office:value-type="float" office:value="1006235" calcext:value-type="float">
            <text:p>1006235</text:p>
          </table:table-cell>
          <table:table-cell table:formula="of:=([.A24] ^0.5) / (9.8 * 100)" office:value-type="float" office:value="1.02358434253805" calcext:value-type="float">
            <text:p>1,02358434253805</text:p>
          </table:table-cell>
        </table:table-row>
        <table:table-row table:style-name="ro1">
          <table:table-cell office:value-type="float" office:value="1002022" calcext:value-type="float">
            <text:p>1002022</text:p>
          </table:table-cell>
          <table:table-cell table:formula="of:=([.A25] ^0.5) / (9.8 * 100)" office:value-type="float" office:value="1.02143927495462" calcext:value-type="float">
            <text:p>1,02143927495462</text:p>
          </table:table-cell>
        </table:table-row>
        <table:table-row table:style-name="ro1">
          <table:table-cell office:value-type="float" office:value="1029144" calcext:value-type="float">
            <text:p>1029144</text:p>
          </table:table-cell>
          <table:table-cell table:formula="of:=([.A26] ^0.5) / (9.8 * 100)" office:value-type="float" office:value="1.03517076318577" calcext:value-type="float">
            <text:p>1,03517076318577</text:p>
          </table:table-cell>
        </table:table-row>
        <table:table-row table:style-name="ro1">
          <table:table-cell office:value-type="float" office:value="1001022" calcext:value-type="float">
            <text:p>1001022</text:p>
          </table:table-cell>
          <table:table-cell table:formula="of:=([.A27] ^0.5) / (9.8 * 100)" office:value-type="float" office:value="1.02092945867977" calcext:value-type="float">
            <text:p>1,02092945867977</text:p>
          </table:table-cell>
        </table:table-row>
        <table:table-row table:style-name="ro1">
          <table:table-cell office:value-type="float" office:value="1002611" calcext:value-type="float">
            <text:p>1002611</text:p>
          </table:table-cell>
          <table:table-cell table:formula="of:=([.A28] ^0.5) / (9.8 * 100)" office:value-type="float" office:value="1.02173943769956" calcext:value-type="float">
            <text:p>1,02173943769956</text:p>
          </table:table-cell>
        </table:table-row>
        <table:table-row table:style-name="ro1">
          <table:table-cell office:value-type="float" office:value="998526" calcext:value-type="float">
            <text:p>998526</text:p>
          </table:table-cell>
          <table:table-cell table:formula="of:=([.A29] ^0.5) / (9.8 * 100)" office:value-type="float" office:value="1.01965584511751" calcext:value-type="float">
            <text:p>1,01965584511751</text:p>
          </table:table-cell>
        </table:table-row>
        <table:table-row table:style-name="ro1">
          <table:table-cell office:value-type="float" office:value="997715" calcext:value-type="float">
            <text:p>997715</text:p>
          </table:table-cell>
          <table:table-cell table:formula="of:=([.A30] ^0.5) / (9.8 * 100)" office:value-type="float" office:value="1.01924168020424" calcext:value-type="float">
            <text:p>1,01924168020424</text:p>
          </table:table-cell>
        </table:table-row>
        <table:table-row table:style-name="ro1">
          <table:table-cell office:value-type="float" office:value="1004610" calcext:value-type="float">
            <text:p>1004610</text:p>
          </table:table-cell>
          <table:table-cell table:formula="of:=([.A31] ^0.5) / (9.8 * 100)" office:value-type="float" office:value="1.02275749958487" calcext:value-type="float">
            <text:p>1,02275749958487</text:p>
          </table:table-cell>
        </table:table-row>
        <table:table-row table:style-name="ro1">
          <table:table-cell office:value-type="float" office:value="1003003" calcext:value-type="float">
            <text:p>1003003</text:p>
          </table:table-cell>
          <table:table-cell table:formula="of:=([.A32] ^0.5) / (9.8 * 100)" office:value-type="float" office:value="1.02193915759007" calcext:value-type="float">
            <text:p>1,02193915759007</text:p>
          </table:table-cell>
        </table:table-row>
        <table:table-row table:style-name="ro1">
          <table:table-cell office:value-type="float" office:value="1024425" calcext:value-type="float">
            <text:p>1024425</text:p>
          </table:table-cell>
          <table:table-cell table:formula="of:=([.A33] ^0.5) / (9.8 * 100)" office:value-type="float" office:value="1.03279471884718" calcext:value-type="float">
            <text:p>1,03279471884718</text:p>
          </table:table-cell>
        </table:table-row>
        <table:table-row table:style-name="ro1">
          <table:table-cell office:value-type="float" office:value="1031241" calcext:value-type="float">
            <text:p>1031241</text:p>
          </table:table-cell>
          <table:table-cell table:formula="of:=([.A34] ^0.5) / (9.8 * 100)" office:value-type="float" office:value="1.03622486660832" calcext:value-type="float">
            <text:p>1,03622486660832</text:p>
          </table:table-cell>
        </table:table-row>
        <table:table-row table:style-name="ro1">
          <table:table-cell office:value-type="float" office:value="992270" calcext:value-type="float">
            <text:p>992270</text:p>
          </table:table-cell>
          <table:table-cell table:formula="of:=([.A35] ^0.5) / (9.8 * 100)" office:value-type="float" office:value="1.01645663457056" calcext:value-type="float">
            <text:p>1,01645663457056</text:p>
          </table:table-cell>
        </table:table-row>
        <table:table-row table:style-name="ro1">
          <table:table-cell office:value-type="float" office:value="1007720" calcext:value-type="float">
            <text:p>1007720</text:p>
          </table:table-cell>
          <table:table-cell table:formula="of:=([.A36] ^0.5) / (9.8 * 100)" office:value-type="float" office:value="1.02433936614105" calcext:value-type="float">
            <text:p>1,02433936614105</text:p>
          </table:table-cell>
        </table:table-row>
        <table:table-row table:style-name="ro1">
          <table:table-cell office:value-type="float" office:value="1021950" calcext:value-type="float">
            <text:p>1021950</text:p>
          </table:table-cell>
          <table:table-cell table:formula="of:=([.A37] ^0.5) / (9.8 * 100)" office:value-type="float" office:value="1.03154635380577" calcext:value-type="float">
            <text:p>1,03154635380577</text:p>
          </table:table-cell>
        </table:table-row>
        <table:table-row table:style-name="ro1">
          <table:table-cell office:value-type="float" office:value="993741" calcext:value-type="float">
            <text:p>993741</text:p>
          </table:table-cell>
          <table:table-cell table:formula="of:=([.A38] ^0.5) / (9.8 * 100)" office:value-type="float" office:value="1.01720978339782" calcext:value-type="float">
            <text:p>1,01720978339782</text:p>
          </table:table-cell>
        </table:table-row>
        <table:table-row table:style-name="ro1">
          <table:table-cell office:value-type="float" office:value="1022446" calcext:value-type="float">
            <text:p>1022446</text:p>
          </table:table-cell>
          <table:table-cell table:formula="of:=([.A39] ^0.5) / (9.8 * 100)" office:value-type="float" office:value="1.03179665221812" calcext:value-type="float">
            <text:p>1,03179665221812</text:p>
          </table:table-cell>
        </table:table-row>
        <table:table-row table:style-name="ro1">
          <table:table-cell office:value-type="float" office:value="1004913" calcext:value-type="float">
            <text:p>1004913</text:p>
          </table:table-cell>
          <table:table-cell table:formula="of:=([.A40] ^0.5) / (9.8 * 100)" office:value-type="float" office:value="1.02291172468667" calcext:value-type="float">
            <text:p>1,02291172468667</text:p>
          </table:table-cell>
        </table:table-row>
        <table:table-row table:style-name="ro1">
          <table:table-cell office:value-type="float" office:value="1015033" calcext:value-type="float">
            <text:p>1015033</text:p>
          </table:table-cell>
          <table:table-cell table:formula="of:=([.A41] ^0.5) / (9.8 * 100)" office:value-type="float" office:value="1.02804945048203" calcext:value-type="float">
            <text:p>1,02804945048203</text:p>
          </table:table-cell>
        </table:table-row>
        <table:table-row table:style-name="ro1">
          <table:table-cell office:value-type="float" office:value="1030686" calcext:value-type="float">
            <text:p>1030686</text:p>
          </table:table-cell>
          <table:table-cell table:formula="of:=([.A42] ^0.5) / (9.8 * 100)" office:value-type="float" office:value="1.03594598795618" calcext:value-type="float">
            <text:p>1,03594598795618</text:p>
          </table:table-cell>
        </table:table-row>
        <table:table-row table:style-name="ro1">
          <table:table-cell office:value-type="float" office:value="983713" calcext:value-type="float">
            <text:p>983713</text:p>
          </table:table-cell>
          <table:table-cell table:formula="of:=([.A43] ^0.5) / (9.8 * 100)" office:value-type="float" office:value="1.01206435601927" calcext:value-type="float">
            <text:p>1,01206435601927</text:p>
          </table:table-cell>
        </table:table-row>
        <table:table-row table:style-name="ro1">
          <table:table-cell office:value-type="float" office:value="1016086" calcext:value-type="float">
            <text:p>1016086</text:p>
          </table:table-cell>
          <table:table-cell table:formula="of:=([.A44] ^0.5) / (9.8 * 100)" office:value-type="float" office:value="1.0285825639177" calcext:value-type="float">
            <text:p>1,0285825639177</text:p>
          </table:table-cell>
        </table:table-row>
        <table:table-row table:style-name="ro1">
          <table:table-cell office:value-type="float" office:value="1008236" calcext:value-type="float">
            <text:p>1008236</text:p>
          </table:table-cell>
          <table:table-cell table:formula="of:=([.A45] ^0.5) / (9.8 * 100)" office:value-type="float" office:value="1.02460158752619" calcext:value-type="float">
            <text:p>1,02460158752619</text:p>
          </table:table-cell>
        </table:table-row>
        <table:table-row table:style-name="ro1">
          <table:table-cell office:value-type="float" office:value="987938" calcext:value-type="float">
            <text:p>987938</text:p>
          </table:table-cell>
          <table:table-cell table:formula="of:=([.A46] ^0.5) / (9.8 * 100)" office:value-type="float" office:value="1.01423541122747" calcext:value-type="float">
            <text:p>1,01423541122747</text:p>
          </table:table-cell>
        </table:table-row>
        <table:table-row table:style-name="ro1">
          <table:table-cell office:value-type="float" office:value="992001" calcext:value-type="float">
            <text:p>992001</text:p>
          </table:table-cell>
          <table:table-cell table:formula="of:=([.A47] ^0.5) / (9.8 * 100)" office:value-type="float" office:value="1.01631884678679" calcext:value-type="float">
            <text:p>1,01631884678679</text:p>
          </table:table-cell>
        </table:table-row>
        <table:table-row table:style-name="ro1">
          <table:table-cell office:value-type="float" office:value="1000630" calcext:value-type="float">
            <text:p>1000630</text:p>
          </table:table-cell>
          <table:table-cell table:formula="of:=([.A48] ^0.5) / (9.8 * 100)" office:value-type="float" office:value="1.02072954122768" calcext:value-type="float">
            <text:p>1,02072954122768</text:p>
          </table:table-cell>
        </table:table-row>
        <table:table-row table:style-name="ro1">
          <table:table-cell office:value-type="float" office:value="1010338" calcext:value-type="float">
            <text:p>1010338</text:p>
          </table:table-cell>
          <table:table-cell table:formula="of:=([.A49] ^0.5) / (9.8 * 100)" office:value-type="float" office:value="1.02566909115372" calcext:value-type="float">
            <text:p>1,02566909115372</text:p>
          </table:table-cell>
        </table:table-row>
        <table:table-row table:style-name="ro1">
          <table:table-cell office:value-type="float" office:value="1022042" calcext:value-type="float">
            <text:p>1022042</text:p>
          </table:table-cell>
          <table:table-cell table:formula="of:=([.A50] ^0.5) / (9.8 * 100)" office:value-type="float" office:value="1.03159278471177" calcext:value-type="float">
            <text:p>1,03159278471177</text:p>
          </table:table-cell>
        </table:table-row>
        <table:table-row table:style-name="ro1">
          <table:table-cell office:value-type="float" office:value="1011501" calcext:value-type="float">
            <text:p>1011501</text:p>
          </table:table-cell>
          <table:table-cell table:formula="of:=([.A51] ^0.5) / (9.8 * 100)" office:value-type="float" office:value="1.02625924517997" calcext:value-type="float">
            <text:p>1,02625924517997</text:p>
          </table:table-cell>
        </table:table-row>
        <table:table-row table:style-name="ro1">
          <table:table-cell office:value-type="float" office:value="1013678" calcext:value-type="float">
            <text:p>1013678</text:p>
          </table:table-cell>
          <table:table-cell table:formula="of:=([.A52] ^0.5) / (9.8 * 100)" office:value-type="float" office:value="1.02736303328753" calcext:value-type="float">
            <text:p>1,02736303328753</text:p>
          </table:table-cell>
        </table:table-row>
        <table:table-row table:style-name="ro1">
          <table:table-cell office:value-type="float" office:value="1018417" calcext:value-type="float">
            <text:p>1018417</text:p>
          </table:table-cell>
          <table:table-cell table:formula="of:=([.A53] ^0.5) / (9.8 * 100)" office:value-type="float" office:value="1.02976172219506" calcext:value-type="float">
            <text:p>1,02976172219506</text:p>
          </table:table-cell>
        </table:table-row>
        <table:table-row table:style-name="ro1">
          <table:table-cell office:value-type="float" office:value="1030190" calcext:value-type="float">
            <text:p>1030190</text:p>
          </table:table-cell>
          <table:table-cell table:formula="of:=([.A54] ^0.5) / (9.8 * 100)" office:value-type="float" office:value="1.03569669232066" calcext:value-type="float">
            <text:p>1,03569669232066</text:p>
          </table:table-cell>
        </table:table-row>
        <table:table-row table:style-name="ro1">
          <table:table-cell office:value-type="float" office:value="1012280" calcext:value-type="float">
            <text:p>1012280</text:p>
          </table:table-cell>
          <table:table-cell table:formula="of:=([.A55] ^0.5) / (9.8 * 100)" office:value-type="float" office:value="1.02665435209903" calcext:value-type="float">
            <text:p>1,02665435209903</text:p>
          </table:table-cell>
        </table:table-row>
        <table:table-row table:style-name="ro1">
          <table:table-cell office:value-type="float" office:value="1033065" calcext:value-type="float">
            <text:p>1033065</text:p>
          </table:table-cell>
          <table:table-cell table:formula="of:=([.A56] ^0.5) / (9.8 * 100)" office:value-type="float" office:value="1.03714086933284" calcext:value-type="float">
            <text:p>1,03714086933284</text:p>
          </table:table-cell>
        </table:table-row>
        <table:table-row table:style-name="ro1">
          <table:table-cell office:value-type="float" office:value="950402" calcext:value-type="float">
            <text:p>950402</text:p>
          </table:table-cell>
          <table:table-cell table:formula="of:=([.A57] ^0.5) / (9.8 * 100)" office:value-type="float" office:value="0.994781259508368" calcext:value-type="float">
            <text:p>0,994781259508368</text:p>
          </table:table-cell>
        </table:table-row>
        <table:table-row table:style-name="ro1">
          <table:table-cell office:value-type="float" office:value="995874" calcext:value-type="float">
            <text:p>995874</text:p>
          </table:table-cell>
          <table:table-cell table:formula="of:=([.A58] ^0.5) / (9.8 * 100)" office:value-type="float" office:value="1.01830088532052" calcext:value-type="float">
            <text:p>1,01830088532052</text:p>
          </table:table-cell>
        </table:table-row>
        <table:table-row table:style-name="ro1">
          <table:table-cell office:value-type="float" office:value="1013065" calcext:value-type="float">
            <text:p>1013065</text:p>
          </table:table-cell>
          <table:table-cell table:formula="of:=([.A59] ^0.5) / (9.8 * 100)" office:value-type="float" office:value="1.02705234844545" calcext:value-type="float">
            <text:p>1,02705234844545</text:p>
          </table:table-cell>
        </table:table-row>
        <table:table-row table:style-name="ro1">
          <table:table-cell office:value-type="float" office:value="1006594" calcext:value-type="float">
            <text:p>1006594</text:p>
          </table:table-cell>
          <table:table-cell table:formula="of:=([.A60] ^0.5) / (9.8 * 100)" office:value-type="float" office:value="1.02376692116482" calcext:value-type="float">
            <text:p>1,02376692116482</text:p>
          </table:table-cell>
        </table:table-row>
        <table:table-row table:style-name="ro1">
          <table:table-cell office:value-type="float" office:value="2063914" calcext:value-type="float">
            <text:p>2063914</text:p>
          </table:table-cell>
          <table:table-cell table:formula="of:=([.A61] ^0.5) / (9.8 * 100)" office:value-type="float" office:value="1.46595190703945" calcext:value-type="float">
            <text:p>1,46595190703945</text:p>
          </table:table-cell>
        </table:table-row>
        <table:table-row table:style-name="ro1">
          <table:table-cell office:value-type="float" office:value="1377986" calcext:value-type="float">
            <text:p>1377986</text:p>
          </table:table-cell>
          <table:table-cell table:formula="of:=([.A62] ^0.5) / (9.8 * 100)" office:value-type="float" office:value="1.19783314707429" calcext:value-type="float">
            <text:p>1,19783314707429</text:p>
          </table:table-cell>
        </table:table-row>
        <table:table-row table:style-name="ro1">
          <table:table-cell office:value-type="float" office:value="878050" calcext:value-type="float">
            <text:p>878050</text:p>
          </table:table-cell>
          <table:table-cell table:formula="of:=([.A63] ^0.5) / (9.8 * 100)" office:value-type="float" office:value="0.956166553117774" calcext:value-type="float">
            <text:p>0,956166553117774</text:p>
          </table:table-cell>
        </table:table-row>
        <table:table-row table:style-name="ro1">
          <table:table-cell office:value-type="float" office:value="772070" calcext:value-type="float">
            <text:p>772070</text:p>
          </table:table-cell>
          <table:table-cell table:formula="of:=([.A64] ^0.5) / (9.8 * 100)" office:value-type="float" office:value="0.896607284753877" calcext:value-type="float">
            <text:p>0,896607284753877</text:p>
          </table:table-cell>
        </table:table-row>
        <table:table-row table:style-name="ro1">
          <table:table-cell office:value-type="float" office:value="644874" calcext:value-type="float">
            <text:p>644874</text:p>
          </table:table-cell>
          <table:table-cell table:formula="of:=([.A65] ^0.5) / (9.8 * 100)" office:value-type="float" office:value="0.819429053270898" calcext:value-type="float">
            <text:p>0,819429053270898</text:p>
          </table:table-cell>
        </table:table-row>
        <table:table-row table:style-name="ro1">
          <table:table-cell office:value-type="float" office:value="1113041" calcext:value-type="float">
            <text:p>1113041</text:p>
          </table:table-cell>
          <table:table-cell table:formula="of:=([.A66] ^0.5) / (9.8 * 100)" office:value-type="float" office:value="1.07653834990932" calcext:value-type="float">
            <text:p>1,07653834990932</text:p>
          </table:table-cell>
        </table:table-row>
        <table:table-row table:style-name="ro1">
          <table:table-cell office:value-type="float" office:value="867268" calcext:value-type="float">
            <text:p>867268</text:p>
          </table:table-cell>
          <table:table-cell table:formula="of:=([.A67] ^0.5) / (9.8 * 100)" office:value-type="float" office:value="0.950277804139172" calcext:value-type="float">
            <text:p>0,950277804139172</text:p>
          </table:table-cell>
        </table:table-row>
        <table:table-row table:style-name="ro1">
          <table:table-cell office:value-type="float" office:value="1335808" calcext:value-type="float">
            <text:p>1335808</text:p>
          </table:table-cell>
          <table:table-cell table:formula="of:=([.A68] ^0.5) / (9.8 * 100)" office:value-type="float" office:value="1.17935877932135" calcext:value-type="float">
            <text:p>1,17935877932135</text:p>
          </table:table-cell>
        </table:table-row>
        <table:table-row table:style-name="ro1">
          <table:table-cell office:value-type="float" office:value="996782" calcext:value-type="float">
            <text:p>996782</text:p>
          </table:table-cell>
          <table:table-cell table:formula="of:=([.A69] ^0.5) / (9.8 * 100)" office:value-type="float" office:value="1.01876500354342" calcext:value-type="float">
            <text:p>1,01876500354342</text:p>
          </table:table-cell>
        </table:table-row>
        <table:table-row table:style-name="ro1">
          <table:table-cell office:value-type="float" office:value="945755" calcext:value-type="float">
            <text:p>945755</text:p>
          </table:table-cell>
          <table:table-cell table:formula="of:=([.A70] ^0.5) / (9.8 * 100)" office:value-type="float" office:value="0.992346282985985" calcext:value-type="float">
            <text:p>0,992346282985985</text:p>
          </table:table-cell>
        </table:table-row>
        <table:table-row table:style-name="ro1">
          <table:table-cell office:value-type="float" office:value="1420082" calcext:value-type="float">
            <text:p>1420082</text:p>
          </table:table-cell>
          <table:table-cell table:formula="of:=([.A71] ^0.5) / (9.8 * 100)" office:value-type="float" office:value="1.21599177012275" calcext:value-type="float">
            <text:p>1,21599177012275</text:p>
          </table:table-cell>
        </table:table-row>
        <table:table-row table:style-name="ro1">
          <table:table-cell office:value-type="float" office:value="1675034" calcext:value-type="float">
            <text:p>1675034</text:p>
          </table:table-cell>
          <table:table-cell table:formula="of:=([.A72] ^0.5) / (9.8 * 100)" office:value-type="float" office:value="1.32064392432018" calcext:value-type="float">
            <text:p>1,32064392432018</text:p>
          </table:table-cell>
        </table:table-row>
        <table:table-row table:style-name="ro1">
          <table:table-cell office:value-type="float" office:value="1178629" calcext:value-type="float">
            <text:p>1178629</text:p>
          </table:table-cell>
          <table:table-cell table:formula="of:=([.A73] ^0.5) / (9.8 * 100)" office:value-type="float" office:value="1.10780286919706" calcext:value-type="float">
            <text:p>1,10780286919706</text:p>
          </table:table-cell>
        </table:table-row>
        <table:table-row table:style-name="ro1">
          <table:table-cell office:value-type="float" office:value="781961" calcext:value-type="float">
            <text:p>781961</text:p>
          </table:table-cell>
          <table:table-cell table:formula="of:=([.A74] ^0.5) / (9.8 * 100)" office:value-type="float" office:value="0.902332231992718" calcext:value-type="float">
            <text:p>0,902332231992718</text:p>
          </table:table-cell>
        </table:table-row>
        <table:table-row table:style-name="ro1">
          <table:table-cell office:value-type="float" office:value="545465" calcext:value-type="float">
            <text:p>545465</text:p>
          </table:table-cell>
          <table:table-cell table:formula="of:=([.A75] ^0.5) / (9.8 * 100)" office:value-type="float" office:value="0.753628595513075" calcext:value-type="float">
            <text:p>0,753628595513075</text:p>
          </table:table-cell>
        </table:table-row>
        <table:table-row table:style-name="ro1">
          <table:table-cell office:value-type="float" office:value="590366" calcext:value-type="float">
            <text:p>590366</text:p>
          </table:table-cell>
          <table:table-cell table:formula="of:=([.A76] ^0.5) / (9.8 * 100)" office:value-type="float" office:value="0.784033452609323" calcext:value-type="float">
            <text:p>0,784033452609323</text:p>
          </table:table-cell>
        </table:table-row>
        <table:table-row table:style-name="ro1">
          <table:table-cell office:value-type="float" office:value="748715" calcext:value-type="float">
            <text:p>748715</text:p>
          </table:table-cell>
          <table:table-cell table:formula="of:=([.A77] ^0.5) / (9.8 * 100)" office:value-type="float" office:value="0.882942031262866" calcext:value-type="float">
            <text:p>0,882942031262866</text:p>
          </table:table-cell>
        </table:table-row>
        <table:table-row table:style-name="ro1">
          <table:table-cell office:value-type="float" office:value="609098" calcext:value-type="float">
            <text:p>609098</text:p>
          </table:table-cell>
          <table:table-cell table:formula="of:=([.A78] ^0.5) / (9.8 * 100)" office:value-type="float" office:value="0.796374803712635" calcext:value-type="float">
            <text:p>0,796374803712635</text:p>
          </table:table-cell>
        </table:table-row>
        <table:table-row table:style-name="ro1">
          <table:table-cell office:value-type="float" office:value="1277689" calcext:value-type="float">
            <text:p>1277689</text:p>
          </table:table-cell>
          <table:table-cell table:formula="of:=([.A79] ^0.5) / (9.8 * 100)" office:value-type="float" office:value="1.15341740931747" calcext:value-type="float">
            <text:p>1,15341740931747</text:p>
          </table:table-cell>
        </table:table-row>
        <table:table-row table:style-name="ro1">
          <table:table-cell office:value-type="float" office:value="1244705" calcext:value-type="float">
            <text:p>1244705</text:p>
          </table:table-cell>
          <table:table-cell table:formula="of:=([.A80] ^0.5) / (9.8 * 100)" office:value-type="float" office:value="1.13843212217198" calcext:value-type="float">
            <text:p>1,13843212217198</text:p>
          </table:table-cell>
        </table:table-row>
        <table:table-row table:style-name="ro1">
          <table:table-cell office:value-type="float" office:value="973830" calcext:value-type="float">
            <text:p>973830</text:p>
          </table:table-cell>
          <table:table-cell table:formula="of:=([.A81] ^0.5) / (9.8 * 100)" office:value-type="float" office:value="1.00696760462689" calcext:value-type="float">
            <text:p>1,00696760462689</text:p>
          </table:table-cell>
        </table:table-row>
        <table:table-row table:style-name="ro1">
          <table:table-cell office:value-type="float" office:value="1680313" calcext:value-type="float">
            <text:p>1680313</text:p>
          </table:table-cell>
          <table:table-cell table:formula="of:=([.A82] ^0.5) / (9.8 * 100)" office:value-type="float" office:value="1.32272334329549" calcext:value-type="float">
            <text:p>1,32272334329549</text:p>
          </table:table-cell>
        </table:table-row>
        <table:table-row table:style-name="ro1">
          <table:table-cell office:value-type="float" office:value="1557857" calcext:value-type="float">
            <text:p>1557857</text:p>
          </table:table-cell>
          <table:table-cell table:formula="of:=([.A83] ^0.5) / (9.8 * 100)" office:value-type="float" office:value="1.27361369211182" calcext:value-type="float">
            <text:p>1,27361369211182</text:p>
          </table:table-cell>
        </table:table-row>
        <table:table-row table:style-name="ro1">
          <table:table-cell office:value-type="float" office:value="1255786" calcext:value-type="float">
            <text:p>1255786</text:p>
          </table:table-cell>
          <table:table-cell table:formula="of:=([.A84] ^0.5) / (9.8 * 100)" office:value-type="float" office:value="1.14348834610049" calcext:value-type="float">
            <text:p>1,14348834610049</text:p>
          </table:table-cell>
        </table:table-row>
        <table:table-row table:style-name="ro1">
          <table:table-cell office:value-type="float" office:value="595566" calcext:value-type="float">
            <text:p>595566</text:p>
          </table:table-cell>
          <table:table-cell table:formula="of:=([.A85] ^0.5) / (9.8 * 100)" office:value-type="float" office:value="0.78747880318947" calcext:value-type="float">
            <text:p>0,78747880318947</text:p>
          </table:table-cell>
        </table:table-row>
        <table:table-row table:style-name="ro1">
          <table:table-cell office:value-type="float" office:value="667062" calcext:value-type="float">
            <text:p>667062</text:p>
          </table:table-cell>
          <table:table-cell table:formula="of:=([.A86] ^0.5) / (9.8 * 100)" office:value-type="float" office:value="0.833406771718962" calcext:value-type="float">
            <text:p>0,833406771718962</text:p>
          </table:table-cell>
        </table:table-row>
        <table:table-row table:style-name="ro1">
          <table:table-cell office:value-type="float" office:value="767497" calcext:value-type="float">
            <text:p>767497</text:p>
          </table:table-cell>
          <table:table-cell table:formula="of:=([.A87] ^0.5) / (9.8 * 100)" office:value-type="float" office:value="0.8939480216374" calcext:value-type="float">
            <text:p>0,8939480216374</text:p>
          </table:table-cell>
        </table:table-row>
        <table:table-row table:style-name="ro1">
          <table:table-cell office:value-type="float" office:value="1425354" calcext:value-type="float">
            <text:p>1425354</text:p>
          </table:table-cell>
          <table:table-cell table:formula="of:=([.A88] ^0.5) / (9.8 * 100)" office:value-type="float" office:value="1.21824684051775" calcext:value-type="float">
            <text:p>1,21824684051775</text:p>
          </table:table-cell>
        </table:table-row>
        <table:table-row table:style-name="ro1">
          <table:table-cell office:value-type="float" office:value="606468" calcext:value-type="float">
            <text:p>606468</text:p>
          </table:table-cell>
          <table:table-cell table:formula="of:=([.A89] ^0.5) / (9.8 * 100)" office:value-type="float" office:value="0.794653626225059" calcext:value-type="float">
            <text:p>0,794653626225059</text:p>
          </table:table-cell>
        </table:table-row>
        <table:table-row table:style-name="ro1">
          <table:table-cell office:value-type="float" office:value="781309" calcext:value-type="float">
            <text:p>781309</text:p>
          </table:table-cell>
          <table:table-cell table:formula="of:=([.A90] ^0.5) / (9.8 * 100)" office:value-type="float" office:value="0.901955970707298" calcext:value-type="float">
            <text:p>0,901955970707298</text:p>
          </table:table-cell>
        </table:table-row>
        <table:table-row table:style-name="ro1">
          <table:table-cell office:value-type="float" office:value="2903825" calcext:value-type="float">
            <text:p>2903825</text:p>
          </table:table-cell>
          <table:table-cell table:formula="of:=([.A91] ^0.5) / (9.8 * 100)" office:value-type="float" office:value="1.73883808692609" calcext:value-type="float">
            <text:p>1,73883808692609</text:p>
          </table:table-cell>
        </table:table-row>
        <table:table-row table:style-name="ro1">
          <table:table-cell office:value-type="float" office:value="1326917" calcext:value-type="float">
            <text:p>1326917</text:p>
          </table:table-cell>
          <table:table-cell table:formula="of:=([.A92] ^0.5) / (9.8 * 100)" office:value-type="float" office:value="1.17542738157777" calcext:value-type="float">
            <text:p>1,17542738157777</text:p>
          </table:table-cell>
        </table:table-row>
        <table:table-row table:style-name="ro1">
          <table:table-cell office:value-type="float" office:value="940630" calcext:value-type="float">
            <text:p>940630</text:p>
          </table:table-cell>
          <table:table-cell table:formula="of:=([.A93] ^0.5) / (9.8 * 100)" office:value-type="float" office:value="0.989653892608599" calcext:value-type="float">
            <text:p>0,989653892608599</text:p>
          </table:table-cell>
        </table:table-row>
        <table:table-row table:style-name="ro1">
          <table:table-cell office:value-type="float" office:value="815609" calcext:value-type="float">
            <text:p>815609</text:p>
          </table:table-cell>
          <table:table-cell table:formula="of:=([.A94] ^0.5) / (9.8 * 100)" office:value-type="float" office:value="0.921541566511695" calcext:value-type="float">
            <text:p>0,921541566511695</text:p>
          </table:table-cell>
        </table:table-row>
        <table:table-row table:style-name="ro1">
          <table:table-cell office:value-type="float" office:value="1268245" calcext:value-type="float">
            <text:p>1268245</text:p>
          </table:table-cell>
          <table:table-cell table:formula="of:=([.A95] ^0.5) / (9.8 * 100)" office:value-type="float" office:value="1.14914677799129" calcext:value-type="float">
            <text:p>1,14914677799129</text:p>
          </table:table-cell>
        </table:table-row>
        <table:table-row table:style-name="ro1">
          <table:table-cell office:value-type="float" office:value="627794" calcext:value-type="float">
            <text:p>627794</text:p>
          </table:table-cell>
          <table:table-cell table:formula="of:=([.A96] ^0.5) / (9.8 * 100)" office:value-type="float" office:value="0.808504617664409" calcext:value-type="float">
            <text:p>0,808504617664409</text:p>
          </table:table-cell>
        </table:table-row>
        <table:table-row table:style-name="ro1">
          <table:table-cell office:value-type="float" office:value="1189427" calcext:value-type="float">
            <text:p>1189427</text:p>
          </table:table-cell>
          <table:table-cell table:formula="of:=([.A97] ^0.5) / (9.8 * 100)" office:value-type="float" office:value="1.11286586298076" calcext:value-type="float">
            <text:p>1,11286586298076</text:p>
          </table:table-cell>
        </table:table-row>
        <table:table-row table:style-name="ro1">
          <table:table-cell office:value-type="float" office:value="952166" calcext:value-type="float">
            <text:p>952166</text:p>
          </table:table-cell>
          <table:table-cell table:formula="of:=([.A98] ^0.5) / (9.8 * 100)" office:value-type="float" office:value="0.995704016745404" calcext:value-type="float">
            <text:p>0,995704016745404</text:p>
          </table:table-cell>
        </table:table-row>
        <table:table-row table:style-name="ro1">
          <table:table-cell office:value-type="float" office:value="1009169" calcext:value-type="float">
            <text:p>1009169</text:p>
          </table:table-cell>
          <table:table-cell table:formula="of:=([.A99] ^0.5) / (9.8 * 100)" office:value-type="float" office:value="1.02507555008493" calcext:value-type="float">
            <text:p>1,02507555008493</text:p>
          </table:table-cell>
        </table:table-row>
        <table:table-row table:style-name="ro1">
          <table:table-cell office:value-type="float" office:value="1015960" calcext:value-type="float">
            <text:p>1015960</text:p>
          </table:table-cell>
          <table:table-cell table:formula="of:=([.A100] ^0.5) / (9.8 * 100)" office:value-type="float" office:value="1.02851878712069" calcext:value-type="float">
            <text:p>1,02851878712069</text:p>
          </table:table-cell>
        </table:table-row>
        <table:table-row table:style-name="ro1">
          <table:table-cell office:value-type="float" office:value="1010072" calcext:value-type="float">
            <text:p>1010072</text:p>
          </table:table-cell>
          <table:table-cell table:formula="of:=([.A101] ^0.5) / (9.8 * 100)" office:value-type="float" office:value="1.02553406409445" calcext:value-type="float">
            <text:p>1,02553406409445</text:p>
          </table:table-cell>
        </table:table-row>
        <table:table-row table:style-name="ro1">
          <table:table-cell office:value-type="float" office:value="1626500" calcext:value-type="float">
            <text:p>1626500</text:p>
          </table:table-cell>
          <table:table-cell table:formula="of:=([.A102] ^0.5) / (9.8 * 100)" office:value-type="float" office:value="1.30137050111585" calcext:value-type="float">
            <text:p>1,30137050111585</text:p>
          </table:table-cell>
        </table:table-row>
        <table:table-row table:style-name="ro1">
          <table:table-cell office:value-type="float" office:value="1164379" calcext:value-type="float">
            <text:p>1164379</text:p>
          </table:table-cell>
          <table:table-cell table:formula="of:=([.A103] ^0.5) / (9.8 * 100)" office:value-type="float" office:value="1.10108565939309" calcext:value-type="float">
            <text:p>1,10108565939309</text:p>
          </table:table-cell>
        </table:table-row>
        <table:table-row table:style-name="ro1">
          <table:table-cell office:value-type="float" office:value="1252685" calcext:value-type="float">
            <text:p>1252685</text:p>
          </table:table-cell>
          <table:table-cell table:formula="of:=([.A104] ^0.5) / (9.8 * 100)" office:value-type="float" office:value="1.14207562564564" calcext:value-type="float">
            <text:p>1,14207562564564</text:p>
          </table:table-cell>
        </table:table-row>
        <table:table-row table:style-name="ro1">
          <table:table-cell office:value-type="float" office:value="968966" calcext:value-type="float">
            <text:p>968966</text:p>
          </table:table-cell>
          <table:table-cell table:formula="of:=([.A105] ^0.5) / (9.8 * 100)" office:value-type="float" office:value="1.00444970025044" calcext:value-type="float">
            <text:p>1,00444970025044</text:p>
          </table:table-cell>
        </table:table-row>
        <table:table-row table:style-name="ro1">
          <table:table-cell office:value-type="float" office:value="975675" calcext:value-type="float">
            <text:p>975675</text:p>
          </table:table-cell>
          <table:table-cell table:formula="of:=([.A106] ^0.5) / (9.8 * 100)" office:value-type="float" office:value="1.00792104418961" calcext:value-type="float">
            <text:p>1,00792104418961</text:p>
          </table:table-cell>
        </table:table-row>
        <table:table-row table:style-name="ro1">
          <table:table-cell office:value-type="float" office:value="1119665" calcext:value-type="float">
            <text:p>1119665</text:p>
          </table:table-cell>
          <table:table-cell table:formula="of:=([.A107] ^0.5) / (9.8 * 100)" office:value-type="float" office:value="1.07973697955702" calcext:value-type="float">
            <text:p>1,07973697955702</text:p>
          </table:table-cell>
        </table:table-row>
        <table:table-row table:style-name="ro1">
          <table:table-cell office:value-type="float" office:value="890561" calcext:value-type="float">
            <text:p>890561</text:p>
          </table:table-cell>
          <table:table-cell table:formula="of:=([.A108] ^0.5) / (9.8 * 100)" office:value-type="float" office:value="0.962954485480945" calcext:value-type="float">
            <text:p>0,962954485480945</text:p>
          </table:table-cell>
        </table:table-row>
        <table:table-row table:style-name="ro1">
          <table:table-cell office:value-type="float" office:value="1305556" calcext:value-type="float">
            <text:p>1305556</text:p>
          </table:table-cell>
          <table:table-cell table:formula="of:=([.A109] ^0.5) / (9.8 * 100)" office:value-type="float" office:value="1.16592785158518" calcext:value-type="float">
            <text:p>1,16592785158518</text:p>
          </table:table-cell>
        </table:table-row>
        <table:table-row table:style-name="ro1">
          <table:table-cell office:value-type="float" office:value="882371" calcext:value-type="float">
            <text:p>882371</text:p>
          </table:table-cell>
          <table:table-cell table:formula="of:=([.A110] ^0.5) / (9.8 * 100)" office:value-type="float" office:value="0.958516376654499" calcext:value-type="float">
            <text:p>0,958516376654499</text:p>
          </table:table-cell>
        </table:table-row>
        <table:table-row table:style-name="ro1">
          <table:table-cell office:value-type="float" office:value="1862730" calcext:value-type="float">
            <text:p>1862730</text:p>
          </table:table-cell>
          <table:table-cell table:formula="of:=([.A111] ^0.5) / (9.8 * 100)" office:value-type="float" office:value="1.39267211150451" calcext:value-type="float">
            <text:p>1,39267211150451</text:p>
          </table:table-cell>
        </table:table-row>
        <table:table-row table:style-name="ro1">
          <table:table-cell office:value-type="float" office:value="935070" calcext:value-type="float">
            <text:p>935070</text:p>
          </table:table-cell>
          <table:table-cell table:formula="of:=([.A112] ^0.5) / (9.8 * 100)" office:value-type="float" office:value="0.986724669134227" calcext:value-type="float">
            <text:p>0,986724669134227</text:p>
          </table:table-cell>
        </table:table-row>
        <table:table-row table:style-name="ro1">
          <table:table-cell office:value-type="float" office:value="852588" calcext:value-type="float">
            <text:p>852588</text:p>
          </table:table-cell>
          <table:table-cell table:formula="of:=([.A113] ^0.5) / (9.8 * 100)" office:value-type="float" office:value="0.942200937829601" calcext:value-type="float">
            <text:p>0,942200937829601</text:p>
          </table:table-cell>
        </table:table-row>
        <table:table-row table:style-name="ro1">
          <table:table-cell office:value-type="float" office:value="1084117" calcext:value-type="float">
            <text:p>1084117</text:p>
          </table:table-cell>
          <table:table-cell table:formula="of:=([.A114] ^0.5) / (9.8 * 100)" office:value-type="float" office:value="1.06245856425071" calcext:value-type="float">
            <text:p>1,06245856425071</text:p>
          </table:table-cell>
        </table:table-row>
        <table:table-row table:style-name="ro1">
          <table:table-cell office:value-type="float" office:value="921717" calcext:value-type="float">
            <text:p>921717</text:p>
          </table:table-cell>
          <table:table-cell table:formula="of:=([.A115] ^0.5) / (9.8 * 100)" office:value-type="float" office:value="0.979654015883746" calcext:value-type="float">
            <text:p>0,979654015883746</text:p>
          </table:table-cell>
        </table:table-row>
        <table:table-row table:style-name="ro1">
          <table:table-cell office:value-type="float" office:value="647955" calcext:value-type="float">
            <text:p>647955</text:p>
          </table:table-cell>
          <table:table-cell table:formula="of:=([.A116] ^0.5) / (9.8 * 100)" office:value-type="float" office:value="0.821384204658093" calcext:value-type="float">
            <text:p>0,821384204658093</text:p>
          </table:table-cell>
        </table:table-row>
        <table:table-row table:style-name="ro1">
          <table:table-cell office:value-type="float" office:value="521153" calcext:value-type="float">
            <text:p>521153</text:p>
          </table:table-cell>
          <table:table-cell table:formula="of:=([.A117] ^0.5) / (9.8 * 100)" office:value-type="float" office:value="0.736642116406246" calcext:value-type="float">
            <text:p>0,736642116406246</text:p>
          </table:table-cell>
        </table:table-row>
        <table:table-row table:style-name="ro1">
          <table:table-cell office:value-type="float" office:value="1488722" calcext:value-type="float">
            <text:p>1488722</text:p>
          </table:table-cell>
          <table:table-cell table:formula="of:=([.A118] ^0.5) / (9.8 * 100)" office:value-type="float" office:value="1.24503261232291" calcext:value-type="float">
            <text:p>1,24503261232291</text:p>
          </table:table-cell>
        </table:table-row>
        <table:table-row table:style-name="ro1">
          <table:table-cell office:value-type="float" office:value="1236669" calcext:value-type="float">
            <text:p>1236669</text:p>
          </table:table-cell>
          <table:table-cell table:formula="of:=([.A119] ^0.5) / (9.8 * 100)" office:value-type="float" office:value="1.13475122817921" calcext:value-type="float">
            <text:p>1,13475122817921</text:p>
          </table:table-cell>
        </table:table-row>
        <table:table-row table:style-name="ro1">
          <table:table-cell office:value-type="float" office:value="1467025" calcext:value-type="float">
            <text:p>1467025</text:p>
          </table:table-cell>
          <table:table-cell table:formula="of:=([.A120] ^0.5) / (9.8 * 100)" office:value-type="float" office:value="1.2359266067447" calcext:value-type="float">
            <text:p>1,2359266067447</text:p>
          </table:table-cell>
        </table:table-row>
        <table:table-row table:style-name="ro1">
          <table:table-cell office:value-type="float" office:value="1046698" calcext:value-type="float">
            <text:p>1046698</text:p>
          </table:table-cell>
          <table:table-cell table:formula="of:=([.A121] ^0.5) / (9.8 * 100)" office:value-type="float" office:value="1.04396183353171" calcext:value-type="float">
            <text:p>1,04396183353171</text:p>
          </table:table-cell>
        </table:table-row>
        <table:table-row table:style-name="ro1">
          <table:table-cell office:value-type="float" office:value="837269" calcext:value-type="float">
            <text:p>837269</text:p>
          </table:table-cell>
          <table:table-cell table:formula="of:=([.A122] ^0.5) / (9.8 * 100)" office:value-type="float" office:value="0.93369800346934" calcext:value-type="float">
            <text:p>0,93369800346934</text:p>
          </table:table-cell>
        </table:table-row>
        <table:table-row table:style-name="ro1">
          <table:table-cell office:value-type="float" office:value="1034661" calcext:value-type="float">
            <text:p>1034661</text:p>
          </table:table-cell>
          <table:table-cell table:formula="of:=([.A123] ^0.5) / (9.8 * 100)" office:value-type="float" office:value="1.03794170858515" calcext:value-type="float">
            <text:p>1,03794170858515</text:p>
          </table:table-cell>
        </table:table-row>
        <table:table-row table:style-name="ro1">
          <table:table-cell office:value-type="float" office:value="904546" calcext:value-type="float">
            <text:p>904546</text:p>
          </table:table-cell>
          <table:table-cell table:formula="of:=([.A124] ^0.5) / (9.8 * 100)" office:value-type="float" office:value="0.970485951516453" calcext:value-type="float">
            <text:p>0,970485951516453</text:p>
          </table:table-cell>
        </table:table-row>
        <table:table-row table:style-name="ro1">
          <table:table-cell office:value-type="float" office:value="1154022" calcext:value-type="float">
            <text:p>1154022</text:p>
          </table:table-cell>
          <table:table-cell table:formula="of:=([.A125] ^0.5) / (9.8 * 100)" office:value-type="float" office:value="1.09617771415401" calcext:value-type="float">
            <text:p>1,09617771415401</text:p>
          </table:table-cell>
        </table:table-row>
        <table:table-row table:style-name="ro1">
          <table:table-cell office:value-type="float" office:value="953901" calcext:value-type="float">
            <text:p>953901</text:p>
          </table:table-cell>
          <table:table-cell table:formula="of:=([.A126] ^0.5) / (9.8 * 100)" office:value-type="float" office:value="0.996610770514266" calcext:value-type="float">
            <text:p>0,996610770514266</text:p>
          </table:table-cell>
        </table:table-row>
        <table:table-row table:style-name="ro1">
          <table:table-cell office:value-type="float" office:value="870755" calcext:value-type="float">
            <text:p>870755</text:p>
          </table:table-cell>
          <table:table-cell table:formula="of:=([.A127] ^0.5) / (9.8 * 100)" office:value-type="float" office:value="0.952186265329277" calcext:value-type="float">
            <text:p>0,952186265329277</text:p>
          </table:table-cell>
        </table:table-row>
        <table:table-row table:style-name="ro1">
          <table:table-cell office:value-type="float" office:value="497701" calcext:value-type="float">
            <text:p>497701</text:p>
          </table:table-cell>
          <table:table-cell table:formula="of:=([.A128] ^0.5) / (9.8 * 100)" office:value-type="float" office:value="0.719876805833361" calcext:value-type="float">
            <text:p>0,719876805833361</text:p>
          </table:table-cell>
        </table:table-row>
        <table:table-row table:style-name="ro1">
          <table:table-cell office:value-type="float" office:value="1189945" calcext:value-type="float">
            <text:p>1189945</text:p>
          </table:table-cell>
          <table:table-cell table:formula="of:=([.A129] ^0.5) / (9.8 * 100)" office:value-type="float" office:value="1.11310816526899" calcext:value-type="float">
            <text:p>1,11310816526899</text:p>
          </table:table-cell>
        </table:table-row>
        <table:table-row table:style-name="ro1">
          <table:table-cell office:value-type="float" office:value="679128" calcext:value-type="float">
            <text:p>679128</text:p>
          </table:table-cell>
          <table:table-cell table:formula="of:=([.A130] ^0.5) / (9.8 * 100)" office:value-type="float" office:value="0.840910436579914" calcext:value-type="float">
            <text:p>0,840910436579914</text:p>
          </table:table-cell>
        </table:table-row>
        <table:table-row table:style-name="ro1">
          <table:table-cell office:value-type="float" office:value="488225" calcext:value-type="float">
            <text:p>488225</text:p>
          </table:table-cell>
          <table:table-cell table:formula="of:=([.A131] ^0.5) / (9.8 * 100)" office:value-type="float" office:value="0.712990808761066" calcext:value-type="float">
            <text:p>0,712990808761066</text:p>
          </table:table-cell>
        </table:table-row>
        <table:table-row table:style-name="ro1">
          <table:table-cell office:value-type="float" office:value="865678" calcext:value-type="float">
            <text:p>865678</text:p>
          </table:table-cell>
          <table:table-cell table:formula="of:=([.A132] ^0.5) / (9.8 * 100)" office:value-type="float" office:value="0.949406311784533" calcext:value-type="float">
            <text:p>0,949406311784533</text:p>
          </table:table-cell>
        </table:table-row>
        <table:table-row table:style-name="ro1">
          <table:table-cell office:value-type="float" office:value="1473224" calcext:value-type="float">
            <text:p>1473224</text:p>
          </table:table-cell>
          <table:table-cell table:formula="of:=([.A133] ^0.5) / (9.8 * 100)" office:value-type="float" office:value="1.2385350941772" calcext:value-type="float">
            <text:p>1,2385350941772</text:p>
          </table:table-cell>
        </table:table-row>
        <table:table-row table:style-name="ro1">
          <table:table-cell office:value-type="float" office:value="1040259" calcext:value-type="float">
            <text:p>1040259</text:p>
          </table:table-cell>
          <table:table-cell table:formula="of:=([.A134] ^0.5) / (9.8 * 100)" office:value-type="float" office:value="1.04074579592959" calcext:value-type="float">
            <text:p>1,04074579592959</text:p>
          </table:table-cell>
        </table:table-row>
        <table:table-row table:style-name="ro1">
          <table:table-cell office:value-type="float" office:value="1198737" calcext:value-type="float">
            <text:p>1198737</text:p>
          </table:table-cell>
          <table:table-cell table:formula="of:=([.A135] ^0.5) / (9.8 * 100)" office:value-type="float" office:value="1.11721274005399" calcext:value-type="float">
            <text:p>1,11721274005399</text:p>
          </table:table-cell>
        </table:table-row>
        <table:table-row table:style-name="ro1">
          <table:table-cell office:value-type="float" office:value="1090675" calcext:value-type="float">
            <text:p>1090675</text:p>
          </table:table-cell>
          <table:table-cell table:formula="of:=([.A136] ^0.5) / (9.8 * 100)" office:value-type="float" office:value="1.06566721146004" calcext:value-type="float">
            <text:p>1,06566721146004</text:p>
          </table:table-cell>
        </table:table-row>
        <table:table-row table:style-name="ro1">
          <table:table-cell office:value-type="float" office:value="851693" calcext:value-type="float">
            <text:p>851693</text:p>
          </table:table-cell>
          <table:table-cell table:formula="of:=([.A137] ^0.5) / (9.8 * 100)" office:value-type="float" office:value="0.941706272610194" calcext:value-type="float">
            <text:p>0,941706272610194</text:p>
          </table:table-cell>
        </table:table-row>
        <table:table-row table:style-name="ro1">
          <table:table-cell office:value-type="float" office:value="1000413" calcext:value-type="float">
            <text:p>1000413</text:p>
          </table:table-cell>
          <table:table-cell table:formula="of:=([.A138] ^0.5) / (9.8 * 100)" office:value-type="float" office:value="1.02061885579926" calcext:value-type="float">
            <text:p>1,02061885579926</text:p>
          </table:table-cell>
        </table:table-row>
        <table:table-row table:style-name="ro1">
          <table:table-cell office:value-type="float" office:value="724886" calcext:value-type="float">
            <text:p>724886</text:p>
          </table:table-cell>
          <table:table-cell table:formula="of:=([.A139] ^0.5) / (9.8 * 100)" office:value-type="float" office:value="0.868777931183196" calcext:value-type="float">
            <text:p>0,868777931183196</text:p>
          </table:table-cell>
        </table:table-row>
        <table:table-row table:style-name="ro1">
          <table:table-cell office:value-type="float" office:value="968670" calcext:value-type="float">
            <text:p>968670</text:p>
          </table:table-cell>
          <table:table-cell table:formula="of:=([.A140] ^0.5) / (9.8 * 100)" office:value-type="float" office:value="1.00429626874672" calcext:value-type="float">
            <text:p>1,00429626874672</text:p>
          </table:table-cell>
        </table:table-row>
        <table:table-row table:style-name="ro1">
          <table:table-cell office:value-type="float" office:value="1480025" calcext:value-type="float">
            <text:p>1480025</text:p>
          </table:table-cell>
          <table:table-cell table:formula="of:=([.A141] ^0.5) / (9.8 * 100)" office:value-type="float" office:value="1.24139059280914" calcext:value-type="float">
            <text:p>1,24139059280914</text:p>
          </table:table-cell>
        </table:table-row>
        <table:table-row table:style-name="ro1">
          <table:table-cell office:value-type="float" office:value="789713" calcext:value-type="float">
            <text:p>789713</text:p>
          </table:table-cell>
          <table:table-cell table:formula="of:=([.A142] ^0.5) / (9.8 * 100)" office:value-type="float" office:value="0.906793854032411" calcext:value-type="float">
            <text:p>0,906793854032411</text:p>
          </table:table-cell>
        </table:table-row>
        <table:table-row table:style-name="ro1">
          <table:table-cell office:value-type="float" office:value="1205249" calcext:value-type="float">
            <text:p>1205249</text:p>
          </table:table-cell>
          <table:table-cell table:formula="of:=([.A143] ^0.5) / (9.8 * 100)" office:value-type="float" office:value="1.12024319442724" calcext:value-type="float">
            <text:p>1,12024319442724</text:p>
          </table:table-cell>
        </table:table-row>
        <table:table-row table:style-name="ro1">
          <table:table-cell office:value-type="float" office:value="1105046" calcext:value-type="float">
            <text:p>1105046</text:p>
          </table:table-cell>
          <table:table-cell table:formula="of:=([.A144] ^0.5) / (9.8 * 100)" office:value-type="float" office:value="1.07266498145149" calcext:value-type="float">
            <text:p>1,07266498145149</text:p>
          </table:table-cell>
        </table:table-row>
        <table:table-row table:style-name="ro1">
          <table:table-cell office:value-type="float" office:value="1065665" calcext:value-type="float">
            <text:p>1065665</text:p>
          </table:table-cell>
          <table:table-cell table:formula="of:=([.A145] ^0.5) / (9.8 * 100)" office:value-type="float" office:value="1.05337807683725" calcext:value-type="float">
            <text:p>1,05337807683725</text:p>
          </table:table-cell>
        </table:table-row>
        <table:table-row table:style-name="ro1">
          <table:table-cell office:value-type="float" office:value="1111654" calcext:value-type="float">
            <text:p>1111654</text:p>
          </table:table-cell>
          <table:table-cell table:formula="of:=([.A146] ^0.5) / (9.8 * 100)" office:value-type="float" office:value="1.07586738444133" calcext:value-type="float">
            <text:p>1,07586738444133</text:p>
          </table:table-cell>
        </table:table-row>
        <table:table-row table:style-name="ro1">
          <table:table-cell office:value-type="float" office:value="1118402" calcext:value-type="float">
            <text:p>1118402</text:p>
          </table:table-cell>
          <table:table-cell table:formula="of:=([.A147] ^0.5) / (9.8 * 100)" office:value-type="float" office:value="1.07912782744755" calcext:value-type="float">
            <text:p>1,07912782744755</text:p>
          </table:table-cell>
        </table:table-row>
        <table:table-row table:style-name="ro1">
          <table:table-cell office:value-type="float" office:value="803453" calcext:value-type="float">
            <text:p>803453</text:p>
          </table:table-cell>
          <table:table-cell table:formula="of:=([.A148] ^0.5) / (9.8 * 100)" office:value-type="float" office:value="0.91464836557721" calcext:value-type="float">
            <text:p>0,91464836557721</text:p>
          </table:table-cell>
        </table:table-row>
        <table:table-row table:style-name="ro1">
          <table:table-cell office:value-type="float" office:value="731084" calcext:value-type="float">
            <text:p>731084</text:p>
          </table:table-cell>
          <table:table-cell table:formula="of:=([.A149] ^0.5) / (9.8 * 100)" office:value-type="float" office:value="0.872484185946769" calcext:value-type="float">
            <text:p>0,872484185946769</text:p>
          </table:table-cell>
        </table:table-row>
        <table:table-row table:style-name="ro1">
          <table:table-cell office:value-type="float" office:value="1286390" calcext:value-type="float">
            <text:p>1286390</text:p>
          </table:table-cell>
          <table:table-cell table:formula="of:=([.A150] ^0.5) / (9.8 * 100)" office:value-type="float" office:value="1.15733810396118" calcext:value-type="float">
            <text:p>1,15733810396118</text:p>
          </table:table-cell>
        </table:table-row>
        <table:table-row table:style-name="ro1">
          <table:table-cell office:value-type="float" office:value="1245089" calcext:value-type="float">
            <text:p>1245089</text:p>
          </table:table-cell>
          <table:table-cell table:formula="of:=([.A151] ^0.5) / (9.8 * 100)" office:value-type="float" office:value="1.13860771567549" calcext:value-type="float">
            <text:p>1,13860771567549</text:p>
          </table:table-cell>
        </table:table-row>
        <table:table-row table:style-name="ro1">
          <table:table-cell office:value-type="float" office:value="1146321" calcext:value-type="float">
            <text:p>1146321</text:p>
          </table:table-cell>
          <table:table-cell table:formula="of:=([.A152] ^0.5) / (9.8 * 100)" office:value-type="float" office:value="1.09251409467509" calcext:value-type="float">
            <text:p>1,09251409467509</text:p>
          </table:table-cell>
        </table:table-row>
        <table:table-row table:style-name="ro1">
          <table:table-cell office:value-type="float" office:value="1923109" calcext:value-type="float">
            <text:p>1923109</text:p>
          </table:table-cell>
          <table:table-cell table:formula="of:=([.A153] ^0.5) / (9.8 * 100)" office:value-type="float" office:value="1.4150633224632" calcext:value-type="float">
            <text:p>1,4150633224632</text:p>
          </table:table-cell>
        </table:table-row>
        <table:table-row table:style-name="ro1">
          <table:table-cell office:value-type="float" office:value="759590" calcext:value-type="float">
            <text:p>759590</text:p>
          </table:table-cell>
          <table:table-cell table:formula="of:=([.A154] ^0.5) / (9.8 * 100)" office:value-type="float" office:value="0.889331230467243" calcext:value-type="float">
            <text:p>0,889331230467243</text:p>
          </table:table-cell>
        </table:table-row>
        <table:table-row table:style-name="ro1">
          <table:table-cell office:value-type="float" office:value="696620" calcext:value-type="float">
            <text:p>696620</text:p>
          </table:table-cell>
          <table:table-cell table:formula="of:=([.A155] ^0.5) / (9.8 * 100)" office:value-type="float" office:value="0.851671067273326" calcext:value-type="float">
            <text:p>0,851671067273326</text:p>
          </table:table-cell>
        </table:table-row>
        <table:table-row table:style-name="ro1">
          <table:table-cell office:value-type="float" office:value="571606" calcext:value-type="float">
            <text:p>571606</text:p>
          </table:table-cell>
          <table:table-cell table:formula="of:=([.A156] ^0.5) / (9.8 * 100)" office:value-type="float" office:value="0.771475811100842" calcext:value-type="float">
            <text:p>0,771475811100842</text:p>
          </table:table-cell>
        </table:table-row>
        <table:table-row table:style-name="ro1">
          <table:table-cell office:value-type="float" office:value="881985" calcext:value-type="float">
            <text:p>881985</text:p>
          </table:table-cell>
          <table:table-cell table:formula="of:=([.A157] ^0.5) / (9.8 * 100)" office:value-type="float" office:value="0.958306698529485" calcext:value-type="float">
            <text:p>0,958306698529485</text:p>
          </table:table-cell>
        </table:table-row>
        <table:table-row table:style-name="ro1">
          <table:table-cell office:value-type="float" office:value="990146" calcext:value-type="float">
            <text:p>990146</text:p>
          </table:table-cell>
          <table:table-cell table:formula="of:=([.A158] ^0.5) / (9.8 * 100)" office:value-type="float" office:value="1.0153681654718" calcext:value-type="float">
            <text:p>1,0153681654718</text:p>
          </table:table-cell>
        </table:table-row>
        <table:table-row table:style-name="ro1">
          <table:table-cell office:value-type="float" office:value="2013643" calcext:value-type="float">
            <text:p>2013643</text:p>
          </table:table-cell>
          <table:table-cell table:formula="of:=([.A159] ^0.5) / (9.8 * 100)" office:value-type="float" office:value="1.44798866662538" calcext:value-type="float">
            <text:p>1,44798866662538</text:p>
          </table:table-cell>
        </table:table-row>
        <table:table-row table:style-name="ro1">
          <table:table-cell office:value-type="float" office:value="708906" calcext:value-type="float">
            <text:p>708906</text:p>
          </table:table-cell>
          <table:table-cell table:formula="of:=([.A160] ^0.5) / (9.8 * 100)" office:value-type="float" office:value="0.859148528051356" calcext:value-type="float">
            <text:p>0,859148528051356</text:p>
          </table:table-cell>
        </table:table-row>
        <table:table-row table:style-name="ro1">
          <table:table-cell office:value-type="float" office:value="518425" calcext:value-type="float">
            <text:p>518425</text:p>
          </table:table-cell>
          <table:table-cell table:formula="of:=([.A161] ^0.5) / (9.8 * 100)" office:value-type="float" office:value="0.734711592756944" calcext:value-type="float">
            <text:p>0,734711592756944</text:p>
          </table:table-cell>
        </table:table-row>
        <table:table-row table:style-name="ro1">
          <table:table-cell office:value-type="float" office:value="427286" calcext:value-type="float">
            <text:p>427286</text:p>
          </table:table-cell>
          <table:table-cell table:formula="of:=([.A162] ^0.5) / (9.8 * 100)" office:value-type="float" office:value="0.667011399138419" calcext:value-type="float">
            <text:p>0,667011399138419</text:p>
          </table:table-cell>
        </table:table-row>
        <table:table-row table:style-name="ro1">
          <table:table-cell office:value-type="float" office:value="632994" calcext:value-type="float">
            <text:p>632994</text:p>
          </table:table-cell>
          <table:table-cell table:formula="of:=([.A163] ^0.5) / (9.8 * 100)" office:value-type="float" office:value="0.811846123010326" calcext:value-type="float">
            <text:p>0,811846123010326</text:p>
          </table:table-cell>
        </table:table-row>
        <table:table-row table:style-name="ro1">
          <table:table-cell office:value-type="float" office:value="760358" calcext:value-type="float">
            <text:p>760358</text:p>
          </table:table-cell>
          <table:table-cell table:formula="of:=([.A164] ^0.5) / (9.8 * 100)" office:value-type="float" office:value="0.889780705730282" calcext:value-type="float">
            <text:p>0,889780705730282</text:p>
          </table:table-cell>
        </table:table-row>
        <table:table-row table:style-name="ro1">
          <table:table-cell office:value-type="float" office:value="1686923" calcext:value-type="float">
            <text:p>1686923</text:p>
          </table:table-cell>
          <table:table-cell table:formula="of:=([.A165] ^0.5) / (9.8 * 100)" office:value-type="float" office:value="1.32532244825051" calcext:value-type="float">
            <text:p>1,32532244825051</text:p>
          </table:table-cell>
        </table:table-row>
        <table:table-row table:style-name="ro1">
          <table:table-cell office:value-type="float" office:value="1093264" calcext:value-type="float">
            <text:p>1093264</text:p>
          </table:table-cell>
          <table:table-cell table:formula="of:=([.A166] ^0.5) / (9.8 * 100)" office:value-type="float" office:value="1.06693128051956" calcext:value-type="float">
            <text:p>1,06693128051956</text:p>
          </table:table-cell>
        </table:table-row>
        <table:table-row table:style-name="ro1">
          <table:table-cell office:value-type="float" office:value="1288027" calcext:value-type="float">
            <text:p>1288027</text:p>
          </table:table-cell>
          <table:table-cell table:formula="of:=([.A167] ^0.5) / (9.8 * 100)" office:value-type="float" office:value="1.15807425712095" calcext:value-type="float">
            <text:p>1,15807425712095</text:p>
          </table:table-cell>
        </table:table-row>
        <table:table-row table:style-name="ro1">
          <table:table-cell office:value-type="float" office:value="2362916" calcext:value-type="float">
            <text:p>2362916</text:p>
          </table:table-cell>
          <table:table-cell table:formula="of:=([.A168] ^0.5) / (9.8 * 100)" office:value-type="float" office:value="1.56854891198717" calcext:value-type="float">
            <text:p>1,56854891198717</text:p>
          </table:table-cell>
        </table:table-row>
        <table:table-row table:style-name="ro1">
          <table:table-cell office:value-type="float" office:value="941597" calcext:value-type="float">
            <text:p>941597</text:p>
          </table:table-cell>
          <table:table-cell table:formula="of:=([.A169] ^0.5) / (9.8 * 100)" office:value-type="float" office:value="0.990162461059781" calcext:value-type="float">
            <text:p>0,990162461059781</text:p>
          </table:table-cell>
        </table:table-row>
        <table:table-row table:style-name="ro1">
          <table:table-cell office:value-type="float" office:value="828405" calcext:value-type="float">
            <text:p>828405</text:p>
          </table:table-cell>
          <table:table-cell table:formula="of:=([.A170] ^0.5) / (9.8 * 100)" office:value-type="float" office:value="0.92874241529564" calcext:value-type="float">
            <text:p>0,92874241529564</text:p>
          </table:table-cell>
        </table:table-row>
        <table:table-row table:style-name="ro1">
          <table:table-cell office:value-type="float" office:value="992794" calcext:value-type="float">
            <text:p>992794</text:p>
          </table:table-cell>
          <table:table-cell table:formula="of:=([.A171] ^0.5) / (9.8 * 100)" office:value-type="float" office:value="1.0167249854115" calcext:value-type="float">
            <text:p>1,0167249854115</text:p>
          </table:table-cell>
        </table:table-row>
        <table:table-row table:style-name="ro1">
          <table:table-cell office:value-type="float" office:value="1077010" calcext:value-type="float">
            <text:p>1077010</text:p>
          </table:table-cell>
          <table:table-cell table:formula="of:=([.A172] ^0.5) / (9.8 * 100)" office:value-type="float" office:value="1.05897032966008" calcext:value-type="float">
            <text:p>1,05897032966008</text:p>
          </table:table-cell>
        </table:table-row>
        <table:table-row table:style-name="ro1">
          <table:table-cell office:value-type="float" office:value="998514" calcext:value-type="float">
            <text:p>998514</text:p>
          </table:table-cell>
          <table:table-cell table:formula="of:=([.A173] ^0.5) / (9.8 * 100)" office:value-type="float" office:value="1.01964971813288" calcext:value-type="float">
            <text:p>1,01964971813288</text:p>
          </table:table-cell>
        </table:table-row>
        <table:table-row table:style-name="ro1">
          <table:table-cell office:value-type="float" office:value="1109576" calcext:value-type="float">
            <text:p>1109576</text:p>
          </table:table-cell>
          <table:table-cell table:formula="of:=([.A174] ^0.5) / (9.8 * 100)" office:value-type="float" office:value="1.07486136180689" calcext:value-type="float">
            <text:p>1,07486136180689</text:p>
          </table:table-cell>
        </table:table-row>
        <table:table-row table:style-name="ro1">
          <table:table-cell office:value-type="float" office:value="894907" calcext:value-type="float">
            <text:p>894907</text:p>
          </table:table-cell>
          <table:table-cell table:formula="of:=([.A175] ^0.5) / (9.8 * 100)" office:value-type="float" office:value="0.965301268486739" calcext:value-type="float">
            <text:p>0,965301268486739</text:p>
          </table:table-cell>
        </table:table-row>
        <table:table-row table:style-name="ro1">
          <table:table-cell office:value-type="float" office:value="924069" calcext:value-type="float">
            <text:p>924069</text:p>
          </table:table-cell>
          <table:table-cell table:formula="of:=([.A176] ^0.5) / (9.8 * 100)" office:value-type="float" office:value="0.980903140187138" calcext:value-type="float">
            <text:p>0,980903140187138</text:p>
          </table:table-cell>
        </table:table-row>
        <table:table-row table:style-name="ro1">
          <table:table-cell office:value-type="float" office:value="1756603" calcext:value-type="float">
            <text:p>1756603</text:p>
          </table:table-cell>
          <table:table-cell table:formula="of:=([.A177] ^0.5) / (9.8 * 100)" office:value-type="float" office:value="1.35241735226613" calcext:value-type="float">
            <text:p>1,35241735226613</text:p>
          </table:table-cell>
        </table:table-row>
        <table:table-row table:style-name="ro1">
          <table:table-cell office:value-type="float" office:value="1693573" calcext:value-type="float">
            <text:p>1693573</text:p>
          </table:table-cell>
          <table:table-cell table:formula="of:=([.A178] ^0.5) / (9.8 * 100)" office:value-type="float" office:value="1.32793214814894" calcext:value-type="float">
            <text:p>1,32793214814894</text:p>
          </table:table-cell>
        </table:table-row>
        <table:table-row table:style-name="ro1">
          <table:table-cell office:value-type="float" office:value="815947" calcext:value-type="float">
            <text:p>815947</text:p>
          </table:table-cell>
          <table:table-cell table:formula="of:=([.A179] ^0.5) / (9.8 * 100)" office:value-type="float" office:value="0.921732496715763" calcext:value-type="float">
            <text:p>0,921732496715763</text:p>
          </table:table-cell>
        </table:table-row>
        <table:table-row table:style-name="ro1">
          <table:table-cell office:value-type="float" office:value="385398" calcext:value-type="float">
            <text:p>385398</text:p>
          </table:table-cell>
          <table:table-cell table:formula="of:=([.A180] ^0.5) / (9.8 * 100)" office:value-type="float" office:value="0.633473792852346" calcext:value-type="float">
            <text:p>0,633473792852346</text:p>
          </table:table-cell>
        </table:table-row>
        <table:table-row table:style-name="ro1">
          <table:table-cell office:value-type="float" office:value="675803" calcext:value-type="float">
            <text:p>675803</text:p>
          </table:table-cell>
          <table:table-cell table:formula="of:=([.A181] ^0.5) / (9.8 * 100)" office:value-type="float" office:value="0.838849368613732" calcext:value-type="float">
            <text:p>0,838849368613732</text:p>
          </table:table-cell>
        </table:table-row>
        <table:table-row table:style-name="ro1">
          <table:table-cell office:value-type="float" office:value="1861294" calcext:value-type="float">
            <text:p>1861294</text:p>
          </table:table-cell>
          <table:table-cell table:formula="of:=([.A182] ^0.5) / (9.8 * 100)" office:value-type="float" office:value="1.39213519452437" calcext:value-type="float">
            <text:p>1,39213519452437</text:p>
          </table:table-cell>
        </table:table-row>
        <table:table-row table:style-name="ro1">
          <table:table-cell office:value-type="float" office:value="517982" calcext:value-type="float">
            <text:p>517982</text:p>
          </table:table-cell>
          <table:table-cell table:formula="of:=([.A183] ^0.5) / (9.8 * 100)" office:value-type="float" office:value="0.734397616003985" calcext:value-type="float">
            <text:p>0,734397616003985</text:p>
          </table:table-cell>
        </table:table-row>
        <table:table-row table:style-name="ro1">
          <table:table-cell office:value-type="float" office:value="1345725" calcext:value-type="float">
            <text:p>1345725</text:p>
          </table:table-cell>
          <table:table-cell table:formula="of:=([.A184] ^0.5) / (9.8 * 100)" office:value-type="float" office:value="1.1837284469991" calcext:value-type="float">
            <text:p>1,1837284469991</text:p>
          </table:table-cell>
        </table:table-row>
        <table:table-row table:style-name="ro1">
          <table:table-cell office:value-type="float" office:value="558785" calcext:value-type="float">
            <text:p>558785</text:p>
          </table:table-cell>
          <table:table-cell table:formula="of:=([.A185] ^0.5) / (9.8 * 100)" office:value-type="float" office:value="0.76277472502231" calcext:value-type="float">
            <text:p>0,76277472502231</text:p>
          </table:table-cell>
        </table:table-row>
        <table:table-row table:style-name="ro1">
          <table:table-cell office:value-type="float" office:value="3506357" calcext:value-type="float">
            <text:p>3506357</text:p>
          </table:table-cell>
          <table:table-cell table:formula="of:=([.A186] ^0.5) / (9.8 * 100)" office:value-type="float" office:value="1.91074173708516" calcext:value-type="float">
            <text:p>1,91074173708516</text:p>
          </table:table-cell>
        </table:table-row>
        <table:table-row table:style-name="ro1">
          <table:table-cell office:value-type="float" office:value="1193249" calcext:value-type="float">
            <text:p>1193249</text:p>
          </table:table-cell>
          <table:table-cell table:formula="of:=([.A187] ^0.5) / (9.8 * 100)" office:value-type="float" office:value="1.11465242153088" calcext:value-type="float">
            <text:p>1,11465242153088</text:p>
          </table:table-cell>
        </table:table-row>
        <table:table-row table:style-name="ro1">
          <table:table-cell office:value-type="float" office:value="713996" calcext:value-type="float">
            <text:p>713996</text:p>
          </table:table-cell>
          <table:table-cell table:formula="of:=([.A188] ^0.5) / (9.8 * 100)" office:value-type="float" office:value="0.862227387818824" calcext:value-type="float">
            <text:p>0,862227387818824</text:p>
          </table:table-cell>
        </table:table-row>
        <table:table-row table:style-name="ro1">
          <table:table-cell office:value-type="float" office:value="1272267" calcext:value-type="float">
            <text:p>1272267</text:p>
          </table:table-cell>
          <table:table-cell table:formula="of:=([.A189] ^0.5) / (9.8 * 100)" office:value-type="float" office:value="1.15096748684245" calcext:value-type="float">
            <text:p>1,15096748684245</text:p>
          </table:table-cell>
        </table:table-row>
        <table:table-row table:style-name="ro1">
          <table:table-cell office:value-type="float" office:value="1405685" calcext:value-type="float">
            <text:p>1405685</text:p>
          </table:table-cell>
          <table:table-cell table:formula="of:=([.A190] ^0.5) / (9.8 * 100)" office:value-type="float" office:value="1.20981211603357" calcext:value-type="float">
            <text:p>1,20981211603357</text:p>
          </table:table-cell>
        </table:table-row>
        <table:table-row table:style-name="ro1">
          <table:table-cell office:value-type="float" office:value="772739" calcext:value-type="float">
            <text:p>772739</text:p>
          </table:table-cell>
          <table:table-cell table:formula="of:=([.A191] ^0.5) / (9.8 * 100)" office:value-type="float" office:value="0.896995656527985" calcext:value-type="float">
            <text:p>0,896995656527985</text:p>
          </table:table-cell>
        </table:table-row>
        <table:table-row table:style-name="ro1">
          <table:table-cell office:value-type="float" office:value="1056458" calcext:value-type="float">
            <text:p>1056458</text:p>
          </table:table-cell>
          <table:table-cell table:formula="of:=([.A192] ^0.5) / (9.8 * 100)" office:value-type="float" office:value="1.04881778312095" calcext:value-type="float">
            <text:p>1,04881778312095</text:p>
          </table:table-cell>
        </table:table-row>
        <table:table-row table:style-name="ro1">
          <table:table-cell office:value-type="float" office:value="1162934" calcext:value-type="float">
            <text:p>1162934</text:p>
          </table:table-cell>
          <table:table-cell table:formula="of:=([.A193] ^0.5) / (9.8 * 100)" office:value-type="float" office:value="1.10040222096137" calcext:value-type="float">
            <text:p>1,10040222096137</text:p>
          </table:table-cell>
        </table:table-row>
        <table:table-row table:style-name="ro1">
          <table:table-cell office:value-type="float" office:value="970105" calcext:value-type="float">
            <text:p>970105</text:p>
          </table:table-cell>
          <table:table-cell table:formula="of:=([.A194] ^0.5) / (9.8 * 100)" office:value-type="float" office:value="1.00503988205184" calcext:value-type="float">
            <text:p>1,00503988205184</text:p>
          </table:table-cell>
        </table:table-row>
        <table:table-row table:style-name="ro1">
          <table:table-cell office:value-type="float" office:value="1111640" calcext:value-type="float">
            <text:p>1111640</text:p>
          </table:table-cell>
          <table:table-cell table:formula="of:=([.A195] ^0.5) / (9.8 * 100)" office:value-type="float" office:value="1.07586060976557" calcext:value-type="float">
            <text:p>1,07586060976557</text:p>
          </table:table-cell>
        </table:table-row>
        <table:table-row table:style-name="ro1">
          <table:table-cell office:value-type="float" office:value="916369" calcext:value-type="float">
            <text:p>916369</text:p>
          </table:table-cell>
          <table:table-cell table:formula="of:=([.A196] ^0.5) / (9.8 * 100)" office:value-type="float" office:value="0.976807799783364" calcext:value-type="float">
            <text:p>0,976807799783364</text:p>
          </table:table-cell>
        </table:table-row>
        <table:table-row table:style-name="ro1">
          <table:table-cell office:value-type="float" office:value="994249" calcext:value-type="float">
            <text:p>994249</text:p>
          </table:table-cell>
          <table:table-cell table:formula="of:=([.A197] ^0.5) / (9.8 * 100)" office:value-type="float" office:value="1.01746974879483" calcext:value-type="float">
            <text:p>1,01746974879483</text:p>
          </table:table-cell>
        </table:table-row>
        <table:table-row table:style-name="ro1">
          <table:table-cell office:value-type="float" office:value="1104801" calcext:value-type="float">
            <text:p>1104801</text:p>
          </table:table-cell>
          <table:table-cell table:formula="of:=([.A198] ^0.5) / (9.8 * 100)" office:value-type="float" office:value="1.07254606446134" calcext:value-type="float">
            <text:p>1,07254606446134</text:p>
          </table:table-cell>
        </table:table-row>
        <table:table-row table:style-name="ro1">
          <table:table-cell office:value-type="float" office:value="983378" calcext:value-type="float">
            <text:p>983378</text:p>
          </table:table-cell>
          <table:table-cell table:formula="of:=([.A199] ^0.5) / (9.8 * 100)" office:value-type="float" office:value="1.01189201386814" calcext:value-type="float">
            <text:p>1,01189201386814</text:p>
          </table:table-cell>
        </table:table-row>
        <table:table-row table:style-name="ro1">
          <table:table-cell office:value-type="float" office:value="907154" calcext:value-type="float">
            <text:p>907154</text:p>
          </table:table-cell>
          <table:table-cell table:formula="of:=([.A200] ^0.5) / (9.8 * 100)" office:value-type="float" office:value="0.971884004027469" calcext:value-type="float">
            <text:p>0,971884004027469</text:p>
          </table:table-cell>
        </table:table-row>
        <table:table-row table:style-name="ro1">
          <table:table-cell office:value-type="float" office:value="1209314" calcext:value-type="float">
            <text:p>1209314</text:p>
          </table:table-cell>
          <table:table-cell table:formula="of:=([.A201] ^0.5) / (9.8 * 100)" office:value-type="float" office:value="1.1221307526632" calcext:value-type="float">
            <text:p>1,1221307526632</text:p>
          </table:table-cell>
        </table:table-row>
        <table:table-row table:style-name="ro1">
          <table:table-cell office:value-type="float" office:value="916403" calcext:value-type="float">
            <text:p>916403</text:p>
          </table:table-cell>
          <table:table-cell table:formula="of:=([.A202] ^0.5) / (9.8 * 100)" office:value-type="float" office:value="0.976825920844388" calcext:value-type="float">
            <text:p>0,976825920844388</text:p>
          </table:table-cell>
        </table:table-row>
        <table:table-row table:style-name="ro1">
          <table:table-cell office:value-type="float" office:value="1156550" calcext:value-type="float">
            <text:p>1156550</text:p>
          </table:table-cell>
          <table:table-cell table:formula="of:=([.A203] ^0.5) / (9.8 * 100)" office:value-type="float" office:value="1.09737770050972" calcext:value-type="float">
            <text:p>1,09737770050972</text:p>
          </table:table-cell>
        </table:table-row>
        <table:table-row table:style-name="ro1">
          <table:table-cell office:value-type="float" office:value="962488" calcext:value-type="float">
            <text:p>962488</text:p>
          </table:table-cell>
          <table:table-cell table:formula="of:=([.A204] ^0.5) / (9.8 * 100)" office:value-type="float" office:value="1.00108645686946" calcext:value-type="float">
            <text:p>1,00108645686946</text:p>
          </table:table-cell>
        </table:table-row>
        <table:table-row table:style-name="ro1">
          <table:table-cell office:value-type="float" office:value="1031609" calcext:value-type="float">
            <text:p>1031609</text:p>
          </table:table-cell>
          <table:table-cell table:formula="of:=([.A205] ^0.5) / (9.8 * 100)" office:value-type="float" office:value="1.03640973936714" calcext:value-type="float">
            <text:p>1,03640973936714</text:p>
          </table:table-cell>
        </table:table-row>
        <table:table-row table:style-name="ro1">
          <table:table-cell office:value-type="float" office:value="965485" calcext:value-type="float">
            <text:p>965485</text:p>
          </table:table-cell>
          <table:table-cell table:formula="of:=([.A206] ^0.5) / (9.8 * 100)" office:value-type="float" office:value="1.00264383950033" calcext:value-type="float">
            <text:p>1,00264383950033</text:p>
          </table:table-cell>
        </table:table-row>
        <table:table-row table:style-name="ro1">
          <table:table-cell office:value-type="float" office:value="1109646" calcext:value-type="float">
            <text:p>1109646</text:p>
          </table:table-cell>
          <table:table-cell table:formula="of:=([.A207] ^0.5) / (9.8 * 100)" office:value-type="float" office:value="1.07489526624818" calcext:value-type="float">
            <text:p>1,07489526624818</text:p>
          </table:table-cell>
        </table:table-row>
        <table:table-row table:style-name="ro1">
          <table:table-cell office:value-type="float" office:value="985438" calcext:value-type="float">
            <text:p>985438</text:p>
          </table:table-cell>
          <table:table-cell table:formula="of:=([.A208] ^0.5) / (9.8 * 100)" office:value-type="float" office:value="1.01295132525636" calcext:value-type="float">
            <text:p>1,01295132525636</text:p>
          </table:table-cell>
        </table:table-row>
        <table:table-row table:style-name="ro1">
          <table:table-cell office:value-type="float" office:value="934741" calcext:value-type="float">
            <text:p>934741</text:p>
          </table:table-cell>
          <table:table-cell table:formula="of:=([.A209] ^0.5) / (9.8 * 100)" office:value-type="float" office:value="0.986551066635875" calcext:value-type="float">
            <text:p>0,986551066635875</text:p>
          </table:table-cell>
        </table:table-row>
        <table:table-row table:style-name="ro1">
          <table:table-cell office:value-type="float" office:value="1010394" calcext:value-type="float">
            <text:p>1010394</text:p>
          </table:table-cell>
          <table:table-cell table:formula="of:=([.A210] ^0.5) / (9.8 * 100)" office:value-type="float" office:value="1.02569751563802" calcext:value-type="float">
            <text:p>1,02569751563802</text:p>
          </table:table-cell>
        </table:table-row>
        <table:table-row table:style-name="ro1">
          <table:table-cell office:value-type="float" office:value="1069493" calcext:value-type="float">
            <text:p>1069493</text:p>
          </table:table-cell>
          <table:table-cell table:formula="of:=([.A211] ^0.5) / (9.8 * 100)" office:value-type="float" office:value="1.05526831279775" calcext:value-type="float">
            <text:p>1,05526831279775</text:p>
          </table:table-cell>
        </table:table-row>
        <table:table-row table:style-name="ro1">
          <table:table-cell office:value-type="float" office:value="990846" calcext:value-type="float">
            <text:p>990846</text:p>
          </table:table-cell>
          <table:table-cell table:formula="of:=([.A212] ^0.5) / (9.8 * 100)" office:value-type="float" office:value="1.01572701767125" calcext:value-type="float">
            <text:p>1,01572701767125</text:p>
          </table:table-cell>
        </table:table-row>
        <table:table-row table:style-name="ro1">
          <table:table-cell office:value-type="float" office:value="1000070" calcext:value-type="float">
            <text:p>1000070</text:p>
          </table:table-cell>
          <table:table-cell table:formula="of:=([.A213] ^0.5) / (9.8 * 100)" office:value-type="float" office:value="1.02044387692604" calcext:value-type="float">
            <text:p>1,02044387692604</text:p>
          </table:table-cell>
        </table:table-row>
        <table:table-row table:style-name="ro1">
          <table:table-cell office:value-type="float" office:value="1070174" calcext:value-type="float">
            <text:p>1070174</text:p>
          </table:table-cell>
          <table:table-cell table:formula="of:=([.A214] ^0.5) / (9.8 * 100)" office:value-type="float" office:value="1.05560423054533" calcext:value-type="float">
            <text:p>1,05560423054533</text:p>
          </table:table-cell>
        </table:table-row>
        <table:table-row table:style-name="ro1">
          <table:table-cell office:value-type="float" office:value="1006093" calcext:value-type="float">
            <text:p>1006093</text:p>
          </table:table-cell>
          <table:table-cell table:formula="of:=([.A215] ^0.5) / (9.8 * 100)" office:value-type="float" office:value="1.02351211581918" calcext:value-type="float">
            <text:p>1,02351211581918</text:p>
          </table:table-cell>
        </table:table-row>
        <table:table-row table:style-name="ro1">
          <table:table-cell office:value-type="float" office:value="1053805" calcext:value-type="float">
            <text:p>1053805</text:p>
          </table:table-cell>
          <table:table-cell table:formula="of:=([.A216] ^0.5) / (9.8 * 100)" office:value-type="float" office:value="1.04750004845833" calcext:value-type="float">
            <text:p>1,04750004845833</text:p>
          </table:table-cell>
        </table:table-row>
        <table:table-row table:style-name="ro1">
          <table:table-cell office:value-type="float" office:value="977926" calcext:value-type="float">
            <text:p>977926</text:p>
          </table:table-cell>
          <table:table-cell table:formula="of:=([.A217] ^0.5) / (9.8 * 100)" office:value-type="float" office:value="1.00908307209929" calcext:value-type="float">
            <text:p>1,00908307209929</text:p>
          </table:table-cell>
        </table:table-row>
        <table:table-row table:style-name="ro1">
          <table:table-cell office:value-type="float" office:value="1009245" calcext:value-type="float">
            <text:p>1009245</text:p>
          </table:table-cell>
          <table:table-cell table:formula="of:=([.A218] ^0.5) / (9.8 * 100)" office:value-type="float" office:value="1.02511414831531" calcext:value-type="float">
            <text:p>1,02511414831531</text:p>
          </table:table-cell>
        </table:table-row>
        <table:table-row table:style-name="ro1">
          <table:table-cell office:value-type="float" office:value="1024568" calcext:value-type="float">
            <text:p>1024568</text:p>
          </table:table-cell>
          <table:table-cell table:formula="of:=([.A219] ^0.5) / (9.8 * 100)" office:value-type="float" office:value="1.03286680049842" calcext:value-type="float">
            <text:p>1,03286680049842</text:p>
          </table:table-cell>
        </table:table-row>
        <table:table-row table:style-name="ro1">
          <table:table-cell office:value-type="float" office:value="1001618" calcext:value-type="float">
            <text:p>1001618</text:p>
          </table:table-cell>
          <table:table-cell table:formula="of:=([.A220] ^0.5) / (9.8 * 100)" office:value-type="float" office:value="1.02123333982038" calcext:value-type="float">
            <text:p>1,02123333982038</text:p>
          </table:table-cell>
        </table:table-row>
        <table:table-row table:style-name="ro1">
          <table:table-cell office:value-type="float" office:value="994809" calcext:value-type="float">
            <text:p>994809</text:p>
          </table:table-cell>
          <table:table-cell table:formula="of:=([.A221] ^0.5) / (9.8 * 100)" office:value-type="float" office:value="1.01775624787649" calcext:value-type="float">
            <text:p>1,01775624787649</text:p>
          </table:table-cell>
        </table:table-row>
        <table:table-row table:style-name="ro1">
          <table:table-cell office:value-type="float" office:value="1059290" calcext:value-type="float">
            <text:p>1059290</text:p>
          </table:table-cell>
          <table:table-cell table:formula="of:=([.A222] ^0.5) / (9.8 * 100)" office:value-type="float" office:value="1.05022260189734" calcext:value-type="float">
            <text:p>1,05022260189734</text:p>
          </table:table-cell>
        </table:table-row>
        <table:table-row table:style-name="ro1">
          <table:table-cell office:value-type="float" office:value="983030" calcext:value-type="float">
            <text:p>983030</text:p>
          </table:table-cell>
          <table:table-cell table:formula="of:=([.A223] ^0.5) / (9.8 * 100)" office:value-type="float" office:value="1.01171295272368" calcext:value-type="float">
            <text:p>1,01171295272368</text:p>
          </table:table-cell>
        </table:table-row>
        <table:table-row table:style-name="ro1">
          <table:table-cell office:value-type="float" office:value="1031852" calcext:value-type="float">
            <text:p>1031852</text:p>
          </table:table-cell>
          <table:table-cell table:formula="of:=([.A224] ^0.5) / (9.8 * 100)" office:value-type="float" office:value="1.03653179759727" calcext:value-type="float">
            <text:p>1,03653179759727</text:p>
          </table:table-cell>
        </table:table-row>
        <table:table-row table:style-name="ro1">
          <table:table-cell office:value-type="float" office:value="996502" calcext:value-type="float">
            <text:p>996502</text:p>
          </table:table-cell>
          <table:table-cell table:formula="of:=([.A225] ^0.5) / (9.8 * 100)" office:value-type="float" office:value="1.01862190593729" calcext:value-type="float">
            <text:p>1,01862190593729</text:p>
          </table:table-cell>
        </table:table-row>
        <table:table-row table:style-name="ro1">
          <table:table-cell office:value-type="float" office:value="1010555" calcext:value-type="float">
            <text:p>1010555</text:p>
          </table:table-cell>
          <table:table-cell table:formula="of:=([.A226] ^0.5) / (9.8 * 100)" office:value-type="float" office:value="1.02577923164294" calcext:value-type="float">
            <text:p>1,02577923164294</text:p>
          </table:table-cell>
        </table:table-row>
        <table:table-row table:style-name="ro1">
          <table:table-cell office:value-type="float" office:value="1035427" calcext:value-type="float">
            <text:p>1035427</text:p>
          </table:table-cell>
          <table:table-cell table:formula="of:=([.A227] ^0.5) / (9.8 * 100)" office:value-type="float" office:value="1.03832585191765" calcext:value-type="float">
            <text:p>1,03832585191765</text:p>
          </table:table-cell>
        </table:table-row>
        <table:table-row table:style-name="ro1">
          <table:table-cell office:value-type="float" office:value="1019238" calcext:value-type="float">
            <text:p>1019238</text:p>
          </table:table-cell>
          <table:table-cell table:formula="of:=([.A228] ^0.5) / (9.8 * 100)" office:value-type="float" office:value="1.03017671136707" calcext:value-type="float">
            <text:p>1,03017671136707</text:p>
          </table:table-cell>
        </table:table-row>
        <table:table-row table:style-name="ro1">
          <table:table-cell office:value-type="float" office:value="1039917" calcext:value-type="float">
            <text:p>1039917</text:p>
          </table:table-cell>
          <table:table-cell table:formula="of:=([.A229] ^0.5) / (9.8 * 100)" office:value-type="float" office:value="1.04057470184547" calcext:value-type="float">
            <text:p>1,04057470184547</text:p>
          </table:table-cell>
        </table:table-row>
        <table:table-row table:style-name="ro1">
          <table:table-cell office:value-type="float" office:value="1021058" calcext:value-type="float">
            <text:p>1021058</text:p>
          </table:table-cell>
          <table:table-cell table:formula="of:=([.A230] ^0.5) / (9.8 * 100)" office:value-type="float" office:value="1.03109606748103" calcext:value-type="float">
            <text:p>1,03109606748103</text:p>
          </table:table-cell>
        </table:table-row>
        <table:table-row table:style-name="ro1">
          <table:table-cell office:value-type="float" office:value="1030881" calcext:value-type="float">
            <text:p>1030881</text:p>
          </table:table-cell>
          <table:table-cell table:formula="of:=([.A231] ^0.5) / (9.8 * 100)" office:value-type="float" office:value="1.03604398090156" calcext:value-type="float">
            <text:p>1,03604398090156</text:p>
          </table:table-cell>
        </table:table-row>
        <table:table-row table:style-name="ro1">
          <table:table-cell office:value-type="float" office:value="1008269" calcext:value-type="float">
            <text:p>1008269</text:p>
          </table:table-cell>
          <table:table-cell table:formula="of:=([.A232] ^0.5) / (9.8 * 100)" office:value-type="float" office:value="1.02461835521536" calcext:value-type="float">
            <text:p>1,02461835521536</text:p>
          </table:table-cell>
        </table:table-row>
        <table:table-row table:style-name="ro1">
          <table:table-cell office:value-type="float" office:value="1029446" calcext:value-type="float">
            <text:p>1029446</text:p>
          </table:table-cell>
          <table:table-cell table:formula="of:=([.A233] ^0.5) / (9.8 * 100)" office:value-type="float" office:value="1.03532263631495" calcext:value-type="float">
            <text:p>1,03532263631495</text:p>
          </table:table-cell>
        </table:table-row>
        <table:table-row table:style-name="ro1">
          <table:table-cell office:value-type="float" office:value="993989" calcext:value-type="float">
            <text:p>993989</text:p>
          </table:table-cell>
          <table:table-cell table:formula="of:=([.A234] ^0.5) / (9.8 * 100)" office:value-type="float" office:value="1.01733670393804" calcext:value-type="float">
            <text:p>1,01733670393804</text:p>
          </table:table-cell>
        </table:table-row>
        <table:table-row table:style-name="ro1">
          <table:table-cell office:value-type="float" office:value="1005651" calcext:value-type="float">
            <text:p>1005651</text:p>
          </table:table-cell>
          <table:table-cell table:formula="of:=([.A235] ^0.5) / (9.8 * 100)" office:value-type="float" office:value="1.02328726481002" calcext:value-type="float">
            <text:p>1,02328726481002</text:p>
          </table:table-cell>
        </table:table-row>
        <table:table-row table:style-name="ro1">
          <table:table-cell office:value-type="float" office:value="1035589" calcext:value-type="float">
            <text:p>1035589</text:p>
          </table:table-cell>
          <table:table-cell table:formula="of:=([.A236] ^0.5) / (9.8 * 100)" office:value-type="float" office:value="1.03840707551389" calcext:value-type="float">
            <text:p>1,03840707551389</text:p>
          </table:table-cell>
        </table:table-row>
        <table:table-row table:style-name="ro1">
          <table:table-cell office:value-type="float" office:value="994139" calcext:value-type="float">
            <text:p>994139</text:p>
          </table:table-cell>
          <table:table-cell table:formula="of:=([.A237] ^0.5) / (9.8 * 100)" office:value-type="float" office:value="1.01741346270946" calcext:value-type="float">
            <text:p>1,01741346270946</text:p>
          </table:table-cell>
        </table:table-row>
        <table:table-row table:style-name="ro1">
          <table:table-cell office:value-type="float" office:value="994666" calcext:value-type="float">
            <text:p>994666</text:p>
          </table:table-cell>
          <table:table-cell table:formula="of:=([.A238] ^0.5) / (9.8 * 100)" office:value-type="float" office:value="1.01768309595788" calcext:value-type="float">
            <text:p>1,01768309595788</text:p>
          </table:table-cell>
        </table:table-row>
        <table:table-row table:style-name="ro1">
          <table:table-cell office:value-type="float" office:value="978745" calcext:value-type="float">
            <text:p>978745</text:p>
          </table:table-cell>
          <table:table-cell table:formula="of:=([.A239] ^0.5) / (9.8 * 100)" office:value-type="float" office:value="1.00950553048343" calcext:value-type="float">
            <text:p>1,00950553048343</text:p>
          </table:table-cell>
        </table:table-row>
        <table:table-row table:style-name="ro1">
          <table:table-cell office:value-type="float" office:value="1162042" calcext:value-type="float">
            <text:p>1162042</text:p>
          </table:table-cell>
          <table:table-cell table:formula="of:=([.A240] ^0.5) / (9.8 * 100)" office:value-type="float" office:value="1.09998012173929" calcext:value-type="float">
            <text:p>1,09998012173929</text:p>
          </table:table-cell>
        </table:table-row>
        <table:table-row table:style-name="ro1">
          <table:table-cell office:value-type="float" office:value="954513" calcext:value-type="float">
            <text:p>954513</text:p>
          </table:table-cell>
          <table:table-cell table:formula="of:=([.A241] ^0.5) / (9.8 * 100)" office:value-type="float" office:value="0.996930420034754" calcext:value-type="float">
            <text:p>0,996930420034754</text:p>
          </table:table-cell>
        </table:table-row>
        <table:table-row table:style-name="ro1">
          <table:table-cell office:value-type="float" office:value="1087454" calcext:value-type="float">
            <text:p>1087454</text:p>
          </table:table-cell>
          <table:table-cell table:formula="of:=([.A242] ^0.5) / (9.8 * 100)" office:value-type="float" office:value="1.06409247467919" calcext:value-type="float">
            <text:p>1,06409247467919</text:p>
          </table:table-cell>
        </table:table-row>
        <table:table-row table:style-name="ro1">
          <table:table-cell office:value-type="float" office:value="1040691" calcext:value-type="float">
            <text:p>1040691</text:p>
          </table:table-cell>
          <table:table-cell table:formula="of:=([.A243] ^0.5) / (9.8 * 100)" office:value-type="float" office:value="1.04096187457716" calcext:value-type="float">
            <text:p>1,04096187457716</text:p>
          </table:table-cell>
        </table:table-row>
        <table:table-row table:style-name="ro1">
          <table:table-cell office:value-type="float" office:value="942369" calcext:value-type="float">
            <text:p>942369</text:p>
          </table:table-cell>
          <table:table-cell table:formula="of:=([.A244] ^0.5) / (9.8 * 100)" office:value-type="float" office:value="0.990568286908448" calcext:value-type="float">
            <text:p>0,990568286908448</text:p>
          </table:table-cell>
        </table:table-row>
        <table:table-row table:style-name="ro1">
          <table:table-cell office:value-type="float" office:value="1052499" calcext:value-type="float">
            <text:p>1052499</text:p>
          </table:table-cell>
          <table:table-cell table:formula="of:=([.A245] ^0.5) / (9.8 * 100)" office:value-type="float" office:value="1.0468507541468" calcext:value-type="float">
            <text:p>1,0468507541468</text:p>
          </table:table-cell>
        </table:table-row>
        <table:table-row table:style-name="ro1">
          <table:table-cell office:value-type="float" office:value="1014250" calcext:value-type="float">
            <text:p>1014250</text:p>
          </table:table-cell>
          <table:table-cell table:formula="of:=([.A246] ^0.5) / (9.8 * 100)" office:value-type="float" office:value="1.02765285351553" calcext:value-type="float">
            <text:p>1,02765285351553</text:p>
          </table:table-cell>
        </table:table-row>
        <table:table-row table:style-name="ro1">
          <table:table-cell office:value-type="float" office:value="1027699" calcext:value-type="float">
            <text:p>1027699</text:p>
          </table:table-cell>
          <table:table-cell table:formula="of:=([.A247] ^0.5) / (9.8 * 100)" office:value-type="float" office:value="1.03444377688214" calcext:value-type="float">
            <text:p>1,03444377688214</text:p>
          </table:table-cell>
        </table:table-row>
        <table:table-row table:style-name="ro1">
          <table:table-cell office:value-type="float" office:value="998708" calcext:value-type="float">
            <text:p>998708</text:p>
          </table:table-cell>
          <table:table-cell table:formula="of:=([.A248] ^0.5) / (9.8 * 100)" office:value-type="float" office:value="1.01974876653785" calcext:value-type="float">
            <text:p>1,01974876653785</text:p>
          </table:table-cell>
        </table:table-row>
        <table:table-row table:style-name="ro1">
          <table:table-cell office:value-type="float" office:value="1021379" calcext:value-type="float">
            <text:p>1021379</text:p>
          </table:table-cell>
          <table:table-cell table:formula="of:=([.A249] ^0.5) / (9.8 * 100)" office:value-type="float" office:value="1.0312581326273" calcext:value-type="float">
            <text:p>1,0312581326273</text:p>
          </table:table-cell>
        </table:table-row>
        <table:table-row table:style-name="ro1">
          <table:table-cell office:value-type="float" office:value="1035749" calcext:value-type="float">
            <text:p>1035749</text:p>
          </table:table-cell>
          <table:table-cell table:formula="of:=([.A250] ^0.5) / (9.8 * 100)" office:value-type="float" office:value="1.03848729011406" calcext:value-type="float">
            <text:p>1,03848729011406</text:p>
          </table:table-cell>
        </table:table-row>
        <table:table-row table:style-name="ro1">
          <table:table-cell office:value-type="float" office:value="1278131" calcext:value-type="float">
            <text:p>1278131</text:p>
          </table:table-cell>
          <table:table-cell table:formula="of:=([.A251] ^0.5) / (9.8 * 100)" office:value-type="float" office:value="1.1536168969909" calcext:value-type="float">
            <text:p>1,1536168969909</text:p>
          </table:table-cell>
        </table:table-row>
        <table:table-row table:style-name="ro1">
          <table:table-cell office:value-type="float" office:value="1045449" calcext:value-type="float">
            <text:p>1045449</text:p>
          </table:table-cell>
          <table:table-cell table:formula="of:=([.A252] ^0.5) / (9.8 * 100)" office:value-type="float" office:value="1.0433387801089" calcext:value-type="float">
            <text:p>1,0433387801089</text:p>
          </table:table-cell>
        </table:table-row>
        <table:table-row table:style-name="ro1">
          <table:table-cell office:value-type="float" office:value="964811" calcext:value-type="float">
            <text:p>964811</text:p>
          </table:table-cell>
          <table:table-cell table:formula="of:=([.A253] ^0.5) / (9.8 * 100)" office:value-type="float" office:value="1.00229380820571" calcext:value-type="float">
            <text:p>1,00229380820571</text:p>
          </table:table-cell>
        </table:table-row>
        <table:table-row table:style-name="ro1">
          <table:table-cell office:value-type="float" office:value="893881" calcext:value-type="float">
            <text:p>893881</text:p>
          </table:table-cell>
          <table:table-cell table:formula="of:=([.A254] ^0.5) / (9.8 * 100)" office:value-type="float" office:value="0.964747756705937" calcext:value-type="float">
            <text:p>0,964747756705937</text:p>
          </table:table-cell>
        </table:table-row>
        <table:table-row table:style-name="ro1">
          <table:table-cell office:value-type="float" office:value="1137194" calcext:value-type="float">
            <text:p>1137194</text:p>
          </table:table-cell>
          <table:table-cell table:formula="of:=([.A255] ^0.5) / (9.8 * 100)" office:value-type="float" office:value="1.08815610788099" calcext:value-type="float">
            <text:p>1,08815610788099</text:p>
          </table:table-cell>
        </table:table-row>
        <table:table-row table:style-name="ro1">
          <table:table-cell office:value-type="float" office:value="860326" calcext:value-type="float">
            <text:p>860326</text:p>
          </table:table-cell>
          <table:table-cell table:formula="of:=([.A256] ^0.5) / (9.8 * 100)" office:value-type="float" office:value="0.946466939097979" calcext:value-type="float">
            <text:p>0,946466939097979</text:p>
          </table:table-cell>
        </table:table-row>
        <table:table-row table:style-name="ro1">
          <table:table-cell office:value-type="float" office:value="1281437" calcext:value-type="float">
            <text:p>1281437</text:p>
          </table:table-cell>
          <table:table-cell table:formula="of:=([.A257] ^0.5) / (9.8 * 100)" office:value-type="float" office:value="1.15510790003562" calcext:value-type="float">
            <text:p>1,15510790003562</text:p>
          </table:table-cell>
        </table:table-row>
        <table:table-row table:style-name="ro1">
          <table:table-cell office:value-type="float" office:value="955829" calcext:value-type="float">
            <text:p>955829</text:p>
          </table:table-cell>
          <table:table-cell table:formula="of:=([.A258] ^0.5) / (9.8 * 100)" office:value-type="float" office:value="0.997617424056607" calcext:value-type="float">
            <text:p>0,997617424056607</text:p>
          </table:table-cell>
        </table:table-row>
        <table:table-row table:style-name="ro1">
          <table:table-cell office:value-type="float" office:value="1308362" calcext:value-type="float">
            <text:p>1308362</text:p>
          </table:table-cell>
          <table:table-cell table:formula="of:=([.A259] ^0.5) / (9.8 * 100)" office:value-type="float" office:value="1.16718012936907" calcext:value-type="float">
            <text:p>1,16718012936907</text:p>
          </table:table-cell>
        </table:table-row>
        <table:table-row table:style-name="ro1">
          <table:table-cell office:value-type="float" office:value="888061" calcext:value-type="float">
            <text:p>888061</text:p>
          </table:table-cell>
          <table:table-cell table:formula="of:=([.A260] ^0.5) / (9.8 * 100)" office:value-type="float" office:value="0.961601923385517" calcext:value-type="float">
            <text:p>0,961601923385517</text:p>
          </table:table-cell>
        </table:table-row>
        <table:table-row table:style-name="ro1">
          <table:table-cell office:value-type="float" office:value="617211" calcext:value-type="float">
            <text:p>617211</text:p>
          </table:table-cell>
          <table:table-cell table:formula="of:=([.A261] ^0.5) / (9.8 * 100)" office:value-type="float" office:value="0.801660994345008" calcext:value-type="float">
            <text:p>0,801660994345008</text:p>
          </table:table-cell>
        </table:table-row>
        <table:table-row table:style-name="ro1">
          <table:table-cell office:value-type="float" office:value="1449873" calcext:value-type="float">
            <text:p>1449873</text:p>
          </table:table-cell>
          <table:table-cell table:formula="of:=([.A262] ^0.5) / (9.8 * 100)" office:value-type="float" office:value="1.22868032943345" calcext:value-type="float">
            <text:p>1,22868032943345</text:p>
          </table:table-cell>
        </table:table-row>
        <table:table-row table:style-name="ro1">
          <table:table-cell office:value-type="float" office:value="1111681" calcext:value-type="float">
            <text:p>1111681</text:p>
          </table:table-cell>
          <table:table-cell table:formula="of:=([.A263] ^0.5) / (9.8 * 100)" office:value-type="float" office:value="1.07588044976696" calcext:value-type="float">
            <text:p>1,07588044976696</text:p>
          </table:table-cell>
        </table:table-row>
        <table:table-row table:style-name="ro1">
          <table:table-cell office:value-type="float" office:value="1106019" calcext:value-type="float">
            <text:p>1106019</text:p>
          </table:table-cell>
          <table:table-cell table:formula="of:=([.A264] ^0.5) / (9.8 * 100)" office:value-type="float" office:value="1.0731371216978" calcext:value-type="float">
            <text:p>1,0731371216978</text:p>
          </table:table-cell>
        </table:table-row>
        <table:table-row table:style-name="ro1">
          <table:table-cell office:value-type="float" office:value="543698" calcext:value-type="float">
            <text:p>543698</text:p>
          </table:table-cell>
          <table:table-cell table:formula="of:=([.A265] ^0.5) / (9.8 * 100)" office:value-type="float" office:value="0.752406938818798" calcext:value-type="float">
            <text:p>0,752406938818798</text:p>
          </table:table-cell>
        </table:table-row>
        <table:table-row table:style-name="ro1">
          <table:table-cell office:value-type="float" office:value="1320029" calcext:value-type="float">
            <text:p>1320029</text:p>
          </table:table-cell>
          <table:table-cell table:formula="of:=([.A266] ^0.5) / (9.8 * 100)" office:value-type="float" office:value="1.17237260190647" calcext:value-type="float">
            <text:p>1,17237260190647</text:p>
          </table:table-cell>
        </table:table-row>
        <table:table-row table:style-name="ro1">
          <table:table-cell office:value-type="float" office:value="906325" calcext:value-type="float">
            <text:p>906325</text:p>
          </table:table-cell>
          <table:table-cell table:formula="of:=([.A267] ^0.5) / (9.8 * 100)" office:value-type="float" office:value="0.971439825865178" calcext:value-type="float">
            <text:p>0,971439825865178</text:p>
          </table:table-cell>
        </table:table-row>
        <table:table-row table:style-name="ro1">
          <table:table-cell office:value-type="float" office:value="788877" calcext:value-type="float">
            <text:p>788877</text:p>
          </table:table-cell>
          <table:table-cell table:formula="of:=([.A268] ^0.5) / (9.8 * 100)" office:value-type="float" office:value="0.906313755315299" calcext:value-type="float">
            <text:p>0,906313755315299</text:p>
          </table:table-cell>
        </table:table-row>
        <table:table-row table:style-name="ro1">
          <table:table-cell office:value-type="float" office:value="960129" calcext:value-type="float">
            <text:p>960129</text:p>
          </table:table-cell>
          <table:table-cell table:formula="of:=([.A269] ^0.5) / (9.8 * 100)" office:value-type="float" office:value="0.999858902998754" calcext:value-type="float">
            <text:p>0,999858902998754</text:p>
          </table:table-cell>
        </table:table-row>
        <table:table-row table:style-name="ro1">
          <table:table-cell office:value-type="float" office:value="985480" calcext:value-type="float">
            <text:p>985480</text:p>
          </table:table-cell>
          <table:table-cell table:formula="of:=([.A270] ^0.5) / (9.8 * 100)" office:value-type="float" office:value="1.01297291134415" calcext:value-type="float">
            <text:p>1,01297291134415</text:p>
          </table:table-cell>
        </table:table-row>
        <table:table-row table:style-name="ro1">
          <table:table-cell office:value-type="float" office:value="1081899" calcext:value-type="float">
            <text:p>1081899</text:p>
          </table:table-cell>
          <table:table-cell table:formula="of:=([.A271] ^0.5) / (9.8 * 100)" office:value-type="float" office:value="1.0613711633334" calcext:value-type="float">
            <text:p>1,0613711633334</text:p>
          </table:table-cell>
        </table:table-row>
        <table:table-row table:style-name="ro1">
          <table:table-cell office:value-type="float" office:value="963410" calcext:value-type="float">
            <text:p>963410</text:p>
          </table:table-cell>
          <table:table-cell table:formula="of:=([.A272] ^0.5) / (9.8 * 100)" office:value-type="float" office:value="1.0015658294826" calcext:value-type="float">
            <text:p>1,0015658294826</text:p>
          </table:table-cell>
        </table:table-row>
        <table:table-row table:style-name="ro1">
          <table:table-cell office:value-type="float" office:value="1693002" calcext:value-type="float">
            <text:p>1693002</text:p>
          </table:table-cell>
          <table:table-cell table:formula="of:=([.A273] ^0.5) / (9.8 * 100)" office:value-type="float" office:value="1.32770826846391" calcext:value-type="float">
            <text:p>1,32770826846391</text:p>
          </table:table-cell>
        </table:table-row>
        <table:table-row table:style-name="ro1">
          <table:table-cell office:value-type="float" office:value="304158" calcext:value-type="float">
            <text:p>304158</text:p>
          </table:table-cell>
          <table:table-cell table:formula="of:=([.A274] ^0.5) / (9.8 * 100)" office:value-type="float" office:value="0.562760421459863" calcext:value-type="float">
            <text:p>0,562760421459863</text:p>
          </table:table-cell>
        </table:table-row>
        <table:table-row table:style-name="ro1">
          <table:table-cell office:value-type="float" office:value="1988532" calcext:value-type="float">
            <text:p>1988532</text:p>
          </table:table-cell>
          <table:table-cell table:formula="of:=([.A275] ^0.5) / (9.8 * 100)" office:value-type="float" office:value="1.4389318195596" calcext:value-type="float">
            <text:p>1,4389318195596</text:p>
          </table:table-cell>
        </table:table-row>
        <table:table-row table:style-name="ro1">
          <table:table-cell office:value-type="float" office:value="497645" calcext:value-type="float">
            <text:p>497645</text:p>
          </table:table-cell>
          <table:table-cell table:formula="of:=([.A276] ^0.5) / (9.8 * 100)" office:value-type="float" office:value="0.719836305377092" calcext:value-type="float">
            <text:p>0,719836305377092</text:p>
          </table:table-cell>
        </table:table-row>
        <table:table-row table:style-name="ro1">
          <table:table-cell office:value-type="float" office:value="1501294" calcext:value-type="float">
            <text:p>1501294</text:p>
          </table:table-cell>
          <table:table-cell table:formula="of:=([.A277] ^0.5) / (9.8 * 100)" office:value-type="float" office:value="1.25027860285472" calcext:value-type="float">
            <text:p>1,25027860285472</text:p>
          </table:table-cell>
        </table:table-row>
        <table:table-row table:style-name="ro1">
          <table:table-cell office:value-type="float" office:value="567178" calcext:value-type="float">
            <text:p>567178</text:p>
          </table:table-cell>
          <table:table-cell table:formula="of:=([.A278] ^0.5) / (9.8 * 100)" office:value-type="float" office:value="0.768481846362199" calcext:value-type="float">
            <text:p>0,768481846362199</text:p>
          </table:table-cell>
        </table:table-row>
        <table:table-row table:style-name="ro1">
          <table:table-cell office:value-type="float" office:value="1914181" calcext:value-type="float">
            <text:p>1914181</text:p>
          </table:table-cell>
          <table:table-cell table:formula="of:=([.A279] ^0.5) / (9.8 * 100)" office:value-type="float" office:value="1.4117747978933" calcext:value-type="float">
            <text:p>1,4117747978933</text:p>
          </table:table-cell>
        </table:table-row>
        <table:table-row table:style-name="ro1">
          <table:table-cell office:value-type="float" office:value="514378" calcext:value-type="float">
            <text:p>514378</text:p>
          </table:table-cell>
          <table:table-cell table:formula="of:=([.A280] ^0.5) / (9.8 * 100)" office:value-type="float" office:value="0.731838271280129" calcext:value-type="float">
            <text:p>0,731838271280129</text:p>
          </table:table-cell>
        </table:table-row>
        <table:table-row table:style-name="ro1">
          <table:table-cell office:value-type="float" office:value="1387217" calcext:value-type="float">
            <text:p>1387217</text:p>
          </table:table-cell>
          <table:table-cell table:formula="of:=([.A281] ^0.5) / (9.8 * 100)" office:value-type="float" office:value="1.20183853673785" calcext:value-type="float">
            <text:p>1,20183853673785</text:p>
          </table:table-cell>
        </table:table-row>
        <table:table-row table:style-name="ro1">
          <table:table-cell office:value-type="float" office:value="1145465" calcext:value-type="float">
            <text:p>1145465</text:p>
          </table:table-cell>
          <table:table-cell table:formula="of:=([.A282] ^0.5) / (9.8 * 100)" office:value-type="float" office:value="1.09210610829264" calcext:value-type="float">
            <text:p>1,09210610829264</text:p>
          </table:table-cell>
        </table:table-row>
        <table:table-row table:style-name="ro1">
          <table:table-cell office:value-type="float" office:value="1091561" calcext:value-type="float">
            <text:p>1091561</text:p>
          </table:table-cell>
          <table:table-cell table:formula="of:=([.A283] ^0.5) / (9.8 * 100)" office:value-type="float" office:value="1.06609996616604" calcext:value-type="float">
            <text:p>1,06609996616604</text:p>
          </table:table-cell>
        </table:table-row>
        <table:table-row table:style-name="ro1">
          <table:table-cell office:value-type="float" office:value="839837" calcext:value-type="float">
            <text:p>839837</text:p>
          </table:table-cell>
          <table:table-cell table:formula="of:=([.A284] ^0.5) / (9.8 * 100)" office:value-type="float" office:value="0.935128786618995" calcext:value-type="float">
            <text:p>0,935128786618995</text:p>
          </table:table-cell>
        </table:table-row>
        <table:table-row table:style-name="ro1">
          <table:table-cell office:value-type="float" office:value="999556" calcext:value-type="float">
            <text:p>999556</text:p>
          </table:table-cell>
          <table:table-cell table:formula="of:=([.A285] ^0.5) / (9.8 * 100)" office:value-type="float" office:value="1.02018160750258" calcext:value-type="float">
            <text:p>1,02018160750258</text:p>
          </table:table-cell>
        </table:table-row>
        <table:table-row table:style-name="ro1">
          <table:table-cell office:value-type="float" office:value="1060386" calcext:value-type="float">
            <text:p>1060386</text:p>
          </table:table-cell>
          <table:table-cell table:formula="of:=([.A286] ^0.5) / (9.8 * 100)" office:value-type="float" office:value="1.05076577061987" calcext:value-type="float">
            <text:p>1,05076577061987</text:p>
          </table:table-cell>
        </table:table-row>
        <table:table-row table:style-name="ro1">
          <table:table-cell office:value-type="float" office:value="812026" calcext:value-type="float">
            <text:p>812026</text:p>
          </table:table-cell>
          <table:table-cell table:formula="of:=([.A287] ^0.5) / (9.8 * 100)" office:value-type="float" office:value="0.919515155729362" calcext:value-type="float">
            <text:p>0,919515155729362</text:p>
          </table:table-cell>
        </table:table-row>
        <table:table-row table:style-name="ro1">
          <table:table-cell office:value-type="float" office:value="1586613" calcext:value-type="float">
            <text:p>1586613</text:p>
          </table:table-cell>
          <table:table-cell table:formula="of:=([.A288] ^0.5) / (9.8 * 100)" office:value-type="float" office:value="1.28531456371458" calcext:value-type="float">
            <text:p>1,28531456371458</text:p>
          </table:table-cell>
        </table:table-row>
        <table:table-row table:style-name="ro1">
          <table:table-cell office:value-type="float" office:value="1551536" calcext:value-type="float">
            <text:p>1551536</text:p>
          </table:table-cell>
          <table:table-cell table:formula="of:=([.A289] ^0.5) / (9.8 * 100)" office:value-type="float" office:value="1.27102722397344" calcext:value-type="float">
            <text:p>1,27102722397344</text:p>
          </table:table-cell>
        </table:table-row>
        <table:table-row table:style-name="ro1">
          <table:table-cell office:value-type="float" office:value="980318" calcext:value-type="float">
            <text:p>980318</text:p>
          </table:table-cell>
          <table:table-cell table:formula="of:=([.A290] ^0.5) / (9.8 * 100)" office:value-type="float" office:value="1.01031642335555" calcext:value-type="float">
            <text:p>1,01031642335555</text:p>
          </table:table-cell>
        </table:table-row>
        <table:table-row table:style-name="ro1">
          <table:table-cell office:value-type="float" office:value="302793" calcext:value-type="float">
            <text:p>302793</text:p>
          </table:table-cell>
          <table:table-cell table:formula="of:=([.A291] ^0.5) / (9.8 * 100)" office:value-type="float" office:value="0.561496223640773" calcext:value-type="float">
            <text:p>0,561496223640773</text:p>
          </table:table-cell>
        </table:table-row>
        <table:table-row table:style-name="ro1">
          <table:table-cell office:value-type="float" office:value="1207946" calcext:value-type="float">
            <text:p>1207946</text:p>
          </table:table-cell>
          <table:table-cell table:formula="of:=([.A292] ^0.5) / (9.8 * 100)" office:value-type="float" office:value="1.12149588477853" calcext:value-type="float">
            <text:p>1,12149588477853</text:p>
          </table:table-cell>
        </table:table-row>
        <table:table-row table:style-name="ro1">
          <table:table-cell office:value-type="float" office:value="1314410" calcext:value-type="float">
            <text:p>1314410</text:p>
          </table:table-cell>
          <table:table-cell table:formula="of:=([.A293] ^0.5) / (9.8 * 100)" office:value-type="float" office:value="1.16987470717479" calcext:value-type="float">
            <text:p>1,16987470717479</text:p>
          </table:table-cell>
        </table:table-row>
        <table:table-row table:style-name="ro1">
          <table:table-cell office:value-type="float" office:value="811986" calcext:value-type="float">
            <text:p>811986</text:p>
          </table:table-cell>
          <table:table-cell table:formula="of:=([.A294] ^0.5) / (9.8 * 100)" office:value-type="float" office:value="0.919492508019074" calcext:value-type="float">
            <text:p>0,919492508019074</text:p>
          </table:table-cell>
        </table:table-row>
        <table:table-row table:style-name="ro1">
          <table:table-cell office:value-type="float" office:value="961299" calcext:value-type="float">
            <text:p>961299</text:p>
          </table:table-cell>
          <table:table-cell table:formula="of:=([.A295] ^0.5) / (9.8 * 100)" office:value-type="float" office:value="1.00046792467569" calcext:value-type="float">
            <text:p>1,00046792467569</text:p>
          </table:table-cell>
        </table:table-row>
        <table:table-row table:style-name="ro1">
          <table:table-cell office:value-type="float" office:value="888886" calcext:value-type="float">
            <text:p>888886</text:p>
          </table:table-cell>
          <table:table-cell table:formula="of:=([.A296] ^0.5) / (9.8 * 100)" office:value-type="float" office:value="0.962048479098088" calcext:value-type="float">
            <text:p>0,962048479098088</text:p>
          </table:table-cell>
        </table:table-row>
        <table:table-row table:style-name="ro1">
          <table:table-cell office:value-type="float" office:value="896715" calcext:value-type="float">
            <text:p>896715</text:p>
          </table:table-cell>
          <table:table-cell table:formula="of:=([.A297] ^0.5) / (9.8 * 100)" office:value-type="float" office:value="0.966275886007744" calcext:value-type="float">
            <text:p>0,966275886007744</text:p>
          </table:table-cell>
        </table:table-row>
        <table:table-row table:style-name="ro1">
          <table:table-cell office:value-type="float" office:value="1392123" calcext:value-type="float">
            <text:p>1392123</text:p>
          </table:table-cell>
          <table:table-cell table:formula="of:=([.A298] ^0.5) / (9.8 * 100)" office:value-type="float" office:value="1.2039618584496" calcext:value-type="float">
            <text:p>1,2039618584496</text:p>
          </table:table-cell>
        </table:table-row>
        <table:table-row table:style-name="ro1">
          <table:table-cell office:value-type="float" office:value="1215315" calcext:value-type="float">
            <text:p>1215315</text:p>
          </table:table-cell>
          <table:table-cell table:formula="of:=([.A299] ^0.5) / (9.8 * 100)" office:value-type="float" office:value="1.12491149172868" calcext:value-type="float">
            <text:p>1,12491149172868</text:p>
          </table:table-cell>
        </table:table-row>
        <table:table-row table:style-name="ro1">
          <table:table-cell office:value-type="float" office:value="687148" calcext:value-type="float">
            <text:p>687148</text:p>
          </table:table-cell>
          <table:table-cell table:formula="of:=([.A300] ^0.5) / (9.8 * 100)" office:value-type="float" office:value="0.845861129005632" calcext:value-type="float">
            <text:p>0,845861129005632</text:p>
          </table:table-cell>
        </table:table-row>
        <table:table-row table:style-name="ro1">
          <table:table-cell office:value-type="float" office:value="617510" calcext:value-type="float">
            <text:p>617510</text:p>
          </table:table-cell>
          <table:table-cell table:formula="of:=([.A301] ^0.5) / (9.8 * 100)" office:value-type="float" office:value="0.801855148058117" calcext:value-type="float">
            <text:p>0,801855148058117</text:p>
          </table:table-cell>
        </table:table-row>
        <table:table-row table:style-name="ro1">
          <table:table-cell office:value-type="float" office:value="1195083" calcext:value-type="float">
            <text:p>1195083</text:p>
          </table:table-cell>
          <table:table-cell table:formula="of:=([.A302] ^0.5) / (9.8 * 100)" office:value-type="float" office:value="1.11550869194996" calcext:value-type="float">
            <text:p>1,11550869194996</text:p>
          </table:table-cell>
        </table:table-row>
        <table:table-row table:style-name="ro1">
          <table:table-cell office:value-type="float" office:value="955881" calcext:value-type="float">
            <text:p>955881</text:p>
          </table:table-cell>
          <table:table-cell table:formula="of:=([.A303] ^0.5) / (9.8 * 100)" office:value-type="float" office:value="0.997644560396118" calcext:value-type="float">
            <text:p>0,997644560396118</text:p>
          </table:table-cell>
        </table:table-row>
        <table:table-row table:style-name="ro1">
          <table:table-cell office:value-type="float" office:value="908541" calcext:value-type="float">
            <text:p>908541</text:p>
          </table:table-cell>
          <table:table-cell table:formula="of:=([.A304] ^0.5) / (9.8 * 100)" office:value-type="float" office:value="0.972626704962048" calcext:value-type="float">
            <text:p>0,972626704962048</text:p>
          </table:table-cell>
        </table:table-row>
        <table:table-row table:style-name="ro1">
          <table:table-cell office:value-type="float" office:value="832465" calcext:value-type="float">
            <text:p>832465</text:p>
          </table:table-cell>
          <table:table-cell table:formula="of:=([.A305] ^0.5) / (9.8 * 100)" office:value-type="float" office:value="0.931015509654373" calcext:value-type="float">
            <text:p>0,931015509654373</text:p>
          </table:table-cell>
        </table:table-row>
        <table:table-row table:style-name="ro1">
          <table:table-cell office:value-type="float" office:value="1427649" calcext:value-type="float">
            <text:p>1427649</text:p>
          </table:table-cell>
          <table:table-cell table:formula="of:=([.A306] ^0.5) / (9.8 * 100)" office:value-type="float" office:value="1.21922721170117" calcext:value-type="float">
            <text:p>1,21922721170117</text:p>
          </table:table-cell>
        </table:table-row>
        <table:table-row table:style-name="ro1">
          <table:table-cell office:value-type="float" office:value="894905" calcext:value-type="float">
            <text:p>894905</text:p>
          </table:table-cell>
          <table:table-cell table:formula="of:=([.A307] ^0.5) / (9.8 * 100)" office:value-type="float" office:value="0.965300189825149" calcext:value-type="float">
            <text:p>0,965300189825149</text:p>
          </table:table-cell>
        </table:table-row>
        <table:table-row table:style-name="ro1">
          <table:table-cell office:value-type="float" office:value="1414386" calcext:value-type="float">
            <text:p>1414386</text:p>
          </table:table-cell>
          <table:table-cell table:formula="of:=([.A308] ^0.5) / (9.8 * 100)" office:value-type="float" office:value="1.21355062641221" calcext:value-type="float">
            <text:p>1,21355062641221</text:p>
          </table:table-cell>
        </table:table-row>
        <table:table-row table:style-name="ro1">
          <table:table-cell office:value-type="float" office:value="624180" calcext:value-type="float">
            <text:p>624180</text:p>
          </table:table-cell>
          <table:table-cell table:formula="of:=([.A309] ^0.5) / (9.8 * 100)" office:value-type="float" office:value="0.806174113560109" calcext:value-type="float">
            <text:p>0,806174113560109</text:p>
          </table:table-cell>
        </table:table-row>
        <table:table-row table:style-name="ro1">
          <table:table-cell office:value-type="float" office:value="1325723" calcext:value-type="float">
            <text:p>1325723</text:p>
          </table:table-cell>
          <table:table-cell table:formula="of:=([.A310] ^0.5) / (9.8 * 100)" office:value-type="float" office:value="1.17489842002451" calcext:value-type="float">
            <text:p>1,17489842002451</text:p>
          </table:table-cell>
        </table:table-row>
        <table:table-row table:style-name="ro1">
          <table:table-cell office:value-type="float" office:value="870196" calcext:value-type="float">
            <text:p>870196</text:p>
          </table:table-cell>
          <table:table-cell table:formula="of:=([.A311] ^0.5) / (9.8 * 100)" office:value-type="float" office:value="0.951880577979994" calcext:value-type="float">
            <text:p>0,951880577979994</text:p>
          </table:table-cell>
        </table:table-row>
        <table:table-row table:style-name="ro1">
          <table:table-cell office:value-type="float" office:value="1082141" calcext:value-type="float">
            <text:p>1082141</text:p>
          </table:table-cell>
          <table:table-cell table:formula="of:=([.A312] ^0.5) / (9.8 * 100)" office:value-type="float" office:value="1.06148986085504" calcext:value-type="float">
            <text:p>1,06148986085504</text:p>
          </table:table-cell>
        </table:table-row>
        <table:table-row table:style-name="ro1">
          <table:table-cell office:value-type="float" office:value="1226025" calcext:value-type="float">
            <text:p>1226025</text:p>
          </table:table-cell>
          <table:table-cell table:formula="of:=([.A313] ^0.5) / (9.8 * 100)" office:value-type="float" office:value="1.12985727758942" calcext:value-type="float">
            <text:p>1,12985727758942</text:p>
          </table:table-cell>
        </table:table-row>
        <table:table-row table:style-name="ro1">
          <table:table-cell office:value-type="float" office:value="744120" calcext:value-type="float">
            <text:p>744120</text:p>
          </table:table-cell>
          <table:table-cell table:formula="of:=([.A314] ^0.5) / (9.8 * 100)" office:value-type="float" office:value="0.88022847361595" calcext:value-type="float">
            <text:p>0,88022847361595</text:p>
          </table:table-cell>
        </table:table-row>
        <table:table-row table:style-name="ro1">
          <table:table-cell office:value-type="float" office:value="1056776" calcext:value-type="float">
            <text:p>1056776</text:p>
          </table:table-cell>
          <table:table-cell table:formula="of:=([.A315] ^0.5) / (9.8 * 100)" office:value-type="float" office:value="1.04897562136944" calcext:value-type="float">
            <text:p>1,04897562136944</text:p>
          </table:table-cell>
        </table:table-row>
        <table:table-row table:style-name="ro1">
          <table:table-cell office:value-type="float" office:value="888152" calcext:value-type="float">
            <text:p>888152</text:p>
          </table:table-cell>
          <table:table-cell table:formula="of:=([.A316] ^0.5) / (9.8 * 100)" office:value-type="float" office:value="0.961651190008786" calcext:value-type="float">
            <text:p>0,961651190008786</text:p>
          </table:table-cell>
        </table:table-row>
        <table:table-row table:style-name="ro1">
          <table:table-cell office:value-type="float" office:value="1031217" calcext:value-type="float">
            <text:p>1031217</text:p>
          </table:table-cell>
          <table:table-cell table:formula="of:=([.A317] ^0.5) / (9.8 * 100)" office:value-type="float" office:value="1.03621280854357" calcext:value-type="float">
            <text:p>1,03621280854357</text:p>
          </table:table-cell>
        </table:table-row>
        <table:table-row table:style-name="ro1">
          <table:table-cell office:value-type="float" office:value="964365" calcext:value-type="float">
            <text:p>964365</text:p>
          </table:table-cell>
          <table:table-cell table:formula="of:=([.A318] ^0.5) / (9.8 * 100)" office:value-type="float" office:value="1.00206211789986" calcext:value-type="float">
            <text:p>1,00206211789986</text:p>
          </table:table-cell>
        </table:table-row>
        <table:table-row table:style-name="ro1">
          <table:table-cell office:value-type="float" office:value="1186618" calcext:value-type="float">
            <text:p>1186618</text:p>
          </table:table-cell>
          <table:table-cell table:formula="of:=([.A319] ^0.5) / (9.8 * 100)" office:value-type="float" office:value="1.11155099118192" calcext:value-type="float">
            <text:p>1,11155099118192</text:p>
          </table:table-cell>
        </table:table-row>
        <table:table-row table:style-name="ro1">
          <table:table-cell office:value-type="float" office:value="814665" calcext:value-type="float">
            <text:p>814665</text:p>
          </table:table-cell>
          <table:table-cell table:formula="of:=([.A320] ^0.5) / (9.8 * 100)" office:value-type="float" office:value="0.921008108013752" calcext:value-type="float">
            <text:p>0,921008108013752</text:p>
          </table:table-cell>
        </table:table-row>
        <table:table-row table:style-name="ro1">
          <table:table-cell office:value-type="float" office:value="1139171" calcext:value-type="float">
            <text:p>1139171</text:p>
          </table:table-cell>
          <table:table-cell table:formula="of:=([.A321] ^0.5) / (9.8 * 100)" office:value-type="float" office:value="1.0891015712059" calcext:value-type="float">
            <text:p>1,0891015712059</text:p>
          </table:table-cell>
        </table:table-row>
        <table:table-row table:style-name="ro1">
          <table:table-cell office:value-type="float" office:value="913646" calcext:value-type="float">
            <text:p>913646</text:p>
          </table:table-cell>
          <table:table-cell table:formula="of:=([.A322] ^0.5) / (9.8 * 100)" office:value-type="float" office:value="0.97535542278171" calcext:value-type="float">
            <text:p>0,97535542278171</text:p>
          </table:table-cell>
        </table:table-row>
        <table:table-row table:style-name="ro1">
          <table:table-cell office:value-type="float" office:value="1024008" calcext:value-type="float">
            <text:p>1024008</text:p>
          </table:table-cell>
          <table:table-cell table:formula="of:=([.A323] ^0.5) / (9.8 * 100)" office:value-type="float" office:value="1.03258449397269" calcext:value-type="float">
            <text:p>1,03258449397269</text:p>
          </table:table-cell>
        </table:table-row>
        <table:table-row table:style-name="ro1">
          <table:table-cell office:value-type="float" office:value="1065195" calcext:value-type="float">
            <text:p>1065195</text:p>
          </table:table-cell>
          <table:table-cell table:formula="of:=([.A324] ^0.5) / (9.8 * 100)" office:value-type="float" office:value="1.05314576072646" calcext:value-type="float">
            <text:p>1,05314576072646</text:p>
          </table:table-cell>
        </table:table-row>
        <table:table-row table:style-name="ro1">
          <table:table-cell office:value-type="float" office:value="1048645" calcext:value-type="float">
            <text:p>1048645</text:p>
          </table:table-cell>
          <table:table-cell table:formula="of:=([.A325] ^0.5) / (9.8 * 100)" office:value-type="float" office:value="1.0449323376041" calcext:value-type="float">
            <text:p>1,0449323376041</text:p>
          </table:table-cell>
        </table:table-row>
        <table:table-row table:style-name="ro1">
          <table:table-cell office:value-type="float" office:value="1005489" calcext:value-type="float">
            <text:p>1005489</text:p>
          </table:table-cell>
          <table:table-cell table:formula="of:=([.A326] ^0.5) / (9.8 * 100)" office:value-type="float" office:value="1.02320484098033" calcext:value-type="float">
            <text:p>1,02320484098033</text:p>
          </table:table-cell>
        </table:table-row>
        <table:table-row table:style-name="ro1">
          <table:table-cell office:value-type="float" office:value="1010768" calcext:value-type="float">
            <text:p>1010768</text:p>
          </table:table-cell>
          <table:table-cell table:formula="of:=([.A327] ^0.5) / (9.8 * 100)" office:value-type="float" office:value="1.02588733039284" calcext:value-type="float">
            <text:p>1,02588733039284</text:p>
          </table:table-cell>
        </table:table-row>
        <table:table-row table:style-name="ro1">
          <table:table-cell office:value-type="float" office:value="1008125" calcext:value-type="float">
            <text:p>1008125</text:p>
          </table:table-cell>
          <table:table-cell table:formula="of:=([.A328] ^0.5) / (9.8 * 100)" office:value-type="float" office:value="1.02454518510322" calcext:value-type="float">
            <text:p>1,02454518510322</text:p>
          </table:table-cell>
        </table:table-row>
        <table:table-row table:style-name="ro1">
          <table:table-cell office:value-type="float" office:value="878477" calcext:value-type="float">
            <text:p>878477</text:p>
          </table:table-cell>
          <table:table-cell table:formula="of:=([.A329] ^0.5) / (9.8 * 100)" office:value-type="float" office:value="0.956399019089375" calcext:value-type="float">
            <text:p>0,956399019089375</text:p>
          </table:table-cell>
        </table:table-row>
        <table:table-row table:style-name="ro1">
          <table:table-cell office:value-type="float" office:value="1179413" calcext:value-type="float">
            <text:p>1179413</text:p>
          </table:table-cell>
          <table:table-cell table:formula="of:=([.A330] ^0.5) / (9.8 * 100)" office:value-type="float" office:value="1.1081712518974" calcext:value-type="float">
            <text:p>1,1081712518974</text:p>
          </table:table-cell>
        </table:table-row>
        <table:table-row table:style-name="ro1">
          <table:table-cell office:value-type="float" office:value="1254209" calcext:value-type="float">
            <text:p>1254209</text:p>
          </table:table-cell>
          <table:table-cell table:formula="of:=([.A331] ^0.5) / (9.8 * 100)" office:value-type="float" office:value="1.14277013152735" calcext:value-type="float">
            <text:p>1,14277013152735</text:p>
          </table:table-cell>
        </table:table-row>
        <table:table-row table:style-name="ro1">
          <table:table-cell office:value-type="float" office:value="1801817" calcext:value-type="float">
            <text:p>1801817</text:p>
          </table:table-cell>
          <table:table-cell table:formula="of:=([.A332] ^0.5) / (9.8 * 100)" office:value-type="float" office:value="1.36971201185453" calcext:value-type="float">
            <text:p>1,36971201185453</text:p>
          </table:table-cell>
        </table:table-row>
        <table:table-row table:style-name="ro1">
          <table:table-cell office:value-type="float" office:value="1061498" calcext:value-type="float">
            <text:p>1061498</text:p>
          </table:table-cell>
          <table:table-cell table:formula="of:=([.A333] ^0.5) / (9.8 * 100)" office:value-type="float" office:value="1.0513165820065" calcext:value-type="float">
            <text:p>1,0513165820065</text:p>
          </table:table-cell>
        </table:table-row>
        <table:table-row table:style-name="ro1">
          <table:table-cell office:value-type="float" office:value="1761041" calcext:value-type="float">
            <text:p>1761041</text:p>
          </table:table-cell>
          <table:table-cell table:formula="of:=([.A334] ^0.5) / (9.8 * 100)" office:value-type="float" office:value="1.35412469365424" calcext:value-type="float">
            <text:p>1,35412469365424</text:p>
          </table:table-cell>
        </table:table-row>
        <table:table-row table:style-name="ro1">
          <table:table-cell office:value-type="float" office:value="1186914" calcext:value-type="float">
            <text:p>1186914</text:p>
          </table:table-cell>
          <table:table-cell table:formula="of:=([.A335] ^0.5) / (9.8 * 100)" office:value-type="float" office:value="1.11168961986344" calcext:value-type="float">
            <text:p>1,11168961986344</text:p>
          </table:table-cell>
        </table:table-row>
        <table:table-row table:style-name="ro1">
          <table:table-cell office:value-type="float" office:value="770362" calcext:value-type="float">
            <text:p>770362</text:p>
          </table:table-cell>
          <table:table-cell table:formula="of:=([.A336] ^0.5) / (9.8 * 100)" office:value-type="float" office:value="0.89561498280106" calcext:value-type="float">
            <text:p>0,89561498280106</text:p>
          </table:table-cell>
        </table:table-row>
        <table:table-row table:style-name="ro1">
          <table:table-cell office:value-type="float" office:value="1182958" calcext:value-type="float">
            <text:p>1182958</text:p>
          </table:table-cell>
          <table:table-cell table:formula="of:=([.A337] ^0.5) / (9.8 * 100)" office:value-type="float" office:value="1.10983543549373" calcext:value-type="float">
            <text:p>1,10983543549373</text:p>
          </table:table-cell>
        </table:table-row>
        <table:table-row table:style-name="ro1">
          <table:table-cell office:value-type="float" office:value="1146301" calcext:value-type="float">
            <text:p>1146301</text:p>
          </table:table-cell>
          <table:table-cell table:formula="of:=([.A338] ^0.5) / (9.8 * 100)" office:value-type="float" office:value="1.09250456402128" calcext:value-type="float">
            <text:p>1,09250456402128</text:p>
          </table:table-cell>
        </table:table-row>
        <table:table-row table:style-name="ro1">
          <table:table-cell office:value-type="float" office:value="357242" calcext:value-type="float">
            <text:p>357242</text:p>
          </table:table-cell>
          <table:table-cell table:formula="of:=([.A339] ^0.5) / (9.8 * 100)" office:value-type="float" office:value="0.609895150792686" calcext:value-type="float">
            <text:p>0,609895150792686</text:p>
          </table:table-cell>
        </table:table-row>
        <table:table-row table:style-name="ro1">
          <table:table-cell office:value-type="float" office:value="882958" calcext:value-type="float">
            <text:p>882958</text:p>
          </table:table-cell>
          <table:table-cell table:formula="of:=([.A340] ^0.5) / (9.8 * 100)" office:value-type="float" office:value="0.958835151618884" calcext:value-type="float">
            <text:p>0,958835151618884</text:p>
          </table:table-cell>
        </table:table-row>
        <table:table-row table:style-name="ro1">
          <table:table-cell office:value-type="float" office:value="974806" calcext:value-type="float">
            <text:p>974806</text:p>
          </table:table-cell>
          <table:table-cell table:formula="of:=([.A341] ^0.5) / (9.8 * 100)" office:value-type="float" office:value="1.00747208398049" calcext:value-type="float">
            <text:p>1,00747208398049</text:p>
          </table:table-cell>
        </table:table-row>
        <table:table-row table:style-name="ro1">
          <table:table-cell office:value-type="float" office:value="632849" calcext:value-type="float">
            <text:p>632849</text:p>
          </table:table-cell>
          <table:table-cell table:formula="of:=([.A342] ^0.5) / (9.8 * 100)" office:value-type="float" office:value="0.811753132847694" calcext:value-type="float">
            <text:p>0,811753132847694</text:p>
          </table:table-cell>
        </table:table-row>
        <table:table-row table:style-name="ro1">
          <table:table-cell office:value-type="float" office:value="1141194" calcext:value-type="float">
            <text:p>1141194</text:p>
          </table:table-cell>
          <table:table-cell table:formula="of:=([.A343] ^0.5) / (9.8 * 100)" office:value-type="float" office:value="1.09006818428818" calcext:value-type="float">
            <text:p>1,09006818428818</text:p>
          </table:table-cell>
        </table:table-row>
        <table:table-row table:style-name="ro1">
          <table:table-cell office:value-type="float" office:value="1052042" calcext:value-type="float">
            <text:p>1052042</text:p>
          </table:table-cell>
          <table:table-cell table:formula="of:=([.A344] ^0.5) / (9.8 * 100)" office:value-type="float" office:value="1.04662345571803" calcext:value-type="float">
            <text:p>1,04662345571803</text:p>
          </table:table-cell>
        </table:table-row>
        <table:table-row table:style-name="ro1">
          <table:table-cell office:value-type="float" office:value="1126704" calcext:value-type="float">
            <text:p>1126704</text:p>
          </table:table-cell>
          <table:table-cell table:formula="of:=([.A345] ^0.5) / (9.8 * 100)" office:value-type="float" office:value="1.08312565422507" calcext:value-type="float">
            <text:p>1,08312565422507</text:p>
          </table:table-cell>
        </table:table-row>
        <table:table-row table:style-name="ro1">
          <table:table-cell office:value-type="float" office:value="1240122" calcext:value-type="float">
            <text:p>1240122</text:p>
          </table:table-cell>
          <table:table-cell table:formula="of:=([.A346] ^0.5) / (9.8 * 100)" office:value-type="float" office:value="1.13633433758754" calcext:value-type="float">
            <text:p>1,13633433758754</text:p>
          </table:table-cell>
        </table:table-row>
        <table:table-row table:style-name="ro1">
          <table:table-cell office:value-type="float" office:value="741886" calcext:value-type="float">
            <text:p>741886</text:p>
          </table:table-cell>
          <table:table-cell table:formula="of:=([.A347] ^0.5) / (9.8 * 100)" office:value-type="float" office:value="0.87890616771368" calcext:value-type="float">
            <text:p>0,87890616771368</text:p>
          </table:table-cell>
        </table:table-row>
        <table:table-row table:style-name="ro1">
          <table:table-cell office:value-type="float" office:value="865970" calcext:value-type="float">
            <text:p>865970</text:p>
          </table:table-cell>
          <table:table-cell table:formula="of:=([.A348] ^0.5) / (9.8 * 100)" office:value-type="float" office:value="0.949566419393425" calcext:value-type="float">
            <text:p>0,949566419393425</text:p>
          </table:table-cell>
        </table:table-row>
        <table:table-row table:style-name="ro1">
          <table:table-cell office:value-type="float" office:value="1221414" calcext:value-type="float">
            <text:p>1221414</text:p>
          </table:table-cell>
          <table:table-cell table:formula="of:=([.A349] ^0.5) / (9.8 * 100)" office:value-type="float" office:value="1.12773061641082" calcext:value-type="float">
            <text:p>1,12773061641082</text:p>
          </table:table-cell>
        </table:table-row>
        <table:table-row table:style-name="ro1">
          <table:table-cell office:value-type="float" office:value="1252550" calcext:value-type="float">
            <text:p>1252550</text:p>
          </table:table-cell>
          <table:table-cell table:formula="of:=([.A350] ^0.5) / (9.8 * 100)" office:value-type="float" office:value="1.14201408409145" calcext:value-type="float">
            <text:p>1,14201408409145</text:p>
          </table:table-cell>
        </table:table-row>
        <table:table-row table:style-name="ro1">
          <table:table-cell office:value-type="float" office:value="898810" calcext:value-type="float">
            <text:p>898810</text:p>
          </table:table-cell>
          <table:table-cell table:formula="of:=([.A351] ^0.5) / (9.8 * 100)" office:value-type="float" office:value="0.967403985229146" calcext:value-type="float">
            <text:p>0,967403985229146</text:p>
          </table:table-cell>
        </table:table-row>
        <table:table-row table:style-name="ro1">
          <table:table-cell office:value-type="float" office:value="1033824" calcext:value-type="float">
            <text:p>1033824</text:p>
          </table:table-cell>
          <table:table-cell table:formula="of:=([.A352] ^0.5) / (9.8 * 100)" office:value-type="float" office:value="1.0375217966629" calcext:value-type="float">
            <text:p>1,0375217966629</text:p>
          </table:table-cell>
        </table:table-row>
        <table:table-row table:style-name="ro1">
          <table:table-cell office:value-type="float" office:value="1315396" calcext:value-type="float">
            <text:p>1315396</text:p>
          </table:table-cell>
          <table:table-cell table:formula="of:=([.A353] ^0.5) / (9.8 * 100)" office:value-type="float" office:value="1.17031341359803" calcext:value-type="float">
            <text:p>1,17031341359803</text:p>
          </table:table-cell>
        </table:table-row>
        <table:table-row table:style-name="ro1">
          <table:table-cell office:value-type="float" office:value="1696121" calcext:value-type="float">
            <text:p>1696121</text:p>
          </table:table-cell>
          <table:table-cell table:formula="of:=([.A354] ^0.5) / (9.8 * 100)" office:value-type="float" office:value="1.32893071727308" calcext:value-type="float">
            <text:p>1,32893071727308</text:p>
          </table:table-cell>
        </table:table-row>
        <table:table-row table:style-name="ro1">
          <table:table-cell office:value-type="float" office:value="1157701" calcext:value-type="float">
            <text:p>1157701</text:p>
          </table:table-cell>
          <table:table-cell table:formula="of:=([.A355] ^0.5) / (9.8 * 100)" office:value-type="float" office:value="1.09792362054536" calcext:value-type="float">
            <text:p>1,09792362054536</text:p>
          </table:table-cell>
        </table:table-row>
        <table:table-row table:style-name="ro1">
          <table:table-cell office:value-type="float" office:value="884905" calcext:value-type="float">
            <text:p>884905</text:p>
          </table:table-cell>
          <table:table-cell table:formula="of:=([.A356] ^0.5) / (9.8 * 100)" office:value-type="float" office:value="0.959891727373397" calcext:value-type="float">
            <text:p>0,959891727373397</text:p>
          </table:table-cell>
        </table:table-row>
        <table:table-row table:style-name="ro1">
          <table:table-cell office:value-type="float" office:value="1005422" calcext:value-type="float">
            <text:p>1005422</text:p>
          </table:table-cell>
          <table:table-cell table:formula="of:=([.A357] ^0.5) / (9.8 * 100)" office:value-type="float" office:value="1.02317075017158" calcext:value-type="float">
            <text:p>1,02317075017158</text:p>
          </table:table-cell>
        </table:table-row>
        <table:table-row table:style-name="ro1">
          <table:table-cell office:value-type="float" office:value="1334365" calcext:value-type="float">
            <text:p>1334365</text:p>
          </table:table-cell>
          <table:table-cell table:formula="of:=([.A358] ^0.5) / (9.8 * 100)" office:value-type="float" office:value="1.17872160894911" calcext:value-type="float">
            <text:p>1,17872160894911</text:p>
          </table:table-cell>
        </table:table-row>
        <table:table-row table:style-name="ro1">
          <table:table-cell office:value-type="float" office:value="1199886" calcext:value-type="float">
            <text:p>1199886</text:p>
          </table:table-cell>
          <table:table-cell table:formula="of:=([.A359] ^0.5) / (9.8 * 100)" office:value-type="float" office:value="1.11774804095052" calcext:value-type="float">
            <text:p>1,11774804095052</text:p>
          </table:table-cell>
        </table:table-row>
        <table:table-row table:style-name="ro1">
          <table:table-cell office:value-type="float" office:value="703557" calcext:value-type="float">
            <text:p>703557</text:p>
          </table:table-cell>
          <table:table-cell table:formula="of:=([.A360] ^0.5) / (9.8 * 100)" office:value-type="float" office:value="0.855901068407125" calcext:value-type="float">
            <text:p>0,855901068407125</text:p>
          </table:table-cell>
        </table:table-row>
        <table:table-row table:style-name="ro1">
          <table:table-cell office:value-type="float" office:value="1180250" calcext:value-type="float">
            <text:p>1180250</text:p>
          </table:table-cell>
          <table:table-cell table:formula="of:=([.A361] ^0.5) / (9.8 * 100)" office:value-type="float" office:value="1.10856440291122" calcext:value-type="float">
            <text:p>1,10856440291122</text:p>
          </table:table-cell>
        </table:table-row>
        <table:table-row table:style-name="ro1">
          <table:table-cell office:value-type="float" office:value="999165" calcext:value-type="float">
            <text:p>999165</text:p>
          </table:table-cell>
          <table:table-cell table:formula="of:=([.A362] ^0.5) / (9.8 * 100)" office:value-type="float" office:value="1.01998205388823" calcext:value-type="float">
            <text:p>1,01998205388823</text:p>
          </table:table-cell>
        </table:table-row>
        <table:table-row table:style-name="ro1">
          <table:table-cell office:value-type="float" office:value="1249014" calcext:value-type="float">
            <text:p>1249014</text:p>
          </table:table-cell>
          <table:table-cell table:formula="of:=([.A363] ^0.5) / (9.8 * 100)" office:value-type="float" office:value="1.14040096852507" calcext:value-type="float">
            <text:p>1,14040096852507</text:p>
          </table:table-cell>
        </table:table-row>
        <table:table-row table:style-name="ro1">
          <table:table-cell office:value-type="float" office:value="989014" calcext:value-type="float">
            <text:p>989014</text:p>
          </table:table-cell>
          <table:table-cell table:formula="of:=([.A364] ^0.5) / (9.8 * 100)" office:value-type="float" office:value="1.0147875816651" calcext:value-type="float">
            <text:p>1,0147875816651</text:p>
          </table:table-cell>
        </table:table-row>
        <table:table-row table:style-name="ro1">
          <table:table-cell office:value-type="float" office:value="888344" calcext:value-type="float">
            <text:p>888344</text:p>
          </table:table-cell>
          <table:table-cell table:formula="of:=([.A365] ^0.5) / (9.8 * 100)" office:value-type="float" office:value="0.961755128890243" calcext:value-type="float">
            <text:p>0,961755128890243</text:p>
          </table:table-cell>
        </table:table-row>
        <table:table-row table:style-name="ro1">
          <table:table-cell office:value-type="float" office:value="892346" calcext:value-type="float">
            <text:p>892346</text:p>
          </table:table-cell>
          <table:table-cell table:formula="of:=([.A366] ^0.5) / (9.8 * 100)" office:value-type="float" office:value="0.963919053495138" calcext:value-type="float">
            <text:p>0,963919053495138</text:p>
          </table:table-cell>
        </table:table-row>
        <table:table-row table:style-name="ro1">
          <table:table-cell office:value-type="float" office:value="999235" calcext:value-type="float">
            <text:p>999235</text:p>
          </table:table-cell>
          <table:table-cell table:formula="of:=([.A367] ^0.5) / (9.8 * 100)" office:value-type="float" office:value="1.02001778246825" calcext:value-type="float">
            <text:p>1,02001778246825</text:p>
          </table:table-cell>
        </table:table-row>
        <table:table-row table:style-name="ro1">
          <table:table-cell office:value-type="float" office:value="1626942" calcext:value-type="float">
            <text:p>1626942</text:p>
          </table:table-cell>
          <table:table-cell table:formula="of:=([.A368] ^0.5) / (9.8 * 100)" office:value-type="float" office:value="1.30154731227136" calcext:value-type="float">
            <text:p>1,30154731227136</text:p>
          </table:table-cell>
        </table:table-row>
        <table:table-row table:style-name="ro1">
          <table:table-cell office:value-type="float" office:value="900291" calcext:value-type="float">
            <text:p>900291</text:p>
          </table:table-cell>
          <table:table-cell table:formula="of:=([.A369] ^0.5) / (9.8 * 100)" office:value-type="float" office:value="0.968200669511826" calcext:value-type="float">
            <text:p>0,968200669511826</text:p>
          </table:table-cell>
        </table:table-row>
        <table:table-row table:style-name="ro1">
          <table:table-cell office:value-type="float" office:value="740166" calcext:value-type="float">
            <text:p>740166</text:p>
          </table:table-cell>
          <table:table-cell table:formula="of:=([.A370] ^0.5) / (9.8 * 100)" office:value-type="float" office:value="0.877886741667361" calcext:value-type="float">
            <text:p>0,877886741667361</text:p>
          </table:table-cell>
        </table:table-row>
        <table:table-row table:style-name="ro1">
          <table:table-cell office:value-type="float" office:value="1257682" calcext:value-type="float">
            <text:p>1257682</text:p>
          </table:table-cell>
          <table:table-cell table:formula="of:=([.A371] ^0.5) / (9.8 * 100)" office:value-type="float" office:value="1.14435124638098" calcext:value-type="float">
            <text:p>1,14435124638098</text:p>
          </table:table-cell>
        </table:table-row>
        <table:table-row table:style-name="ro1">
          <table:table-cell office:value-type="float" office:value="969905" calcext:value-type="float">
            <text:p>969905</text:p>
          </table:table-cell>
          <table:table-cell table:formula="of:=([.A372] ^0.5) / (9.8 * 100)" office:value-type="float" office:value="1.00493627556719" calcext:value-type="float">
            <text:p>1,00493627556719</text:p>
          </table:table-cell>
        </table:table-row>
        <table:table-row table:style-name="ro1">
          <table:table-cell office:value-type="float" office:value="789854" calcext:value-type="float">
            <text:p>789854</text:p>
          </table:table-cell>
          <table:table-cell table:formula="of:=([.A373] ^0.5) / (9.8 * 100)" office:value-type="float" office:value="0.906874802571185" calcext:value-type="float">
            <text:p>0,906874802571185</text:p>
          </table:table-cell>
        </table:table-row>
        <table:table-row table:style-name="ro1">
          <table:table-cell office:value-type="float" office:value="908811" calcext:value-type="float">
            <text:p>908811</text:p>
          </table:table-cell>
          <table:table-cell table:formula="of:=([.A374] ^0.5) / (9.8 * 100)" office:value-type="float" office:value="0.972771216713693" calcext:value-type="float">
            <text:p>0,972771216713693</text:p>
          </table:table-cell>
        </table:table-row>
        <table:table-row table:style-name="ro1">
          <table:table-cell office:value-type="float" office:value="1098745" calcext:value-type="float">
            <text:p>1098745</text:p>
          </table:table-cell>
          <table:table-cell table:formula="of:=([.A375] ^0.5) / (9.8 * 100)" office:value-type="float" office:value="1.06960242821137" calcext:value-type="float">
            <text:p>1,06960242821137</text:p>
          </table:table-cell>
        </table:table-row>
        <table:table-row table:style-name="ro1">
          <table:table-cell office:value-type="float" office:value="1457762" calcext:value-type="float">
            <text:p>1457762</text:p>
          </table:table-cell>
          <table:table-cell table:formula="of:=([.A376] ^0.5) / (9.8 * 100)" office:value-type="float" office:value="1.23201852163471" calcext:value-type="float">
            <text:p>1,23201852163471</text:p>
          </table:table-cell>
        </table:table-row>
        <table:table-row table:style-name="ro1">
          <table:table-cell office:value-type="float" office:value="1470347" calcext:value-type="float">
            <text:p>1470347</text:p>
          </table:table-cell>
          <table:table-cell table:formula="of:=([.A377] ^0.5) / (9.8 * 100)" office:value-type="float" office:value="1.23732516045152" calcext:value-type="float">
            <text:p>1,23732516045152</text:p>
          </table:table-cell>
        </table:table-row>
        <table:table-row table:style-name="ro1">
          <table:table-cell office:value-type="float" office:value="925208" calcext:value-type="float">
            <text:p>925208</text:p>
          </table:table-cell>
          <table:table-cell table:formula="of:=([.A378] ^0.5) / (9.8 * 100)" office:value-type="float" office:value="0.981507480669698" calcext:value-type="float">
            <text:p>0,981507480669698</text:p>
          </table:table-cell>
        </table:table-row>
        <table:table-row table:style-name="ro1">
          <table:table-cell office:value-type="float" office:value="988808" calcext:value-type="float">
            <text:p>988808</text:p>
          </table:table-cell>
          <table:table-cell table:formula="of:=([.A379] ^0.5) / (9.8 * 100)" office:value-type="float" office:value="1.01468189199416" calcext:value-type="float">
            <text:p>1,01468189199416</text:p>
          </table:table-cell>
        </table:table-row>
        <table:table-row table:style-name="ro1">
          <table:table-cell office:value-type="float" office:value="1159245" calcext:value-type="float">
            <text:p>1159245</text:p>
          </table:table-cell>
          <table:table-cell table:formula="of:=([.A380] ^0.5) / (9.8 * 100)" office:value-type="float" office:value="1.09865551472015" calcext:value-type="float">
            <text:p>1,09865551472015</text:p>
          </table:table-cell>
        </table:table-row>
        <table:table-row table:style-name="ro1">
          <table:table-cell office:value-type="float" office:value="1184289" calcext:value-type="float">
            <text:p>1184289</text:p>
          </table:table-cell>
          <table:table-cell table:formula="of:=([.A381] ^0.5) / (9.8 * 100)" office:value-type="float" office:value="1.11045962320136" calcext:value-type="float">
            <text:p>1,11045962320136</text:p>
          </table:table-cell>
        </table:table-row>
        <table:table-row table:style-name="ro1">
          <table:table-cell office:value-type="float" office:value="985070" calcext:value-type="float">
            <text:p>985070</text:p>
          </table:table-cell>
          <table:table-cell table:formula="of:=([.A382] ^0.5) / (9.8 * 100)" office:value-type="float" office:value="1.01276217033466" calcext:value-type="float">
            <text:p>1,01276217033466</text:p>
          </table:table-cell>
        </table:table-row>
        <table:table-row table:style-name="ro1">
          <table:table-cell office:value-type="float" office:value="1049233" calcext:value-type="float">
            <text:p>1049233</text:p>
          </table:table-cell>
          <table:table-cell table:formula="of:=([.A383] ^0.5) / (9.8 * 100)" office:value-type="float" office:value="1.04522525565962" calcext:value-type="float">
            <text:p>1,04522525565962</text:p>
          </table:table-cell>
        </table:table-row>
        <table:table-row table:style-name="ro1">
          <table:table-cell office:value-type="float" office:value="1322563" calcext:value-type="float">
            <text:p>1322563</text:p>
          </table:table-cell>
          <table:table-cell table:formula="of:=([.A384] ^0.5) / (9.8 * 100)" office:value-type="float" office:value="1.1734973377328" calcext:value-type="float">
            <text:p>1,1734973377328</text:p>
          </table:table-cell>
        </table:table-row>
        <table:table-row table:style-name="ro1">
          <table:table-cell office:value-type="float" office:value="1251913" calcext:value-type="float">
            <text:p>1251913</text:p>
          </table:table-cell>
          <table:table-cell table:formula="of:=([.A385] ^0.5) / (9.8 * 100)" office:value-type="float" office:value="1.14172365437399" calcext:value-type="float">
            <text:p>1,14172365437399</text:p>
          </table:table-cell>
        </table:table-row>
        <table:table-row table:style-name="ro1">
          <table:table-cell office:value-type="float" office:value="889262" calcext:value-type="float">
            <text:p>889262</text:p>
          </table:table-cell>
          <table:table-cell table:formula="of:=([.A386] ^0.5) / (9.8 * 100)" office:value-type="float" office:value="0.96225193149982" calcext:value-type="float">
            <text:p>0,96225193149982</text:p>
          </table:table-cell>
        </table:table-row>
        <table:table-row table:style-name="ro1">
          <table:table-cell office:value-type="float" office:value="823077" calcext:value-type="float">
            <text:p>823077</text:p>
          </table:table-cell>
          <table:table-cell table:formula="of:=([.A387] ^0.5) / (9.8 * 100)" office:value-type="float" office:value="0.925750930599607" calcext:value-type="float">
            <text:p>0,925750930599607</text:p>
          </table:table-cell>
        </table:table-row>
        <table:table-row table:style-name="ro1">
          <table:table-cell office:value-type="float" office:value="858349" calcext:value-type="float">
            <text:p>858349</text:p>
          </table:table-cell>
          <table:table-cell table:formula="of:=([.A388] ^0.5) / (9.8 * 100)" office:value-type="float" office:value="0.945378839154459" calcext:value-type="float">
            <text:p>0,945378839154459</text:p>
          </table:table-cell>
        </table:table-row>
        <table:table-row table:style-name="ro1">
          <table:table-cell office:value-type="float" office:value="1081654" calcext:value-type="float">
            <text:p>1081654</text:p>
          </table:table-cell>
          <table:table-cell table:formula="of:=([.A389] ^0.5) / (9.8 * 100)" office:value-type="float" office:value="1.06125098083105" calcext:value-type="float">
            <text:p>1,06125098083105</text:p>
          </table:table-cell>
        </table:table-row>
        <table:table-row table:style-name="ro1">
          <table:table-cell office:value-type="float" office:value="1075594" calcext:value-type="float">
            <text:p>1075594</text:p>
          </table:table-cell>
          <table:table-cell table:formula="of:=([.A390] ^0.5) / (9.8 * 100)" office:value-type="float" office:value="1.05827395953398" calcext:value-type="float">
            <text:p>1,05827395953398</text:p>
          </table:table-cell>
        </table:table-row>
        <table:table-row table:style-name="ro1">
          <table:table-cell office:value-type="float" office:value="753981" calcext:value-type="float">
            <text:p>753981</text:p>
          </table:table-cell>
          <table:table-cell table:formula="of:=([.A391] ^0.5) / (9.8 * 100)" office:value-type="float" office:value="0.886041625771" calcext:value-type="float">
            <text:p>0,886041625771</text:p>
          </table:table-cell>
        </table:table-row>
        <table:table-row table:style-name="ro1">
          <table:table-cell office:value-type="float" office:value="1012493" calcext:value-type="float">
            <text:p>1012493</text:p>
          </table:table-cell>
          <table:table-cell table:formula="of:=([.A392] ^0.5) / (9.8 * 100)" office:value-type="float" office:value="1.02676235871523" calcext:value-type="float">
            <text:p>1,02676235871523</text:p>
          </table:table-cell>
        </table:table-row>
        <table:table-row table:style-name="ro1">
          <table:table-cell office:value-type="float" office:value="1102840" calcext:value-type="float">
            <text:p>1102840</text:p>
          </table:table-cell>
          <table:table-cell table:formula="of:=([.A393] ^0.5) / (9.8 * 100)" office:value-type="float" office:value="1.07159376763406" calcext:value-type="float">
            <text:p>1,07159376763406</text:p>
          </table:table-cell>
        </table:table-row>
        <table:table-row table:style-name="ro1">
          <table:table-cell office:value-type="float" office:value="1048126" calcext:value-type="float">
            <text:p>1048126</text:p>
          </table:table-cell>
          <table:table-cell table:formula="of:=([.A394] ^0.5) / (9.8 * 100)" office:value-type="float" office:value="1.04467372434524" calcext:value-type="float">
            <text:p>1,04467372434524</text:p>
          </table:table-cell>
        </table:table-row>
        <table:table-row table:style-name="ro1">
          <table:table-cell office:value-type="float" office:value="973021" calcext:value-type="float">
            <text:p>973021</text:p>
          </table:table-cell>
          <table:table-cell table:formula="of:=([.A395] ^0.5) / (9.8 * 100)" office:value-type="float" office:value="1.00654925334874" calcext:value-type="float">
            <text:p>1,00654925334874</text:p>
          </table:table-cell>
        </table:table-row>
        <table:table-row table:style-name="ro1">
          <table:table-cell office:value-type="float" office:value="976693" calcext:value-type="float">
            <text:p>976693</text:p>
          </table:table-cell>
          <table:table-cell table:formula="of:=([.A396] ^0.5) / (9.8 * 100)" office:value-type="float" office:value="1.00844672954534" calcext:value-type="float">
            <text:p>1,00844672954534</text:p>
          </table:table-cell>
        </table:table-row>
        <table:table-row table:style-name="ro1">
          <table:table-cell office:value-type="float" office:value="1221517" calcext:value-type="float">
            <text:p>1221517</text:p>
          </table:table-cell>
          <table:table-cell table:formula="of:=([.A397] ^0.5) / (9.8 * 100)" office:value-type="float" office:value="1.12777816531921" calcext:value-type="float">
            <text:p>1,12777816531921</text:p>
          </table:table-cell>
        </table:table-row>
        <table:table-row table:style-name="ro1">
          <table:table-cell office:value-type="float" office:value="1489881" calcext:value-type="float">
            <text:p>1489881</text:p>
          </table:table-cell>
          <table:table-cell table:formula="of:=([.A398] ^0.5) / (9.8 * 100)" office:value-type="float" office:value="1.24551715949062" calcext:value-type="float">
            <text:p>1,24551715949062</text:p>
          </table:table-cell>
        </table:table-row>
        <table:table-row table:style-name="ro1">
          <table:table-cell office:value-type="float" office:value="797915" calcext:value-type="float">
            <text:p>797915</text:p>
          </table:table-cell>
          <table:table-cell table:formula="of:=([.A399] ^0.5) / (9.8 * 100)" office:value-type="float" office:value="0.911490694026984" calcext:value-type="float">
            <text:p>0,911490694026984</text:p>
          </table:table-cell>
        </table:table-row>
        <table:table-row table:style-name="ro1">
          <table:table-cell office:value-type="float" office:value="1183741" calcext:value-type="float">
            <text:p>1183741</text:p>
          </table:table-cell>
          <table:table-cell table:formula="of:=([.A400] ^0.5) / (9.8 * 100)" office:value-type="float" office:value="1.11020267481904" calcext:value-type="float">
            <text:p>1,11020267481904</text:p>
          </table:table-cell>
        </table:table-row>
        <table:table-row table:style-name="ro1">
          <table:table-cell office:value-type="float" office:value="1159973" calcext:value-type="float">
            <text:p>1159973</text:p>
          </table:table-cell>
          <table:table-cell table:formula="of:=([.A401] ^0.5) / (9.8 * 100)" office:value-type="float" office:value="1.09900043563126" calcext:value-type="float">
            <text:p>1,09900043563126</text:p>
          </table:table-cell>
        </table:table-row>
        <table:table-row table:style-name="ro1">
          <table:table-cell office:value-type="float" office:value="1145162" calcext:value-type="float">
            <text:p>1145162</text:p>
          </table:table-cell>
          <table:table-cell table:formula="of:=([.A402] ^0.5) / (9.8 * 100)" office:value-type="float" office:value="1.09196165602357" calcext:value-type="float">
            <text:p>1,09196165602357</text:p>
          </table:table-cell>
        </table:table-row>
        <table:table-row table:style-name="ro1">
          <table:table-cell office:value-type="float" office:value="716701" calcext:value-type="float">
            <text:p>716701</text:p>
          </table:table-cell>
          <table:table-cell table:formula="of:=([.A403] ^0.5) / (9.8 * 100)" office:value-type="float" office:value="0.863859133818731" calcext:value-type="float">
            <text:p>0,863859133818731</text:p>
          </table:table-cell>
        </table:table-row>
        <table:table-row table:style-name="ro1">
          <table:table-cell office:value-type="float" office:value="1102942" calcext:value-type="float">
            <text:p>1102942</text:p>
          </table:table-cell>
          <table:table-cell table:formula="of:=([.A404] ^0.5) / (9.8 * 100)" office:value-type="float" office:value="1.07164332152996" calcext:value-type="float">
            <text:p>1,07164332152996</text:p>
          </table:table-cell>
        </table:table-row>
        <table:table-row table:style-name="ro1">
          <table:table-cell office:value-type="float" office:value="896979" calcext:value-type="float">
            <text:p>896979</text:p>
          </table:table-cell>
          <table:table-cell table:formula="of:=([.A405] ^0.5) / (9.8 * 100)" office:value-type="float" office:value="0.966418115178125" calcext:value-type="float">
            <text:p>0,966418115178125</text:p>
          </table:table-cell>
        </table:table-row>
        <table:table-row table:style-name="ro1">
          <table:table-cell office:value-type="float" office:value="924174" calcext:value-type="float">
            <text:p>924174</text:p>
          </table:table-cell>
          <table:table-cell table:formula="of:=([.A406] ^0.5) / (9.8 * 100)" office:value-type="float" office:value="0.980958867575523" calcext:value-type="float">
            <text:p>0,980958867575523</text:p>
          </table:table-cell>
        </table:table-row>
        <table:table-row table:style-name="ro1">
          <table:table-cell office:value-type="float" office:value="977676" calcext:value-type="float">
            <text:p>977676</text:p>
          </table:table-cell>
          <table:table-cell table:formula="of:=([.A407] ^0.5) / (9.8 * 100)" office:value-type="float" office:value="1.00895408131016" calcext:value-type="float">
            <text:p>1,00895408131016</text:p>
          </table:table-cell>
        </table:table-row>
        <table:table-row table:style-name="ro1">
          <table:table-cell office:value-type="float" office:value="753995" calcext:value-type="float">
            <text:p>753995</text:p>
          </table:table-cell>
          <table:table-cell table:formula="of:=([.A408] ^0.5) / (9.8 * 100)" office:value-type="float" office:value="0.88604985179074" calcext:value-type="float">
            <text:p>0,88604985179074</text:p>
          </table:table-cell>
        </table:table-row>
        <table:table-row table:style-name="ro1">
          <table:table-cell office:value-type="float" office:value="1014905" calcext:value-type="float">
            <text:p>1014905</text:p>
          </table:table-cell>
          <table:table-cell table:formula="of:=([.A409] ^0.5) / (9.8 * 100)" office:value-type="float" office:value="1.02798462772334" calcext:value-type="float">
            <text:p>1,02798462772334</text:p>
          </table:table-cell>
        </table:table-row>
        <table:table-row table:style-name="ro1">
          <table:table-cell office:value-type="float" office:value="901571" calcext:value-type="float">
            <text:p>901571</text:p>
          </table:table-cell>
          <table:table-cell table:formula="of:=([.A410] ^0.5) / (9.8 * 100)" office:value-type="float" office:value="0.968888700755825" calcext:value-type="float">
            <text:p>0,968888700755825</text:p>
          </table:table-cell>
        </table:table-row>
        <table:table-row table:style-name="ro1">
          <table:table-cell office:value-type="float" office:value="1420085" calcext:value-type="float">
            <text:p>1420085</text:p>
          </table:table-cell>
          <table:table-cell table:formula="of:=([.A411] ^0.5) / (9.8 * 100)" office:value-type="float" office:value="1.21599305454624" calcext:value-type="float">
            <text:p>1,21599305454624</text:p>
          </table:table-cell>
        </table:table-row>
        <table:table-row table:style-name="ro1">
          <table:table-cell office:value-type="float" office:value="1025957" calcext:value-type="float">
            <text:p>1025957</text:p>
          </table:table-cell>
          <table:table-cell table:formula="of:=([.A412] ^0.5) / (9.8 * 100)" office:value-type="float" office:value="1.03356668868455" calcext:value-type="float">
            <text:p>1,03356668868455</text:p>
          </table:table-cell>
        </table:table-row>
        <table:table-row table:style-name="ro1">
          <table:table-cell office:value-type="float" office:value="980234" calcext:value-type="float">
            <text:p>980234</text:p>
          </table:table-cell>
          <table:table-cell table:formula="of:=([.A413] ^0.5) / (9.8 * 100)" office:value-type="float" office:value="1.0102731371986" calcext:value-type="float">
            <text:p>1,0102731371986</text:p>
          </table:table-cell>
        </table:table-row>
        <table:table-row table:style-name="ro1">
          <table:table-cell office:value-type="float" office:value="926637" calcext:value-type="float">
            <text:p>926637</text:p>
          </table:table-cell>
          <table:table-cell table:formula="of:=([.A414] ^0.5) / (9.8 * 100)" office:value-type="float" office:value="0.982265165986187" calcext:value-type="float">
            <text:p>0,982265165986187</text:p>
          </table:table-cell>
        </table:table-row>
        <table:table-row table:style-name="ro1">
          <table:table-cell office:value-type="float" office:value="1087709" calcext:value-type="float">
            <text:p>1087709</text:p>
          </table:table-cell>
          <table:table-cell table:formula="of:=([.A415] ^0.5) / (9.8 * 100)" office:value-type="float" office:value="1.06421722831286" calcext:value-type="float">
            <text:p>1,06421722831286</text:p>
          </table:table-cell>
        </table:table-row>
        <table:table-row table:style-name="ro1">
          <table:table-cell office:value-type="float" office:value="1061378" calcext:value-type="float">
            <text:p>1061378</text:p>
          </table:table-cell>
          <table:table-cell table:formula="of:=([.A416] ^0.5) / (9.8 * 100)" office:value-type="float" office:value="1.05125715582034" calcext:value-type="float">
            <text:p>1,05125715582034</text:p>
          </table:table-cell>
        </table:table-row>
        <table:table-row table:style-name="ro1">
          <table:table-cell office:value-type="float" office:value="1310374" calcext:value-type="float">
            <text:p>1310374</text:p>
          </table:table-cell>
          <table:table-cell table:formula="of:=([.A417] ^0.5) / (9.8 * 100)" office:value-type="float" office:value="1.16807722982137" calcext:value-type="float">
            <text:p>1,16807722982137</text:p>
          </table:table-cell>
        </table:table-row>
        <table:table-row table:style-name="ro1">
          <table:table-cell office:value-type="float" office:value="941034" calcext:value-type="float">
            <text:p>941034</text:p>
          </table:table-cell>
          <table:table-cell table:formula="of:=([.A418] ^0.5) / (9.8 * 100)" office:value-type="float" office:value="0.989866397659045" calcext:value-type="float">
            <text:p>0,989866397659045</text:p>
          </table:table-cell>
        </table:table-row>
        <table:table-row table:style-name="ro1">
          <table:table-cell office:value-type="float" office:value="1065835" calcext:value-type="float">
            <text:p>1065835</text:p>
          </table:table-cell>
          <table:table-cell table:formula="of:=([.A419] ^0.5) / (9.8 * 100)" office:value-type="float" office:value="1.0534620934522" calcext:value-type="float">
            <text:p>1,0534620934522</text:p>
          </table:table-cell>
        </table:table-row>
        <table:table-row table:style-name="ro1">
          <table:table-cell office:value-type="float" office:value="1269658" calcext:value-type="float">
            <text:p>1269658</text:p>
          </table:table-cell>
          <table:table-cell table:formula="of:=([.A420] ^0.5) / (9.8 * 100)" office:value-type="float" office:value="1.14978675385566" calcext:value-type="float">
            <text:p>1,14978675385566</text:p>
          </table:table-cell>
        </table:table-row>
        <table:table-row table:style-name="ro1">
          <table:table-cell office:value-type="float" office:value="968722" calcext:value-type="float">
            <text:p>968722</text:p>
          </table:table-cell>
          <table:table-cell table:formula="of:=([.A421] ^0.5) / (9.8 * 100)" office:value-type="float" office:value="1.00432322462701" calcext:value-type="float">
            <text:p>1,00432322462701</text:p>
          </table:table-cell>
        </table:table-row>
        <table:table-row table:style-name="ro1">
          <table:table-cell office:value-type="float" office:value="1184021" calcext:value-type="float">
            <text:p>1184021</text:p>
          </table:table-cell>
          <table:table-cell table:formula="of:=([.A422] ^0.5) / (9.8 * 100)" office:value-type="float" office:value="1.11033396974282" calcext:value-type="float">
            <text:p>1,11033396974282</text:p>
          </table:table-cell>
        </table:table-row>
        <table:table-row table:style-name="ro1">
          <table:table-cell office:value-type="float" office:value="1137370" calcext:value-type="float">
            <text:p>1137370</text:p>
          </table:table-cell>
          <table:table-cell table:formula="of:=([.A423] ^0.5) / (9.8 * 100)" office:value-type="float" office:value="1.08824030990171" calcext:value-type="float">
            <text:p>1,08824030990171</text:p>
          </table:table-cell>
        </table:table-row>
        <table:table-row table:style-name="ro1">
          <table:table-cell office:value-type="float" office:value="1212708" calcext:value-type="float">
            <text:p>1212708</text:p>
          </table:table-cell>
          <table:table-cell table:formula="of:=([.A424] ^0.5) / (9.8 * 100)" office:value-type="float" office:value="1.12370430730793" calcext:value-type="float">
            <text:p>1,12370430730793</text:p>
          </table:table-cell>
        </table:table-row>
        <table:table-row table:style-name="ro1">
          <table:table-cell office:value-type="float" office:value="965546" calcext:value-type="float">
            <text:p>965546</text:p>
          </table:table-cell>
          <table:table-cell table:formula="of:=([.A425] ^0.5) / (9.8 * 100)" office:value-type="float" office:value="1.00267551286045" calcext:value-type="float">
            <text:p>1,00267551286045</text:p>
          </table:table-cell>
        </table:table-row>
        <table:table-row table:style-name="ro1">
          <table:table-cell office:value-type="float" office:value="1263572" calcext:value-type="float">
            <text:p>1263572</text:p>
          </table:table-cell>
          <table:table-cell table:formula="of:=([.A426] ^0.5) / (9.8 * 100)" office:value-type="float" office:value="1.14702774003138" calcext:value-type="float">
            <text:p>1,14702774003138</text:p>
          </table:table-cell>
        </table:table-row>
        <table:table-row table:style-name="ro1">
          <table:table-cell office:value-type="float" office:value="230570" calcext:value-type="float">
            <text:p>230570</text:p>
          </table:table-cell>
          <table:table-cell table:formula="of:=([.A427] ^0.5) / (9.8 * 100)" office:value-type="float" office:value="0.489976582326803" calcext:value-type="float">
            <text:p>0,489976582326803</text:p>
          </table:table-cell>
        </table:table-row>
        <table:table-row table:style-name="ro1">
          <table:table-cell office:value-type="float" office:value="1138209" calcext:value-type="float">
            <text:p>1138209</text:p>
          </table:table-cell>
          <table:table-cell table:formula="of:=([.A428] ^0.5) / (9.8 * 100)" office:value-type="float" office:value="1.08864161523922" calcext:value-type="float">
            <text:p>1,08864161523922</text:p>
          </table:table-cell>
        </table:table-row>
        <table:table-row table:style-name="ro1">
          <table:table-cell office:value-type="float" office:value="1003877" calcext:value-type="float">
            <text:p>1003877</text:p>
          </table:table-cell>
          <table:table-cell table:formula="of:=([.A429] ^0.5) / (9.8 * 100)" office:value-type="float" office:value="1.02238431096153" calcext:value-type="float">
            <text:p>1,02238431096153</text:p>
          </table:table-cell>
        </table:table-row>
        <table:table-row table:style-name="ro1">
          <table:table-cell office:value-type="float" office:value="1327364" calcext:value-type="float">
            <text:p>1327364</text:p>
          </table:table-cell>
          <table:table-cell table:formula="of:=([.A430] ^0.5) / (9.8 * 100)" office:value-type="float" office:value="1.17562534866902" calcext:value-type="float">
            <text:p>1,17562534866902</text:p>
          </table:table-cell>
        </table:table-row>
        <table:table-row table:style-name="ro1">
          <table:table-cell office:value-type="float" office:value="1164978" calcext:value-type="float">
            <text:p>1164978</text:p>
          </table:table-cell>
          <table:table-cell table:formula="of:=([.A431] ^0.5) / (9.8 * 100)" office:value-type="float" office:value="1.10136884274983" calcext:value-type="float">
            <text:p>1,10136884274983</text:p>
          </table:table-cell>
        </table:table-row>
        <table:table-row table:style-name="ro1">
          <table:table-cell office:value-type="float" office:value="1344419" calcext:value-type="float">
            <text:p>1344419</text:p>
          </table:table-cell>
          <table:table-cell table:formula="of:=([.A432] ^0.5) / (9.8 * 100)" office:value-type="float" office:value="1.18315391482783" calcext:value-type="float">
            <text:p>1,18315391482783</text:p>
          </table:table-cell>
        </table:table-row>
        <table:table-row table:style-name="ro1">
          <table:table-cell office:value-type="float" office:value="874241" calcext:value-type="float">
            <text:p>874241</text:p>
          </table:table-cell>
          <table:table-cell table:formula="of:=([.A433] ^0.5) / (9.8 * 100)" office:value-type="float" office:value="0.954090363378147" calcext:value-type="float">
            <text:p>0,954090363378147</text:p>
          </table:table-cell>
        </table:table-row>
        <table:table-row table:style-name="ro1">
          <table:table-cell office:value-type="float" office:value="742290" calcext:value-type="float">
            <text:p>742290</text:p>
          </table:table-cell>
          <table:table-cell table:formula="of:=([.A434] ^0.5) / (9.8 * 100)" office:value-type="float" office:value="0.879145442861583" calcext:value-type="float">
            <text:p>0,879145442861583</text:p>
          </table:table-cell>
        </table:table-row>
        <table:table-row table:style-name="ro1">
          <table:table-cell office:value-type="float" office:value="1053809" calcext:value-type="float">
            <text:p>1053809</text:p>
          </table:table-cell>
          <table:table-cell table:formula="of:=([.A435] ^0.5) / (9.8 * 100)" office:value-type="float" office:value="1.04750203649037" calcext:value-type="float">
            <text:p>1,04750203649037</text:p>
          </table:table-cell>
        </table:table-row>
        <table:table-row table:style-name="ro1">
          <table:table-cell office:value-type="float" office:value="899734" calcext:value-type="float">
            <text:p>899734</text:p>
          </table:table-cell>
          <table:table-cell table:formula="of:=([.A436] ^0.5) / (9.8 * 100)" office:value-type="float" office:value="0.967901115694469" calcext:value-type="float">
            <text:p>0,967901115694469</text:p>
          </table:table-cell>
        </table:table-row>
        <table:table-row table:style-name="ro1">
          <table:table-cell office:value-type="float" office:value="1340498" calcext:value-type="float">
            <text:p>1340498</text:p>
          </table:table-cell>
          <table:table-cell table:formula="of:=([.A437] ^0.5) / (9.8 * 100)" office:value-type="float" office:value="1.18142731993405" calcext:value-type="float">
            <text:p>1,18142731993405</text:p>
          </table:table-cell>
        </table:table-row>
        <table:table-row table:style-name="ro1">
          <table:table-cell office:value-type="float" office:value="1200881" calcext:value-type="float">
            <text:p>1200881</text:p>
          </table:table-cell>
          <table:table-cell table:formula="of:=([.A438] ^0.5) / (9.8 * 100)" office:value-type="float" office:value="1.11821138864898" calcext:value-type="float">
            <text:p>1,11821138864898</text:p>
          </table:table-cell>
        </table:table-row>
        <table:table-row table:style-name="ro1">
          <table:table-cell office:value-type="float" office:value="1149377" calcext:value-type="float">
            <text:p>1149377</text:p>
          </table:table-cell>
          <table:table-cell table:formula="of:=([.A439] ^0.5) / (9.8 * 100)" office:value-type="float" office:value="1.09396940293621" calcext:value-type="float">
            <text:p>1,09396940293621</text:p>
          </table:table-cell>
        </table:table-row>
        <table:table-row table:style-name="ro1">
          <table:table-cell office:value-type="float" office:value="950354" calcext:value-type="float">
            <text:p>950354</text:p>
          </table:table-cell>
          <table:table-cell table:formula="of:=([.A440] ^0.5) / (9.8 * 100)" office:value-type="float" office:value="0.994756138505167" calcext:value-type="float">
            <text:p>0,994756138505167</text:p>
          </table:table-cell>
        </table:table-row>
        <table:table-row table:style-name="ro1">
          <table:table-cell office:value-type="float" office:value="784429" calcext:value-type="float">
            <text:p>784429</text:p>
          </table:table-cell>
          <table:table-cell table:formula="of:=([.A441] ^0.5) / (9.8 * 100)" office:value-type="float" office:value="0.903755066094723" calcext:value-type="float">
            <text:p>0,903755066094723</text:p>
          </table:table-cell>
        </table:table-row>
        <table:table-row table:style-name="ro1">
          <table:table-cell office:value-type="float" office:value="1030532" calcext:value-type="float">
            <text:p>1030532</text:p>
          </table:table-cell>
          <table:table-cell table:formula="of:=([.A442] ^0.5) / (9.8 * 100)" office:value-type="float" office:value="1.03586859210437" calcext:value-type="float">
            <text:p>1,03586859210437</text:p>
          </table:table-cell>
        </table:table-row>
        <table:table-row table:style-name="ro1">
          <table:table-cell office:value-type="float" office:value="925610" calcext:value-type="float">
            <text:p>925610</text:p>
          </table:table-cell>
          <table:table-cell table:formula="of:=([.A443] ^0.5) / (9.8 * 100)" office:value-type="float" office:value="0.981720688487352" calcext:value-type="float">
            <text:p>0,981720688487352</text:p>
          </table:table-cell>
        </table:table-row>
        <table:table-row table:style-name="ro1">
          <table:table-cell office:value-type="float" office:value="1090946" calcext:value-type="float">
            <text:p>1090946</text:p>
          </table:table-cell>
          <table:table-cell table:formula="of:=([.A444] ^0.5) / (9.8 * 100)" office:value-type="float" office:value="1.06579959639471" calcext:value-type="float">
            <text:p>1,06579959639471</text:p>
          </table:table-cell>
        </table:table-row>
        <table:table-row table:style-name="ro1">
          <table:table-cell office:value-type="float" office:value="1036166" calcext:value-type="float">
            <text:p>1036166</text:p>
          </table:table-cell>
          <table:table-cell table:formula="of:=([.A445] ^0.5) / (9.8 * 100)" office:value-type="float" office:value="1.03869632030457" calcext:value-type="float">
            <text:p>1,03869632030457</text:p>
          </table:table-cell>
        </table:table-row>
        <table:table-row table:style-name="ro1">
          <table:table-cell office:value-type="float" office:value="938590" calcext:value-type="float">
            <text:p>938590</text:p>
          </table:table-cell>
          <table:table-cell table:formula="of:=([.A446] ^0.5) / (9.8 * 100)" office:value-type="float" office:value="0.988580149610161" calcext:value-type="float">
            <text:p>0,988580149610161</text:p>
          </table:table-cell>
        </table:table-row>
        <table:table-row table:style-name="ro1">
          <table:table-cell office:value-type="float" office:value="1052889" calcext:value-type="float">
            <text:p>1052889</text:p>
          </table:table-cell>
          <table:table-cell table:formula="of:=([.A447] ^0.5) / (9.8 * 100)" office:value-type="float" office:value="1.04704468971357" calcext:value-type="float">
            <text:p>1,04704468971357</text:p>
          </table:table-cell>
        </table:table-row>
        <table:table-row table:style-name="ro1">
          <table:table-cell office:value-type="float" office:value="1024896" calcext:value-type="float">
            <text:p>1024896</text:p>
          </table:table-cell>
          <table:table-cell table:formula="of:=([.A448] ^0.5) / (9.8 * 100)" office:value-type="float" office:value="1.03303211563663" calcext:value-type="float">
            <text:p>1,03303211563663</text:p>
          </table:table-cell>
        </table:table-row>
        <table:table-row table:style-name="ro1">
          <table:table-cell office:value-type="float" office:value="929258" calcext:value-type="float">
            <text:p>929258</text:p>
          </table:table-cell>
          <table:table-cell table:formula="of:=([.A449] ^0.5) / (9.8 * 100)" office:value-type="float" office:value="0.983653357403001" calcext:value-type="float">
            <text:p>0,983653357403001</text:p>
          </table:table-cell>
        </table:table-row>
        <table:table-row table:style-name="ro1">
          <table:table-cell office:value-type="float" office:value="1262444" calcext:value-type="float">
            <text:p>1262444</text:p>
          </table:table-cell>
          <table:table-cell table:formula="of:=([.A450] ^0.5) / (9.8 * 100)" office:value-type="float" office:value="1.14651564567647" calcext:value-type="float">
            <text:p>1,14651564567647</text:p>
          </table:table-cell>
        </table:table-row>
        <table:table-row table:style-name="ro1">
          <table:table-cell office:value-type="float" office:value="946013" calcext:value-type="float">
            <text:p>946013</text:p>
          </table:table-cell>
          <table:table-cell table:formula="of:=([.A451] ^0.5) / (9.8 * 100)" office:value-type="float" office:value="0.992481628758726" calcext:value-type="float">
            <text:p>0,992481628758726</text:p>
          </table:table-cell>
        </table:table-row>
        <table:table-row table:style-name="ro1">
          <table:table-cell office:value-type="float" office:value="1043246" calcext:value-type="float">
            <text:p>1043246</text:p>
          </table:table-cell>
          <table:table-cell table:formula="of:=([.A452] ^0.5) / (9.8 * 100)" office:value-type="float" office:value="1.04223892374898" calcext:value-type="float">
            <text:p>1,04223892374898</text:p>
          </table:table-cell>
        </table:table-row>
        <table:table-row table:style-name="ro1">
          <table:table-cell office:value-type="float" office:value="1224193" calcext:value-type="float">
            <text:p>1224193</text:p>
          </table:table-cell>
          <table:table-cell table:formula="of:=([.A453] ^0.5) / (9.8 * 100)" office:value-type="float" office:value="1.12901281179452" calcext:value-type="float">
            <text:p>1,12901281179452</text:p>
          </table:table-cell>
        </table:table-row>
        <table:table-row table:style-name="ro1">
          <table:table-cell office:value-type="float" office:value="852501" calcext:value-type="float">
            <text:p>852501</text:p>
          </table:table-cell>
          <table:table-cell table:formula="of:=([.A454] ^0.5) / (9.8 * 100)" office:value-type="float" office:value="0.942152864450175" calcext:value-type="float">
            <text:p>0,942152864450175</text:p>
          </table:table-cell>
        </table:table-row>
        <table:table-row table:style-name="ro1">
          <table:table-cell office:value-type="float" office:value="1007109" calcext:value-type="float">
            <text:p>1007109</text:p>
          </table:table-cell>
          <table:table-cell table:formula="of:=([.A455] ^0.5) / (9.8 * 100)" office:value-type="float" office:value="1.02402878073491" calcext:value-type="float">
            <text:p>1,02402878073491</text:p>
          </table:table-cell>
        </table:table-row>
        <table:table-row table:style-name="ro1">
          <table:table-cell office:value-type="float" office:value="1164524" calcext:value-type="float">
            <text:p>1164524</text:p>
          </table:table-cell>
          <table:table-cell table:formula="of:=([.A456] ^0.5) / (9.8 * 100)" office:value-type="float" office:value="1.10115421630213" calcext:value-type="float">
            <text:p>1,10115421630213</text:p>
          </table:table-cell>
        </table:table-row>
        <table:table-row table:style-name="ro1">
          <table:table-cell office:value-type="float" office:value="1079547" calcext:value-type="float">
            <text:p>1079547</text:p>
          </table:table-cell>
          <table:table-cell table:formula="of:=([.A457] ^0.5) / (9.8 * 100)" office:value-type="float" office:value="1.06021684893415" calcext:value-type="float">
            <text:p>1,06021684893415</text:p>
          </table:table-cell>
        </table:table-row>
        <table:table-row table:style-name="ro1">
          <table:table-cell office:value-type="float" office:value="1088002" calcext:value-type="float">
            <text:p>1088002</text:p>
          </table:table-cell>
          <table:table-cell table:formula="of:=([.A458] ^0.5) / (9.8 * 100)" office:value-type="float" office:value="1.06436055463084" calcext:value-type="float">
            <text:p>1,06436055463084</text:p>
          </table:table-cell>
        </table:table-row>
        <table:table-row table:style-name="ro1">
          <table:table-cell office:value-type="float" office:value="1123301" calcext:value-type="float">
            <text:p>1123301</text:p>
          </table:table-cell>
          <table:table-cell table:formula="of:=([.A459] ^0.5) / (9.8 * 100)" office:value-type="float" office:value="1.08148872742862" calcext:value-type="float">
            <text:p>1,08148872742862</text:p>
          </table:table-cell>
        </table:table-row>
        <table:table-row table:style-name="ro1">
          <table:table-cell office:value-type="float" office:value="745438" calcext:value-type="float">
            <text:p>745438</text:p>
          </table:table-cell>
          <table:table-cell table:formula="of:=([.A460] ^0.5) / (9.8 * 100)" office:value-type="float" office:value="0.881007667742214" calcext:value-type="float">
            <text:p>0,881007667742214</text:p>
          </table:table-cell>
        </table:table-row>
        <table:table-row table:style-name="ro1">
          <table:table-cell office:value-type="float" office:value="1096006" calcext:value-type="float">
            <text:p>1096006</text:p>
          </table:table-cell>
          <table:table-cell table:formula="of:=([.A461] ^0.5) / (9.8 * 100)" office:value-type="float" office:value="1.06826842026834" calcext:value-type="float">
            <text:p>1,06826842026834</text:p>
          </table:table-cell>
        </table:table-row>
        <table:table-row table:style-name="ro1">
          <table:table-cell office:value-type="float" office:value="1195337" calcext:value-type="float">
            <text:p>1195337</text:p>
          </table:table-cell>
          <table:table-cell table:formula="of:=([.A462] ^0.5) / (9.8 * 100)" office:value-type="float" office:value="1.11562722938807" calcext:value-type="float">
            <text:p>1,11562722938807</text:p>
          </table:table-cell>
        </table:table-row>
        <table:table-row table:style-name="ro1">
          <table:table-cell office:value-type="float" office:value="1032185" calcext:value-type="float">
            <text:p>1032185</text:p>
          </table:table-cell>
          <table:table-cell table:formula="of:=([.A463] ^0.5) / (9.8 * 100)" office:value-type="float" office:value="1.03669903923906" calcext:value-type="float">
            <text:p>1,03669903923906</text:p>
          </table:table-cell>
        </table:table-row>
        <table:table-row table:style-name="ro1">
          <table:table-cell office:value-type="float" office:value="1075046" calcext:value-type="float">
            <text:p>1075046</text:p>
          </table:table-cell>
          <table:table-cell table:formula="of:=([.A464] ^0.5) / (9.8 * 100)" office:value-type="float" office:value="1.05800433734582" calcext:value-type="float">
            <text:p>1,05800433734582</text:p>
          </table:table-cell>
        </table:table-row>
        <table:table-row table:style-name="ro1">
          <table:table-cell office:value-type="float" office:value="963074" calcext:value-type="float">
            <text:p>963074</text:p>
          </table:table-cell>
          <table:table-cell table:formula="of:=([.A465] ^0.5) / (9.8 * 100)" office:value-type="float" office:value="1.00139116061595" calcext:value-type="float">
            <text:p>1,00139116061595</text:p>
          </table:table-cell>
        </table:table-row>
        <table:table-row table:style-name="ro1">
          <table:table-cell office:value-type="float" office:value="1079939" calcext:value-type="float">
            <text:p>1079939</text:p>
          </table:table-cell>
          <table:table-cell table:formula="of:=([.A466] ^0.5) / (9.8 * 100)" office:value-type="float" office:value="1.06040932192675" calcext:value-type="float">
            <text:p>1,06040932192675</text:p>
          </table:table-cell>
        </table:table-row>
        <table:table-row table:style-name="ro1">
          <table:table-cell office:value-type="float" office:value="1414961" calcext:value-type="float">
            <text:p>1414961</text:p>
          </table:table-cell>
          <table:table-cell table:formula="of:=([.A467] ^0.5) / (9.8 * 100)" office:value-type="float" office:value="1.21379727785853" calcext:value-type="float">
            <text:p>1,21379727785853</text:p>
          </table:table-cell>
        </table:table-row>
        <table:table-row table:style-name="ro1">
          <table:table-cell office:value-type="float" office:value="948716" calcext:value-type="float">
            <text:p>948716</text:p>
          </table:table-cell>
          <table:table-cell table:formula="of:=([.A468] ^0.5) / (9.8 * 100)" office:value-type="float" office:value="0.993898503739245" calcext:value-type="float">
            <text:p>0,993898503739245</text:p>
          </table:table-cell>
        </table:table-row>
        <table:table-row table:style-name="ro1">
          <table:table-cell office:value-type="float" office:value="1008189" calcext:value-type="float">
            <text:p>1008189</text:p>
          </table:table-cell>
          <table:table-cell table:formula="of:=([.A469] ^0.5) / (9.8 * 100)" office:value-type="float" office:value="1.02457770579818" calcext:value-type="float">
            <text:p>1,02457770579818</text:p>
          </table:table-cell>
        </table:table-row>
        <table:table-row table:style-name="ro1">
          <table:table-cell office:value-type="float" office:value="984238" calcext:value-type="float">
            <text:p>984238</text:p>
          </table:table-cell>
          <table:table-cell table:formula="of:=([.A470] ^0.5) / (9.8 * 100)" office:value-type="float" office:value="1.01233438544535" calcext:value-type="float">
            <text:p>1,01233438544535</text:p>
          </table:table-cell>
        </table:table-row>
        <table:table-row table:style-name="ro1">
          <table:table-cell office:value-type="float" office:value="886739" calcext:value-type="float">
            <text:p>886739</text:p>
          </table:table-cell>
          <table:table-cell table:formula="of:=([.A471] ^0.5) / (9.8 * 100)" office:value-type="float" office:value="0.960885918968083" calcext:value-type="float">
            <text:p>0,960885918968083</text:p>
          </table:table-cell>
        </table:table-row>
        <table:table-row table:style-name="ro1">
          <table:table-cell office:value-type="float" office:value="795366" calcext:value-type="float">
            <text:p>795366</text:p>
          </table:table-cell>
          <table:table-cell table:formula="of:=([.A472] ^0.5) / (9.8 * 100)" office:value-type="float" office:value="0.91003361632441" calcext:value-type="float">
            <text:p>0,91003361632441</text:p>
          </table:table-cell>
        </table:table-row>
        <table:table-row table:style-name="ro1">
          <table:table-cell office:value-type="float" office:value="877301" calcext:value-type="float">
            <text:p>877301</text:p>
          </table:table-cell>
          <table:table-cell table:formula="of:=([.A473] ^0.5) / (9.8 * 100)" office:value-type="float" office:value="0.955758648362232" calcext:value-type="float">
            <text:p>0,955758648362232</text:p>
          </table:table-cell>
        </table:table-row>
        <table:table-row table:style-name="ro1">
          <table:table-cell office:value-type="float" office:value="1062230" calcext:value-type="float">
            <text:p>1062230</text:p>
          </table:table-cell>
          <table:table-cell table:formula="of:=([.A474] ^0.5) / (9.8 * 100)" office:value-type="float" office:value="1.05167900902596" calcext:value-type="float">
            <text:p>1,05167900902596</text:p>
          </table:table-cell>
        </table:table-row>
        <table:table-row table:style-name="ro1">
          <table:table-cell office:value-type="float" office:value="952749" calcext:value-type="float">
            <text:p>952749</text:p>
          </table:table-cell>
          <table:table-cell table:formula="of:=([.A475] ^0.5) / (9.8 * 100)" office:value-type="float" office:value="0.996008799005708" calcext:value-type="float">
            <text:p>0,996008799005708</text:p>
          </table:table-cell>
        </table:table-row>
        <table:table-row table:style-name="ro1">
          <table:table-cell office:value-type="float" office:value="838371" calcext:value-type="float">
            <text:p>838371</text:p>
          </table:table-cell>
          <table:table-cell table:formula="of:=([.A476] ^0.5) / (9.8 * 100)" office:value-type="float" office:value="0.934312260569182" calcext:value-type="float">
            <text:p>0,934312260569182</text:p>
          </table:table-cell>
        </table:table-row>
        <table:table-row table:style-name="ro1">
          <table:table-cell office:value-type="float" office:value="868341" calcext:value-type="float">
            <text:p>868341</text:p>
          </table:table-cell>
          <table:table-cell table:formula="of:=([.A477] ^0.5) / (9.8 * 100)" office:value-type="float" office:value="0.950865473058655" calcext:value-type="float">
            <text:p>0,950865473058655</text:p>
          </table:table-cell>
        </table:table-row>
        <table:table-row table:style-name="ro1">
          <table:table-cell office:value-type="float" office:value="1194290" calcext:value-type="float">
            <text:p>1194290</text:p>
          </table:table-cell>
          <table:table-cell table:formula="of:=([.A478] ^0.5) / (9.8 * 100)" office:value-type="float" office:value="1.11513853138967" calcext:value-type="float">
            <text:p>1,11513853138967</text:p>
          </table:table-cell>
        </table:table-row>
        <table:table-row table:style-name="ro1">
          <table:table-cell office:value-type="float" office:value="921381" calcext:value-type="float">
            <text:p>921381</text:p>
          </table:table-cell>
          <table:table-cell table:formula="of:=([.A479] ^0.5) / (9.8 * 100)" office:value-type="float" office:value="0.979475439513286" calcext:value-type="float">
            <text:p>0,979475439513286</text:p>
          </table:table-cell>
        </table:table-row>
        <table:table-row table:style-name="ro1">
          <table:table-cell office:value-type="float" office:value="905234" calcext:value-type="float">
            <text:p>905234</text:p>
          </table:table-cell>
          <table:table-cell table:formula="of:=([.A480] ^0.5) / (9.8 * 100)" office:value-type="float" office:value="0.97085495841074" calcext:value-type="float">
            <text:p>0,97085495841074</text:p>
          </table:table-cell>
        </table:table-row>
        <table:table-row table:style-name="ro1">
          <table:table-cell office:value-type="float" office:value="1024449" calcext:value-type="float">
            <text:p>1024449</text:p>
          </table:table-cell>
          <table:table-cell table:formula="of:=([.A481] ^0.5) / (9.8 * 100)" office:value-type="float" office:value="1.03280681681828" calcext:value-type="float">
            <text:p>1,03280681681828</text:p>
          </table:table-cell>
        </table:table-row>
        <table:table-row table:style-name="ro1">
          <table:table-cell office:value-type="float" office:value="1036640" calcext:value-type="float">
            <text:p>1036640</text:p>
          </table:table-cell>
          <table:table-cell table:formula="of:=([.A482] ^0.5) / (9.8 * 100)" office:value-type="float" office:value="1.03893387189501" calcext:value-type="float">
            <text:p>1,03893387189501</text:p>
          </table:table-cell>
        </table:table-row>
        <table:table-row table:style-name="ro1">
          <table:table-cell office:value-type="float" office:value="1160157" calcext:value-type="float">
            <text:p>1160157</text:p>
          </table:table-cell>
          <table:table-cell table:formula="of:=([.A483] ^0.5) / (9.8 * 100)" office:value-type="float" office:value="1.09908759630728" calcext:value-type="float">
            <text:p>1,09908759630728</text:p>
          </table:table-cell>
        </table:table-row>
        <table:table-row table:style-name="ro1">
          <table:table-cell office:value-type="float" office:value="1033109" calcext:value-type="float">
            <text:p>1033109</text:p>
          </table:table-cell>
          <table:table-cell table:formula="of:=([.A484] ^0.5) / (9.8 * 100)" office:value-type="float" office:value="1.03716295589678" calcext:value-type="float">
            <text:p>1,03716295589678</text:p>
          </table:table-cell>
        </table:table-row>
        <table:table-row table:style-name="ro1">
          <table:table-cell office:value-type="float" office:value="1008838" calcext:value-type="float">
            <text:p>1008838</text:p>
          </table:table-cell>
          <table:table-cell table:formula="of:=([.A485] ^0.5) / (9.8 * 100)" office:value-type="float" office:value="1.02490742768243" calcext:value-type="float">
            <text:p>1,02490742768243</text:p>
          </table:table-cell>
        </table:table-row>
        <table:table-row table:style-name="ro1">
          <table:table-cell office:value-type="float" office:value="1108292" calcext:value-type="float">
            <text:p>1108292</text:p>
          </table:table-cell>
          <table:table-cell table:formula="of:=([.A486] ^0.5) / (9.8 * 100)" office:value-type="float" office:value="1.07423926765173" calcext:value-type="float">
            <text:p>1,07423926765173</text:p>
          </table:table-cell>
        </table:table-row>
        <table:table-row table:style-name="ro1">
          <table:table-cell office:value-type="float" office:value="889626" calcext:value-type="float">
            <text:p>889626</text:p>
          </table:table-cell>
          <table:table-cell table:formula="of:=([.A487] ^0.5) / (9.8 * 100)" office:value-type="float" office:value="0.962448849768906" calcext:value-type="float">
            <text:p>0,962448849768906</text:p>
          </table:table-cell>
        </table:table-row>
        <table:table-row table:style-name="ro1">
          <table:table-cell office:value-type="float" office:value="925290" calcext:value-type="float">
            <text:p>925290</text:p>
          </table:table-cell>
          <table:table-cell table:formula="of:=([.A488] ^0.5) / (9.8 * 100)" office:value-type="float" office:value="0.981550974581448" calcext:value-type="float">
            <text:p>0,981550974581448</text:p>
          </table:table-cell>
        </table:table-row>
        <table:table-row table:style-name="ro1">
          <table:table-cell office:value-type="float" office:value="929004" calcext:value-type="float">
            <text:p>929004</text:p>
          </table:table-cell>
          <table:table-cell table:formula="of:=([.A489] ^0.5) / (9.8 * 100)" office:value-type="float" office:value="0.983518914100793" calcext:value-type="float">
            <text:p>0,983518914100793</text:p>
          </table:table-cell>
        </table:table-row>
        <table:table-row table:style-name="ro1">
          <table:table-cell office:value-type="float" office:value="927433" calcext:value-type="float">
            <text:p>927433</text:p>
          </table:table-cell>
          <table:table-cell table:formula="of:=([.A490] ^0.5) / (9.8 * 100)" office:value-type="float" office:value="0.982686968283552" calcext:value-type="float">
            <text:p>0,982686968283552</text:p>
          </table:table-cell>
        </table:table-row>
        <table:table-row table:style-name="ro1">
          <table:table-cell office:value-type="float" office:value="1101474" calcext:value-type="float">
            <text:p>1101474</text:p>
          </table:table-cell>
          <table:table-cell table:formula="of:=([.A491] ^0.5) / (9.8 * 100)" office:value-type="float" office:value="1.07092991311313" calcext:value-type="float">
            <text:p>1,07092991311313</text:p>
          </table:table-cell>
        </table:table-row>
        <table:table-row table:style-name="ro1">
          <table:table-cell office:value-type="float" office:value="1101024" calcext:value-type="float">
            <text:p>1101024</text:p>
          </table:table-cell>
          <table:table-cell table:formula="of:=([.A492] ^0.5) / (9.8 * 100)" office:value-type="float" office:value="1.07071113005873" calcext:value-type="float">
            <text:p>1,07071113005873</text:p>
          </table:table-cell>
        </table:table-row>
        <table:table-row table:style-name="ro1">
          <table:table-cell office:value-type="float" office:value="1002845" calcext:value-type="float">
            <text:p>1002845</text:p>
          </table:table-cell>
          <table:table-cell table:formula="of:=([.A493] ^0.5) / (9.8 * 100)" office:value-type="float" office:value="1.02185866294239" calcext:value-type="float">
            <text:p>1,02185866294239</text:p>
          </table:table-cell>
        </table:table-row>
        <table:table-row table:style-name="ro1">
          <table:table-cell office:value-type="float" office:value="1005974" calcext:value-type="float">
            <text:p>1005974</text:p>
          </table:table-cell>
          <table:table-cell table:formula="of:=([.A494] ^0.5) / (9.8 * 100)" office:value-type="float" office:value="1.02345158386859" calcext:value-type="float">
            <text:p>1,02345158386859</text:p>
          </table:table-cell>
        </table:table-row>
        <table:table-row table:style-name="ro1">
          <table:table-cell office:value-type="float" office:value="1033770" calcext:value-type="float">
            <text:p>1033770</text:p>
          </table:table-cell>
          <table:table-cell table:formula="of:=([.A495] ^0.5) / (9.8 * 100)" office:value-type="float" office:value="1.03749469973506" calcext:value-type="float">
            <text:p>1,03749469973506</text:p>
          </table:table-cell>
        </table:table-row>
        <table:table-row table:style-name="ro1">
          <table:table-cell office:value-type="float" office:value="1025713" calcext:value-type="float">
            <text:p>1025713</text:p>
          </table:table-cell>
          <table:table-cell table:formula="of:=([.A496] ^0.5) / (9.8 * 100)" office:value-type="float" office:value="1.03344377648247" calcext:value-type="float">
            <text:p>1,03344377648247</text:p>
          </table:table-cell>
        </table:table-row>
        <table:table-row table:style-name="ro1">
          <table:table-cell office:value-type="float" office:value="1087160" calcext:value-type="float">
            <text:p>1087160</text:p>
          </table:table-cell>
          <table:table-cell table:formula="of:=([.A497] ^0.5) / (9.8 * 100)" office:value-type="float" office:value="1.06394862292308" calcext:value-type="float">
            <text:p>1,06394862292308</text:p>
          </table:table-cell>
        </table:table-row>
        <table:table-row table:style-name="ro1">
          <table:table-cell office:value-type="float" office:value="1035474" calcext:value-type="float">
            <text:p>1035474</text:p>
          </table:table-cell>
          <table:table-cell table:formula="of:=([.A498] ^0.5) / (9.8 * 100)" office:value-type="float" office:value="1.03834941744243" calcext:value-type="float">
            <text:p>1,03834941744243</text:p>
          </table:table-cell>
        </table:table-row>
        <table:table-row table:style-name="ro1">
          <table:table-cell office:value-type="float" office:value="944219" calcext:value-type="float">
            <text:p>944219</text:p>
          </table:table-cell>
          <table:table-cell table:formula="of:=([.A499] ^0.5) / (9.8 * 100)" office:value-type="float" office:value="0.991540121097027" calcext:value-type="float">
            <text:p>0,991540121097027</text:p>
          </table:table-cell>
        </table:table-row>
        <table:table-row table:style-name="ro1">
          <table:table-cell office:value-type="float" office:value="979901" calcext:value-type="float">
            <text:p>979901</text:p>
          </table:table-cell>
          <table:table-cell table:formula="of:=([.A500] ^0.5) / (9.8 * 100)" office:value-type="float" office:value="1.01010152025238" calcext:value-type="float">
            <text:p>1,01010152025238</text:p>
          </table:table-cell>
        </table:table-row>
        <table:table-row table:style-name="ro1">
          <table:table-cell office:value-type="float" office:value="1187498" calcext:value-type="float">
            <text:p>1187498</text:p>
          </table:table-cell>
          <table:table-cell table:formula="of:=([.A501] ^0.5) / (9.8 * 100)" office:value-type="float" office:value="1.11196307981821" calcext:value-type="float">
            <text:p>1,11196307981821</text:p>
          </table:table-cell>
        </table:table-row>
        <table:table-row table:style-name="ro1">
          <table:table-cell office:value-type="float" office:value="924734" calcext:value-type="float">
            <text:p>924734</text:p>
          </table:table-cell>
          <table:table-cell table:formula="of:=([.A502] ^0.5) / (9.8 * 100)" office:value-type="float" office:value="0.981256026862541" calcext:value-type="float">
            <text:p>0,981256026862541</text:p>
          </table:table-cell>
        </table:table-row>
        <table:table-row table:style-name="ro1">
          <table:table-cell office:value-type="float" office:value="1072154" calcext:value-type="float">
            <text:p>1072154</text:p>
          </table:table-cell>
          <table:table-cell table:formula="of:=([.A503] ^0.5) / (9.8 * 100)" office:value-type="float" office:value="1.05658030103164" calcext:value-type="float">
            <text:p>1,05658030103164</text:p>
          </table:table-cell>
        </table:table-row>
        <table:table-row table:style-name="ro1">
          <table:table-cell office:value-type="float" office:value="951250" calcext:value-type="float">
            <text:p>951250</text:p>
          </table:table-cell>
          <table:table-cell table:formula="of:=([.A504] ^0.5) / (9.8 * 100)" office:value-type="float" office:value="0.995224959343426" calcext:value-type="float">
            <text:p>0,995224959343426</text:p>
          </table:table-cell>
        </table:table-row>
        <table:table-row table:style-name="ro1">
          <table:table-cell office:value-type="float" office:value="1003866" calcext:value-type="float">
            <text:p>1003866</text:p>
          </table:table-cell>
          <table:table-cell table:formula="of:=([.A505] ^0.5) / (9.8 * 100)" office:value-type="float" office:value="1.0223787095491" calcext:value-type="float">
            <text:p>1,0223787095491</text:p>
          </table:table-cell>
        </table:table-row>
        <table:table-row table:style-name="ro1">
          <table:table-cell office:value-type="float" office:value="1042283" calcext:value-type="float">
            <text:p>1042283</text:p>
          </table:table-cell>
          <table:table-cell table:formula="of:=([.A506] ^0.5) / (9.8 * 100)" office:value-type="float" office:value="1.04175777749537" calcext:value-type="float">
            <text:p>1,04175777749537</text:p>
          </table:table-cell>
        </table:table-row>
        <table:table-row table:style-name="ro1">
          <table:table-cell office:value-type="float" office:value="1010825" calcext:value-type="float">
            <text:p>1010825</text:p>
          </table:table-cell>
          <table:table-cell table:formula="of:=([.A507] ^0.5) / (9.8 * 100)" office:value-type="float" office:value="1.02591625629545" calcext:value-type="float">
            <text:p>1,02591625629545</text:p>
          </table:table-cell>
        </table:table-row>
        <table:table-row table:style-name="ro1">
          <table:table-cell office:value-type="float" office:value="1048345" calcext:value-type="float">
            <text:p>1048345</text:p>
          </table:table-cell>
          <table:table-cell table:formula="of:=([.A508] ^0.5) / (9.8 * 100)" office:value-type="float" office:value="1.04478285797809" calcext:value-type="float">
            <text:p>1,04478285797809</text:p>
          </table:table-cell>
        </table:table-row>
        <table:table-row table:style-name="ro1">
          <table:table-cell office:value-type="float" office:value="1048801" calcext:value-type="float">
            <text:p>1048801</text:p>
          </table:table-cell>
          <table:table-cell table:formula="of:=([.A509] ^0.5) / (9.8 * 100)" office:value-type="float" office:value="1.04501005855955" calcext:value-type="float">
            <text:p>1,04501005855955</text:p>
          </table:table-cell>
        </table:table-row>
        <table:table-row table:style-name="ro1">
          <table:table-cell office:value-type="float" office:value="1023571" calcext:value-type="float">
            <text:p>1023571</text:p>
          </table:table-cell>
          <table:table-cell table:formula="of:=([.A510] ^0.5) / (9.8 * 100)" office:value-type="float" office:value="1.03236414043236" calcext:value-type="float">
            <text:p>1,03236414043236</text:p>
          </table:table-cell>
        </table:table-row>
        <table:table-row table:style-name="ro1">
          <table:table-cell office:value-type="float" office:value="919833" calcext:value-type="float">
            <text:p>919833</text:p>
          </table:table-cell>
          <table:table-cell table:formula="of:=([.A511] ^0.5) / (9.8 * 100)" office:value-type="float" office:value="0.978652291779319" calcext:value-type="float">
            <text:p>0,978652291779319</text:p>
          </table:table-cell>
        </table:table-row>
        <table:table-row table:style-name="ro1">
          <table:table-cell office:value-type="float" office:value="1073825" calcext:value-type="float">
            <text:p>1073825</text:p>
          </table:table-cell>
          <table:table-cell table:formula="of:=([.A512] ^0.5) / (9.8 * 100)" office:value-type="float" office:value="1.05740334431557" calcext:value-type="float">
            <text:p>1,05740334431557</text:p>
          </table:table-cell>
        </table:table-row>
        <table:table-row table:style-name="ro1">
          <table:table-cell office:value-type="float" office:value="1091821" calcext:value-type="float">
            <text:p>1091821</text:p>
          </table:table-cell>
          <table:table-cell table:formula="of:=([.A513] ^0.5) / (9.8 * 100)" office:value-type="float" office:value="1.06622692631181" calcext:value-type="float">
            <text:p>1,06622692631181</text:p>
          </table:table-cell>
        </table:table-row>
        <table:table-row table:style-name="ro1">
          <table:table-cell office:value-type="float" office:value="969842" calcext:value-type="float">
            <text:p>969842</text:p>
          </table:table-cell>
          <table:table-cell table:formula="of:=([.A514] ^0.5) / (9.8 * 100)" office:value-type="float" office:value="1.00490363731216" calcext:value-type="float">
            <text:p>1,00490363731216</text:p>
          </table:table-cell>
        </table:table-row>
        <table:table-row table:style-name="ro1">
          <table:table-cell office:value-type="float" office:value="1058930" calcext:value-type="float">
            <text:p>1058930</text:p>
          </table:table-cell>
          <table:table-cell table:formula="of:=([.A515] ^0.5) / (9.8 * 100)" office:value-type="float" office:value="1.05004412751129" calcext:value-type="float">
            <text:p>1,05004412751129</text:p>
          </table:table-cell>
        </table:table-row>
        <table:table-row table:style-name="ro1">
          <table:table-cell office:value-type="float" office:value="1055837" calcext:value-type="float">
            <text:p>1055837</text:p>
          </table:table-cell>
          <table:table-cell table:formula="of:=([.A516] ^0.5) / (9.8 * 100)" office:value-type="float" office:value="1.04850948331894" calcext:value-type="float">
            <text:p>1,04850948331894</text:p>
          </table:table-cell>
        </table:table-row>
        <table:table-row table:style-name="ro1">
          <table:table-cell office:value-type="float" office:value="1003491" calcext:value-type="float">
            <text:p>1003491</text:p>
          </table:table-cell>
          <table:table-cell table:formula="of:=([.A517] ^0.5) / (9.8 * 100)" office:value-type="float" office:value="1.0221877339471" calcext:value-type="float">
            <text:p>1,0221877339471</text:p>
          </table:table-cell>
        </table:table-row>
        <table:table-row table:style-name="ro1">
          <table:table-cell office:value-type="float" office:value="995315" calcext:value-type="float">
            <text:p>995315</text:p>
          </table:table-cell>
          <table:table-cell table:formula="of:=([.A518] ^0.5) / (9.8 * 100)" office:value-type="float" office:value="1.01801505091937" calcext:value-type="float">
            <text:p>1,01801505091937</text:p>
          </table:table-cell>
        </table:table-row>
        <table:table-row table:style-name="ro1">
          <table:table-cell office:value-type="float" office:value="903805" calcext:value-type="float">
            <text:p>903805</text:p>
          </table:table-cell>
          <table:table-cell table:formula="of:=([.A519] ^0.5) / (9.8 * 100)" office:value-type="float" office:value="0.970088361218414" calcext:value-type="float">
            <text:p>0,970088361218414</text:p>
          </table:table-cell>
        </table:table-row>
        <table:table-row table:style-name="ro1">
          <table:table-cell office:value-type="float" office:value="1193789" calcext:value-type="float">
            <text:p>1193789</text:p>
          </table:table-cell>
          <table:table-cell table:formula="of:=([.A520] ^0.5) / (9.8 * 100)" office:value-type="float" office:value="1.11490460872098" calcext:value-type="float">
            <text:p>1,11490460872098</text:p>
          </table:table-cell>
        </table:table-row>
        <table:table-row table:style-name="ro1">
          <table:table-cell office:value-type="float" office:value="1067249" calcext:value-type="float">
            <text:p>1067249</text:p>
          </table:table-cell>
          <table:table-cell table:formula="of:=([.A521] ^0.5) / (9.8 * 100)" office:value-type="float" office:value="1.05416065452458" calcext:value-type="float">
            <text:p>1,05416065452458</text:p>
          </table:table-cell>
        </table:table-row>
        <table:table-row table:style-name="ro1">
          <table:table-cell office:value-type="float" office:value="931352" calcext:value-type="float">
            <text:p>931352</text:p>
          </table:table-cell>
          <table:table-cell table:formula="of:=([.A522] ^0.5) / (9.8 * 100)" office:value-type="float" office:value="0.984761021291237" calcext:value-type="float">
            <text:p>0,984761021291237</text:p>
          </table:table-cell>
        </table:table-row>
        <table:table-row table:style-name="ro1">
          <table:table-cell office:value-type="float" office:value="953326" calcext:value-type="float">
            <text:p>953326</text:p>
          </table:table-cell>
          <table:table-cell table:formula="of:=([.A523] ^0.5) / (9.8 * 100)" office:value-type="float" office:value="0.996310352768521" calcext:value-type="float">
            <text:p>0,996310352768521</text:p>
          </table:table-cell>
        </table:table-row>
        <table:table-row table:style-name="ro1">
          <table:table-cell office:value-type="float" office:value="1092819" calcext:value-type="float">
            <text:p>1092819</text:p>
          </table:table-cell>
          <table:table-cell table:formula="of:=([.A524] ^0.5) / (9.8 * 100)" office:value-type="float" office:value="1.06671411762775" calcext:value-type="float">
            <text:p>1,06671411762775</text:p>
          </table:table-cell>
        </table:table-row>
        <table:table-row table:style-name="ro1">
          <table:table-cell office:value-type="float" office:value="1032726" calcext:value-type="float">
            <text:p>1032726</text:p>
          </table:table-cell>
          <table:table-cell table:formula="of:=([.A525] ^0.5) / (9.8 * 100)" office:value-type="float" office:value="1.03697068662264" calcext:value-type="float">
            <text:p>1,03697068662264</text:p>
          </table:table-cell>
        </table:table-row>
        <table:table-row table:style-name="ro1">
          <table:table-cell office:value-type="float" office:value="960313" calcext:value-type="float">
            <text:p>960313</text:p>
          </table:table-cell>
          <table:table-cell table:formula="of:=([.A526] ^0.5) / (9.8 * 100)" office:value-type="float" office:value="0.999954705346542" calcext:value-type="float">
            <text:p>0,999954705346542</text:p>
          </table:table-cell>
        </table:table-row>
        <table:table-row table:style-name="ro1">
          <table:table-cell office:value-type="float" office:value="990446" calcext:value-type="float">
            <text:p>990446</text:p>
          </table:table-cell>
          <table:table-cell table:formula="of:=([.A527] ^0.5) / (9.8 * 100)" office:value-type="float" office:value="1.0155219747989" calcext:value-type="float">
            <text:p>1,0155219747989</text:p>
          </table:table-cell>
        </table:table-row>
        <table:table-row table:style-name="ro1">
          <table:table-cell office:value-type="float" office:value="1057889" calcext:value-type="float">
            <text:p>1057889</text:p>
          </table:table-cell>
          <table:table-cell table:formula="of:=([.A528] ^0.5) / (9.8 * 100)" office:value-type="float" office:value="1.04952786830826" calcext:value-type="float">
            <text:p>1,04952786830826</text:p>
          </table:table-cell>
        </table:table-row>
        <table:table-row table:style-name="ro1">
          <table:table-cell office:value-type="float" office:value="911675" calcext:value-type="float">
            <text:p>911675</text:p>
          </table:table-cell>
          <table:table-cell table:formula="of:=([.A529] ^0.5) / (9.8 * 100)" office:value-type="float" office:value="0.974302792186362" calcext:value-type="float">
            <text:p>0,974302792186362</text:p>
          </table:table-cell>
        </table:table-row>
        <table:table-row table:style-name="ro1">
          <table:table-cell office:value-type="float" office:value="1011006" calcext:value-type="float">
            <text:p>1011006</text:p>
          </table:table-cell>
          <table:table-cell table:formula="of:=([.A530] ^0.5) / (9.8 * 100)" office:value-type="float" office:value="1.02600810331675" calcext:value-type="float">
            <text:p>1,02600810331675</text:p>
          </table:table-cell>
        </table:table-row>
        <table:table-row table:style-name="ro1">
          <table:table-cell office:value-type="float" office:value="974594" calcext:value-type="float">
            <text:p>974594</text:p>
          </table:table-cell>
          <table:table-cell table:formula="of:=([.A531] ^0.5) / (9.8 * 100)" office:value-type="float" office:value="1.0073625259271" calcext:value-type="float">
            <text:p>1,0073625259271</text:p>
          </table:table-cell>
        </table:table-row>
        <table:table-row table:style-name="ro1">
          <table:table-cell office:value-type="float" office:value="1035982" calcext:value-type="float">
            <text:p>1035982</text:p>
          </table:table-cell>
          <table:table-cell table:formula="of:=([.A532] ^0.5) / (9.8 * 100)" office:value-type="float" office:value="1.03860409154568" calcext:value-type="float">
            <text:p>1,03860409154568</text:p>
          </table:table-cell>
        </table:table-row>
        <table:table-row table:style-name="ro1">
          <table:table-cell office:value-type="float" office:value="1004269" calcext:value-type="float">
            <text:p>1004269</text:p>
          </table:table-cell>
          <table:table-cell table:formula="of:=([.A533] ^0.5) / (9.8 * 100)" office:value-type="float" office:value="1.02258390490248" calcext:value-type="float">
            <text:p>1,02258390490248</text:p>
          </table:table-cell>
        </table:table-row>
        <table:table-row table:style-name="ro1">
          <table:table-cell office:value-type="float" office:value="1046246" calcext:value-type="float">
            <text:p>1046246</text:p>
          </table:table-cell>
          <table:table-cell table:formula="of:=([.A534] ^0.5) / (9.8 * 100)" office:value-type="float" office:value="1.04373639997674" calcext:value-type="float">
            <text:p>1,04373639997674</text:p>
          </table:table-cell>
        </table:table-row>
        <table:table-row table:style-name="ro1">
          <table:table-cell office:value-type="float" office:value="853179" calcext:value-type="float">
            <text:p>853179</text:p>
          </table:table-cell>
          <table:table-cell table:formula="of:=([.A535] ^0.5) / (9.8 * 100)" office:value-type="float" office:value="0.942527440366273" calcext:value-type="float">
            <text:p>0,942527440366273</text:p>
          </table:table-cell>
        </table:table-row>
        <table:table-row table:style-name="ro1">
          <table:table-cell office:value-type="float" office:value="1123940" calcext:value-type="float">
            <text:p>1123940</text:p>
          </table:table-cell>
          <table:table-cell table:formula="of:=([.A536] ^0.5) / (9.8 * 100)" office:value-type="float" office:value="1.0817962910488" calcext:value-type="float">
            <text:p>1,0817962910488</text:p>
          </table:table-cell>
        </table:table-row>
        <table:table-row table:style-name="ro1">
          <table:table-cell office:value-type="float" office:value="1031453" calcext:value-type="float">
            <text:p>1031453</text:p>
          </table:table-cell>
          <table:table-cell table:formula="of:=([.A537] ^0.5) / (9.8 * 100)" office:value-type="float" office:value="1.03633137342029" calcext:value-type="float">
            <text:p>1,03633137342029</text:p>
          </table:table-cell>
        </table:table-row>
        <table:table-row table:style-name="ro1">
          <table:table-cell office:value-type="float" office:value="939749" calcext:value-type="float">
            <text:p>939749</text:p>
          </table:table-cell>
          <table:table-cell table:formula="of:=([.A538] ^0.5) / (9.8 * 100)" office:value-type="float" office:value="0.989190325994565" calcext:value-type="float">
            <text:p>0,989190325994565</text:p>
          </table:table-cell>
        </table:table-row>
        <table:table-row table:style-name="ro1">
          <table:table-cell office:value-type="float" office:value="991923" calcext:value-type="float">
            <text:p>991923</text:p>
          </table:table-cell>
          <table:table-cell table:formula="of:=([.A539] ^0.5) / (9.8 * 100)" office:value-type="float" office:value="1.01627888995792" calcext:value-type="float">
            <text:p>1,01627888995792</text:p>
          </table:table-cell>
        </table:table-row>
        <table:table-row table:style-name="ro1">
          <table:table-cell office:value-type="float" office:value="1043217" calcext:value-type="float">
            <text:p>1043217</text:p>
          </table:table-cell>
          <table:table-cell table:formula="of:=([.A540] ^0.5) / (9.8 * 100)" office:value-type="float" office:value="1.04222443764559" calcext:value-type="float">
            <text:p>1,04222443764559</text:p>
          </table:table-cell>
        </table:table-row>
        <table:table-row table:style-name="ro1">
          <table:table-cell office:value-type="float" office:value="1086419" calcext:value-type="float">
            <text:p>1086419</text:p>
          </table:table-cell>
          <table:table-cell table:formula="of:=([.A541] ^0.5) / (9.8 * 100)" office:value-type="float" office:value="1.0635859714666" calcext:value-type="float">
            <text:p>1,0635859714666</text:p>
          </table:table-cell>
        </table:table-row>
        <table:table-row table:style-name="ro1">
          <table:table-cell office:value-type="float" office:value="1024801" calcext:value-type="float">
            <text:p>1024801</text:p>
          </table:table-cell>
          <table:table-cell table:formula="of:=([.A542] ^0.5) / (9.8 * 100)" office:value-type="float" office:value="1.03298423744936" calcext:value-type="float">
            <text:p>1,03298423744936</text:p>
          </table:table-cell>
        </table:table-row>
        <table:table-row table:style-name="ro1">
          <table:table-cell office:value-type="float" office:value="979346" calcext:value-type="float">
            <text:p>979346</text:p>
          </table:table-cell>
          <table:table-cell table:formula="of:=([.A543] ^0.5) / (9.8 * 100)" office:value-type="float" office:value="1.00981542719511" calcext:value-type="float">
            <text:p>1,00981542719511</text:p>
          </table:table-cell>
        </table:table-row>
        <table:table-row table:style-name="ro1">
          <table:table-cell office:value-type="float" office:value="1001066" calcext:value-type="float">
            <text:p>1001066</text:p>
          </table:table-cell>
          <table:table-cell table:formula="of:=([.A544] ^0.5) / (9.8 * 100)" office:value-type="float" office:value="1.02095189595016" calcext:value-type="float">
            <text:p>1,02095189595016</text:p>
          </table:table-cell>
        </table:table-row>
        <table:table-row table:style-name="ro1">
          <table:table-cell office:value-type="float" office:value="1056138" calcext:value-type="float">
            <text:p>1056138</text:p>
          </table:table-cell>
          <table:table-cell table:formula="of:=([.A545] ^0.5) / (9.8 * 100)" office:value-type="float" office:value="1.04865892819756" calcext:value-type="float">
            <text:p>1,04865892819756</text:p>
          </table:table-cell>
        </table:table-row>
        <table:table-row table:style-name="ro1">
          <table:table-cell office:value-type="float" office:value="1081139" calcext:value-type="float">
            <text:p>1081139</text:p>
          </table:table-cell>
          <table:table-cell table:formula="of:=([.A546] ^0.5) / (9.8 * 100)" office:value-type="float" office:value="1.06099830792172" calcext:value-type="float">
            <text:p>1,06099830792172</text:p>
          </table:table-cell>
        </table:table-row>
        <table:table-row table:style-name="ro1">
          <table:table-cell office:value-type="float" office:value="1007222" calcext:value-type="float">
            <text:p>1007222</text:p>
          </table:table-cell>
          <table:table-cell table:formula="of:=([.A547] ^0.5) / (9.8 * 100)" office:value-type="float" office:value="1.02408622834313" calcext:value-type="float">
            <text:p>1,02408622834313</text:p>
          </table:table-cell>
        </table:table-row>
        <table:table-row table:style-name="ro1">
          <table:table-cell office:value-type="float" office:value="1005518" calcext:value-type="float">
            <text:p>1005518</text:p>
          </table:table-cell>
          <table:table-cell table:formula="of:=([.A548] ^0.5) / (9.8 * 100)" office:value-type="float" office:value="1.02321959635132" calcext:value-type="float">
            <text:p>1,02321959635132</text:p>
          </table:table-cell>
        </table:table-row>
        <table:table-row table:style-name="ro1">
          <table:table-cell office:value-type="float" office:value="1074554" calcext:value-type="float">
            <text:p>1074554</text:p>
          </table:table-cell>
          <table:table-cell table:formula="of:=([.A549] ^0.5) / (9.8 * 100)" office:value-type="float" office:value="1.05776220923953" calcext:value-type="float">
            <text:p>1,05776220923953</text:p>
          </table:table-cell>
        </table:table-row>
        <table:table-row table:style-name="ro1">
          <table:table-cell office:value-type="float" office:value="1001250" calcext:value-type="float">
            <text:p>1001250</text:p>
          </table:table-cell>
          <table:table-cell table:formula="of:=([.A550] ^0.5) / (9.8 * 100)" office:value-type="float" office:value="1.02104571919334" calcext:value-type="float">
            <text:p>1,02104571919334</text:p>
          </table:table-cell>
        </table:table-row>
        <table:table-row table:style-name="ro1">
          <table:table-cell office:value-type="float" office:value="1111466" calcext:value-type="float">
            <text:p>1111466</text:p>
          </table:table-cell>
          <table:table-cell table:formula="of:=([.A551] ^0.5) / (9.8 * 100)" office:value-type="float" office:value="1.07577640666382" calcext:value-type="float">
            <text:p>1,07577640666382</text:p>
          </table:table-cell>
        </table:table-row>
        <table:table-row table:style-name="ro1">
          <table:table-cell office:value-type="float" office:value="1099029" calcext:value-type="float">
            <text:p>1099029</text:p>
          </table:table-cell>
          <table:table-cell table:formula="of:=([.A552] ^0.5) / (9.8 * 100)" office:value-type="float" office:value="1.06974065294184" calcext:value-type="float">
            <text:p>1,06974065294184</text:p>
          </table:table-cell>
        </table:table-row>
        <table:table-row table:style-name="ro1">
          <table:table-cell office:value-type="float" office:value="1067681" calcext:value-type="float">
            <text:p>1067681</text:p>
          </table:table-cell>
          <table:table-cell table:formula="of:=([.A553] ^0.5) / (9.8 * 100)" office:value-type="float" office:value="1.05437398399514" calcext:value-type="float">
            <text:p>1,05437398399514</text:p>
          </table:table-cell>
        </table:table-row>
        <table:table-row table:style-name="ro1">
          <table:table-cell office:value-type="float" office:value="1230434" calcext:value-type="float">
            <text:p>1230434</text:p>
          </table:table-cell>
          <table:table-cell table:formula="of:=([.A554] ^0.5) / (9.8 * 100)" office:value-type="float" office:value="1.13188703642354" calcext:value-type="float">
            <text:p>1,13188703642354</text:p>
          </table:table-cell>
        </table:table-row>
        <table:table-row table:style-name="ro1">
          <table:table-cell office:value-type="float" office:value="1168803" calcext:value-type="float">
            <text:p>1168803</text:p>
          </table:table-cell>
          <table:table-cell table:formula="of:=([.A555] ^0.5) / (9.8 * 100)" office:value-type="float" office:value="1.10317543632701" calcext:value-type="float">
            <text:p>1,10317543632701</text:p>
          </table:table-cell>
        </table:table-row>
        <table:table-row table:style-name="ro1">
          <table:table-cell office:value-type="float" office:value="942005" calcext:value-type="float">
            <text:p>942005</text:p>
          </table:table-cell>
          <table:table-cell table:formula="of:=([.A556] ^0.5) / (9.8 * 100)" office:value-type="float" office:value="0.990376959688775" calcext:value-type="float">
            <text:p>0,990376959688775</text:p>
          </table:table-cell>
        </table:table-row>
        <table:table-row table:style-name="ro1">
          <table:table-cell office:value-type="float" office:value="781416" calcext:value-type="float">
            <text:p>781416</text:p>
          </table:table-cell>
          <table:table-cell table:formula="of:=([.A557] ^0.5) / (9.8 * 100)" office:value-type="float" office:value="0.902017729873558" calcext:value-type="float">
            <text:p>0,902017729873558</text:p>
          </table:table-cell>
        </table:table-row>
        <table:table-row table:style-name="ro1">
          <table:table-cell office:value-type="float" office:value="1054094" calcext:value-type="float">
            <text:p>1054094</text:p>
          </table:table-cell>
          <table:table-cell table:formula="of:=([.A558] ^0.5) / (9.8 * 100)" office:value-type="float" office:value="1.04764367406341" calcext:value-type="float">
            <text:p>1,04764367406341</text:p>
          </table:table-cell>
        </table:table-row>
        <table:table-row table:style-name="ro1">
          <table:table-cell office:value-type="float" office:value="1247429" calcext:value-type="float">
            <text:p>1247429</text:p>
          </table:table-cell>
          <table:table-cell table:formula="of:=([.A559] ^0.5) / (9.8 * 100)" office:value-type="float" office:value="1.13967715384391" calcext:value-type="float">
            <text:p>1,13967715384391</text:p>
          </table:table-cell>
        </table:table-row>
        <table:table-row table:style-name="ro1">
          <table:table-cell office:value-type="float" office:value="768227" calcext:value-type="float">
            <text:p>768227</text:p>
          </table:table-cell>
          <table:table-cell table:formula="of:=([.A560] ^0.5) / (9.8 * 100)" office:value-type="float" office:value="0.894373057145491" calcext:value-type="float">
            <text:p>0,894373057145491</text:p>
          </table:table-cell>
        </table:table-row>
        <table:table-row table:style-name="ro1">
          <table:table-cell office:value-type="float" office:value="1140525" calcext:value-type="float">
            <text:p>1140525</text:p>
          </table:table-cell>
          <table:table-cell table:formula="of:=([.A561] ^0.5) / (9.8 * 100)" office:value-type="float" office:value="1.0897486231425" calcext:value-type="float">
            <text:p>1,0897486231425</text:p>
          </table:table-cell>
        </table:table-row>
        <table:table-row table:style-name="ro1">
          <table:table-cell office:value-type="float" office:value="1069885" calcext:value-type="float">
            <text:p>1069885</text:p>
          </table:table-cell>
          <table:table-cell table:formula="of:=([.A562] ^0.5) / (9.8 * 100)" office:value-type="float" office:value="1.0554616882011" calcext:value-type="float">
            <text:p>1,0554616882011</text:p>
          </table:table-cell>
        </table:table-row>
        <table:table-row table:style-name="ro1">
          <table:table-cell office:value-type="float" office:value="986170" calcext:value-type="float">
            <text:p>986170</text:p>
          </table:table-cell>
          <table:table-cell table:formula="of:=([.A563] ^0.5) / (9.8 * 100)" office:value-type="float" office:value="1.01332747409838" calcext:value-type="float">
            <text:p>1,01332747409838</text:p>
          </table:table-cell>
        </table:table-row>
        <table:table-row table:style-name="ro1">
          <table:table-cell office:value-type="float" office:value="1028069" calcext:value-type="float">
            <text:p>1028069</text:p>
          </table:table-cell>
          <table:table-cell table:formula="of:=([.A564] ^0.5) / (9.8 * 100)" office:value-type="float" office:value="1.0346299742775" calcext:value-type="float">
            <text:p>1,0346299742775</text:p>
          </table:table-cell>
        </table:table-row>
        <table:table-row table:style-name="ro1">
          <table:table-cell office:value-type="float" office:value="1126902" calcext:value-type="float">
            <text:p>1126902</text:p>
          </table:table-cell>
          <table:table-cell table:formula="of:=([.A565] ^0.5) / (9.8 * 100)" office:value-type="float" office:value="1.08322082094962" calcext:value-type="float">
            <text:p>1,08322082094962</text:p>
          </table:table-cell>
        </table:table-row>
        <table:table-row table:style-name="ro1">
          <table:table-cell office:value-type="float" office:value="973761" calcext:value-type="float">
            <text:p>973761</text:p>
          </table:table-cell>
          <table:table-cell table:formula="of:=([.A566] ^0.5) / (9.8 * 100)" office:value-type="float" office:value="1.00693193002479" calcext:value-type="float">
            <text:p>1,00693193002479</text:p>
          </table:table-cell>
        </table:table-row>
        <table:table-row table:style-name="ro1">
          <table:table-cell office:value-type="float" office:value="1022557" calcext:value-type="float">
            <text:p>1022557</text:p>
          </table:table-cell>
          <table:table-cell table:formula="of:=([.A567] ^0.5) / (9.8 * 100)" office:value-type="float" office:value="1.03185265826644" calcext:value-type="float">
            <text:p>1,03185265826644</text:p>
          </table:table-cell>
        </table:table-row>
        <table:table-row table:style-name="ro1">
          <table:table-cell office:value-type="float" office:value="921954" calcext:value-type="float">
            <text:p>921954</text:p>
          </table:table-cell>
          <table:table-cell table:formula="of:=([.A568] ^0.5) / (9.8 * 100)" office:value-type="float" office:value="0.979779956426651" calcext:value-type="float">
            <text:p>0,979779956426651</text:p>
          </table:table-cell>
        </table:table-row>
        <table:table-row table:style-name="ro1">
          <table:table-cell office:value-type="float" office:value="1088627" calcext:value-type="float">
            <text:p>1088627</text:p>
          </table:table-cell>
          <table:table-cell table:formula="of:=([.A569] ^0.5) / (9.8 * 100)" office:value-type="float" office:value="1.06466622035563" calcext:value-type="float">
            <text:p>1,06466622035563</text:p>
          </table:table-cell>
        </table:table-row>
        <table:table-row table:style-name="ro1">
          <table:table-cell office:value-type="float" office:value="1088179" calcext:value-type="float">
            <text:p>1088179</text:p>
          </table:table-cell>
          <table:table-cell table:formula="of:=([.A570] ^0.5) / (9.8 * 100)" office:value-type="float" office:value="1.06444712807313" calcext:value-type="float">
            <text:p>1,06444712807313</text:p>
          </table:table-cell>
        </table:table-row>
        <table:table-row table:style-name="ro1">
          <table:table-cell office:value-type="float" office:value="1098337" calcext:value-type="float">
            <text:p>1098337</text:p>
          </table:table-cell>
          <table:table-cell table:formula="of:=([.A571] ^0.5) / (9.8 * 100)" office:value-type="float" office:value="1.0694038205679" calcext:value-type="float">
            <text:p>1,0694038205679</text:p>
          </table:table-cell>
        </table:table-row>
        <table:table-row table:style-name="ro1">
          <table:table-cell office:value-type="float" office:value="909301" calcext:value-type="float">
            <text:p>909301</text:p>
          </table:table-cell>
          <table:table-cell table:formula="of:=([.A572] ^0.5) / (9.8 * 100)" office:value-type="float" office:value="0.973033423962544" calcext:value-type="float">
            <text:p>0,973033423962544</text:p>
          </table:table-cell>
        </table:table-row>
        <table:table-row table:style-name="ro1">
          <table:table-cell office:value-type="float" office:value="1062893" calcext:value-type="float">
            <text:p>1062893</text:p>
          </table:table-cell>
          <table:table-cell table:formula="of:=([.A573] ^0.5) / (9.8 * 100)" office:value-type="float" office:value="1.05200716508266" calcext:value-type="float">
            <text:p>1,05200716508266</text:p>
          </table:table-cell>
        </table:table-row>
        <table:table-row table:style-name="ro1">
          <table:table-cell office:value-type="float" office:value="1071614" calcext:value-type="float">
            <text:p>1071614</text:p>
          </table:table-cell>
          <table:table-cell table:formula="of:=([.A574] ^0.5) / (9.8 * 100)" office:value-type="float" office:value="1.05631418943679" calcext:value-type="float">
            <text:p>1,05631418943679</text:p>
          </table:table-cell>
        </table:table-row>
        <table:table-row table:style-name="ro1">
          <table:table-cell office:value-type="float" office:value="817582" calcext:value-type="float">
            <text:p>817582</text:p>
          </table:table-cell>
          <table:table-cell table:formula="of:=([.A575] ^0.5) / (9.8 * 100)" office:value-type="float" office:value="0.922655521395724" calcext:value-type="float">
            <text:p>0,922655521395724</text:p>
          </table:table-cell>
        </table:table-row>
        <table:table-row table:style-name="ro1">
          <table:table-cell office:value-type="float" office:value="1142116" calcext:value-type="float">
            <text:p>1142116</text:p>
          </table:table-cell>
          <table:table-cell table:formula="of:=([.A576] ^0.5) / (9.8 * 100)" office:value-type="float" office:value="1.09050844245107" calcext:value-type="float">
            <text:p>1,09050844245107</text:p>
          </table:table-cell>
        </table:table-row>
        <table:table-row table:style-name="ro1">
          <table:table-cell office:value-type="float" office:value="1019141" calcext:value-type="float">
            <text:p>1019141</text:p>
          </table:table-cell>
          <table:table-cell table:formula="of:=([.A577] ^0.5) / (9.8 * 100)" office:value-type="float" office:value="1.03012768968685" calcext:value-type="float">
            <text:p>1,03012768968685</text:p>
          </table:table-cell>
        </table:table-row>
        <table:table-row table:style-name="ro1">
          <table:table-cell office:value-type="float" office:value="1041643" calcext:value-type="float">
            <text:p>1041643</text:p>
          </table:table-cell>
          <table:table-cell table:formula="of:=([.A578] ^0.5) / (9.8 * 100)" office:value-type="float" office:value="1.04143788963505" calcext:value-type="float">
            <text:p>1,04143788963505</text:p>
          </table:table-cell>
        </table:table-row>
        <table:table-row table:style-name="ro1">
          <table:table-cell office:value-type="float" office:value="1083781" calcext:value-type="float">
            <text:p>1083781</text:p>
          </table:table-cell>
          <table:table-cell table:formula="of:=([.A579] ^0.5) / (9.8 * 100)" office:value-type="float" office:value="1.06229390778743" calcext:value-type="float">
            <text:p>1,06229390778743</text:p>
          </table:table-cell>
        </table:table-row>
        <table:table-row table:style-name="ro1">
          <table:table-cell office:value-type="float" office:value="1203190" calcext:value-type="float">
            <text:p>1203190</text:p>
          </table:table-cell>
          <table:table-cell table:formula="of:=([.A580] ^0.5) / (9.8 * 100)" office:value-type="float" office:value="1.11928589568746" calcext:value-type="float">
            <text:p>1,11928589568746</text:p>
          </table:table-cell>
        </table:table-row>
        <table:table-row table:style-name="ro1">
          <table:table-cell office:value-type="float" office:value="738578" calcext:value-type="float">
            <text:p>738578</text:p>
          </table:table-cell>
          <table:table-cell table:formula="of:=([.A581] ^0.5) / (9.8 * 100)" office:value-type="float" office:value="0.876944498516136" calcext:value-type="float">
            <text:p>0,876944498516136</text:p>
          </table:table-cell>
        </table:table-row>
        <table:table-row table:style-name="ro1">
          <table:table-cell office:value-type="float" office:value="1150289" calcext:value-type="float">
            <text:p>1150289</text:p>
          </table:table-cell>
          <table:table-cell table:formula="of:=([.A582] ^0.5) / (9.8 * 100)" office:value-type="float" office:value="1.09440333464958" calcext:value-type="float">
            <text:p>1,09440333464958</text:p>
          </table:table-cell>
        </table:table-row>
        <table:table-row table:style-name="ro1">
          <table:table-cell office:value-type="float" office:value="1239290" calcext:value-type="float">
            <text:p>1239290</text:p>
          </table:table-cell>
          <table:table-cell table:formula="of:=([.A583] ^0.5) / (9.8 * 100)" office:value-type="float" office:value="1.13595308929311" calcext:value-type="float">
            <text:p>1,13595308929311</text:p>
          </table:table-cell>
        </table:table-row>
        <table:table-row table:style-name="ro1">
          <table:table-cell office:value-type="float" office:value="982338" calcext:value-type="float">
            <text:p>982338</text:p>
          </table:table-cell>
          <table:table-cell table:formula="of:=([.A584] ^0.5) / (9.8 * 100)" office:value-type="float" office:value="1.01135679440921" calcext:value-type="float">
            <text:p>1,01135679440921</text:p>
          </table:table-cell>
        </table:table-row>
        <table:table-row table:style-name="ro1">
          <table:table-cell office:value-type="float" office:value="1044566" calcext:value-type="float">
            <text:p>1044566</text:p>
          </table:table-cell>
          <table:table-cell table:formula="of:=([.A585] ^0.5) / (9.8 * 100)" office:value-type="float" office:value="1.04289807819335" calcext:value-type="float">
            <text:p>1,04289807819335</text:p>
          </table:table-cell>
        </table:table-row>
        <table:table-row table:style-name="ro1">
          <table:table-cell office:value-type="float" office:value="1150497" calcext:value-type="float">
            <text:p>1150497</text:p>
          </table:table-cell>
          <table:table-cell table:formula="of:=([.A586] ^0.5) / (9.8 * 100)" office:value-type="float" office:value="1.09450227743875" calcext:value-type="float">
            <text:p>1,09450227743875</text:p>
          </table:table-cell>
        </table:table-row>
        <table:table-row table:style-name="ro1">
          <table:table-cell office:value-type="float" office:value="995387" calcext:value-type="float">
            <text:p>995387</text:p>
          </table:table-cell>
          <table:table-cell table:formula="of:=([.A587] ^0.5) / (9.8 * 100)" office:value-type="float" office:value="1.01805187130194" calcext:value-type="float">
            <text:p>1,01805187130194</text:p>
          </table:table-cell>
        </table:table-row>
        <table:table-row table:style-name="ro1">
          <table:table-cell office:value-type="float" office:value="943880" calcext:value-type="float">
            <text:p>943880</text:p>
          </table:table-cell>
          <table:table-cell table:formula="of:=([.A588] ^0.5) / (9.8 * 100)" office:value-type="float" office:value="0.991362110340738" calcext:value-type="float">
            <text:p>0,991362110340738</text:p>
          </table:table-cell>
        </table:table-row>
        <table:table-row table:style-name="ro1">
          <table:table-cell office:value-type="float" office:value="1084955" calcext:value-type="float">
            <text:p>1084955</text:p>
          </table:table-cell>
          <table:table-cell table:formula="of:=([.A589] ^0.5) / (9.8 * 100)" office:value-type="float" office:value="1.06286911416814" calcext:value-type="float">
            <text:p>1,06286911416814</text:p>
          </table:table-cell>
        </table:table-row>
        <table:table-row table:style-name="ro1">
          <table:table-cell office:value-type="float" office:value="1216145" calcext:value-type="float">
            <text:p>1216145</text:p>
          </table:table-cell>
          <table:table-cell table:formula="of:=([.A590] ^0.5) / (9.8 * 100)" office:value-type="float" office:value="1.12529555560464" calcext:value-type="float">
            <text:p>1,12529555560464</text:p>
          </table:table-cell>
        </table:table-row>
        <table:table-row table:style-name="ro1">
          <table:table-cell office:value-type="float" office:value="980841" calcext:value-type="float">
            <text:p>980841</text:p>
          </table:table-cell>
          <table:table-cell table:formula="of:=([.A591] ^0.5) / (9.8 * 100)" office:value-type="float" office:value="1.01058588950501" calcext:value-type="float">
            <text:p>1,01058588950501</text:p>
          </table:table-cell>
        </table:table-row>
        <table:table-row table:style-name="ro1">
          <table:table-cell office:value-type="float" office:value="901773" calcext:value-type="float">
            <text:p>901773</text:p>
          </table:table-cell>
          <table:table-cell table:formula="of:=([.A592] ^0.5) / (9.8 * 100)" office:value-type="float" office:value="0.968997236054821" calcext:value-type="float">
            <text:p>0,968997236054821</text:p>
          </table:table-cell>
        </table:table-row>
        <table:table-row table:style-name="ro1">
          <table:table-cell office:value-type="float" office:value="783978" calcext:value-type="float">
            <text:p>783978</text:p>
          </table:table-cell>
          <table:table-cell table:formula="of:=([.A593] ^0.5) / (9.8 * 100)" office:value-type="float" office:value="0.903495226047273" calcext:value-type="float">
            <text:p>0,903495226047273</text:p>
          </table:table-cell>
        </table:table-row>
        <table:table-row table:style-name="ro1">
          <table:table-cell office:value-type="float" office:value="1287014" calcext:value-type="float">
            <text:p>1287014</text:p>
          </table:table-cell>
          <table:table-cell table:formula="of:=([.A594] ^0.5) / (9.8 * 100)" office:value-type="float" office:value="1.1576187697856" calcext:value-type="float">
            <text:p>1,1576187697856</text:p>
          </table:table-cell>
        </table:table-row>
        <table:table-row table:style-name="ro1">
          <table:table-cell office:value-type="float" office:value="1040309" calcext:value-type="float">
            <text:p>1040309</text:p>
          </table:table-cell>
          <table:table-cell table:formula="of:=([.A595] ^0.5) / (9.8 * 100)" office:value-type="float" office:value="1.04077080732796" calcext:value-type="float">
            <text:p>1,04077080732796</text:p>
          </table:table-cell>
        </table:table-row>
        <table:table-row table:style-name="ro1">
          <table:table-cell office:value-type="float" office:value="1019486" calcext:value-type="float">
            <text:p>1019486</text:p>
          </table:table-cell>
          <table:table-cell table:formula="of:=([.A596] ^0.5) / (9.8 * 100)" office:value-type="float" office:value="1.03030203454246" calcext:value-type="float">
            <text:p>1,03030203454246</text:p>
          </table:table-cell>
        </table:table-row>
        <table:table-row table:style-name="ro1">
          <table:table-cell office:value-type="float" office:value="796452" calcext:value-type="float">
            <text:p>796452</text:p>
          </table:table-cell>
          <table:table-cell table:formula="of:=([.A597] ^0.5) / (9.8 * 100)" office:value-type="float" office:value="0.910654688497584" calcext:value-type="float">
            <text:p>0,910654688497584</text:p>
          </table:table-cell>
        </table:table-row>
        <table:table-row table:style-name="ro1">
          <table:table-cell office:value-type="float" office:value="1212053" calcext:value-type="float">
            <text:p>1212053</text:p>
          </table:table-cell>
          <table:table-cell table:formula="of:=([.A598] ^0.5) / (9.8 * 100)" office:value-type="float" office:value="1.12340080236998" calcext:value-type="float">
            <text:p>1,12340080236998</text:p>
          </table:table-cell>
        </table:table-row>
        <table:table-row table:style-name="ro1">
          <table:table-cell office:value-type="float" office:value="1064172" calcext:value-type="float">
            <text:p>1064172</text:p>
          </table:table-cell>
          <table:table-cell table:formula="of:=([.A599] ^0.5) / (9.8 * 100)" office:value-type="float" office:value="1.05263992521736" calcext:value-type="float">
            <text:p>1,05263992521736</text:p>
          </table:table-cell>
        </table:table-row>
        <table:table-row table:style-name="ro1">
          <table:table-cell office:value-type="float" office:value="929336" calcext:value-type="float">
            <text:p>929336</text:p>
          </table:table-cell>
          <table:table-cell table:formula="of:=([.A600] ^0.5) / (9.8 * 100)" office:value-type="float" office:value="0.983694639453793" calcext:value-type="float">
            <text:p>0,983694639453793</text:p>
          </table:table-cell>
        </table:table-row>
        <table:table-row table:style-name="ro1">
          <table:table-cell office:value-type="float" office:value="1225875" calcext:value-type="float">
            <text:p>1225875</text:p>
          </table:table-cell>
          <table:table-cell table:formula="of:=([.A601] ^0.5) / (9.8 * 100)" office:value-type="float" office:value="1.12978815837255" calcext:value-type="float">
            <text:p>1,12978815837255</text:p>
          </table:table-cell>
        </table:table-row>
        <table:table-row table:style-name="ro1">
          <table:table-cell office:value-type="float" office:value="1021330" calcext:value-type="float">
            <text:p>1021330</text:p>
          </table:table-cell>
          <table:table-cell table:formula="of:=([.A602] ^0.5) / (9.8 * 100)" office:value-type="float" office:value="1.0312333953581" calcext:value-type="float">
            <text:p>1,0312333953581</text:p>
          </table:table-cell>
        </table:table-row>
        <table:table-row table:style-name="ro1">
          <table:table-cell office:value-type="float" office:value="1074149" calcext:value-type="float">
            <text:p>1074149</text:p>
          </table:table-cell>
          <table:table-cell table:formula="of:=([.A603] ^0.5) / (9.8 * 100)" office:value-type="float" office:value="1.0575628548712" calcext:value-type="float">
            <text:p>1,0575628548712</text:p>
          </table:table-cell>
        </table:table-row>
        <table:table-row table:style-name="ro1">
          <table:table-cell office:value-type="float" office:value="983811" calcext:value-type="float">
            <text:p>983811</text:p>
          </table:table-cell>
          <table:table-cell table:formula="of:=([.A604] ^0.5) / (9.8 * 100)" office:value-type="float" office:value="1.01211476698101" calcext:value-type="float">
            <text:p>1,01211476698101</text:p>
          </table:table-cell>
        </table:table-row>
        <table:table-row table:style-name="ro1">
          <table:table-cell office:value-type="float" office:value="892001" calcext:value-type="float">
            <text:p>892001</text:p>
          </table:table-cell>
          <table:table-cell table:formula="of:=([.A605] ^0.5) / (9.8 * 100)" office:value-type="float" office:value="0.963732699646629" calcext:value-type="float">
            <text:p>0,963732699646629</text:p>
          </table:table-cell>
        </table:table-row>
        <table:table-row table:style-name="ro1">
          <table:table-cell office:value-type="float" office:value="1066550" calcext:value-type="float">
            <text:p>1066550</text:p>
          </table:table-cell>
          <table:table-cell table:formula="of:=([.A606] ^0.5) / (9.8 * 100)" office:value-type="float" office:value="1.05381538411941" calcext:value-type="float">
            <text:p>1,05381538411941</text:p>
          </table:table-cell>
        </table:table-row>
        <table:table-row table:style-name="ro1">
          <table:table-cell office:value-type="float" office:value="1093976" calcext:value-type="float">
            <text:p>1093976</text:p>
          </table:table-cell>
          <table:table-cell table:formula="of:=([.A607] ^0.5) / (9.8 * 100)" office:value-type="float" office:value="1.06727864923772" calcext:value-type="float">
            <text:p>1,06727864923772</text:p>
          </table:table-cell>
        </table:table-row>
        <table:table-row table:style-name="ro1">
          <table:table-cell office:value-type="float" office:value="1054541" calcext:value-type="float">
            <text:p>1054541</text:p>
          </table:table-cell>
          <table:table-cell table:formula="of:=([.A608] ^0.5) / (9.8 * 100)" office:value-type="float" office:value="1.04786578285364" calcext:value-type="float">
            <text:p>1,04786578285364</text:p>
          </table:table-cell>
        </table:table-row>
        <table:table-row table:style-name="ro1">
          <table:table-cell office:value-type="float" office:value="1105227" calcext:value-type="float">
            <text:p>1105227</text:p>
          </table:table-cell>
          <table:table-cell table:formula="of:=([.A609] ^0.5) / (9.8 * 100)" office:value-type="float" office:value="1.07275282594486" calcext:value-type="float">
            <text:p>1,07275282594486</text:p>
          </table:table-cell>
        </table:table-row>
        <table:table-row table:style-name="ro1">
          <table:table-cell office:value-type="float" office:value="1262792" calcext:value-type="float">
            <text:p>1262792</text:p>
          </table:table-cell>
          <table:table-cell table:formula="of:=([.A610] ^0.5) / (9.8 * 100)" office:value-type="float" office:value="1.14667365662693" calcext:value-type="float">
            <text:p>1,14667365662693</text:p>
          </table:table-cell>
        </table:table-row>
        <table:table-row table:style-name="ro1">
          <table:table-cell office:value-type="float" office:value="1001565" calcext:value-type="float">
            <text:p>1001565</text:p>
          </table:table-cell>
          <table:table-cell table:formula="of:=([.A611] ^0.5) / (9.8 * 100)" office:value-type="float" office:value="1.02120632049613" calcext:value-type="float">
            <text:p>1,02120632049613</text:p>
          </table:table-cell>
        </table:table-row>
        <table:table-row table:style-name="ro1">
          <table:table-cell office:value-type="float" office:value="783481" calcext:value-type="float">
            <text:p>783481</text:p>
          </table:table-cell>
          <table:table-cell table:formula="of:=([.A612] ^0.5) / (9.8 * 100)" office:value-type="float" office:value="0.903208796889646" calcext:value-type="float">
            <text:p>0,903208796889646</text:p>
          </table:table-cell>
        </table:table-row>
        <table:table-row table:style-name="ro1">
          <table:table-cell office:value-type="float" office:value="850490" calcext:value-type="float">
            <text:p>850490</text:p>
          </table:table-cell>
          <table:table-cell table:formula="of:=([.A613] ^0.5) / (9.8 * 100)" office:value-type="float" office:value="0.941040966585056" calcext:value-type="float">
            <text:p>0,941040966585056</text:p>
          </table:table-cell>
        </table:table-row>
        <table:table-row table:style-name="ro1">
          <table:table-cell office:value-type="float" office:value="1047693" calcext:value-type="float">
            <text:p>1047693</text:p>
          </table:table-cell>
          <table:table-cell table:formula="of:=([.A614] ^0.5) / (9.8 * 100)" office:value-type="float" office:value="1.04445791515333" calcext:value-type="float">
            <text:p>1,04445791515333</text:p>
          </table:table-cell>
        </table:table-row>
        <table:table-row table:style-name="ro1">
          <table:table-cell office:value-type="float" office:value="1066149" calcext:value-type="float">
            <text:p>1066149</text:p>
          </table:table-cell>
          <table:table-cell table:formula="of:=([.A615] ^0.5) / (9.8 * 100)" office:value-type="float" office:value="1.05361725946667" calcext:value-type="float">
            <text:p>1,05361725946667</text:p>
          </table:table-cell>
        </table:table-row>
        <table:table-row table:style-name="ro1">
          <table:table-cell office:value-type="float" office:value="983746" calcext:value-type="float">
            <text:p>983746</text:p>
          </table:table-cell>
          <table:table-cell table:formula="of:=([.A616] ^0.5) / (9.8 * 100)" office:value-type="float" office:value="1.01208133141944" calcext:value-type="float">
            <text:p>1,01208133141944</text:p>
          </table:table-cell>
        </table:table-row>
        <table:table-row table:style-name="ro1">
          <table:table-cell office:value-type="float" office:value="1024798" calcext:value-type="float">
            <text:p>1024798</text:p>
          </table:table-cell>
          <table:table-cell table:formula="of:=([.A617] ^0.5) / (9.8 * 100)" office:value-type="float" office:value="1.03298272547045" calcext:value-type="float">
            <text:p>1,03298272547045</text:p>
          </table:table-cell>
        </table:table-row>
        <table:table-row table:style-name="ro1">
          <table:table-cell office:value-type="float" office:value="1029481" calcext:value-type="float">
            <text:p>1029481</text:p>
          </table:table-cell>
          <table:table-cell table:formula="of:=([.A618] ^0.5) / (9.8 * 100)" office:value-type="float" office:value="1.03534023606485" calcext:value-type="float">
            <text:p>1,03534023606485</text:p>
          </table:table-cell>
        </table:table-row>
        <table:table-row table:style-name="ro1">
          <table:table-cell office:value-type="float" office:value="1046534" calcext:value-type="float">
            <text:p>1046534</text:p>
          </table:table-cell>
          <table:table-cell table:formula="of:=([.A619] ^0.5) / (9.8 * 100)" office:value-type="float" office:value="1.04388004468352" calcext:value-type="float">
            <text:p>1,04388004468352</text:p>
          </table:table-cell>
        </table:table-row>
        <table:table-row table:style-name="ro1">
          <table:table-cell office:value-type="float" office:value="1004869" calcext:value-type="float">
            <text:p>1004869</text:p>
          </table:table-cell>
          <table:table-cell table:formula="of:=([.A620] ^0.5) / (9.8 * 100)" office:value-type="float" office:value="1.02288933040549" calcext:value-type="float">
            <text:p>1,02288933040549</text:p>
          </table:table-cell>
        </table:table-row>
        <table:table-row table:style-name="ro1">
          <table:table-cell office:value-type="float" office:value="1053576" calcext:value-type="float">
            <text:p>1053576</text:p>
          </table:table-cell>
          <table:table-cell table:formula="of:=([.A621] ^0.5) / (9.8 * 100)" office:value-type="float" office:value="1.04738622733187" calcext:value-type="float">
            <text:p>1,04738622733187</text:p>
          </table:table-cell>
        </table:table-row>
        <table:table-row table:style-name="ro1">
          <table:table-cell office:value-type="float" office:value="1024381" calcext:value-type="float">
            <text:p>1024381</text:p>
          </table:table-cell>
          <table:table-cell table:formula="of:=([.A622] ^0.5) / (9.8 * 100)" office:value-type="float" office:value="1.03277253886544" calcext:value-type="float">
            <text:p>1,03277253886544</text:p>
          </table:table-cell>
        </table:table-row>
        <table:table-row table:style-name="ro1">
          <table:table-cell office:value-type="float" office:value="983265" calcext:value-type="float">
            <text:p>983265</text:p>
          </table:table-cell>
          <table:table-cell table:formula="of:=([.A623] ^0.5) / (9.8 * 100)" office:value-type="float" office:value="1.01183387392471" calcext:value-type="float">
            <text:p>1,01183387392471</text:p>
          </table:table-cell>
        </table:table-row>
        <table:table-row table:style-name="ro1">
          <table:table-cell office:value-type="float" office:value="979526" calcext:value-type="float">
            <text:p>979526</text:p>
          </table:table-cell>
          <table:table-cell table:formula="of:=([.A624] ^0.5) / (9.8 * 100)" office:value-type="float" office:value="1.00990822301276" calcext:value-type="float">
            <text:p>1,00990822301276</text:p>
          </table:table-cell>
        </table:table-row>
        <table:table-row table:style-name="ro1">
          <table:table-cell office:value-type="float" office:value="1034949" calcext:value-type="float">
            <text:p>1034949</text:p>
          </table:table-cell>
          <table:table-cell table:formula="of:=([.A625] ^0.5) / (9.8 * 100)" office:value-type="float" office:value="1.03808615513006" calcext:value-type="float">
            <text:p>1,03808615513006</text:p>
          </table:table-cell>
        </table:table-row>
        <table:table-row table:style-name="ro1">
          <table:table-cell office:value-type="float" office:value="1044554" calcext:value-type="float">
            <text:p>1044554</text:p>
          </table:table-cell>
          <table:table-cell table:formula="of:=([.A626] ^0.5) / (9.8 * 100)" office:value-type="float" office:value="1.04289208775671" calcext:value-type="float">
            <text:p>1,04289208775671</text:p>
          </table:table-cell>
        </table:table-row>
        <table:table-row table:style-name="ro1">
          <table:table-cell office:value-type="float" office:value="1036251" calcext:value-type="float">
            <text:p>1036251</text:p>
          </table:table-cell>
          <table:table-cell table:formula="of:=([.A627] ^0.5) / (9.8 * 100)" office:value-type="float" office:value="1.03873892321599" calcext:value-type="float">
            <text:p>1,03873892321599</text:p>
          </table:table-cell>
        </table:table-row>
        <table:table-row table:style-name="ro1">
          <table:table-cell office:value-type="float" office:value="1024643" calcext:value-type="float">
            <text:p>1024643</text:p>
          </table:table-cell>
          <table:table-cell table:formula="of:=([.A628] ^0.5) / (9.8 * 100)" office:value-type="float" office:value="1.03290460354929" calcext:value-type="float">
            <text:p>1,03290460354929</text:p>
          </table:table-cell>
        </table:table-row>
        <table:table-row table:style-name="ro1">
          <table:table-cell office:value-type="float" office:value="964886" calcext:value-type="float">
            <text:p>964886</text:p>
          </table:table-cell>
          <table:table-cell table:formula="of:=([.A629] ^0.5) / (9.8 * 100)" office:value-type="float" office:value="1.00233276431981" calcext:value-type="float">
            <text:p>1,00233276431981</text:p>
          </table:table-cell>
        </table:table-row>
        <table:table-row table:style-name="ro1">
          <table:table-cell office:value-type="float" office:value="1037249" calcext:value-type="float">
            <text:p>1037249</text:p>
          </table:table-cell>
          <table:table-cell table:formula="of:=([.A630] ^0.5) / (9.8 * 100)" office:value-type="float" office:value="1.03923900088379" calcext:value-type="float">
            <text:p>1,03923900088379</text:p>
          </table:table-cell>
        </table:table-row>
        <table:table-row table:style-name="ro1">
          <table:table-cell office:value-type="float" office:value="1052595" calcext:value-type="float">
            <text:p>1052595</text:p>
          </table:table-cell>
          <table:table-cell table:formula="of:=([.A631] ^0.5) / (9.8 * 100)" office:value-type="float" office:value="1.04689849546573" calcext:value-type="float">
            <text:p>1,04689849546573</text:p>
          </table:table-cell>
        </table:table-row>
        <table:table-row table:style-name="ro1">
          <table:table-cell office:value-type="float" office:value="847440" calcext:value-type="float">
            <text:p>847440</text:p>
          </table:table-cell>
          <table:table-cell table:formula="of:=([.A632] ^0.5) / (9.8 * 100)" office:value-type="float" office:value="0.939352085584196" calcext:value-type="float">
            <text:p>0,939352085584196</text:p>
          </table:table-cell>
        </table:table-row>
        <table:table-row table:style-name="ro1">
          <table:table-cell office:value-type="float" office:value="1015209" calcext:value-type="float">
            <text:p>1015209</text:p>
          </table:table-cell>
          <table:table-cell table:formula="of:=([.A633] ^0.5) / (9.8 * 100)" office:value-type="float" office:value="1.02813857510195" calcext:value-type="float">
            <text:p>1,02813857510195</text:p>
          </table:table-cell>
        </table:table-row>
        <table:table-row table:style-name="ro1">
          <table:table-cell office:value-type="float" office:value="1106081" calcext:value-type="float">
            <text:p>1106081</text:p>
          </table:table-cell>
          <table:table-cell table:formula="of:=([.A634] ^0.5) / (9.8 * 100)" office:value-type="float" office:value="1.07316719964816" calcext:value-type="float">
            <text:p>1,07316719964816</text:p>
          </table:table-cell>
        </table:table-row>
        <table:table-row table:style-name="ro1">
          <table:table-cell office:value-type="float" office:value="1053090" calcext:value-type="float">
            <text:p>1053090</text:p>
          </table:table-cell>
          <table:table-cell table:formula="of:=([.A635] ^0.5) / (9.8 * 100)" office:value-type="float" office:value="1.0471446270951" calcext:value-type="float">
            <text:p>1,0471446270951</text:p>
          </table:table-cell>
        </table:table-row>
        <table:table-row table:style-name="ro1">
          <table:table-cell office:value-type="float" office:value="1000691" calcext:value-type="float">
            <text:p>1000691</text:p>
          </table:table-cell>
          <table:table-cell table:formula="of:=([.A636] ^0.5) / (9.8 * 100)" office:value-type="float" office:value="1.02076065340356" calcext:value-type="float">
            <text:p>1,02076065340356</text:p>
          </table:table-cell>
        </table:table-row>
        <table:table-row table:style-name="ro1">
          <table:table-cell office:value-type="float" office:value="1069265" calcext:value-type="float">
            <text:p>1069265</text:p>
          </table:table-cell>
          <table:table-cell table:formula="of:=([.A637] ^0.5) / (9.8 * 100)" office:value-type="float" office:value="1.05515582304801" calcext:value-type="float">
            <text:p>1,05515582304801</text:p>
          </table:table-cell>
        </table:table-row>
        <table:table-row table:style-name="ro1">
          <table:table-cell office:value-type="float" office:value="1069554" calcext:value-type="float">
            <text:p>1069554</text:p>
          </table:table-cell>
          <table:table-cell table:formula="of:=([.A638] ^0.5) / (9.8 * 100)" office:value-type="float" office:value="1.05529840670637" calcext:value-type="float">
            <text:p>1,05529840670637</text:p>
          </table:table-cell>
        </table:table-row>
        <table:table-row table:style-name="ro1">
          <table:table-cell office:value-type="float" office:value="1057784" calcext:value-type="float">
            <text:p>1057784</text:p>
          </table:table-cell>
          <table:table-cell table:formula="of:=([.A639] ^0.5) / (9.8 * 100)" office:value-type="float" office:value="1.04947578195479" calcext:value-type="float">
            <text:p>1,04947578195479</text:p>
          </table:table-cell>
        </table:table-row>
        <table:table-row table:style-name="ro1">
          <table:table-cell office:value-type="float" office:value="1109882" calcext:value-type="float">
            <text:p>1109882</text:p>
          </table:table-cell>
          <table:table-cell table:formula="of:=([.A640] ^0.5) / (9.8 * 100)" office:value-type="float" office:value="1.07500956477056" calcext:value-type="float">
            <text:p>1,07500956477056</text:p>
          </table:table-cell>
        </table:table-row>
        <table:table-row table:style-name="ro1">
          <table:table-cell office:value-type="float" office:value="939792" calcext:value-type="float">
            <text:p>939792</text:p>
          </table:table-cell>
          <table:table-cell table:formula="of:=([.A641] ^0.5) / (9.8 * 100)" office:value-type="float" office:value="0.989212956876565" calcext:value-type="float">
            <text:p>0,989212956876565</text:p>
          </table:table-cell>
        </table:table-row>
        <table:table-row table:style-name="ro1">
          <table:table-cell office:value-type="float" office:value="979379" calcext:value-type="float">
            <text:p>979379</text:p>
          </table:table-cell>
          <table:table-cell table:formula="of:=([.A642] ^0.5) / (9.8 * 100)" office:value-type="float" office:value="1.00983244040004" calcext:value-type="float">
            <text:p>1,00983244040004</text:p>
          </table:table-cell>
        </table:table-row>
        <table:table-row table:style-name="ro1">
          <table:table-cell office:value-type="float" office:value="983702" calcext:value-type="float">
            <text:p>983702</text:p>
          </table:table-cell>
          <table:table-cell table:formula="of:=([.A643] ^0.5) / (9.8 * 100)" office:value-type="float" office:value="1.01205869748927" calcext:value-type="float">
            <text:p>1,01205869748927</text:p>
          </table:table-cell>
        </table:table-row>
        <table:table-row table:style-name="ro1">
          <table:table-cell office:value-type="float" office:value="1035597" calcext:value-type="float">
            <text:p>1035597</text:p>
          </table:table-cell>
          <table:table-cell table:formula="of:=([.A644] ^0.5) / (9.8 * 100)" office:value-type="float" office:value="1.03841108639106" calcext:value-type="float">
            <text:p>1,03841108639106</text:p>
          </table:table-cell>
        </table:table-row>
        <table:table-row table:style-name="ro1">
          <table:table-cell office:value-type="float" office:value="961172" calcext:value-type="float">
            <text:p>961172</text:p>
          </table:table-cell>
          <table:table-cell table:formula="of:=([.A645] ^0.5) / (9.8 * 100)" office:value-type="float" office:value="1.00040183513265" calcext:value-type="float">
            <text:p>1,00040183513265</text:p>
          </table:table-cell>
        </table:table-row>
        <table:table-row table:style-name="ro1">
          <table:table-cell office:value-type="float" office:value="1005704" calcext:value-type="float">
            <text:p>1005704</text:p>
          </table:table-cell>
          <table:table-cell table:formula="of:=([.A646] ^0.5) / (9.8 * 100)" office:value-type="float" office:value="1.02331422918955" calcext:value-type="float">
            <text:p>1,02331422918955</text:p>
          </table:table-cell>
        </table:table-row>
        <table:table-row table:style-name="ro1">
          <table:table-cell office:value-type="float" office:value="1052030" calcext:value-type="float">
            <text:p>1052030</text:p>
          </table:table-cell>
          <table:table-cell table:formula="of:=([.A647] ^0.5) / (9.8 * 100)" office:value-type="float" office:value="1.04661748660402" calcext:value-type="float">
            <text:p>1,04661748660402</text:p>
          </table:table-cell>
        </table:table-row>
        <table:table-row table:style-name="ro1">
          <table:table-cell office:value-type="float" office:value="1049198" calcext:value-type="float">
            <text:p>1049198</text:p>
          </table:table-cell>
          <table:table-cell table:formula="of:=([.A648] ^0.5) / (9.8 * 100)" office:value-type="float" office:value="1.0452078223588" calcext:value-type="float">
            <text:p>1,0452078223588</text:p>
          </table:table-cell>
        </table:table-row>
        <table:table-row table:style-name="ro1">
          <table:table-cell office:value-type="float" office:value="1028499" calcext:value-type="float">
            <text:p>1028499</text:p>
          </table:table-cell>
          <table:table-cell table:formula="of:=([.A649] ^0.5) / (9.8 * 100)" office:value-type="float" office:value="1.0348463237534" calcext:value-type="float">
            <text:p>1,0348463237534</text:p>
          </table:table-cell>
        </table:table-row>
        <table:table-row table:style-name="ro1">
          <table:table-cell office:value-type="float" office:value="1060562" calcext:value-type="float">
            <text:p>1060562</text:p>
          </table:table-cell>
          <table:table-cell table:formula="of:=([.A650] ^0.5) / (9.8 * 100)" office:value-type="float" office:value="1.05085296863197" calcext:value-type="float">
            <text:p>1,05085296863197</text:p>
          </table:table-cell>
        </table:table-row>
        <table:table-row table:style-name="ro1">
          <table:table-cell office:value-type="float" office:value="1063149" calcext:value-type="float">
            <text:p>1063149</text:p>
          </table:table-cell>
          <table:table-cell table:formula="of:=([.A651] ^0.5) / (9.8 * 100)" office:value-type="float" office:value="1.0521338465172" calcext:value-type="float">
            <text:p>1,0521338465172</text:p>
          </table:table-cell>
        </table:table-row>
        <table:table-row table:style-name="ro1">
          <table:table-cell office:value-type="float" office:value="1038065" calcext:value-type="float">
            <text:p>1038065</text:p>
          </table:table-cell>
          <table:table-cell table:formula="of:=([.A652] ^0.5) / (9.8 * 100)" office:value-type="float" office:value="1.03964770328163" calcext:value-type="float">
            <text:p>1,03964770328163</text:p>
          </table:table-cell>
        </table:table-row>
        <table:table-row table:style-name="ro1">
          <table:table-cell office:value-type="float" office:value="945314" calcext:value-type="float">
            <text:p>945314</text:p>
          </table:table-cell>
          <table:table-cell table:formula="of:=([.A653] ^0.5) / (9.8 * 100)" office:value-type="float" office:value="0.992114893388176" calcext:value-type="float">
            <text:p>0,992114893388176</text:p>
          </table:table-cell>
        </table:table-row>
        <table:table-row table:style-name="ro1">
          <table:table-cell office:value-type="float" office:value="913038" calcext:value-type="float">
            <text:p>913038</text:p>
          </table:table-cell>
          <table:table-cell table:formula="of:=([.A654] ^0.5) / (9.8 * 100)" office:value-type="float" office:value="0.975030836022807" calcext:value-type="float">
            <text:p>0,975030836022807</text:p>
          </table:table-cell>
        </table:table-row>
        <table:table-row table:style-name="ro1">
          <table:table-cell office:value-type="float" office:value="911806" calcext:value-type="float">
            <text:p>911806</text:p>
          </table:table-cell>
          <table:table-cell table:formula="of:=([.A655] ^0.5) / (9.8 * 100)" office:value-type="float" office:value="0.974372789214434" calcext:value-type="float">
            <text:p>0,974372789214434</text:p>
          </table:table-cell>
        </table:table-row>
        <table:table-row table:style-name="ro1">
          <table:table-cell office:value-type="float" office:value="1087387" calcext:value-type="float">
            <text:p>1087387</text:p>
          </table:table-cell>
          <table:table-cell table:formula="of:=([.A656] ^0.5) / (9.8 * 100)" office:value-type="float" office:value="1.06405969384709" calcext:value-type="float">
            <text:p>1,06405969384709</text:p>
          </table:table-cell>
        </table:table-row>
        <table:table-row table:style-name="ro1">
          <table:table-cell office:value-type="float" office:value="900562" calcext:value-type="float">
            <text:p>900562</text:p>
          </table:table-cell>
          <table:table-cell table:formula="of:=([.A657] ^0.5) / (9.8 * 100)" office:value-type="float" office:value="0.96834637942075" calcext:value-type="float">
            <text:p>0,96834637942075</text:p>
          </table:table-cell>
        </table:table-row>
        <table:table-row table:style-name="ro1">
          <table:table-cell office:value-type="float" office:value="1136690" calcext:value-type="float">
            <text:p>1136690</text:p>
          </table:table-cell>
          <table:table-cell table:formula="of:=([.A658] ^0.5) / (9.8 * 100)" office:value-type="float" office:value="1.08791494786017" calcext:value-type="float">
            <text:p>1,08791494786017</text:p>
          </table:table-cell>
        </table:table-row>
        <table:table-row table:style-name="ro1">
          <table:table-cell office:value-type="float" office:value="1298854" calcext:value-type="float">
            <text:p>1298854</text:p>
          </table:table-cell>
          <table:table-cell table:formula="of:=([.A659] ^0.5) / (9.8 * 100)" office:value-type="float" office:value="1.16293138780613" calcext:value-type="float">
            <text:p>1,16293138780613</text:p>
          </table:table-cell>
        </table:table-row>
        <table:table-row table:style-name="ro1">
          <table:table-cell office:value-type="float" office:value="995485" calcext:value-type="float">
            <text:p>995485</text:p>
          </table:table-cell>
          <table:table-cell table:formula="of:=([.A660] ^0.5) / (9.8 * 100)" office:value-type="float" office:value="1.01810198579402" calcext:value-type="float">
            <text:p>1,01810198579402</text:p>
          </table:table-cell>
        </table:table-row>
        <table:table-row table:style-name="ro1">
          <table:table-cell office:value-type="float" office:value="717166" calcext:value-type="float">
            <text:p>717166</text:p>
          </table:table-cell>
          <table:table-cell table:formula="of:=([.A661] ^0.5) / (9.8 * 100)" office:value-type="float" office:value="0.864139326927776" calcext:value-type="float">
            <text:p>0,864139326927776</text:p>
          </table:table-cell>
        </table:table-row>
        <table:table-row table:style-name="ro1">
          <table:table-cell office:value-type="float" office:value="1184765" calcext:value-type="float">
            <text:p>1184765</text:p>
          </table:table-cell>
          <table:table-cell table:formula="of:=([.A662] ^0.5) / (9.8 * 100)" office:value-type="float" office:value="1.11068276370108" calcext:value-type="float">
            <text:p>1,11068276370108</text:p>
          </table:table-cell>
        </table:table-row>
        <table:table-row table:style-name="ro1">
          <table:table-cell office:value-type="float" office:value="1125530" calcext:value-type="float">
            <text:p>1125530</text:p>
          </table:table-cell>
          <table:table-cell table:formula="of:=([.A663] ^0.5) / (9.8 * 100)" office:value-type="float" office:value="1.08256121097618" calcext:value-type="float">
            <text:p>1,08256121097618</text:p>
          </table:table-cell>
        </table:table-row>
        <table:table-row table:style-name="ro1">
          <table:table-cell office:value-type="float" office:value="905994" calcext:value-type="float">
            <text:p>905994</text:p>
          </table:table-cell>
          <table:table-cell table:formula="of:=([.A664] ^0.5) / (9.8 * 100)" office:value-type="float" office:value="0.971262419335609" calcext:value-type="float">
            <text:p>0,971262419335609</text:p>
          </table:table-cell>
        </table:table-row>
        <table:table-row table:style-name="ro1">
          <table:table-cell office:value-type="float" office:value="1074077" calcext:value-type="float">
            <text:p>1074077</text:p>
          </table:table-cell>
          <table:table-cell table:formula="of:=([.A665] ^0.5) / (9.8 * 100)" office:value-type="float" office:value="1.05752741016028" calcext:value-type="float">
            <text:p>1,05752741016028</text:p>
          </table:table-cell>
        </table:table-row>
        <table:table-row table:style-name="ro1">
          <table:table-cell office:value-type="float" office:value="1060621" calcext:value-type="float">
            <text:p>1060621</text:p>
          </table:table-cell>
          <table:table-cell table:formula="of:=([.A666] ^0.5) / (9.8 * 100)" office:value-type="float" office:value="1.05088219816447" calcext:value-type="float">
            <text:p>1,05088219816447</text:p>
          </table:table-cell>
        </table:table-row>
        <table:table-row table:style-name="ro1">
          <table:table-cell office:value-type="float" office:value="982429" calcext:value-type="float">
            <text:p>982429</text:p>
          </table:table-cell>
          <table:table-cell table:formula="of:=([.A667] ^0.5) / (9.8 * 100)" office:value-type="float" office:value="1.01140363741894" calcext:value-type="float">
            <text:p>1,01140363741894</text:p>
          </table:table-cell>
        </table:table-row>
        <table:table-row table:style-name="ro1">
          <table:table-cell office:value-type="float" office:value="900506" calcext:value-type="float">
            <text:p>900506</text:p>
          </table:table-cell>
          <table:table-cell table:formula="of:=([.A668] ^0.5) / (9.8 * 100)" office:value-type="float" office:value="0.968316271421365" calcext:value-type="float">
            <text:p>0,968316271421365</text:p>
          </table:table-cell>
        </table:table-row>
        <table:table-row table:style-name="ro1">
          <table:table-cell office:value-type="float" office:value="943475" calcext:value-type="float">
            <text:p>943475</text:p>
          </table:table-cell>
          <table:table-cell table:formula="of:=([.A669] ^0.5) / (9.8 * 100)" office:value-type="float" office:value="0.991149400709742" calcext:value-type="float">
            <text:p>0,991149400709742</text:p>
          </table:table-cell>
        </table:table-row>
        <table:table-row table:style-name="ro1">
          <table:table-cell office:value-type="float" office:value="775281" calcext:value-type="float">
            <text:p>775281</text:p>
          </table:table-cell>
          <table:table-cell table:formula="of:=([.A670] ^0.5) / (9.8 * 100)" office:value-type="float" office:value="0.898469822341097" calcext:value-type="float">
            <text:p>0,898469822341097</text:p>
          </table:table-cell>
        </table:table-row>
        <table:table-row table:style-name="ro1">
          <table:table-cell office:value-type="float" office:value="960438" calcext:value-type="float">
            <text:p>960438</text:p>
          </table:table-cell>
          <table:table-cell table:formula="of:=([.A671] ^0.5) / (9.8 * 100)" office:value-type="float" office:value="1.00001978322789" calcext:value-type="float">
            <text:p>1,00001978322789</text:p>
          </table:table-cell>
        </table:table-row>
        <table:table-row table:style-name="ro1">
          <table:table-cell office:value-type="float" office:value="1130870" calcext:value-type="float">
            <text:p>1130870</text:p>
          </table:table-cell>
          <table:table-cell table:formula="of:=([.A672] ^0.5) / (9.8 * 100)" office:value-type="float" office:value="1.08512624093567" calcext:value-type="float">
            <text:p>1,08512624093567</text:p>
          </table:table-cell>
        </table:table-row>
        <table:table-row table:style-name="ro1">
          <table:table-cell office:value-type="float" office:value="1062836" calcext:value-type="float">
            <text:p>1062836</text:p>
          </table:table-cell>
          <table:table-cell table:formula="of:=([.A673] ^0.5) / (9.8 * 100)" office:value-type="float" office:value="1.05197895659302" calcext:value-type="float">
            <text:p>1,05197895659302</text:p>
          </table:table-cell>
        </table:table-row>
        <table:table-row table:style-name="ro1">
          <table:table-cell office:value-type="float" office:value="1130746" calcext:value-type="float">
            <text:p>1130746</text:p>
          </table:table-cell>
          <table:table-cell table:formula="of:=([.A674] ^0.5) / (9.8 * 100)" office:value-type="float" office:value="1.08506674720846" calcext:value-type="float">
            <text:p>1,08506674720846</text:p>
          </table:table-cell>
        </table:table-row>
        <table:table-row table:style-name="ro1">
          <table:table-cell office:value-type="float" office:value="987395" calcext:value-type="float">
            <text:p>987395</text:p>
          </table:table-cell>
          <table:table-cell table:formula="of:=([.A675] ^0.5) / (9.8 * 100)" office:value-type="float" office:value="1.01395664599956" calcext:value-type="float">
            <text:p>1,01395664599956</text:p>
          </table:table-cell>
        </table:table-row>
        <table:table-row table:style-name="ro1">
          <table:table-cell office:value-type="float" office:value="1126957" calcext:value-type="float">
            <text:p>1126957</text:p>
          </table:table-cell>
          <table:table-cell table:formula="of:=([.A676] ^0.5) / (9.8 * 100)" office:value-type="float" office:value="1.08324725466712" calcext:value-type="float">
            <text:p>1,08324725466712</text:p>
          </table:table-cell>
        </table:table-row>
        <table:table-row table:style-name="ro1">
          <table:table-cell office:value-type="float" office:value="1028670" calcext:value-type="float">
            <text:p>1028670</text:p>
          </table:table-cell>
          <table:table-cell table:formula="of:=([.A677] ^0.5) / (9.8 * 100)" office:value-type="float" office:value="1.03493234783636" calcext:value-type="float">
            <text:p>1,03493234783636</text:p>
          </table:table-cell>
        </table:table-row>
        <table:table-row table:style-name="ro1">
          <table:table-cell office:value-type="float" office:value="1001493" calcext:value-type="float">
            <text:p>1001493</text:p>
          </table:table-cell>
          <table:table-cell table:formula="of:=([.A678] ^0.5) / (9.8 * 100)" office:value-type="float" office:value="1.02116961385375" calcext:value-type="float">
            <text:p>1,02116961385375</text:p>
          </table:table-cell>
        </table:table-row>
        <table:table-row table:style-name="ro1">
          <table:table-cell office:value-type="float" office:value="1050494" calcext:value-type="float">
            <text:p>1050494</text:p>
          </table:table-cell>
          <table:table-cell table:formula="of:=([.A679] ^0.5) / (9.8 * 100)" office:value-type="float" office:value="1.04585315874376" calcext:value-type="float">
            <text:p>1,04585315874376</text:p>
          </table:table-cell>
        </table:table-row>
        <table:table-row table:style-name="ro1">
          <table:table-cell office:value-type="float" office:value="1074817" calcext:value-type="float">
            <text:p>1074817</text:p>
          </table:table-cell>
          <table:table-cell table:formula="of:=([.A680] ^0.5) / (9.8 * 100)" office:value-type="float" office:value="1.05789164640187" calcext:value-type="float">
            <text:p>1,05789164640187</text:p>
          </table:table-cell>
        </table:table-row>
        <table:table-row table:style-name="ro1">
          <table:table-cell office:value-type="float" office:value="1046441" calcext:value-type="float">
            <text:p>1046441</text:p>
          </table:table-cell>
          <table:table-cell table:formula="of:=([.A681] ^0.5) / (9.8 * 100)" office:value-type="float" office:value="1.0438336615746" calcext:value-type="float">
            <text:p>1,0438336615746</text:p>
          </table:table-cell>
        </table:table-row>
        <table:table-row table:style-name="ro1">
          <table:table-cell office:value-type="float" office:value="919346" calcext:value-type="float">
            <text:p>919346</text:p>
          </table:table-cell>
          <table:table-cell table:formula="of:=([.A682] ^0.5) / (9.8 * 100)" office:value-type="float" office:value="0.97839318672083" calcext:value-type="float">
            <text:p>0,97839318672083</text:p>
          </table:table-cell>
        </table:table-row>
        <table:table-row table:style-name="ro1">
          <table:table-cell office:value-type="float" office:value="1000177" calcext:value-type="float">
            <text:p>1000177</text:p>
          </table:table-cell>
          <table:table-cell table:formula="of:=([.A683] ^0.5) / (9.8 * 100)" office:value-type="float" office:value="1.02049846539206" calcext:value-type="float">
            <text:p>1,02049846539206</text:p>
          </table:table-cell>
        </table:table-row>
        <table:table-row table:style-name="ro1">
          <table:table-cell office:value-type="float" office:value="1082914" calcext:value-type="float">
            <text:p>1082914</text:p>
          </table:table-cell>
          <table:table-cell table:formula="of:=([.A684] ^0.5) / (9.8 * 100)" office:value-type="float" office:value="1.06186891736581" calcext:value-type="float">
            <text:p>1,06186891736581</text:p>
          </table:table-cell>
        </table:table-row>
        <table:table-row table:style-name="ro1">
          <table:table-cell office:value-type="float" office:value="1013881" calcext:value-type="float">
            <text:p>1013881</text:p>
          </table:table-cell>
          <table:table-cell table:formula="of:=([.A685] ^0.5) / (9.8 * 100)" office:value-type="float" office:value="1.02746589842591" calcext:value-type="float">
            <text:p>1,02746589842591</text:p>
          </table:table-cell>
        </table:table-row>
        <table:table-row table:style-name="ro1">
          <table:table-cell office:value-type="float" office:value="1026922" calcext:value-type="float">
            <text:p>1026922</text:p>
          </table:table-cell>
          <table:table-cell table:formula="of:=([.A686] ^0.5) / (9.8 * 100)" office:value-type="float" office:value="1.03405265321903" calcext:value-type="float">
            <text:p>1,03405265321903</text:p>
          </table:table-cell>
        </table:table-row>
        <table:table-row table:style-name="ro1">
          <table:table-cell office:value-type="float" office:value="992230" calcext:value-type="float">
            <text:p>992230</text:p>
          </table:table-cell>
          <table:table-cell table:formula="of:=([.A687] ^0.5) / (9.8 * 100)" office:value-type="float" office:value="1.01643614686301" calcext:value-type="float">
            <text:p>1,01643614686301</text:p>
          </table:table-cell>
        </table:table-row>
        <table:table-row table:style-name="ro1">
          <table:table-cell office:value-type="float" office:value="1177723" calcext:value-type="float">
            <text:p>1177723</text:p>
          </table:table-cell>
          <table:table-cell table:formula="of:=([.A688] ^0.5) / (9.8 * 100)" office:value-type="float" office:value="1.10737700900219" calcext:value-type="float">
            <text:p>1,10737700900219</text:p>
          </table:table-cell>
        </table:table-row>
        <table:table-row table:style-name="ro1">
          <table:table-cell office:value-type="float" office:value="1057013" calcext:value-type="float">
            <text:p>1057013</text:p>
          </table:table-cell>
          <table:table-cell table:formula="of:=([.A689] ^0.5) / (9.8 * 100)" office:value-type="float" office:value="1.04909324009149" calcext:value-type="float">
            <text:p>1,04909324009149</text:p>
          </table:table-cell>
        </table:table-row>
        <table:table-row table:style-name="ro1">
          <table:table-cell office:value-type="float" office:value="1047430" calcext:value-type="float">
            <text:p>1047430</text:p>
          </table:table-cell>
          <table:table-cell table:formula="of:=([.A690] ^0.5) / (9.8 * 100)" office:value-type="float" office:value="1.04432681297326" calcext:value-type="float">
            <text:p>1,04432681297326</text:p>
          </table:table-cell>
        </table:table-row>
        <table:table-row table:style-name="ro1">
          <table:table-cell office:value-type="float" office:value="882981" calcext:value-type="float">
            <text:p>882981</text:p>
          </table:table-cell>
          <table:table-cell table:formula="of:=([.A691] ^0.5) / (9.8 * 100)" office:value-type="float" office:value="0.958847639792089" calcext:value-type="float">
            <text:p>0,958847639792089</text:p>
          </table:table-cell>
        </table:table-row>
        <table:table-row table:style-name="ro1">
          <table:table-cell office:value-type="float" office:value="1016558" calcext:value-type="float">
            <text:p>1016558</text:p>
          </table:table-cell>
          <table:table-cell table:formula="of:=([.A692] ^0.5) / (9.8 * 100)" office:value-type="float" office:value="1.02882143867941" calcext:value-type="float">
            <text:p>1,02882143867941</text:p>
          </table:table-cell>
        </table:table-row>
        <table:table-row table:style-name="ro1">
          <table:table-cell office:value-type="float" office:value="975833" calcext:value-type="float">
            <text:p>975833</text:p>
          </table:table-cell>
          <table:table-cell table:formula="of:=([.A693] ^0.5) / (9.8 * 100)" office:value-type="float" office:value="1.0080026518347" calcext:value-type="float">
            <text:p>1,0080026518347</text:p>
          </table:table-cell>
        </table:table-row>
        <table:table-row table:style-name="ro1">
          <table:table-cell office:value-type="float" office:value="996417" calcext:value-type="float">
            <text:p>996417</text:p>
          </table:table-cell>
          <table:table-cell table:formula="of:=([.A694] ^0.5) / (9.8 * 100)" office:value-type="float" office:value="1.01857846161483" calcext:value-type="float">
            <text:p>1,01857846161483</text:p>
          </table:table-cell>
        </table:table-row>
        <table:table-row table:style-name="ro1">
          <table:table-cell office:value-type="float" office:value="1052701" calcext:value-type="float">
            <text:p>1052701</text:p>
          </table:table-cell>
          <table:table-cell table:formula="of:=([.A695] ^0.5) / (9.8 * 100)" office:value-type="float" office:value="1.04695120730973" calcext:value-type="float">
            <text:p>1,04695120730973</text:p>
          </table:table-cell>
        </table:table-row>
        <table:table-row table:style-name="ro1">
          <table:table-cell office:value-type="float" office:value="953606" calcext:value-type="float">
            <text:p>953606</text:p>
          </table:table-cell>
          <table:table-cell table:formula="of:=([.A696] ^0.5) / (9.8 * 100)" office:value-type="float" office:value="0.996456654462822" calcext:value-type="float">
            <text:p>0,996456654462822</text:p>
          </table:table-cell>
        </table:table-row>
        <table:table-row table:style-name="ro1">
          <table:table-cell office:value-type="float" office:value="1026081" calcext:value-type="float">
            <text:p>1026081</text:p>
          </table:table-cell>
          <table:table-cell table:formula="of:=([.A697] ^0.5) / (9.8 * 100)" office:value-type="float" office:value="1.03362914666141" calcext:value-type="float">
            <text:p>1,03362914666141</text:p>
          </table:table-cell>
        </table:table-row>
        <table:table-row table:style-name="ro1">
          <table:table-cell office:value-type="float" office:value="1037029" calcext:value-type="float">
            <text:p>1037029</text:p>
          </table:table-cell>
          <table:table-cell table:formula="of:=([.A698] ^0.5) / (9.8 * 100)" office:value-type="float" office:value="1.03912878400014" calcext:value-type="float">
            <text:p>1,03912878400014</text:p>
          </table:table-cell>
        </table:table-row>
        <table:table-row table:style-name="ro1">
          <table:table-cell office:value-type="float" office:value="1021718" calcext:value-type="float">
            <text:p>1021718</text:p>
          </table:table-cell>
          <table:table-cell table:formula="of:=([.A699] ^0.5) / (9.8 * 100)" office:value-type="float" office:value="1.03142925789209" calcext:value-type="float">
            <text:p>1,03142925789209</text:p>
          </table:table-cell>
        </table:table-row>
        <table:table-row table:style-name="ro1">
          <table:table-cell office:value-type="float" office:value="1005494" calcext:value-type="float">
            <text:p>1005494</text:p>
          </table:table-cell>
          <table:table-cell table:formula="of:=([.A700] ^0.5) / (9.8 * 100)" office:value-type="float" office:value="1.02320738502499" calcext:value-type="float">
            <text:p>1,02320738502499</text:p>
          </table:table-cell>
        </table:table-row>
        <table:table-row table:style-name="ro1">
          <table:table-cell office:value-type="float" office:value="994545" calcext:value-type="float">
            <text:p>994545</text:p>
          </table:table-cell>
          <table:table-cell table:formula="of:=([.A701] ^0.5) / (9.8 * 100)" office:value-type="float" office:value="1.01762119407333" calcext:value-type="float">
            <text:p>1,01762119407333</text:p>
          </table:table-cell>
        </table:table-row>
        <table:table-row table:style-name="ro1">
          <table:table-cell office:value-type="float" office:value="1014810" calcext:value-type="float">
            <text:p>1014810</text:p>
          </table:table-cell>
          <table:table-cell table:formula="of:=([.A702] ^0.5) / (9.8 * 100)" office:value-type="float" office:value="1.0279365144393" calcext:value-type="float">
            <text:p>1,0279365144393</text:p>
          </table:table-cell>
        </table:table-row>
        <table:table-row table:style-name="ro1">
          <table:table-cell office:value-type="float" office:value="962658" calcext:value-type="float">
            <text:p>962658</text:p>
          </table:table-cell>
          <table:table-cell table:formula="of:=([.A703] ^0.5) / (9.8 * 100)" office:value-type="float" office:value="1.00117486170338" calcext:value-type="float">
            <text:p>1,00117486170338</text:p>
          </table:table-cell>
        </table:table-row>
        <table:table-row table:style-name="ro1">
          <table:table-cell office:value-type="float" office:value="1074849" calcext:value-type="float">
            <text:p>1074849</text:p>
          </table:table-cell>
          <table:table-cell table:formula="of:=([.A704] ^0.5) / (9.8 * 100)" office:value-type="float" office:value="1.05790739432953" calcext:value-type="float">
            <text:p>1,05790739432953</text:p>
          </table:table-cell>
        </table:table-row>
        <table:table-row table:style-name="ro1">
          <table:table-cell office:value-type="float" office:value="1042609" calcext:value-type="float">
            <text:p>1042609</text:p>
          </table:table-cell>
          <table:table-cell table:formula="of:=([.A705] ^0.5) / (9.8 * 100)" office:value-type="float" office:value="1.04192068261999" calcext:value-type="float">
            <text:p>1,04192068261999</text:p>
          </table:table-cell>
        </table:table-row>
        <table:table-row table:style-name="ro1">
          <table:table-cell office:value-type="float" office:value="1098790" calcext:value-type="float">
            <text:p>1098790</text:p>
          </table:table-cell>
          <table:table-cell table:formula="of:=([.A706] ^0.5) / (9.8 * 100)" office:value-type="float" office:value="1.06962433120818" calcext:value-type="float">
            <text:p>1,06962433120818</text:p>
          </table:table-cell>
        </table:table-row>
        <table:table-row table:style-name="ro1">
          <table:table-cell office:value-type="float" office:value="988920" calcext:value-type="float">
            <text:p>988920</text:p>
          </table:table-cell>
          <table:table-cell table:formula="of:=([.A707] ^0.5) / (9.8 * 100)" office:value-type="float" office:value="1.01473935570503" calcext:value-type="float">
            <text:p>1,01473935570503</text:p>
          </table:table-cell>
        </table:table-row>
        <table:table-row table:style-name="ro1">
          <table:table-cell office:value-type="float" office:value="1012730" calcext:value-type="float">
            <text:p>1012730</text:p>
          </table:table-cell>
          <table:table-cell table:formula="of:=([.A708] ^0.5) / (9.8 * 100)" office:value-type="float" office:value="1.02688252173884" calcext:value-type="float">
            <text:p>1,02688252173884</text:p>
          </table:table-cell>
        </table:table-row>
        <table:table-row table:style-name="ro1">
          <table:table-cell office:value-type="float" office:value="1033661" calcext:value-type="float">
            <text:p>1033661</text:p>
          </table:table-cell>
          <table:table-cell table:formula="of:=([.A709] ^0.5) / (9.8 * 100)" office:value-type="float" office:value="1.0374400019283" calcext:value-type="float">
            <text:p>1,0374400019283</text:p>
          </table:table-cell>
        </table:table-row>
        <table:table-row table:style-name="ro1">
          <table:table-cell office:value-type="float" office:value="970961" calcext:value-type="float">
            <text:p>970961</text:p>
          </table:table-cell>
          <table:table-cell table:formula="of:=([.A710] ^0.5) / (9.8 * 100)" office:value-type="float" office:value="1.00548319717856" calcext:value-type="float">
            <text:p>1,00548319717856</text:p>
          </table:table-cell>
        </table:table-row>
        <table:table-row table:style-name="ro1">
          <table:table-cell office:value-type="float" office:value="1003691" calcext:value-type="float">
            <text:p>1003691</text:p>
          </table:table-cell>
          <table:table-cell table:formula="of:=([.A711] ^0.5) / (9.8 * 100)" office:value-type="float" office:value="1.02228959204124" calcext:value-type="float">
            <text:p>1,02228959204124</text:p>
          </table:table-cell>
        </table:table-row>
        <table:table-row table:style-name="ro1">
          <table:table-cell office:value-type="float" office:value="997422" calcext:value-type="float">
            <text:p>997422</text:p>
          </table:table-cell>
          <table:table-cell table:formula="of:=([.A712] ^0.5) / (9.8 * 100)" office:value-type="float" office:value="1.01909200833359" calcext:value-type="float">
            <text:p>1,01909200833359</text:p>
          </table:table-cell>
        </table:table-row>
        <table:table-row table:style-name="ro1">
          <table:table-cell office:value-type="float" office:value="1029726" calcext:value-type="float">
            <text:p>1029726</text:p>
          </table:table-cell>
          <table:table-cell table:formula="of:=([.A713] ^0.5) / (9.8 * 100)" office:value-type="float" office:value="1.03546342593819" calcext:value-type="float">
            <text:p>1,03546342593819</text:p>
          </table:table-cell>
        </table:table-row>
        <table:table-row table:style-name="ro1">
          <table:table-cell office:value-type="float" office:value="1029821" calcext:value-type="float">
            <text:p>1029821</text:p>
          </table:table-cell>
          <table:table-cell table:formula="of:=([.A714] ^0.5) / (9.8 * 100)" office:value-type="float" office:value="1.03551118949701" calcext:value-type="float">
            <text:p>1,03551118949701</text:p>
          </table:table-cell>
        </table:table-row>
        <table:table-row table:style-name="ro1">
          <table:table-cell office:value-type="float" office:value="964634" calcext:value-type="float">
            <text:p>964634</text:p>
          </table:table-cell>
          <table:table-cell table:formula="of:=([.A715] ^0.5) / (9.8 * 100)" office:value-type="float" office:value="1.00220186577278" calcext:value-type="float">
            <text:p>1,00220186577278</text:p>
          </table:table-cell>
        </table:table-row>
        <table:table-row table:style-name="ro1">
          <table:table-cell office:value-type="float" office:value="1035590" calcext:value-type="float">
            <text:p>1035590</text:p>
          </table:table-cell>
          <table:table-cell table:formula="of:=([.A716] ^0.5) / (9.8 * 100)" office:value-type="float" office:value="1.03840757687438" calcext:value-type="float">
            <text:p>1,03840757687438</text:p>
          </table:table-cell>
        </table:table-row>
        <table:table-row table:style-name="ro1">
          <table:table-cell office:value-type="float" office:value="1006209" calcext:value-type="float">
            <text:p>1006209</text:p>
          </table:table-cell>
          <table:table-cell table:formula="of:=([.A717] ^0.5) / (9.8 * 100)" office:value-type="float" office:value="1.02357111830871" calcext:value-type="float">
            <text:p>1,02357111830871</text:p>
          </table:table-cell>
        </table:table-row>
        <table:table-row table:style-name="ro1">
          <table:table-cell office:value-type="float" office:value="1012728" calcext:value-type="float">
            <text:p>1012728</text:p>
          </table:table-cell>
          <table:table-cell table:formula="of:=([.A718] ^0.5) / (9.8 * 100)" office:value-type="float" office:value="1.02688150776372" calcext:value-type="float">
            <text:p>1,02688150776372</text:p>
          </table:table-cell>
        </table:table-row>
        <table:table-row table:style-name="ro1">
          <table:table-cell office:value-type="float" office:value="945709" calcext:value-type="float">
            <text:p>945709</text:p>
          </table:table-cell>
          <table:table-cell table:formula="of:=([.A719] ^0.5) / (9.8 * 100)" office:value-type="float" office:value="0.992322149630047" calcext:value-type="float">
            <text:p>0,992322149630047</text:p>
          </table:table-cell>
        </table:table-row>
        <table:table-row table:style-name="ro1">
          <table:table-cell office:value-type="float" office:value="984257" calcext:value-type="float">
            <text:p>984257</text:p>
          </table:table-cell>
          <table:table-cell table:formula="of:=([.A720] ^0.5) / (9.8 * 100)" office:value-type="float" office:value="1.01234415658836" calcext:value-type="float">
            <text:p>1,01234415658836</text:p>
          </table:table-cell>
        </table:table-row>
        <table:table-row table:style-name="ro1">
          <table:table-cell office:value-type="float" office:value="1061806" calcext:value-type="float">
            <text:p>1061806</text:p>
          </table:table-cell>
          <table:table-cell table:formula="of:=([.A721] ^0.5) / (9.8 * 100)" office:value-type="float" office:value="1.05146909384455" calcext:value-type="float">
            <text:p>1,05146909384455</text:p>
          </table:table-cell>
        </table:table-row>
        <table:table-row table:style-name="ro1">
          <table:table-cell office:value-type="float" office:value="1080821" calcext:value-type="float">
            <text:p>1080821</text:p>
          </table:table-cell>
          <table:table-cell table:formula="of:=([.A722] ^0.5) / (9.8 * 100)" office:value-type="float" office:value="1.0608422584796" calcext:value-type="float">
            <text:p>1,0608422584796</text:p>
          </table:table-cell>
        </table:table-row>
        <table:table-row table:style-name="ro1">
          <table:table-cell office:value-type="float" office:value="984782" calcext:value-type="float">
            <text:p>984782</text:p>
          </table:table-cell>
          <table:table-cell table:formula="of:=([.A723] ^0.5) / (9.8 * 100)" office:value-type="float" office:value="1.01261411140124" calcext:value-type="float">
            <text:p>1,01261411140124</text:p>
          </table:table-cell>
        </table:table-row>
        <table:table-row table:style-name="ro1">
          <table:table-cell office:value-type="float" office:value="1008836" calcext:value-type="float">
            <text:p>1008836</text:p>
          </table:table-cell>
          <table:table-cell table:formula="of:=([.A724] ^0.5) / (9.8 * 100)" office:value-type="float" office:value="1.02490641175328" calcext:value-type="float">
            <text:p>1,02490641175328</text:p>
          </table:table-cell>
        </table:table-row>
        <table:table-row table:style-name="ro1">
          <table:table-cell office:value-type="float" office:value="1065153" calcext:value-type="float">
            <text:p>1065153</text:p>
          </table:table-cell>
          <table:table-cell table:formula="of:=([.A725] ^0.5) / (9.8 * 100)" office:value-type="float" office:value="1.05312499806893" calcext:value-type="float">
            <text:p>1,05312499806893</text:p>
          </table:table-cell>
        </table:table-row>
        <table:table-row table:style-name="ro1">
          <table:table-cell office:value-type="float" office:value="1021806" calcext:value-type="float">
            <text:p>1021806</text:p>
          </table:table-cell>
          <table:table-cell table:formula="of:=([.A726] ^0.5) / (9.8 * 100)" office:value-type="float" office:value="1.0314736751483" calcext:value-type="float">
            <text:p>1,0314736751483</text:p>
          </table:table-cell>
        </table:table-row>
        <table:table-row table:style-name="ro1">
          <table:table-cell office:value-type="float" office:value="947645" calcext:value-type="float">
            <text:p>947645</text:p>
          </table:table-cell>
          <table:table-cell table:formula="of:=([.A727] ^0.5) / (9.8 * 100)" office:value-type="float" office:value="0.993337342188068" calcext:value-type="float">
            <text:p>0,993337342188068</text:p>
          </table:table-cell>
        </table:table-row>
        <table:table-row table:style-name="ro1">
          <table:table-cell office:value-type="float" office:value="1070800" calcext:value-type="float">
            <text:p>1070800</text:p>
          </table:table-cell>
          <table:table-cell table:formula="of:=([.A728] ^0.5) / (9.8 * 100)" office:value-type="float" office:value="1.05591292410421" calcext:value-type="float">
            <text:p>1,05591292410421</text:p>
          </table:table-cell>
        </table:table-row>
        <table:table-row table:style-name="ro1">
          <table:table-cell office:value-type="float" office:value="1015273" calcext:value-type="float">
            <text:p>1015273</text:p>
          </table:table-cell>
          <table:table-cell table:formula="of:=([.A729] ^0.5) / (9.8 * 100)" office:value-type="float" office:value="1.02817098213922" calcext:value-type="float">
            <text:p>1,02817098213922</text:p>
          </table:table-cell>
        </table:table-row>
        <table:table-row table:style-name="ro1">
          <table:table-cell office:value-type="float" office:value="999974" calcext:value-type="float">
            <text:p>999974</text:p>
          </table:table-cell>
          <table:table-cell table:formula="of:=([.A730] ^0.5) / (9.8 * 100)" office:value-type="float" office:value="1.02039489787296" calcext:value-type="float">
            <text:p>1,02039489787296</text:p>
          </table:table-cell>
        </table:table-row>
        <table:table-row table:style-name="ro1">
          <table:table-cell office:value-type="float" office:value="1069827" calcext:value-type="float">
            <text:p>1069827</text:p>
          </table:table-cell>
          <table:table-cell table:formula="of:=([.A731] ^0.5) / (9.8 * 100)" office:value-type="float" office:value="1.05543307876756" calcext:value-type="float">
            <text:p>1,05543307876756</text:p>
          </table:table-cell>
        </table:table-row>
        <table:table-row table:style-name="ro1">
          <table:table-cell office:value-type="float" office:value="1027344" calcext:value-type="float">
            <text:p>1027344</text:p>
          </table:table-cell>
          <table:table-cell table:formula="of:=([.A732] ^0.5) / (9.8 * 100)" office:value-type="float" office:value="1.03426509651985" calcext:value-type="float">
            <text:p>1,03426509651985</text:p>
          </table:table-cell>
        </table:table-row>
        <table:table-row table:style-name="ro1">
          <table:table-cell office:value-type="float" office:value="985684" calcext:value-type="float">
            <text:p>985684</text:p>
          </table:table-cell>
          <table:table-cell table:formula="of:=([.A733] ^0.5) / (9.8 * 100)" office:value-type="float" office:value="1.01307775151379" calcext:value-type="float">
            <text:p>1,01307775151379</text:p>
          </table:table-cell>
        </table:table-row>
        <table:table-row table:style-name="ro1">
          <table:table-cell office:value-type="float" office:value="1067418" calcext:value-type="float">
            <text:p>1067418</text:p>
          </table:table-cell>
          <table:table-cell table:formula="of:=([.A734] ^0.5) / (9.8 * 100)" office:value-type="float" office:value="1.05424411494407" calcext:value-type="float">
            <text:p>1,05424411494407</text:p>
          </table:table-cell>
        </table:table-row>
        <table:table-row table:style-name="ro1">
          <table:table-cell office:value-type="float" office:value="1011115" calcext:value-type="float">
            <text:p>1011115</text:p>
          </table:table-cell>
          <table:table-cell table:formula="of:=([.A735] ^0.5) / (9.8 * 100)" office:value-type="float" office:value="1.02606341054" calcext:value-type="float">
            <text:p>1,02606341054</text:p>
          </table:table-cell>
        </table:table-row>
        <table:table-row table:style-name="ro1">
          <table:table-cell office:value-type="float" office:value="995704" calcext:value-type="float">
            <text:p>995704</text:p>
          </table:table-cell>
          <table:table-cell table:formula="of:=([.A736] ^0.5) / (9.8 * 100)" office:value-type="float" office:value="1.01821396742788" calcext:value-type="float">
            <text:p>1,01821396742788</text:p>
          </table:table-cell>
        </table:table-row>
        <table:table-row table:style-name="ro1">
          <table:table-cell office:value-type="float" office:value="973154" calcext:value-type="float">
            <text:p>973154</text:p>
          </table:table-cell>
          <table:table-cell table:formula="of:=([.A737] ^0.5) / (9.8 * 100)" office:value-type="float" office:value="1.00661804244804" calcext:value-type="float">
            <text:p>1,00661804244804</text:p>
          </table:table-cell>
        </table:table-row>
        <table:table-row table:style-name="ro1">
          <table:table-cell office:value-type="float" office:value="1004138" calcext:value-type="float">
            <text:p>1004138</text:p>
          </table:table-cell>
          <table:table-cell table:formula="of:=([.A738] ^0.5) / (9.8 * 100)" office:value-type="float" office:value="1.02251720820054" calcext:value-type="float">
            <text:p>1,02251720820054</text:p>
          </table:table-cell>
        </table:table-row>
        <table:table-row table:style-name="ro1">
          <table:table-cell office:value-type="float" office:value="1010738" calcext:value-type="float">
            <text:p>1010738</text:p>
          </table:table-cell>
          <table:table-cell table:formula="of:=([.A739] ^0.5) / (9.8 * 100)" office:value-type="float" office:value="1.02587210590598" calcext:value-type="float">
            <text:p>1,02587210590598</text:p>
          </table:table-cell>
        </table:table-row>
        <table:table-row table:style-name="ro1">
          <table:table-cell office:value-type="float" office:value="1056090" calcext:value-type="float">
            <text:p>1056090</text:p>
          </table:table-cell>
          <table:table-cell table:formula="of:=([.A740] ^0.5) / (9.8 * 100)" office:value-type="float" office:value="1.04863509788349" calcext:value-type="float">
            <text:p>1,04863509788349</text:p>
          </table:table-cell>
        </table:table-row>
        <table:table-row table:style-name="ro1">
          <table:table-cell office:value-type="float" office:value="1024600" calcext:value-type="float">
            <text:p>1024600</text:p>
          </table:table-cell>
          <table:table-cell table:formula="of:=([.A741] ^0.5) / (9.8 * 100)" office:value-type="float" office:value="1.03288292996935" calcext:value-type="float">
            <text:p>1,03288292996935</text:p>
          </table:table-cell>
        </table:table-row>
        <table:table-row table:style-name="ro1">
          <table:table-cell office:value-type="float" office:value="1057809" calcext:value-type="float">
            <text:p>1057809</text:p>
          </table:table-cell>
          <table:table-cell table:formula="of:=([.A742] ^0.5) / (9.8 * 100)" office:value-type="float" office:value="1.04948818370199" calcext:value-type="float">
            <text:p>1,04948818370199</text:p>
          </table:table-cell>
        </table:table-row>
        <table:table-row table:style-name="ro1">
          <table:table-cell office:value-type="float" office:value="1020043" calcext:value-type="float">
            <text:p>1020043</text:p>
          </table:table-cell>
          <table:table-cell table:formula="of:=([.A743] ^0.5) / (9.8 * 100)" office:value-type="float" office:value="1.03058345080003" calcext:value-type="float">
            <text:p>1,03058345080003</text:p>
          </table:table-cell>
        </table:table-row>
        <table:table-row table:style-name="ro1">
          <table:table-cell office:value-type="float" office:value="1009330" calcext:value-type="float">
            <text:p>1009330</text:p>
          </table:table-cell>
          <table:table-cell table:formula="of:=([.A744] ^0.5) / (9.8 * 100)" office:value-type="float" office:value="1.02515731566716" calcext:value-type="float">
            <text:p>1,02515731566716</text:p>
          </table:table-cell>
        </table:table-row>
        <table:table-row table:style-name="ro1">
          <table:table-cell office:value-type="float" office:value="995530" calcext:value-type="float">
            <text:p>995530</text:p>
          </table:table-cell>
          <table:table-cell table:formula="of:=([.A745] ^0.5) / (9.8 * 100)" office:value-type="float" office:value="1.01812499672418" calcext:value-type="float">
            <text:p>1,01812499672418</text:p>
          </table:table-cell>
        </table:table-row>
        <table:table-row table:style-name="ro1">
          <table:table-cell office:value-type="float" office:value="1048246" calcext:value-type="float">
            <text:p>1048246</text:p>
          </table:table-cell>
          <table:table-cell table:formula="of:=([.A746] ^0.5) / (9.8 * 100)" office:value-type="float" office:value="1.04473352500804" calcext:value-type="float">
            <text:p>1,04473352500804</text:p>
          </table:table-cell>
        </table:table-row>
        <table:table-row table:style-name="ro1">
          <table:table-cell office:value-type="float" office:value="1056195" calcext:value-type="float">
            <text:p>1056195</text:p>
          </table:table-cell>
          <table:table-cell table:formula="of:=([.A747] ^0.5) / (9.8 * 100)" office:value-type="float" office:value="1.04868722599218" calcext:value-type="float">
            <text:p>1,04868722599218</text:p>
          </table:table-cell>
        </table:table-row>
        <table:table-row table:style-name="ro1">
          <table:table-cell office:value-type="float" office:value="1022724" calcext:value-type="float">
            <text:p>1022724</text:p>
          </table:table-cell>
          <table:table-cell table:formula="of:=([.A748] ^0.5) / (9.8 * 100)" office:value-type="float" office:value="1.03193691389173" calcext:value-type="float">
            <text:p>1,03193691389173</text:p>
          </table:table-cell>
        </table:table-row>
        <table:table-row table:style-name="ro1">
          <table:table-cell office:value-type="float" office:value="1017449" calcext:value-type="float">
            <text:p>1017449</text:p>
          </table:table-cell>
          <table:table-cell table:formula="of:=([.A749] ^0.5) / (9.8 * 100)" office:value-type="float" office:value="1.02927221429935" calcext:value-type="float">
            <text:p>1,02927221429935</text:p>
          </table:table-cell>
        </table:table-row>
        <table:table-row table:style-name="ro1">
          <table:table-cell office:value-type="float" office:value="998333" calcext:value-type="float">
            <text:p>998333</text:p>
          </table:table-cell>
          <table:table-cell table:formula="of:=([.A750] ^0.5) / (9.8 * 100)" office:value-type="float" office:value="1.01955729831535" calcext:value-type="float">
            <text:p>1,01955729831535</text:p>
          </table:table-cell>
        </table:table-row>
        <table:table-row table:style-name="ro1">
          <table:table-cell office:value-type="float" office:value="1028873" calcext:value-type="float">
            <text:p>1028873</text:p>
          </table:table-cell>
          <table:table-cell table:formula="of:=([.A751] ^0.5) / (9.8 * 100)" office:value-type="float" office:value="1.03503446071156" calcext:value-type="float">
            <text:p>1,03503446071156</text:p>
          </table:table-cell>
        </table:table-row>
        <table:table-row table:style-name="ro1">
          <table:table-cell office:value-type="float" office:value="1059131" calcext:value-type="float">
            <text:p>1059131</text:p>
          </table:table-cell>
          <table:table-cell table:formula="of:=([.A752] ^0.5) / (9.8 * 100)" office:value-type="float" office:value="1.05014377945008" calcext:value-type="float">
            <text:p>1,05014377945008</text:p>
          </table:table-cell>
        </table:table-row>
        <table:table-row table:style-name="ro1">
          <table:table-cell office:value-type="float" office:value="1016094" calcext:value-type="float">
            <text:p>1016094</text:p>
          </table:table-cell>
          <table:table-cell table:formula="of:=([.A753] ^0.5) / (9.8 * 100)" office:value-type="float" office:value="1.02858661310463" calcext:value-type="float">
            <text:p>1,02858661310463</text:p>
          </table:table-cell>
        </table:table-row>
        <table:table-row table:style-name="ro1">
          <table:table-cell office:value-type="float" office:value="987002" calcext:value-type="float">
            <text:p>987002</text:p>
          </table:table-cell>
          <table:table-cell table:formula="of:=([.A754] ^0.5) / (9.8 * 100)" office:value-type="float" office:value="1.01375483992362" calcext:value-type="float">
            <text:p>1,01375483992362</text:p>
          </table:table-cell>
        </table:table-row>
        <table:table-row table:style-name="ro1">
          <table:table-cell office:value-type="float" office:value="1017219" calcext:value-type="float">
            <text:p>1017219</text:p>
          </table:table-cell>
          <table:table-cell table:formula="of:=([.A755] ^0.5) / (9.8 * 100)" office:value-type="float" office:value="1.02915587137235" calcext:value-type="float">
            <text:p>1,02915587137235</text:p>
          </table:table-cell>
        </table:table-row>
        <table:table-row table:style-name="ro1">
          <table:table-cell office:value-type="float" office:value="1029338" calcext:value-type="float">
            <text:p>1029338</text:p>
          </table:table-cell>
          <table:table-cell table:formula="of:=([.A756] ^0.5) / (9.8 * 100)" office:value-type="float" office:value="1.0352683266292" calcext:value-type="float">
            <text:p>1,0352683266292</text:p>
          </table:table-cell>
        </table:table-row>
        <table:table-row table:style-name="ro1">
          <table:table-cell office:value-type="float" office:value="1041505" calcext:value-type="float">
            <text:p>1041505</text:p>
          </table:table-cell>
          <table:table-cell table:formula="of:=([.A757] ^0.5) / (9.8 * 100)" office:value-type="float" office:value="1.04136890093684" calcext:value-type="float">
            <text:p>1,04136890093684</text:p>
          </table:table-cell>
        </table:table-row>
        <table:table-row table:style-name="ro1">
          <table:table-cell office:value-type="float" office:value="1012338" calcext:value-type="float">
            <text:p>1012338</text:p>
          </table:table-cell>
          <table:table-cell table:formula="of:=([.A758] ^0.5) / (9.8 * 100)" office:value-type="float" office:value="1.02668376347706" calcext:value-type="float">
            <text:p>1,02668376347706</text:p>
          </table:table-cell>
        </table:table-row>
        <table:table-row table:style-name="ro1">
          <table:table-cell office:value-type="float" office:value="1034466" calcext:value-type="float">
            <text:p>1034466</text:p>
          </table:table-cell>
          <table:table-cell table:formula="of:=([.A759] ^0.5) / (9.8 * 100)" office:value-type="float" office:value="1.03784389482274" calcext:value-type="float">
            <text:p>1,03784389482274</text:p>
          </table:table-cell>
        </table:table-row>
        <table:table-row table:style-name="ro1">
          <table:table-cell office:value-type="float" office:value="996107" calcext:value-type="float">
            <text:p>996107</text:p>
          </table:table-cell>
          <table:table-cell table:formula="of:=([.A760] ^0.5) / (9.8 * 100)" office:value-type="float" office:value="1.01842000191058" calcext:value-type="float">
            <text:p>1,01842000191058</text:p>
          </table:table-cell>
        </table:table-row>
        <table:table-row table:style-name="ro1">
          <table:table-cell office:value-type="float" office:value="998150" calcext:value-type="float">
            <text:p>998150</text:p>
          </table:table-cell>
          <table:table-cell table:formula="of:=([.A761] ^0.5) / (9.8 * 100)" office:value-type="float" office:value="1.01946384876665" calcext:value-type="float">
            <text:p>1,01946384876665</text:p>
          </table:table-cell>
        </table:table-row>
        <table:table-row table:style-name="ro1">
          <table:table-cell office:value-type="float" office:value="1043800" calcext:value-type="float">
            <text:p>1043800</text:p>
          </table:table-cell>
          <table:table-cell table:formula="of:=([.A762] ^0.5) / (9.8 * 100)" office:value-type="float" office:value="1.04251561962376" calcext:value-type="float">
            <text:p>1,04251561962376</text:p>
          </table:table-cell>
        </table:table-row>
        <table:table-row table:style-name="ro1">
          <table:table-cell office:value-type="float" office:value="1011773" calcext:value-type="float">
            <text:p>1011773</text:p>
          </table:table-cell>
          <table:table-cell table:formula="of:=([.A763] ^0.5) / (9.8 * 100)" office:value-type="float" office:value="1.02639722020488" calcext:value-type="float">
            <text:p>1,02639722020488</text:p>
          </table:table-cell>
        </table:table-row>
        <table:table-row table:style-name="ro1">
          <table:table-cell office:value-type="float" office:value="1020546" calcext:value-type="float">
            <text:p>1020546</text:p>
          </table:table-cell>
          <table:table-cell table:formula="of:=([.A764] ^0.5) / (9.8 * 100)" office:value-type="float" office:value="1.0308375183176" calcext:value-type="float">
            <text:p>1,0308375183176</text:p>
          </table:table-cell>
        </table:table-row>
        <table:table-row table:style-name="ro1">
          <table:table-cell office:value-type="float" office:value="1018784" calcext:value-type="float">
            <text:p>1018784</text:p>
          </table:table-cell>
          <table:table-cell table:formula="of:=([.A765] ^0.5) / (9.8 * 100)" office:value-type="float" office:value="1.0299472495924" calcext:value-type="float">
            <text:p>1,0299472495924</text:p>
          </table:table-cell>
        </table:table-row>
        <table:table-row table:style-name="ro1">
          <table:table-cell office:value-type="float" office:value="998754" calcext:value-type="float">
            <text:p>998754</text:p>
          </table:table-cell>
          <table:table-cell table:formula="of:=([.A766] ^0.5) / (9.8 * 100)" office:value-type="float" office:value="1.01977225083113" calcext:value-type="float">
            <text:p>1,01977225083113</text:p>
          </table:table-cell>
        </table:table-row>
        <table:table-row table:style-name="ro1">
          <table:table-cell office:value-type="float" office:value="1036843" calcext:value-type="float">
            <text:p>1036843</text:p>
          </table:table-cell>
          <table:table-cell table:formula="of:=([.A767] ^0.5) / (9.8 * 100)" office:value-type="float" office:value="1.03903559151415" calcext:value-type="float">
            <text:p>1,03903559151415</text:p>
          </table:table-cell>
        </table:table-row>
        <table:table-row table:style-name="ro1">
          <table:table-cell office:value-type="float" office:value="1001702" calcext:value-type="float">
            <text:p>1001702</text:p>
          </table:table-cell>
          <table:table-cell table:formula="of:=([.A768] ^0.5) / (9.8 * 100)" office:value-type="float" office:value="1.02127616143604" calcext:value-type="float">
            <text:p>1,02127616143604</text:p>
          </table:table-cell>
        </table:table-row>
        <table:table-row table:style-name="ro1">
          <table:table-cell office:value-type="float" office:value="1002165" calcext:value-type="float">
            <text:p>1002165</text:p>
          </table:table-cell>
          <table:table-cell table:formula="of:=([.A769] ^0.5) / (9.8 * 100)" office:value-type="float" office:value="1.02151215788802" calcext:value-type="float">
            <text:p>1,02151215788802</text:p>
          </table:table-cell>
        </table:table-row>
        <table:table-row table:style-name="ro1">
          <table:table-cell office:value-type="float" office:value="1028129" calcext:value-type="float">
            <text:p>1028129</text:p>
          </table:table-cell>
          <table:table-cell table:formula="of:=([.A770] ^0.5) / (9.8 * 100)" office:value-type="float" office:value="1.03466016529228" calcext:value-type="float">
            <text:p>1,03466016529228</text:p>
          </table:table-cell>
        </table:table-row>
        <table:table-row table:style-name="ro1">
          <table:table-cell office:value-type="float" office:value="1010626" calcext:value-type="float">
            <text:p>1010626</text:p>
          </table:table-cell>
          <table:table-cell table:formula="of:=([.A771] ^0.5) / (9.8 * 100)" office:value-type="float" office:value="1.02581526582527" calcext:value-type="float">
            <text:p>1,02581526582527</text:p>
          </table:table-cell>
        </table:table-row>
        <table:table-row table:style-name="ro1">
          <table:table-cell office:value-type="float" office:value="1004651" calcext:value-type="float">
            <text:p>1004651</text:p>
          </table:table-cell>
          <table:table-cell table:formula="of:=([.A772] ^0.5) / (9.8 * 100)" office:value-type="float" office:value="1.02277836968852" calcext:value-type="float">
            <text:p>1,02277836968852</text:p>
          </table:table-cell>
        </table:table-row>
        <table:table-row table:style-name="ro1">
          <table:table-cell office:value-type="float" office:value="1020981" calcext:value-type="float">
            <text:p>1020981</text:p>
          </table:table-cell>
          <table:table-cell table:formula="of:=([.A773] ^0.5) / (9.8 * 100)" office:value-type="float" office:value="1.03105718825278" calcext:value-type="float">
            <text:p>1,03105718825278</text:p>
          </table:table-cell>
        </table:table-row>
        <table:table-row table:style-name="ro1">
          <table:table-cell office:value-type="float" office:value="984923" calcext:value-type="float">
            <text:p>984923</text:p>
          </table:table-cell>
          <table:table-cell table:formula="of:=([.A774] ^0.5) / (9.8 * 100)" office:value-type="float" office:value="1.01268660129207" calcext:value-type="float">
            <text:p>1,01268660129207</text:p>
          </table:table-cell>
        </table:table-row>
        <table:table-row table:style-name="ro1">
          <table:table-cell office:value-type="float" office:value="1018261" calcext:value-type="float">
            <text:p>1018261</text:p>
          </table:table-cell>
          <table:table-cell table:formula="of:=([.A775] ^0.5) / (9.8 * 100)" office:value-type="float" office:value="1.0296828502885" calcext:value-type="float">
            <text:p>1,0296828502885</text:p>
          </table:table-cell>
        </table:table-row>
        <table:table-row table:style-name="ro1">
          <table:table-cell office:value-type="float" office:value="1008729" calcext:value-type="float">
            <text:p>1008729</text:p>
          </table:table-cell>
          <table:table-cell table:formula="of:=([.A776] ^0.5) / (9.8 * 100)" office:value-type="float" office:value="1.02485205807535" calcext:value-type="float">
            <text:p>1,02485205807535</text:p>
          </table:table-cell>
        </table:table-row>
        <table:table-row table:style-name="ro1">
          <table:table-cell office:value-type="float" office:value="1042362" calcext:value-type="float">
            <text:p>1042362</text:p>
          </table:table-cell>
          <table:table-cell table:formula="of:=([.A777] ^0.5) / (9.8 * 100)" office:value-type="float" office:value="1.04179725684264" calcext:value-type="float">
            <text:p>1,04179725684264</text:p>
          </table:table-cell>
        </table:table-row>
        <table:table-row table:style-name="ro1">
          <table:table-cell office:value-type="float" office:value="1024898" calcext:value-type="float">
            <text:p>1024898</text:p>
          </table:table-cell>
          <table:table-cell table:formula="of:=([.A778] ^0.5) / (9.8 * 100)" office:value-type="float" office:value="1.03303312357462" calcext:value-type="float">
            <text:p>1,03303312357462</text:p>
          </table:table-cell>
        </table:table-row>
        <table:table-row table:style-name="ro1">
          <table:table-cell office:value-type="float" office:value="1017065" calcext:value-type="float">
            <text:p>1017065</text:p>
          </table:table-cell>
          <table:table-cell table:formula="of:=([.A779] ^0.5) / (9.8 * 100)" office:value-type="float" office:value="1.02907796484326" calcext:value-type="float">
            <text:p>1,02907796484326</text:p>
          </table:table-cell>
        </table:table-row>
        <table:table-row table:style-name="ro1">
          <table:table-cell office:value-type="float" office:value="1024526" calcext:value-type="float">
            <text:p>1024526</text:p>
          </table:table-cell>
          <table:table-cell table:formula="of:=([.A780] ^0.5) / (9.8 * 100)" office:value-type="float" office:value="1.03284563018557" calcext:value-type="float">
            <text:p>1,03284563018557</text:p>
          </table:table-cell>
        </table:table-row>
        <table:table-row table:style-name="ro1">
          <table:table-cell office:value-type="float" office:value="1040701" calcext:value-type="float">
            <text:p>1040701</text:p>
          </table:table-cell>
          <table:table-cell table:formula="of:=([.A781] ^0.5) / (9.8 * 100)" office:value-type="float" office:value="1.04096687586656" calcext:value-type="float">
            <text:p>1,04096687586656</text:p>
          </table:table-cell>
        </table:table-row>
        <table:table-row table:style-name="ro1">
          <table:table-cell office:value-type="float" office:value="1054697" calcext:value-type="float">
            <text:p>1054697</text:p>
          </table:table-cell>
          <table:table-cell table:formula="of:=([.A782] ^0.5) / (9.8 * 100)" office:value-type="float" office:value="1.04794328624947" calcext:value-type="float">
            <text:p>1,04794328624947</text:p>
          </table:table-cell>
        </table:table-row>
        <table:table-row table:style-name="ro1">
          <table:table-cell office:value-type="float" office:value="1080740" calcext:value-type="float">
            <text:p>1080740</text:p>
          </table:table-cell>
          <table:table-cell table:formula="of:=([.A783] ^0.5) / (9.8 * 100)" office:value-type="float" office:value="1.0608025063685" calcext:value-type="float">
            <text:p>1,0608025063685</text:p>
          </table:table-cell>
        </table:table-row>
        <table:table-row table:style-name="ro1">
          <table:table-cell office:value-type="float" office:value="1061897" calcext:value-type="float">
            <text:p>1061897</text:p>
          </table:table-cell>
          <table:table-cell table:formula="of:=([.A784] ^0.5) / (9.8 * 100)" office:value-type="float" office:value="1.05151414992708" calcext:value-type="float">
            <text:p>1,05151414992708</text:p>
          </table:table-cell>
        </table:table-row>
        <table:table-row table:style-name="ro1">
          <table:table-cell office:value-type="float" office:value="817162" calcext:value-type="float">
            <text:p>817162</text:p>
          </table:table-cell>
          <table:table-cell table:formula="of:=([.A785] ^0.5) / (9.8 * 100)" office:value-type="float" office:value="0.922418502295872" calcext:value-type="float">
            <text:p>0,922418502295872</text:p>
          </table:table-cell>
        </table:table-row>
        <table:table-row table:style-name="ro1">
          <table:table-cell office:value-type="float" office:value="939134" calcext:value-type="float">
            <text:p>939134</text:p>
          </table:table-cell>
          <table:table-cell table:formula="of:=([.A786] ^0.5) / (9.8 * 100)" office:value-type="float" office:value="0.98886659507597" calcext:value-type="float">
            <text:p>0,98886659507597</text:p>
          </table:table-cell>
        </table:table-row>
        <table:table-row table:style-name="ro1">
          <table:table-cell office:value-type="float" office:value="917435" calcext:value-type="float">
            <text:p>917435</text:p>
          </table:table-cell>
          <table:table-cell table:formula="of:=([.A787] ^0.5) / (9.8 * 100)" office:value-type="float" office:value="0.977375788478195" calcext:value-type="float">
            <text:p>0,977375788478195</text:p>
          </table:table-cell>
        </table:table-row>
        <table:table-row table:style-name="ro1">
          <table:table-cell office:value-type="float" office:value="1337413" calcext:value-type="float">
            <text:p>1337413</text:p>
          </table:table-cell>
          <table:table-cell table:formula="of:=([.A788] ^0.5) / (9.8 * 100)" office:value-type="float" office:value="1.18006707819424" calcext:value-type="float">
            <text:p>1,18006707819424</text:p>
          </table:table-cell>
        </table:table-row>
        <table:table-row table:style-name="ro1">
          <table:table-cell office:value-type="float" office:value="1032006" calcext:value-type="float">
            <text:p>1032006</text:p>
          </table:table-cell>
          <table:table-cell table:formula="of:=([.A789] ^0.5) / (9.8 * 100)" office:value-type="float" office:value="1.0366091439325" calcext:value-type="float">
            <text:p>1,0366091439325</text:p>
          </table:table-cell>
        </table:table-row>
        <table:table-row table:style-name="ro1">
          <table:table-cell office:value-type="float" office:value="873697" calcext:value-type="float">
            <text:p>873697</text:p>
          </table:table-cell>
          <table:table-cell table:formula="of:=([.A790] ^0.5) / (9.8 * 100)" office:value-type="float" office:value="0.953793473891047" calcext:value-type="float">
            <text:p>0,953793473891047</text:p>
          </table:table-cell>
        </table:table-row>
        <table:table-row table:style-name="ro1">
          <table:table-cell office:value-type="float" office:value="776642" calcext:value-type="float">
            <text:p>776642</text:p>
          </table:table-cell>
          <table:table-cell table:formula="of:=([.A791] ^0.5) / (9.8 * 100)" office:value-type="float" office:value="0.899258105065057" calcext:value-type="float">
            <text:p>0,899258105065057</text:p>
          </table:table-cell>
        </table:table-row>
        <table:table-row table:style-name="ro1">
          <table:table-cell office:value-type="float" office:value="1233131" calcext:value-type="float">
            <text:p>1233131</text:p>
          </table:table-cell>
          <table:table-cell table:formula="of:=([.A792] ^0.5) / (9.8 * 100)" office:value-type="float" office:value="1.13312685438934" calcext:value-type="float">
            <text:p>1,13312685438934</text:p>
          </table:table-cell>
        </table:table-row>
        <table:table-row table:style-name="ro1">
          <table:table-cell office:value-type="float" office:value="1116014" calcext:value-type="float">
            <text:p>1116014</text:p>
          </table:table-cell>
          <table:table-cell table:formula="of:=([.A793] ^0.5) / (9.8 * 100)" office:value-type="float" office:value="1.07797514071445" calcext:value-type="float">
            <text:p>1,07797514071445</text:p>
          </table:table-cell>
        </table:table-row>
        <table:table-row table:style-name="ro1">
          <table:table-cell office:value-type="float" office:value="881918" calcext:value-type="float">
            <text:p>881918</text:p>
          </table:table-cell>
          <table:table-cell table:formula="of:=([.A794] ^0.5) / (9.8 * 100)" office:value-type="float" office:value="0.958270298948873" calcext:value-type="float">
            <text:p>0,958270298948873</text:p>
          </table:table-cell>
        </table:table-row>
        <table:table-row table:style-name="ro1">
          <table:table-cell office:value-type="float" office:value="942865" calcext:value-type="float">
            <text:p>942865</text:p>
          </table:table-cell>
          <table:table-cell table:formula="of:=([.A795] ^0.5) / (9.8 * 100)" office:value-type="float" office:value="0.990828937055882" calcext:value-type="float">
            <text:p>0,990828937055882</text:p>
          </table:table-cell>
        </table:table-row>
        <table:table-row table:style-name="ro1">
          <table:table-cell office:value-type="float" office:value="900418" calcext:value-type="float">
            <text:p>900418</text:p>
          </table:table-cell>
          <table:table-cell table:formula="of:=([.A796] ^0.5) / (9.8 * 100)" office:value-type="float" office:value="0.9682689569594" calcext:value-type="float">
            <text:p>0,9682689569594</text:p>
          </table:table-cell>
        </table:table-row>
        <table:table-row table:style-name="ro1">
          <table:table-cell office:value-type="float" office:value="1030293" calcext:value-type="float">
            <text:p>1030293</text:p>
          </table:table-cell>
          <table:table-cell table:formula="of:=([.A797] ^0.5) / (9.8 * 100)" office:value-type="float" office:value="1.03574846631042" calcext:value-type="float">
            <text:p>1,03574846631042</text:p>
          </table:table-cell>
        </table:table-row>
        <table:table-row table:style-name="ro1">
          <table:table-cell office:value-type="float" office:value="1085793" calcext:value-type="float">
            <text:p>1085793</text:p>
          </table:table-cell>
          <table:table-cell table:formula="of:=([.A798] ^0.5) / (9.8 * 100)" office:value-type="float" office:value="1.06327950556542" calcext:value-type="float">
            <text:p>1,06327950556542</text:p>
          </table:table-cell>
        </table:table-row>
        <table:table-row table:style-name="ro1">
          <table:table-cell office:value-type="float" office:value="931897" calcext:value-type="float">
            <text:p>931897</text:p>
          </table:table-cell>
          <table:table-cell table:formula="of:=([.A799] ^0.5) / (9.8 * 100)" office:value-type="float" office:value="0.985049105852736" calcext:value-type="float">
            <text:p>0,985049105852736</text:p>
          </table:table-cell>
        </table:table-row>
        <table:table-row table:style-name="ro1">
          <table:table-cell office:value-type="float" office:value="1114894" calcext:value-type="float">
            <text:p>1114894</text:p>
          </table:table-cell>
          <table:table-cell table:formula="of:=([.A800] ^0.5) / (9.8 * 100)" office:value-type="float" office:value="1.07743409229536" calcext:value-type="float">
            <text:p>1,07743409229536</text:p>
          </table:table-cell>
        </table:table-row>
        <table:table-row table:style-name="ro1">
          <table:table-cell office:value-type="float" office:value="1115333" calcext:value-type="float">
            <text:p>1115333</text:p>
          </table:table-cell>
          <table:table-cell table:formula="of:=([.A801] ^0.5) / (9.8 * 100)" office:value-type="float" office:value="1.0776461963224" calcext:value-type="float">
            <text:p>1,0776461963224</text:p>
          </table:table-cell>
        </table:table-row>
        <table:table-row table:style-name="ro1">
          <table:table-cell office:value-type="float" office:value="947025" calcext:value-type="float">
            <text:p>947025</text:p>
          </table:table-cell>
          <table:table-cell table:formula="of:=([.A802] ^0.5) / (9.8 * 100)" office:value-type="float" office:value="0.99301234183522" calcext:value-type="float">
            <text:p>0,99301234183522</text:p>
          </table:table-cell>
        </table:table-row>
        <table:table-row table:style-name="ro1">
          <table:table-cell office:value-type="float" office:value="1086173" calcext:value-type="float">
            <text:p>1086173</text:p>
          </table:table-cell>
          <table:table-cell table:formula="of:=([.A803] ^0.5) / (9.8 * 100)" office:value-type="float" office:value="1.06346554971325" calcext:value-type="float">
            <text:p>1,06346554971325</text:p>
          </table:table-cell>
        </table:table-row>
        <table:table-row table:style-name="ro1">
          <table:table-cell office:value-type="float" office:value="939635" calcext:value-type="float">
            <text:p>939635</text:p>
          </table:table-cell>
          <table:table-cell table:formula="of:=([.A804] ^0.5) / (9.8 * 100)" office:value-type="float" office:value="0.989130325336248" calcext:value-type="float">
            <text:p>0,989130325336248</text:p>
          </table:table-cell>
        </table:table-row>
        <table:table-row table:style-name="ro1">
          <table:table-cell office:value-type="float" office:value="935021" calcext:value-type="float">
            <text:p>935021</text:p>
          </table:table-cell>
          <table:table-cell table:formula="of:=([.A805] ^0.5) / (9.8 * 100)" office:value-type="float" office:value="0.98669881537878" calcext:value-type="float">
            <text:p>0,98669881537878</text:p>
          </table:table-cell>
        </table:table-row>
        <table:table-row table:style-name="ro1">
          <table:table-cell office:value-type="float" office:value="1037507" calcext:value-type="float">
            <text:p>1037507</text:p>
          </table:table-cell>
          <table:table-cell table:formula="of:=([.A806] ^0.5) / (9.8 * 100)" office:value-type="float" office:value="1.03936824033901" calcext:value-type="float">
            <text:p>1,03936824033901</text:p>
          </table:table-cell>
        </table:table-row>
        <table:table-row table:style-name="ro1">
          <table:table-cell office:value-type="float" office:value="1016986" calcext:value-type="float">
            <text:p>1016986</text:p>
          </table:table-cell>
          <table:table-cell table:formula="of:=([.A807] ^0.5) / (9.8 * 100)" office:value-type="float" office:value="1.02903799751671" calcext:value-type="float">
            <text:p>1,02903799751671</text:p>
          </table:table-cell>
        </table:table-row>
        <table:table-row table:style-name="ro1">
          <table:table-cell office:value-type="float" office:value="961682" calcext:value-type="float">
            <text:p>961682</text:p>
          </table:table-cell>
          <table:table-cell table:formula="of:=([.A808] ^0.5) / (9.8 * 100)" office:value-type="float" office:value="1.00066720765437" calcext:value-type="float">
            <text:p>1,00066720765437</text:p>
          </table:table-cell>
        </table:table-row>
        <table:table-row table:style-name="ro1">
          <table:table-cell office:value-type="float" office:value="970445" calcext:value-type="float">
            <text:p>970445</text:p>
          </table:table-cell>
          <table:table-cell table:formula="of:=([.A809] ^0.5) / (9.8 * 100)" office:value-type="float" office:value="1.00521598856836" calcext:value-type="float">
            <text:p>1,00521598856836</text:p>
          </table:table-cell>
        </table:table-row>
        <table:table-row table:style-name="ro1">
          <table:table-cell office:value-type="float" office:value="1000725" calcext:value-type="float">
            <text:p>1000725</text:p>
          </table:table-cell>
          <table:table-cell table:formula="of:=([.A810] ^0.5) / (9.8 * 100)" office:value-type="float" office:value="1.02077799420478" calcext:value-type="float">
            <text:p>1,02077799420478</text:p>
          </table:table-cell>
        </table:table-row>
        <table:table-row table:style-name="ro1">
          <table:table-cell office:value-type="float" office:value="1053182" calcext:value-type="float">
            <text:p>1053182</text:p>
          </table:table-cell>
          <table:table-cell table:formula="of:=([.A811] ^0.5) / (9.8 * 100)" office:value-type="float" office:value="1.04719036639646" calcext:value-type="float">
            <text:p>1,04719036639646</text:p>
          </table:table-cell>
        </table:table-row>
        <table:table-row table:style-name="ro1">
          <table:table-cell office:value-type="float" office:value="1006593" calcext:value-type="float">
            <text:p>1006593</text:p>
          </table:table-cell>
          <table:table-cell table:formula="of:=([.A812] ^0.5) / (9.8 * 100)" office:value-type="float" office:value="1.02376641263449" calcext:value-type="float">
            <text:p>1,02376641263449</text:p>
          </table:table-cell>
        </table:table-row>
        <table:table-row table:style-name="ro1">
          <table:table-cell office:value-type="float" office:value="987434" calcext:value-type="float">
            <text:p>987434</text:p>
          </table:table-cell>
          <table:table-cell table:formula="of:=([.A813] ^0.5) / (9.8 * 100)" office:value-type="float" office:value="1.01397667036606" calcext:value-type="float">
            <text:p>1,01397667036606</text:p>
          </table:table-cell>
        </table:table-row>
        <table:table-row table:style-name="ro1">
          <table:table-cell office:value-type="float" office:value="998616" calcext:value-type="float">
            <text:p>998616</text:p>
          </table:table-cell>
          <table:table-cell table:formula="of:=([.A814] ^0.5) / (9.8 * 100)" office:value-type="float" office:value="1.01970179632874" calcext:value-type="float">
            <text:p>1,01970179632874</text:p>
          </table:table-cell>
        </table:table-row>
        <table:table-row table:style-name="ro1">
          <table:table-cell office:value-type="float" office:value="1040504" calcext:value-type="float">
            <text:p>1040504</text:p>
          </table:table-cell>
          <table:table-cell table:formula="of:=([.A815] ^0.5) / (9.8 * 100)" office:value-type="float" office:value="1.04086834603898" calcext:value-type="float">
            <text:p>1,04086834603898</text:p>
          </table:table-cell>
        </table:table-row>
        <table:table-row table:style-name="ro1">
          <table:table-cell office:value-type="float" office:value="1019414" calcext:value-type="float">
            <text:p>1019414</text:p>
          </table:table-cell>
          <table:table-cell table:formula="of:=([.A816] ^0.5) / (9.8 * 100)" office:value-type="float" office:value="1.03026565196522" calcext:value-type="float">
            <text:p>1,03026565196522</text:p>
          </table:table-cell>
        </table:table-row>
        <table:table-row table:style-name="ro1">
          <table:table-cell office:value-type="float" office:value="1042802" calcext:value-type="float">
            <text:p>1042802</text:p>
          </table:table-cell>
          <table:table-cell table:formula="of:=([.A817] ^0.5) / (9.8 * 100)" office:value-type="float" office:value="1.04201711444942" calcext:value-type="float">
            <text:p>1,04201711444942</text:p>
          </table:table-cell>
        </table:table-row>
        <table:table-row table:style-name="ro1">
          <table:table-cell office:value-type="float" office:value="1012353" calcext:value-type="float">
            <text:p>1012353</text:p>
          </table:table-cell>
          <table:table-cell table:formula="of:=([.A818] ^0.5) / (9.8 * 100)" office:value-type="float" office:value="1.02669136973081" calcext:value-type="float">
            <text:p>1,02669136973081</text:p>
          </table:table-cell>
        </table:table-row>
        <table:table-row table:style-name="ro1">
          <table:table-cell office:value-type="float" office:value="1082000" calcext:value-type="float">
            <text:p>1082000</text:p>
          </table:table-cell>
          <table:table-cell table:formula="of:=([.A819] ^0.5) / (9.8 * 100)" office:value-type="float" office:value="1.06142070399558" calcext:value-type="float">
            <text:p>1,06142070399558</text:p>
          </table:table-cell>
        </table:table-row>
        <table:table-row table:style-name="ro1">
          <table:table-cell office:value-type="float" office:value="1016309" calcext:value-type="float">
            <text:p>1016309</text:p>
          </table:table-cell>
          <table:table-cell table:formula="of:=([.A820] ^0.5) / (9.8 * 100)" office:value-type="float" office:value="1.02869542903344" calcext:value-type="float">
            <text:p>1,02869542903344</text:p>
          </table:table-cell>
        </table:table-row>
        <table:table-row table:style-name="ro1">
          <table:table-cell office:value-type="float" office:value="1010804" calcext:value-type="float">
            <text:p>1010804</text:p>
          </table:table-cell>
          <table:table-cell table:formula="of:=([.A821] ^0.5) / (9.8 * 100)" office:value-type="float" office:value="1.02590559947885" calcext:value-type="float">
            <text:p>1,02590559947885</text:p>
          </table:table-cell>
        </table:table-row>
        <table:table-row table:style-name="ro1">
          <table:table-cell office:value-type="float" office:value="1011861" calcext:value-type="float">
            <text:p>1011861</text:p>
          </table:table-cell>
          <table:table-cell table:formula="of:=([.A822] ^0.5) / (9.8 * 100)" office:value-type="float" office:value="1.02644185521268" calcext:value-type="float">
            <text:p>1,02644185521268</text:p>
          </table:table-cell>
        </table:table-row>
        <table:table-row table:style-name="ro1">
          <table:table-cell office:value-type="float" office:value="988232" calcext:value-type="float">
            <text:p>988232</text:p>
          </table:table-cell>
          <table:table-cell table:formula="of:=([.A823] ^0.5) / (9.8 * 100)" office:value-type="float" office:value="1.01438631291867" calcext:value-type="float">
            <text:p>1,01438631291867</text:p>
          </table:table-cell>
        </table:table-row>
        <table:table-row table:style-name="ro1">
          <table:table-cell office:value-type="float" office:value="1007404" calcext:value-type="float">
            <text:p>1007404</text:p>
          </table:table-cell>
          <table:table-cell table:formula="of:=([.A824] ^0.5) / (9.8 * 100)" office:value-type="float" office:value="1.02417874780491" calcext:value-type="float">
            <text:p>1,02417874780491</text:p>
          </table:table-cell>
        </table:table-row>
        <table:table-row table:style-name="ro1">
          <table:table-cell office:value-type="float" office:value="990825" calcext:value-type="float">
            <text:p>990825</text:p>
          </table:table-cell>
          <table:table-cell table:formula="of:=([.A825] ^0.5) / (9.8 * 100)" office:value-type="float" office:value="1.01571625394995" calcext:value-type="float">
            <text:p>1,01571625394995</text:p>
          </table:table-cell>
        </table:table-row>
        <table:table-row table:style-name="ro1">
          <table:table-cell office:value-type="float" office:value="1033406" calcext:value-type="float">
            <text:p>1033406</text:p>
          </table:table-cell>
          <table:table-cell table:formula="of:=([.A826] ^0.5) / (9.8 * 100)" office:value-type="float" office:value="1.03731202790288" calcext:value-type="float">
            <text:p>1,03731202790288</text:p>
          </table:table-cell>
        </table:table-row>
        <table:table-row table:style-name="ro1">
          <table:table-cell office:value-type="float" office:value="1024644" calcext:value-type="float">
            <text:p>1024644</text:p>
          </table:table-cell>
          <table:table-cell table:formula="of:=([.A827] ^0.5) / (9.8 * 100)" office:value-type="float" office:value="1.03290510758062" calcext:value-type="float">
            <text:p>1,03290510758062</text:p>
          </table:table-cell>
        </table:table-row>
        <table:table-row table:style-name="ro1">
          <table:table-cell office:value-type="float" office:value="1139313" calcext:value-type="float">
            <text:p>1139313</text:p>
          </table:table-cell>
          <table:table-cell table:formula="of:=([.A828] ^0.5) / (9.8 * 100)" office:value-type="float" office:value="1.08916944846225" calcext:value-type="float">
            <text:p>1,08916944846225</text:p>
          </table:table-cell>
        </table:table-row>
        <table:table-row table:style-name="ro1">
          <table:table-cell office:value-type="float" office:value="1046646" calcext:value-type="float">
            <text:p>1046646</text:p>
          </table:table-cell>
          <table:table-cell table:formula="of:=([.A829] ^0.5) / (9.8 * 100)" office:value-type="float" office:value="1.04393590117606" calcext:value-type="float">
            <text:p>1,04393590117606</text:p>
          </table:table-cell>
        </table:table-row>
        <table:table-row table:style-name="ro1">
          <table:table-cell office:value-type="float" office:value="1053320" calcext:value-type="float">
            <text:p>1053320</text:p>
          </table:table-cell>
          <table:table-cell table:formula="of:=([.A830] ^0.5) / (9.8 * 100)" office:value-type="float" office:value="1.04725897160285" calcext:value-type="float">
            <text:p>1,04725897160285</text:p>
          </table:table-cell>
        </table:table-row>
        <table:table-row table:style-name="ro1">
          <table:table-cell office:value-type="float" office:value="963091" calcext:value-type="float">
            <text:p>963091</text:p>
          </table:table-cell>
          <table:table-cell table:formula="of:=([.A831] ^0.5) / (9.8 * 100)" office:value-type="float" office:value="1.00139999876059" calcext:value-type="float">
            <text:p>1,00139999876059</text:p>
          </table:table-cell>
        </table:table-row>
        <table:table-row table:style-name="ro1">
          <table:table-cell office:value-type="float" office:value="1054220" calcext:value-type="float">
            <text:p>1054220</text:p>
          </table:table-cell>
          <table:table-cell table:formula="of:=([.A832] ^0.5) / (9.8 * 100)" office:value-type="float" office:value="1.04770628667597" calcext:value-type="float">
            <text:p>1,04770628667597</text:p>
          </table:table-cell>
        </table:table-row>
        <table:table-row table:style-name="ro1">
          <table:table-cell office:value-type="float" office:value="1022661" calcext:value-type="float">
            <text:p>1022661</text:p>
          </table:table-cell>
          <table:table-cell table:formula="of:=([.A833] ^0.5) / (9.8 * 100)" office:value-type="float" office:value="1.03190512964359" calcext:value-type="float">
            <text:p>1,03190512964359</text:p>
          </table:table-cell>
        </table:table-row>
        <table:table-row table:style-name="ro1">
          <table:table-cell office:value-type="float" office:value="962878" calcext:value-type="float">
            <text:p>962878</text:p>
          </table:table-cell>
          <table:table-cell table:formula="of:=([.A834] ^0.5) / (9.8 * 100)" office:value-type="float" office:value="1.00128925637256" calcext:value-type="float">
            <text:p>1,00128925637256</text:p>
          </table:table-cell>
        </table:table-row>
        <table:table-row table:style-name="ro1">
          <table:table-cell office:value-type="float" office:value="920834" calcext:value-type="float">
            <text:p>920834</text:p>
          </table:table-cell>
          <table:table-cell table:formula="of:=([.A835] ^0.5) / (9.8 * 100)" office:value-type="float" office:value="0.97918465176768" calcext:value-type="float">
            <text:p>0,97918465176768</text:p>
          </table:table-cell>
        </table:table-row>
        <table:table-row table:style-name="ro1">
          <table:table-cell office:value-type="float" office:value="1135821" calcext:value-type="float">
            <text:p>1135821</text:p>
          </table:table-cell>
          <table:table-cell table:formula="of:=([.A836] ^0.5) / (9.8 * 100)" office:value-type="float" office:value="1.0874990126236" calcext:value-type="float">
            <text:p>1,0874990126236</text:p>
          </table:table-cell>
        </table:table-row>
        <table:table-row table:style-name="ro1">
          <table:table-cell office:value-type="float" office:value="998030" calcext:value-type="float">
            <text:p>998030</text:p>
          </table:table-cell>
          <table:table-cell table:formula="of:=([.A837] ^0.5) / (9.8 * 100)" office:value-type="float" office:value="1.01940256572355" calcext:value-type="float">
            <text:p>1,01940256572355</text:p>
          </table:table-cell>
        </table:table-row>
        <table:table-row table:style-name="ro1">
          <table:table-cell office:value-type="float" office:value="974249" calcext:value-type="float">
            <text:p>974249</text:p>
          </table:table-cell>
          <table:table-cell table:formula="of:=([.A838] ^0.5) / (9.8 * 100)" office:value-type="float" office:value="1.00718421022147" calcext:value-type="float">
            <text:p>1,00718421022147</text:p>
          </table:table-cell>
        </table:table-row>
        <table:table-row table:style-name="ro1">
          <table:table-cell office:value-type="float" office:value="982789" calcext:value-type="float">
            <text:p>982789</text:p>
          </table:table-cell>
          <table:table-cell table:formula="of:=([.A839] ^0.5) / (9.8 * 100)" office:value-type="float" office:value="1.01158892916013" calcext:value-type="float">
            <text:p>1,01158892916013</text:p>
          </table:table-cell>
        </table:table-row>
        <table:table-row table:style-name="ro1">
          <table:table-cell office:value-type="float" office:value="983066" calcext:value-type="float">
            <text:p>983066</text:p>
          </table:table-cell>
          <table:table-cell table:formula="of:=([.A840] ^0.5) / (9.8 * 100)" office:value-type="float" office:value="1.01173147775997" calcext:value-type="float">
            <text:p>1,01173147775997</text:p>
          </table:table-cell>
        </table:table-row>
        <table:table-row table:style-name="ro1">
          <table:table-cell office:value-type="float" office:value="1004897" calcext:value-type="float">
            <text:p>1004897</text:p>
          </table:table-cell>
          <table:table-cell table:formula="of:=([.A841] ^0.5) / (9.8 * 100)" office:value-type="float" office:value="1.02290358136842" calcext:value-type="float">
            <text:p>1,02290358136842</text:p>
          </table:table-cell>
        </table:table-row>
        <table:table-row table:style-name="ro1">
          <table:table-cell office:value-type="float" office:value="1019530" calcext:value-type="float">
            <text:p>1019530</text:p>
          </table:table-cell>
          <table:table-cell table:formula="of:=([.A842] ^0.5) / (9.8 * 100)" office:value-type="float" office:value="1.03032426770721" calcext:value-type="float">
            <text:p>1,03032426770721</text:p>
          </table:table-cell>
        </table:table-row>
        <table:table-row table:style-name="ro1">
          <table:table-cell office:value-type="float" office:value="999770" calcext:value-type="float">
            <text:p>999770</text:p>
          </table:table-cell>
          <table:table-cell table:formula="of:=([.A843] ^0.5) / (9.8 * 100)" office:value-type="float" office:value="1.02029080957831" calcext:value-type="float">
            <text:p>1,02029080957831</text:p>
          </table:table-cell>
        </table:table-row>
        <table:table-row table:style-name="ro1">
          <table:table-cell office:value-type="float" office:value="1036618" calcext:value-type="float">
            <text:p>1036618</text:p>
          </table:table-cell>
          <table:table-cell table:formula="of:=([.A844] ^0.5) / (9.8 * 100)" office:value-type="float" office:value="1.03892284749578" calcext:value-type="float">
            <text:p>1,03892284749578</text:p>
          </table:table-cell>
        </table:table-row>
        <table:table-row table:style-name="ro1">
          <table:table-cell office:value-type="float" office:value="1000229" calcext:value-type="float">
            <text:p>1000229</text:p>
          </table:table-cell>
          <table:table-cell table:formula="of:=([.A845] ^0.5) / (9.8 * 100)" office:value-type="float" office:value="1.02052499331186" calcext:value-type="float">
            <text:p>1,02052499331186</text:p>
          </table:table-cell>
        </table:table-row>
        <table:table-row table:style-name="ro1">
          <table:table-cell office:value-type="float" office:value="1070606" calcext:value-type="float">
            <text:p>1070606</text:p>
          </table:table-cell>
          <table:table-cell table:formula="of:=([.A846] ^0.5) / (9.8 * 100)" office:value-type="float" office:value="1.05581726833922" calcext:value-type="float">
            <text:p>1,05581726833922</text:p>
          </table:table-cell>
        </table:table-row>
        <table:table-row table:style-name="ro1">
          <table:table-cell office:value-type="float" office:value="1031846" calcext:value-type="float">
            <text:p>1031846</text:p>
          </table:table-cell>
          <table:table-cell table:formula="of:=([.A847] ^0.5) / (9.8 * 100)" office:value-type="float" office:value="1.03652878398688" calcext:value-type="float">
            <text:p>1,03652878398688</text:p>
          </table:table-cell>
        </table:table-row>
        <table:table-row table:style-name="ro1">
          <table:table-cell office:value-type="float" office:value="960491" calcext:value-type="float">
            <text:p>960491</text:p>
          </table:table-cell>
          <table:table-cell table:formula="of:=([.A848] ^0.5) / (9.8 * 100)" office:value-type="float" office:value="1.0000473749711" calcext:value-type="float">
            <text:p>1,0000473749711</text:p>
          </table:table-cell>
        </table:table-row>
        <table:table-row table:style-name="ro1">
          <table:table-cell office:value-type="float" office:value="947533" calcext:value-type="float">
            <text:p>947533</text:p>
          </table:table-cell>
          <table:table-cell table:formula="of:=([.A849] ^0.5) / (9.8 * 100)" office:value-type="float" office:value="0.993278640316731" calcext:value-type="float">
            <text:p>0,993278640316731</text:p>
          </table:table-cell>
        </table:table-row>
        <table:table-row table:style-name="ro1">
          <table:table-cell office:value-type="float" office:value="948429" calcext:value-type="float">
            <text:p>948429</text:p>
          </table:table-cell>
          <table:table-cell table:formula="of:=([.A850] ^0.5) / (9.8 * 100)" office:value-type="float" office:value="0.993748158194956" calcext:value-type="float">
            <text:p>0,993748158194956</text:p>
          </table:table-cell>
        </table:table-row>
        <table:table-row table:style-name="ro1">
          <table:table-cell office:value-type="float" office:value="1066094" calcext:value-type="float">
            <text:p>1066094</text:p>
          </table:table-cell>
          <table:table-cell table:formula="of:=([.A851] ^0.5) / (9.8 * 100)" office:value-type="float" office:value="1.05359008235698" calcext:value-type="float">
            <text:p>1,05359008235698</text:p>
          </table:table-cell>
        </table:table-row>
        <table:table-row table:style-name="ro1">
          <table:table-cell office:value-type="float" office:value="1026114" calcext:value-type="float">
            <text:p>1026114</text:p>
          </table:table-cell>
          <table:table-cell table:formula="of:=([.A852] ^0.5) / (9.8 * 100)" office:value-type="float" office:value="1.03364576790651" calcext:value-type="float">
            <text:p>1,03364576790651</text:p>
          </table:table-cell>
        </table:table-row>
        <table:table-row table:style-name="ro1">
          <table:table-cell office:value-type="float" office:value="1108005" calcext:value-type="float">
            <text:p>1108005</text:p>
          </table:table-cell>
          <table:table-cell table:formula="of:=([.A853] ^0.5) / (9.8 * 100)" office:value-type="float" office:value="1.07410016774307" calcext:value-type="float">
            <text:p>1,07410016774307</text:p>
          </table:table-cell>
        </table:table-row>
        <table:table-row table:style-name="ro1">
          <table:table-cell office:value-type="float" office:value="962901" calcext:value-type="float">
            <text:p>962901</text:p>
          </table:table-cell>
          <table:table-cell table:formula="of:=([.A854] ^0.5) / (9.8 * 100)" office:value-type="float" office:value="1.00130121506067" calcext:value-type="float">
            <text:p>1,00130121506067</text:p>
          </table:table-cell>
        </table:table-row>
        <table:table-row table:style-name="ro1">
          <table:table-cell office:value-type="float" office:value="935874" calcext:value-type="float">
            <text:p>935874</text:p>
          </table:table-cell>
          <table:table-cell table:formula="of:=([.A855] ^0.5) / (9.8 * 100)" office:value-type="float" office:value="0.987148785069939" calcext:value-type="float">
            <text:p>0,987148785069939</text:p>
          </table:table-cell>
        </table:table-row>
        <table:table-row table:style-name="ro1">
          <table:table-cell office:value-type="float" office:value="1002560" calcext:value-type="float">
            <text:p>1002560</text:p>
          </table:table-cell>
          <table:table-cell table:formula="of:=([.A856] ^0.5) / (9.8 * 100)" office:value-type="float" office:value="1.02171345086418" calcext:value-type="float">
            <text:p>1,02171345086418</text:p>
          </table:table-cell>
        </table:table-row>
        <table:table-row table:style-name="ro1">
          <table:table-cell office:value-type="float" office:value="1132185" calcext:value-type="float">
            <text:p>1132185</text:p>
          </table:table-cell>
          <table:table-cell table:formula="of:=([.A857] ^0.5) / (9.8 * 100)" office:value-type="float" office:value="1.08575696172073" calcext:value-type="float">
            <text:p>1,08575696172073</text:p>
          </table:table-cell>
        </table:table-row>
        <table:table-row table:style-name="ro1">
          <table:table-cell office:value-type="float" office:value="1047429" calcext:value-type="float">
            <text:p>1047429</text:p>
          </table:table-cell>
          <table:table-cell table:formula="of:=([.A858] ^0.5) / (9.8 * 100)" office:value-type="float" office:value="1.04432631445447" calcext:value-type="float">
            <text:p>1,04432631445447</text:p>
          </table:table-cell>
        </table:table-row>
        <table:table-row table:style-name="ro1">
          <table:table-cell office:value-type="float" office:value="924201" calcext:value-type="float">
            <text:p>924201</text:p>
          </table:table-cell>
          <table:table-cell table:formula="of:=([.A859] ^0.5) / (9.8 * 100)" office:value-type="float" office:value="0.9809731969637" calcext:value-type="float">
            <text:p>0,9809731969637</text:p>
          </table:table-cell>
        </table:table-row>
        <table:table-row table:style-name="ro1">
          <table:table-cell office:value-type="float" office:value="246146" calcext:value-type="float">
            <text:p>246146</text:p>
          </table:table-cell>
          <table:table-cell table:formula="of:=([.A860] ^0.5) / (9.8 * 100)" office:value-type="float" office:value="0.506256154162747" calcext:value-type="float">
            <text:p>0,5062561541627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[.A861] ^0.5) / (9.8 * 100)" office:value-type="float" office:value="0.0215497062060642" calcext:value-type="float">
            <text:p>0,021549706206064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([.A862] ^0.5) / (9.8 * 100)" office:value-type="float" office:value="0.057921085495177" calcext:value-type="float">
            <text:p>0,057921085495177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table:formula="of:=([.A863] ^0.5) / (9.8 * 100)" office:value-type="float" office:value="0.105640585766549" calcext:value-type="float">
            <text:p>0,105640585766549</text:p>
          </table:table-cell>
        </table:table-row>
        <table:table-row table:style-name="ro1">
          <table:table-cell office:value-type="float" office:value="25338" calcext:value-type="float">
            <text:p>25338</text:p>
          </table:table-cell>
          <table:table-cell table:formula="of:=([.A864] ^0.5) / (9.8 * 100)" office:value-type="float" office:value="0.162427698329153" calcext:value-type="float">
            <text:p>0,162427698329153</text:p>
          </table:table-cell>
        </table:table-row>
        <table:table-row table:style-name="ro1">
          <table:table-cell office:value-type="float" office:value="46946" calcext:value-type="float">
            <text:p>46946</text:p>
          </table:table-cell>
          <table:table-cell table:formula="of:=([.A865] ^0.5) / (9.8 * 100)" office:value-type="float" office:value="0.221092098347469" calcext:value-type="float">
            <text:p>0,221092098347469</text:p>
          </table:table-cell>
        </table:table-row>
        <table:table-row table:style-name="ro1">
          <table:table-cell office:value-type="float" office:value="477333" calcext:value-type="float">
            <text:p>477333</text:p>
          </table:table-cell>
          <table:table-cell table:formula="of:=([.A866] ^0.5) / (9.8 * 100)" office:value-type="float" office:value="0.704992755640822" calcext:value-type="float">
            <text:p>0,704992755640822</text:p>
          </table:table-cell>
        </table:table-row>
        <table:table-row table:style-name="ro1">
          <table:table-cell office:value-type="float" office:value="240810" calcext:value-type="float">
            <text:p>240810</text:p>
          </table:table-cell>
          <table:table-cell table:formula="of:=([.A867] ^0.5) / (9.8 * 100)" office:value-type="float" office:value="0.500738729580564" calcext:value-type="float">
            <text:p>0,500738729580564</text:p>
          </table:table-cell>
        </table:table-row>
        <table:table-row table:style-name="ro1">
          <table:table-cell office:value-type="float" office:value="121866" calcext:value-type="float">
            <text:p>121866</text:p>
          </table:table-cell>
          <table:table-cell table:formula="of:=([.A868] ^0.5) / (9.8 * 100)" office:value-type="float" office:value="0.356217459988277" calcext:value-type="float">
            <text:p>0,356217459988277</text:p>
          </table:table-cell>
        </table:table-row>
        <table:table-row table:style-name="ro1">
          <table:table-cell office:value-type="float" office:value="173642213" calcext:value-type="float">
            <text:p>173642213</text:p>
          </table:table-cell>
          <table:table-cell table:formula="of:=([.A869] ^0.5) / (9.8 * 100)" office:value-type="float" office:value="13.4462623451176" calcext:value-type="float">
            <text:p>13,4462623451176</text:p>
          </table:table-cell>
        </table:table-row>
        <table:table-row table:style-name="ro1">
          <table:table-cell office:value-type="float" office:value="67454" calcext:value-type="float">
            <text:p>67454</text:p>
          </table:table-cell>
          <table:table-cell table:formula="of:=([.A870] ^0.5) / (9.8 * 100)" office:value-type="float" office:value="0.26501946837401" calcext:value-type="float">
            <text:p>0,26501946837401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([.A871] ^0.5) / (9.8 * 100)" office:value-type="float" office:value="0.0571610758129017" calcext:value-type="float">
            <text:p>0,05716107581290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[.A872] ^0.5) / (9.8 * 100)" office:value-type="float" office:value="0.0170136040821766" calcext:value-type="float">
            <text:p>0,017013604082177</text:p>
          </table:table-cell>
        </table:table-row>
        <table:table-row table:style-name="ro1">
          <table:table-cell office:value-type="float" office:value="75739" calcext:value-type="float">
            <text:p>75739</text:p>
          </table:table-cell>
          <table:table-cell table:formula="of:=([.A873] ^0.5) / (9.8 * 100)" office:value-type="float" office:value="0.280823668034077" calcext:value-type="float">
            <text:p>0,28082366803407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([.A874] ^0.5) / (9.8 * 100)" office:value-type="float" office:value="0.0351263560776704" calcext:value-type="float">
            <text:p>0,035126356077671</text:p>
          </table:table-cell>
        </table:table-row>
        <table:table-row table:style-name="ro1">
          <table:table-cell office:value-type="float" office:value="64878" calcext:value-type="float">
            <text:p>64878</text:p>
          </table:table-cell>
          <table:table-cell table:formula="of:=([.A875] ^0.5) / (9.8 * 100)" office:value-type="float" office:value="0.259909797571778" calcext:value-type="float">
            <text:p>0,259909797571778</text:p>
          </table:table-cell>
        </table:table-row>
        <table:table-row table:style-name="ro1">
          <table:table-cell office:value-type="float" office:value="15255162" calcext:value-type="float">
            <text:p>15255162</text:p>
          </table:table-cell>
          <table:table-cell table:formula="of:=([.A876] ^0.5) / (9.8 * 100)" office:value-type="float" office:value="3.98549562082394" calcext:value-type="float">
            <text:p>3,98549562082394</text:p>
          </table:table-cell>
        </table:table-row>
        <table:table-row table:style-name="ro1">
          <table:table-cell office:value-type="float" office:value="817659" calcext:value-type="float">
            <text:p>817659</text:p>
          </table:table-cell>
          <table:table-cell table:formula="of:=([.A877] ^0.5) / (9.8 * 100)" office:value-type="float" office:value="0.922698968293088" calcext:value-type="float">
            <text:p>0,922698968293088</text:p>
          </table:table-cell>
        </table:table-row>
        <table:table-row table:style-name="ro1">
          <table:table-cell office:value-type="float" office:value="65378" calcext:value-type="float">
            <text:p>65378</text:p>
          </table:table-cell>
          <table:table-cell table:formula="of:=([.A878] ^0.5) / (9.8 * 100)" office:value-type="float" office:value="0.26090940819302" calcext:value-type="float">
            <text:p>0,26090940819302</text:p>
          </table:table-cell>
        </table:table-row>
        <table:table-row table:style-name="ro1">
          <table:table-cell office:value-type="float" office:value="316274" calcext:value-type="float">
            <text:p>316274</text:p>
          </table:table-cell>
          <table:table-cell table:formula="of:=([.A879] ^0.5) / (9.8 * 100)" office:value-type="float" office:value="0.573859624651068" calcext:value-type="float">
            <text:p>0,573859624651068</text:p>
          </table:table-cell>
        </table:table-row>
        <table:table-row table:style-name="ro1">
          <table:table-cell office:value-type="float" office:value="2123622" calcext:value-type="float">
            <text:p>2123622</text:p>
          </table:table-cell>
          <table:table-cell table:formula="of:=([.A880] ^0.5) / (9.8 * 100)" office:value-type="float" office:value="1.48700535404173" calcext:value-type="float">
            <text:p>1,48700535404173</text:p>
          </table:table-cell>
        </table:table-row>
        <table:table-row table:style-name="ro1">
          <table:table-cell office:value-type="float" office:value="1812634" calcext:value-type="float">
            <text:p>1812634</text:p>
          </table:table-cell>
          <table:table-cell table:formula="of:=([.A881] ^0.5) / (9.8 * 100)" office:value-type="float" office:value="1.37381731348416" calcext:value-type="float">
            <text:p>1,37381731348416</text:p>
          </table:table-cell>
        </table:table-row>
        <table:table-row table:style-name="ro1">
          <table:table-cell office:value-type="float" office:value="711697" calcext:value-type="float">
            <text:p>711697</text:p>
          </table:table-cell>
          <table:table-cell table:formula="of:=([.A882] ^0.5) / (9.8 * 100)" office:value-type="float" office:value="0.860838123024578" calcext:value-type="float">
            <text:p>0,860838123024578</text:p>
          </table:table-cell>
        </table:table-row>
        <table:table-row table:style-name="ro1">
          <table:table-cell office:value-type="float" office:value="2622123" calcext:value-type="float">
            <text:p>2622123</text:p>
          </table:table-cell>
          <table:table-cell table:formula="of:=([.A883] ^0.5) / (9.8 * 100)" office:value-type="float" office:value="1.65234394869269" calcext:value-type="float">
            <text:p>1,65234394869269</text:p>
          </table:table-cell>
        </table:table-row>
        <table:table-row table:style-name="ro1">
          <table:table-cell office:value-type="float" office:value="1502451" calcext:value-type="float">
            <text:p>1502451</text:p>
          </table:table-cell>
          <table:table-cell table:formula="of:=([.A884] ^0.5) / (9.8 * 100)" office:value-type="float" office:value="1.25076028523802" calcext:value-type="float">
            <text:p>1,25076028523802</text:p>
          </table:table-cell>
        </table:table-row>
        <table:table-row table:style-name="ro1">
          <table:table-cell office:value-type="float" office:value="787144" calcext:value-type="float">
            <text:p>787144</text:p>
          </table:table-cell>
          <table:table-cell table:formula="of:=([.A885] ^0.5) / (9.8 * 100)" office:value-type="float" office:value="0.905317715830885" calcext:value-type="float">
            <text:p>0,905317715830885</text:p>
          </table:table-cell>
        </table:table-row>
        <table:table-row table:style-name="ro1">
          <table:table-cell office:value-type="float" office:value="942481" calcext:value-type="float">
            <text:p>942481</text:p>
          </table:table-cell>
          <table:table-cell table:formula="of:=([.A886] ^0.5) / (9.8 * 100)" office:value-type="float" office:value="0.990627149387972" calcext:value-type="float">
            <text:p>0,990627149387972</text:p>
          </table:table-cell>
        </table:table-row>
        <table:table-row table:style-name="ro1">
          <table:table-cell office:value-type="float" office:value="968705" calcext:value-type="float">
            <text:p>968705</text:p>
          </table:table-cell>
          <table:table-cell table:formula="of:=([.A887] ^0.5) / (9.8 * 100)" office:value-type="float" office:value="1.00431441220728" calcext:value-type="float">
            <text:p>1,00431441220728</text:p>
          </table:table-cell>
        </table:table-row>
        <table:table-row table:style-name="ro1">
          <table:table-cell office:value-type="float" office:value="1620566" calcext:value-type="float">
            <text:p>1620566</text:p>
          </table:table-cell>
          <table:table-cell table:formula="of:=([.A888] ^0.5) / (9.8 * 100)" office:value-type="float" office:value="1.29899442093592" calcext:value-type="float">
            <text:p>1,29899442093592</text:p>
          </table:table-cell>
        </table:table-row>
        <table:table-row table:style-name="ro1">
          <table:table-cell office:value-type="float" office:value="918094" calcext:value-type="float">
            <text:p>918094</text:p>
          </table:table-cell>
          <table:table-cell table:formula="of:=([.A889] ^0.5) / (9.8 * 100)" office:value-type="float" office:value="0.97772675340891" calcext:value-type="float">
            <text:p>0,97772675340891</text:p>
          </table:table-cell>
        </table:table-row>
        <table:table-row table:style-name="ro1">
          <table:table-cell office:value-type="float" office:value="1099604" calcext:value-type="float">
            <text:p>1099604</text:p>
          </table:table-cell>
          <table:table-cell table:formula="of:=([.A890] ^0.5) / (9.8 * 100)" office:value-type="float" office:value="1.07002045467726" calcext:value-type="float">
            <text:p>1,07002045467726</text:p>
          </table:table-cell>
        </table:table-row>
        <table:table-row table:style-name="ro1">
          <table:table-cell office:value-type="float" office:value="388293" calcext:value-type="float">
            <text:p>388293</text:p>
          </table:table-cell>
          <table:table-cell table:formula="of:=([.A891] ^0.5) / (9.8 * 100)" office:value-type="float" office:value="0.63584857886422" calcext:value-type="float">
            <text:p>0,63584857886422</text:p>
          </table:table-cell>
        </table:table-row>
        <table:table-row table:style-name="ro1">
          <table:table-cell office:value-type="float" office:value="1673074" calcext:value-type="float">
            <text:p>1673074</text:p>
          </table:table-cell>
          <table:table-cell table:formula="of:=([.A892] ^0.5) / (9.8 * 100)" office:value-type="float" office:value="1.31987103859327" calcext:value-type="float">
            <text:p>1,31987103859327</text:p>
          </table:table-cell>
        </table:table-row>
        <table:table-row table:style-name="ro1">
          <table:table-cell office:value-type="float" office:value="1331492" calcext:value-type="float">
            <text:p>1331492</text:p>
          </table:table-cell>
          <table:table-cell table:formula="of:=([.A893] ^0.5) / (9.8 * 100)" office:value-type="float" office:value="1.17745198182886" calcext:value-type="float">
            <text:p>1,17745198182886</text:p>
          </table:table-cell>
        </table:table-row>
        <table:table-row table:style-name="ro1">
          <table:table-cell office:value-type="float" office:value="825690" calcext:value-type="float">
            <text:p>825690</text:p>
          </table:table-cell>
          <table:table-cell table:formula="of:=([.A894] ^0.5) / (9.8 * 100)" office:value-type="float" office:value="0.927219244226416" calcext:value-type="float">
            <text:p>0,927219244226416</text:p>
          </table:table-cell>
        </table:table-row>
        <table:table-row table:style-name="ro1">
          <table:table-cell office:value-type="float" office:value="759941" calcext:value-type="float">
            <text:p>759941</text:p>
          </table:table-cell>
          <table:table-cell table:formula="of:=([.A895] ^0.5) / (9.8 * 100)" office:value-type="float" office:value="0.889536682888391" calcext:value-type="float">
            <text:p>0,889536682888391</text:p>
          </table:table-cell>
        </table:table-row>
        <table:table-row table:style-name="ro1">
          <table:table-cell office:value-type="float" office:value="1138130" calcext:value-type="float">
            <text:p>1138130</text:p>
          </table:table-cell>
          <table:table-cell table:formula="of:=([.A896] ^0.5) / (9.8 * 100)" office:value-type="float" office:value="1.08860383475252" calcext:value-type="float">
            <text:p>1,08860383475252</text:p>
          </table:table-cell>
        </table:table-row>
        <table:table-row table:style-name="ro1">
          <table:table-cell office:value-type="float" office:value="1189541" calcext:value-type="float">
            <text:p>1189541</text:p>
          </table:table-cell>
          <table:table-cell table:formula="of:=([.A897] ^0.5) / (9.8 * 100)" office:value-type="float" office:value="1.11291919272217" calcext:value-type="float">
            <text:p>1,11291919272217</text:p>
          </table:table-cell>
        </table:table-row>
        <table:table-row table:style-name="ro1">
          <table:table-cell office:value-type="float" office:value="524861" calcext:value-type="float">
            <text:p>524861</text:p>
          </table:table-cell>
          <table:table-cell table:formula="of:=([.A898] ^0.5) / (9.8 * 100)" office:value-type="float" office:value="0.739258073313215" calcext:value-type="float">
            <text:p>0,739258073313215</text:p>
          </table:table-cell>
        </table:table-row>
        <table:table-row table:style-name="ro1">
          <table:table-cell office:value-type="float" office:value="821364" calcext:value-type="float">
            <text:p>821364</text:p>
          </table:table-cell>
          <table:table-cell table:formula="of:=([.A899] ^0.5) / (9.8 * 100)" office:value-type="float" office:value="0.924787085596444" calcext:value-type="float">
            <text:p>0,924787085596444</text:p>
          </table:table-cell>
        </table:table-row>
        <table:table-row table:style-name="ro1">
          <table:table-cell office:value-type="float" office:value="829129" calcext:value-type="float">
            <text:p>829129</text:p>
          </table:table-cell>
          <table:table-cell table:formula="of:=([.A900] ^0.5) / (9.8 * 100)" office:value-type="float" office:value="0.92914817253795" calcext:value-type="float">
            <text:p>0,92914817253795</text:p>
          </table:table-cell>
        </table:table-row>
        <table:table-row table:style-name="ro1">
          <table:table-cell office:value-type="float" office:value="1038691" calcext:value-type="float">
            <text:p>1038691</text:p>
          </table:table-cell>
          <table:table-cell table:formula="of:=([.A901] ^0.5) / (9.8 * 100)" office:value-type="float" office:value="1.03996113325637" calcext:value-type="float">
            <text:p>1,03996113325637</text:p>
          </table:table-cell>
        </table:table-row>
        <table:table-row table:style-name="ro1">
          <table:table-cell office:value-type="float" office:value="1532837" calcext:value-type="float">
            <text:p>1532837</text:p>
          </table:table-cell>
          <table:table-cell table:formula="of:=([.A902] ^0.5) / (9.8 * 100)" office:value-type="float" office:value="1.26334484270402" calcext:value-type="float">
            <text:p>1,26334484270402</text:p>
          </table:table-cell>
        </table:table-row>
        <table:table-row table:style-name="ro1">
          <table:table-cell office:value-type="float" office:value="1203478" calcext:value-type="float">
            <text:p>1203478</text:p>
          </table:table-cell>
          <table:table-cell table:formula="of:=([.A903] ^0.5) / (9.8 * 100)" office:value-type="float" office:value="1.11941984587417" calcext:value-type="float">
            <text:p>1,11941984587417</text:p>
          </table:table-cell>
        </table:table-row>
        <table:table-row table:style-name="ro1">
          <table:table-cell office:value-type="float" office:value="653402" calcext:value-type="float">
            <text:p>653402</text:p>
          </table:table-cell>
          <table:table-cell table:formula="of:=([.A904] ^0.5) / (9.8 * 100)" office:value-type="float" office:value="0.824829441054626" calcext:value-type="float">
            <text:p>0,824829441054626</text:p>
          </table:table-cell>
        </table:table-row>
        <table:table-row table:style-name="ro1">
          <table:table-cell office:value-type="float" office:value="1602874" calcext:value-type="float">
            <text:p>1602874</text:p>
          </table:table-cell>
          <table:table-cell table:formula="of:=([.A905] ^0.5) / (9.8 * 100)" office:value-type="float" office:value="1.29188428838548" calcext:value-type="float">
            <text:p>1,29188428838548</text:p>
          </table:table-cell>
        </table:table-row>
        <table:table-row table:style-name="ro1">
          <table:table-cell office:value-type="float" office:value="1202235" calcext:value-type="float">
            <text:p>1202235</text:p>
          </table:table-cell>
          <table:table-cell table:formula="of:=([.A906] ^0.5) / (9.8 * 100)" office:value-type="float" office:value="1.11884160583262" calcext:value-type="float">
            <text:p>1,11884160583262</text:p>
          </table:table-cell>
        </table:table-row>
        <table:table-row table:style-name="ro1">
          <table:table-cell office:value-type="float" office:value="1233241" calcext:value-type="float">
            <text:p>1233241</text:p>
          </table:table-cell>
          <table:table-cell table:formula="of:=([.A907] ^0.5) / (9.8 * 100)" office:value-type="float" office:value="1.13317739288623" calcext:value-type="float">
            <text:p>1,13317739288623</text:p>
          </table:table-cell>
        </table:table-row>
        <table:table-row table:style-name="ro1">
          <table:table-cell office:value-type="float" office:value="839509" calcext:value-type="float">
            <text:p>839509</text:p>
          </table:table-cell>
          <table:table-cell table:formula="of:=([.A908] ^0.5) / (9.8 * 100)" office:value-type="float" office:value="0.934946160588227" calcext:value-type="float">
            <text:p>0,934946160588227</text:p>
          </table:table-cell>
        </table:table-row>
        <table:table-row table:style-name="ro1">
          <table:table-cell office:value-type="float" office:value="644126" calcext:value-type="float">
            <text:p>644126</text:p>
          </table:table-cell>
          <table:table-cell table:formula="of:=([.A909] ^0.5) / (9.8 * 100)" office:value-type="float" office:value="0.818953680738621" calcext:value-type="float">
            <text:p>0,818953680738621</text:p>
          </table:table-cell>
        </table:table-row>
        <table:table-row table:style-name="ro1">
          <table:table-cell office:value-type="float" office:value="975358" calcext:value-type="float">
            <text:p>975358</text:p>
          </table:table-cell>
          <table:table-cell table:formula="of:=([.A910] ^0.5) / (9.8 * 100)" office:value-type="float" office:value="1.00775729246503" calcext:value-type="float">
            <text:p>1,00775729246503</text:p>
          </table:table-cell>
        </table:table-row>
        <table:table-row table:style-name="ro1">
          <table:table-cell office:value-type="float" office:value="1138025" calcext:value-type="float">
            <text:p>1138025</text:p>
          </table:table-cell>
          <table:table-cell table:formula="of:=([.A911] ^0.5) / (9.8 * 100)" office:value-type="float" office:value="1.08855361815201" calcext:value-type="float">
            <text:p>1,08855361815201</text:p>
          </table:table-cell>
        </table:table-row>
        <table:table-row table:style-name="ro1">
          <table:table-cell office:value-type="float" office:value="1324001" calcext:value-type="float">
            <text:p>1324001</text:p>
          </table:table-cell>
          <table:table-cell table:formula="of:=([.A912] ^0.5) / (9.8 * 100)" office:value-type="float" office:value="1.17413512615058" calcext:value-type="float">
            <text:p>1,17413512615058</text:p>
          </table:table-cell>
        </table:table-row>
        <table:table-row table:style-name="ro1">
          <table:table-cell office:value-type="float" office:value="825581" calcext:value-type="float">
            <text:p>825581</text:p>
          </table:table-cell>
          <table:table-cell table:formula="of:=([.A913] ^0.5) / (9.8 * 100)" office:value-type="float" office:value="0.927158040727935" calcext:value-type="float">
            <text:p>0,927158040727935</text:p>
          </table:table-cell>
        </table:table-row>
        <table:table-row table:style-name="ro1">
          <table:table-cell office:value-type="float" office:value="1274138" calcext:value-type="float">
            <text:p>1274138</text:p>
          </table:table-cell>
          <table:table-cell table:formula="of:=([.A914] ^0.5) / (9.8 * 100)" office:value-type="float" office:value="1.15181348419525" calcext:value-type="float">
            <text:p>1,15181348419525</text:p>
          </table:table-cell>
        </table:table-row>
        <table:table-row table:style-name="ro1">
          <table:table-cell office:value-type="float" office:value="1276115" calcext:value-type="float">
            <text:p>1276115</text:p>
          </table:table-cell>
          <table:table-cell table:formula="of:=([.A915] ^0.5) / (9.8 * 100)" office:value-type="float" office:value="1.15270673619029" calcext:value-type="float">
            <text:p>1,15270673619029</text:p>
          </table:table-cell>
        </table:table-row>
        <table:table-row table:style-name="ro1">
          <table:table-cell office:value-type="float" office:value="1016838" calcext:value-type="float">
            <text:p>1016838</text:p>
          </table:table-cell>
          <table:table-cell table:formula="of:=([.A916] ^0.5) / (9.8 * 100)" office:value-type="float" office:value="1.02896311784042" calcext:value-type="float">
            <text:p>1,02896311784042</text:p>
          </table:table-cell>
        </table:table-row>
        <table:table-row table:style-name="ro1">
          <table:table-cell office:value-type="float" office:value="359426" calcext:value-type="float">
            <text:p>359426</text:p>
          </table:table-cell>
          <table:table-cell table:formula="of:=([.A917] ^0.5) / (9.8 * 100)" office:value-type="float" office:value="0.611756608005641" calcext:value-type="float">
            <text:p>0,611756608005641</text:p>
          </table:table-cell>
        </table:table-row>
        <table:table-row table:style-name="ro1">
          <table:table-cell office:value-type="float" office:value="1327317" calcext:value-type="float">
            <text:p>1327317</text:p>
          </table:table-cell>
          <table:table-cell table:formula="of:=([.A918] ^0.5) / (9.8 * 100)" office:value-type="float" office:value="1.17560453490561" calcext:value-type="float">
            <text:p>1,17560453490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37:34.516000000</meta:creation-date>
    <dc:date>2018-11-20T17:44:26.119000000</dc:date>
    <meta:editing-duration>PT6M51S</meta:editing-duration>
    <meta:editing-cycles>1</meta:editing-cycles>
    <meta:document-statistic meta:table-count="1" meta:cell-count="1836" meta:object-count="1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551cm" svg:height="11.9cm" xlink:href=".." xlink:type="simple" chart:class="chart:area" chart:style-name="ch1">
        <chart:legend chart:legend-position="end" svg:x="20.103cm" svg:y="5.651cm" style:legend-expansion="high" chart:style-name="ch2"/>
        <chart:plot-area chart:style-name="ch3" table:cell-range-address="Hoja1.B850:Hoja1.B900" svg:x="2.795cm" svg:y="0.439cm" svg:width="18.083cm" svg:height="10.929cm">
          <chartooo:coordinate-region svg:x="3.416cm" svg:y="0.638cm" svg:width="17.322cm" svg:height="9.9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850:Hoja1.B900" chart:class="chart:area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3748158194956">
                <text:p>0.993748158194956</text:p>
                <draw:g>
                  <svg:desc>Hoja1.B850:Hoja1.B9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359008235698">
                <text:p>1.05359008235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364576790651">
                <text:p>1.03364576790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410016774307">
                <text:p>1.07410016774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130121506067">
                <text:p>1.00130121506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7148785069939">
                <text:p>0.987148785069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171345086418">
                <text:p>1.02171345086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575696172073">
                <text:p>1.08575696172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432631445447">
                <text:p>1.04432631445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09731969637">
                <text:p>0.98097319696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6256154162747">
                <text:p>0.506256154162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5497062060642">
                <text:p>0.0215497062060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7921085495177">
                <text:p>0.057921085495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40585766549">
                <text:p>0.105640585766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2427698329153">
                <text:p>0.162427698329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1092098347469">
                <text:p>0.221092098347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4992755640822">
                <text:p>0.704992755640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0738729580564">
                <text:p>0.500738729580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6217459988277">
                <text:p>0.356217459988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4462623451176">
                <text:p>13.4462623451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501946837401">
                <text:p>0.26501946837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71610758129017">
                <text:p>0.0571610758129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0136040821766">
                <text:p>0.0170136040821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0823668034077">
                <text:p>0.280823668034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51263560776704">
                <text:p>0.0351263560776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9909797571778">
                <text:p>0.259909797571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8549562082394">
                <text:p>3.98549562082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2698968293088">
                <text:p>0.922698968293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090940819302">
                <text:p>0.26090940819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3859624651068">
                <text:p>0.573859624651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8700535404173">
                <text:p>1.48700535404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7381731348416">
                <text:p>1.37381731348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0838123024578">
                <text:p>0.860838123024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234394869269">
                <text:p>1.652343948692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5076028523802">
                <text:p>1.25076028523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5317715830885">
                <text:p>0.905317715830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627149387972">
                <text:p>0.990627149387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431441220728">
                <text:p>1.00431441220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899442093592">
                <text:p>1.298994420935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772675340891">
                <text:p>0.97772675340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7002045467726">
                <text:p>1.07002045467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584857886422">
                <text:p>0.63584857886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1987103859327">
                <text:p>1.31987103859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7745198182886">
                <text:p>1.17745198182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7219244226416">
                <text:p>0.9272192442264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89536682888391">
                <text:p>0.8895366828883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860383475252">
                <text:p>1.08860383475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1291919272217">
                <text:p>1.11291919272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39258073313215">
                <text:p>0.739258073313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4787085596444">
                <text:p>0.924787085596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914817253795">
                <text:p>0.92914817253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